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09pt"/>
    </style:style>
    <style:style style:name="co2" style:family="table-column">
      <style:table-column-properties fo:break-before="auto" style:column-width="15pt"/>
    </style:style>
    <style:style style:name="co3" style:family="table-column">
      <style:table-column-properties fo:break-before="auto" style:column-width="635.7pt"/>
    </style:style>
    <style:style style:name="co4" style:family="table-column">
      <style:table-column-properties fo:break-before="auto" style:column-width="50.91pt"/>
    </style:style>
    <style:style style:name="co5" style:family="table-column">
      <style:table-column-properties fo:break-before="auto" style:column-width="100.26pt"/>
    </style:style>
    <style:style style:name="co6" style:family="table-column">
      <style:table-column-properties fo:break-before="auto" style:column-width="67.01pt"/>
    </style:style>
    <style:style style:name="co7"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6.44pt" fo:break-before="auto" style:use-optimal-row-height="true"/>
    </style:style>
    <style:style style:name="ro4" style:family="table-row">
      <style:table-row-properties style:row-height="60.66pt" fo:break-before="auto" style:use-optimal-row-height="true"/>
    </style:style>
    <style:style style:name="ro5" style:family="table-row">
      <style:table-row-properties style:row-height="31.21pt" fo:break-before="auto" style:use-optimal-row-height="true"/>
    </style:style>
    <style:style style:name="ro6" style:family="table-row">
      <style:table-row-properties style:row-height="58pt" fo:break-before="auto" style:use-optimal-row-height="false"/>
    </style:style>
    <style:style style:name="ro7" style:family="table-row">
      <style:table-row-properties style:row-height="123.99pt" fo:break-before="auto" style:use-optimal-row-height="false"/>
    </style:style>
    <style:style style:name="ro8" style:family="table-row">
      <style:table-row-properties style:row-height="13.01pt" fo:break-before="auto" style:use-optimal-row-height="true"/>
    </style:style>
    <style:style style:name="ro9" style:family="table-row">
      <style:table-row-properties style:row-height="36.51pt" fo:break-before="auto" style:use-optimal-row-height="false"/>
    </style:style>
    <style:style style:name="ro10" style:family="table-row">
      <style:table-row-properties style:row-height="53.01pt" fo:break-before="auto" style:use-optimal-row-height="false"/>
    </style:style>
    <style:style style:name="ro11" style:family="table-row">
      <style:table-row-properties style:row-height="104.91pt" fo:break-before="auto" style:use-optimal-row-height="true"/>
    </style:style>
    <style:style style:name="ro12" style:family="table-row">
      <style:table-row-properties style:row-height="45.95pt" fo:break-before="auto" style:use-optimal-row-height="true"/>
    </style:style>
    <style:style style:name="ro13" style:family="table-row">
      <style:table-row-properties style:row-height="190.49pt" fo:break-before="auto" style:use-optimal-row-height="false"/>
    </style:style>
    <style:style style:name="ro14" style:family="table-row">
      <style:table-row-properties style:row-height="129.49pt" fo:break-before="auto" style:use-optimal-row-height="false"/>
    </style:style>
    <style:style style:name="ro15" style:family="table-row">
      <style:table-row-properties style:row-height="119.65pt" fo:break-before="auto" style:use-optimal-row-height="true"/>
    </style:style>
    <style:style style:name="ro16" style:family="table-row">
      <style:table-row-properties style:row-height="161.49pt" fo:break-before="auto" style:use-optimal-row-height="false"/>
    </style:style>
    <style:style style:name="ro17" style:family="table-row">
      <style:table-row-properties style:row-height="198pt" fo:break-before="auto" style:use-optimal-row-height="false"/>
    </style:style>
    <style:style style:name="ro18" style:family="table-row">
      <style:table-row-properties style:row-height="216.99pt" fo:break-before="auto" style:use-optimal-row-height="false"/>
    </style:style>
    <style:style style:name="ro19" style:family="table-row">
      <style:table-row-properties style:row-height="196.5pt" fo:break-before="auto" style:use-optimal-row-height="false"/>
    </style:style>
    <style:style style:name="ro20" style:family="table-row">
      <style:table-row-properties style:row-height="90.14pt" fo:break-before="auto" style:use-optimal-row-height="true"/>
    </style:style>
    <style:style style:name="ro21" style:family="table-row">
      <style:table-row-properties style:row-height="134.36pt" fo:break-before="auto" style:use-optimal-row-height="true"/>
    </style:style>
    <style:style style:name="ro22" style:family="table-row">
      <style:table-row-properties style:row-height="199.5pt" fo:break-before="auto" style:use-optimal-row-height="false"/>
    </style:style>
    <style:style style:name="ro23" style:family="table-row">
      <style:table-row-properties style:row-height="123.51pt" fo:break-before="auto" style:use-optimal-row-height="false"/>
    </style:style>
    <style:style style:name="ro24" style:family="table-row">
      <style:table-row-properties style:row-height="74.01pt" fo:break-before="auto" style:use-optimal-row-height="false"/>
    </style:style>
    <style:style style:name="ro25" style:family="table-row">
      <style:table-row-properties style:row-height="200.01pt" fo:break-before="auto" style:use-optimal-row-height="false"/>
    </style:style>
    <style:style style:name="ro26" style:family="table-row">
      <style:table-row-properties style:row-height="267.99pt" fo:break-before="auto" style:use-optimal-row-height="false"/>
    </style:style>
    <style:style style:name="ro27" style:family="table-row">
      <style:table-row-properties style:row-height="261.01pt" fo:break-before="auto" style:use-optimal-row-height="false"/>
    </style:style>
    <style:style style:name="ro28" style:family="table-row">
      <style:table-row-properties style:row-height="151pt" fo:break-before="auto" style:use-optimal-row-height="false"/>
    </style:style>
    <style:style style:name="ro29" style:family="table-row">
      <style:table-row-properties style:row-height="75.4pt" fo:break-before="auto" style:use-optimal-row-height="true"/>
    </style:style>
    <style:style style:name="ro30" style:family="table-row">
      <style:table-row-properties style:row-height="57.2pt" fo:break-before="auto" style:use-optimal-row-height="true"/>
    </style:style>
    <style:style style:name="ro31" style:family="table-row">
      <style:table-row-properties style:row-height="144.99pt" fo:break-before="auto" style:use-optimal-row-height="false"/>
    </style:style>
    <style:style style:name="ro32" style:family="table-row">
      <style:table-row-properties style:row-height="132.01pt" fo:break-before="auto" style:use-optimal-row-height="false"/>
    </style:style>
    <style:style style:name="ro33" style:family="table-row">
      <style:table-row-properties style:row-height="58.51pt" fo:break-before="auto" style:use-optimal-row-height="false"/>
    </style:style>
    <style:style style:name="ro34" style:family="table-row">
      <style:table-row-properties style:row-height="226.01pt" fo:break-before="auto" style:use-optimal-row-height="false"/>
    </style:style>
    <style:style style:name="ro35" style:family="table-row">
      <style:table-row-properties style:row-height="147.49pt" fo:break-before="auto" style:use-optimal-row-height="false"/>
    </style:style>
    <style:style style:name="ro36" style:family="table-row">
      <style:table-row-properties style:row-height="101.99pt" fo:break-before="auto" style:use-optimal-row-height="false"/>
    </style:style>
    <style:style style:name="ro37" style:family="table-row">
      <style:table-row-properties style:row-height="278.5pt" fo:break-before="auto" style:use-optimal-row-height="false"/>
    </style:style>
    <style:style style:name="ro38" style:family="table-row">
      <style:table-row-properties style:row-height="234.99pt" fo:break-before="auto" style:use-optimal-row-height="false"/>
    </style:style>
    <style:style style:name="ro39" style:family="table-row">
      <style:table-row-properties style:row-height="46.01pt" fo:break-before="auto" style:use-optimal-row-height="false"/>
    </style:style>
    <style:style style:name="ro40" style:family="table-row">
      <style:table-row-properties style:row-height="110.49pt" fo:break-before="auto" style:use-optimal-row-height="false"/>
    </style:style>
    <style:style style:name="ro41" style:family="table-row">
      <style:table-row-properties style:row-height="114.49pt" fo:break-before="auto" style:use-optimal-row-height="false"/>
    </style:style>
    <style:style style:name="ro42" style:family="table-row">
      <style:table-row-properties style:row-height="182.49pt" fo:break-before="auto" style:use-optimal-row-height="false"/>
    </style:style>
    <style:style style:name="ro43" style:family="table-row">
      <style:table-row-properties style:row-height="227pt" fo:break-before="auto" style:use-optimal-row-height="false"/>
    </style:style>
    <style:style style:name="ro44" style:family="table-row">
      <style:table-row-properties style:row-height="70.5pt" fo:break-before="auto" style:use-optimal-row-height="false"/>
    </style:style>
    <style:style style:name="ro45" style:family="table-row">
      <style:table-row-properties style:row-height="229.49pt" fo:break-before="auto" style:use-optimal-row-height="false"/>
    </style:style>
    <style:style style:name="ro46" style:family="table-row">
      <style:table-row-properties style:row-height="210.5pt" fo:break-before="auto" style:use-optimal-row-height="false"/>
    </style:style>
    <style:style style:name="ro47" style:family="table-row">
      <style:table-row-properties style:row-height="116.5pt" fo:break-before="auto" style:use-optimal-row-height="false"/>
    </style:style>
    <style:style style:name="ro48" style:family="table-row">
      <style:table-row-properties style:row-height="106.5pt" fo:break-before="auto" style:use-optimal-row-height="false"/>
    </style:style>
    <style:style style:name="ro49" style:family="table-row">
      <style:table-row-properties style:row-height="193.49pt" fo:break-before="auto" style:use-optimal-row-height="false"/>
    </style:style>
    <style:style style:name="ro50" style:family="table-row">
      <style:table-row-properties style:row-height="133pt" fo:break-before="auto" style:use-optimal-row-height="false"/>
    </style:style>
    <style:style style:name="ro51" style:family="table-row">
      <style:table-row-properties style:row-height="248.51pt" fo:break-before="auto" style:use-optimal-row-height="false"/>
    </style:style>
    <style:style style:name="ro52" style:family="table-row">
      <style:table-row-properties style:row-height="155.51pt" fo:break-before="auto" style:use-optimal-row-height="false"/>
    </style:style>
    <style:style style:name="ro53" style:family="table-row">
      <style:table-row-properties style:row-height="81.5pt" fo:break-before="auto" style:use-optimal-row-height="false"/>
    </style:style>
    <style:style style:name="ro54" style:family="table-row">
      <style:table-row-properties style:row-height="76pt" fo:break-before="auto" style:use-optimal-row-height="false"/>
    </style:style>
    <style:style style:name="ro55" style:family="table-row">
      <style:table-row-properties style:row-height="201.49pt" fo:break-before="auto" style:use-optimal-row-height="false"/>
    </style:style>
    <style:style style:name="ro56" style:family="table-row">
      <style:table-row-properties style:row-height="141.51pt" fo:break-before="auto" style:use-optimal-row-height="false"/>
    </style:style>
    <style:style style:name="ro57" style:family="table-row">
      <style:table-row-properties style:row-height="46.26pt" fo:break-before="auto" style:use-optimal-row-height="false"/>
    </style:style>
    <style:style style:name="ro58" style:family="table-row">
      <style:table-row-properties style:row-height="252.99pt" fo:break-before="auto" style:use-optimal-row-height="false"/>
    </style:style>
    <style:style style:name="ro59" style:family="table-row">
      <style:table-row-properties style:row-height="99.5pt" fo:break-before="auto" style:use-optimal-row-height="false"/>
    </style:style>
    <style:style style:name="ro60" style:family="table-row">
      <style:table-row-properties style:row-height="72.99pt" fo:break-before="auto" style:use-optimal-row-height="false"/>
    </style:style>
    <style:style style:name="ro61" style:family="table-row">
      <style:table-row-properties style:row-height="318.5pt" fo:break-before="auto" style:use-optimal-row-height="false"/>
    </style:style>
    <style:style style:name="ro62" style:family="table-row">
      <style:table-row-properties style:row-height="309.49pt" fo:break-before="auto" style:use-optimal-row-height="false"/>
    </style:style>
    <style:style style:name="ro63" style:family="table-row">
      <style:table-row-properties style:row-height="263pt" fo:break-before="auto" style:use-optimal-row-height="false"/>
    </style:style>
    <style:style style:name="ro64" style:family="table-row">
      <style:table-row-properties style:row-height="100.49pt" fo:break-before="auto" style:use-optimal-row-height="false"/>
    </style:style>
    <style:style style:name="ro65" style:family="table-row">
      <style:table-row-properties style:row-height="91.5pt" fo:break-before="auto" style:use-optimal-row-height="false"/>
    </style:style>
    <style:style style:name="ro66" style:family="table-row">
      <style:table-row-properties style:row-height="128.01pt" fo:break-before="auto" style:use-optimal-row-height="false"/>
    </style:style>
    <style:style style:name="ro67" style:family="table-row">
      <style:table-row-properties style:row-height="299.99pt" fo:break-before="auto" style:use-optimal-row-height="false"/>
    </style:style>
    <style:style style:name="ro68" style:family="table-row">
      <style:table-row-properties style:row-height="200.49pt" fo:break-before="auto" style:use-optimal-row-height="false"/>
    </style:style>
    <style:style style:name="ro69" style:family="table-row">
      <style:table-row-properties style:row-height="186.49pt" fo:break-before="auto" style:use-optimal-row-height="false"/>
    </style:style>
    <style:style style:name="ro70" style:family="table-row">
      <style:table-row-properties style:row-height="57pt" fo:break-before="auto" style:use-optimal-row-height="false"/>
    </style:style>
    <style:style style:name="ro71" style:family="table-row">
      <style:table-row-properties style:row-height="252.31pt" fo:break-before="auto" style:use-optimal-row-height="true"/>
    </style:style>
    <style:style style:name="ro72" style:family="table-row">
      <style:table-row-properties style:row-height="101.4pt" fo:break-before="auto" style:use-optimal-row-height="true"/>
    </style:style>
    <style:style style:name="ro73" style:family="table-row">
      <style:table-row-properties style:row-height="163.84pt" fo:break-before="auto" style:use-optimal-row-height="true"/>
    </style:style>
    <style:style style:name="ro74" style:family="table-row">
      <style:table-row-properties style:row-height="149.1pt" fo:break-before="auto" style:use-optimal-row-height="true"/>
    </style:style>
    <style:style style:name="ro75" style:family="table-row">
      <style:table-row-properties style:row-height="267.05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style:style style:name="ce2"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2018"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4" table:number-columns-repeated="1004" table:default-cell-style-name="Default"/>
        <table:table-row table:style-name="ro1">
          <table:table-cell office:value-type="string" calcext:value-type="string">
            <text:p>Date</text:p>
          </table:table-cell>
          <table:table-cell office:value-type="string" calcext:value-type="string">
            <text:p>Wd</text:p>
          </table:table-cell>
          <table:table-cell office:value-type="string" calcext:value-type="string">
            <text:p>Comment</text:p>
          </table:table-cell>
          <table:table-cell office:value-type="string" calcext:value-type="string">
            <text:p>Cost</text:p>
          </table:table-cell>
          <table:table-cell office:value-type="string" calcext:value-type="string">
            <text:p>Ppl</text:p>
          </table:table-cell>
          <table:table-cell office:value-type="string" calcext:value-type="string">
            <text:p>地点</text:p>
          </table:table-cell>
          <table:table-cell table:number-columns-repeated="1004"/>
        </table:table-row>
        <table:table-row table:style-name="ro1">
          <table:table-cell table:style-name="ce1" office:value-type="date" office:date-value="2018-01-01" calcext:value-type="date">
            <text:p>01/01/18</text:p>
          </table:table-cell>
          <table:table-cell table:formula="of:=WEEKDAY([.A2];2)" office:value-type="float" office:value="1" calcext:value-type="float">
            <text:p>1</text:p>
          </table:table-cell>
          <table:table-cell table:style-name="ce2"/>
          <table:table-cell office:value-type="float" office:value="2400" calcext:value-type="float">
            <text:p>2400</text:p>
          </table:table-cell>
          <table:table-cell table:number-columns-repeated="1006"/>
        </table:table-row>
        <table:table-row table:style-name="ro2">
          <table:table-cell table:style-name="ce1" table:formula="of:=[.A2]+1" office:value-type="date" office:date-value="2018-01-02" calcext:value-type="date">
            <text:p>01/02/18</text:p>
          </table:table-cell>
          <table:table-cell table:formula="of:=WEEKDAY([.A3];2)" office:value-type="float" office:value="2" calcext:value-type="float">
            <text:p>2</text:p>
          </table:table-cell>
          <table:table-cell table:style-name="ce2"/>
          <table:table-cell table:number-columns-repeated="1007"/>
        </table:table-row>
        <table:table-row table:style-name="ro2">
          <table:table-cell table:style-name="ce1" table:formula="of:=[.A3]+1" office:value-type="date" office:date-value="2018-01-03" calcext:value-type="date">
            <text:p>01/03/18</text:p>
          </table:table-cell>
          <table:table-cell table:formula="of:=WEEKDAY([.A4];2)" office:value-type="float" office:value="3" calcext:value-type="float">
            <text:p>3</text:p>
          </table:table-cell>
          <table:table-cell table:style-name="ce2"/>
          <table:table-cell table:number-columns-repeated="1007"/>
        </table:table-row>
        <table:table-row table:style-name="ro2">
          <table:table-cell table:style-name="ce1" table:formula="of:=[.A4]+1" office:value-type="date" office:date-value="2018-01-04" calcext:value-type="date">
            <text:p>01/04/18</text:p>
          </table:table-cell>
          <table:table-cell table:formula="of:=WEEKDAY([.A5];2)" office:value-type="float" office:value="4" calcext:value-type="float">
            <text:p>4</text:p>
          </table:table-cell>
          <table:table-cell table:style-name="ce2"/>
          <table:table-cell table:number-columns-repeated="1007"/>
        </table:table-row>
        <table:table-row table:style-name="ro2">
          <table:table-cell table:style-name="ce1" table:formula="of:=[.A5]+1" office:value-type="date" office:date-value="2018-01-05" calcext:value-type="date">
            <text:p>01/05/18</text:p>
          </table:table-cell>
          <table:table-cell table:formula="of:=WEEKDAY([.A6];2)" office:value-type="float" office:value="5" calcext:value-type="float">
            <text:p>5</text:p>
          </table:table-cell>
          <table:table-cell table:style-name="ce2"/>
          <table:table-cell table:number-columns-repeated="1007"/>
        </table:table-row>
        <table:table-row table:style-name="ro2">
          <table:table-cell table:style-name="ce1" table:formula="of:=[.A6]+1" office:value-type="date" office:date-value="2018-01-06" calcext:value-type="date">
            <text:p>01/06/18</text:p>
          </table:table-cell>
          <table:table-cell table:formula="of:=WEEKDAY([.A7];2)" office:value-type="float" office:value="6" calcext:value-type="float">
            <text:p>6</text:p>
          </table:table-cell>
          <table:table-cell table:style-name="ce2"/>
          <table:table-cell table:number-columns-repeated="1007"/>
        </table:table-row>
        <table:table-row table:style-name="ro2">
          <table:table-cell table:style-name="ce1" table:formula="of:=[.A7]+1" office:value-type="date" office:date-value="2018-01-07" calcext:value-type="date">
            <text:p>01/07/18</text:p>
          </table:table-cell>
          <table:table-cell table:formula="of:=WEEKDAY([.A8];2)" office:value-type="float" office:value="7" calcext:value-type="float">
            <text:p>7</text:p>
          </table:table-cell>
          <table:table-cell table:style-name="ce2"/>
          <table:table-cell table:number-columns-repeated="1007"/>
        </table:table-row>
        <table:table-row table:style-name="ro2">
          <table:table-cell table:style-name="ce1" table:formula="of:=[.A8]+1" office:value-type="date" office:date-value="2018-01-08" calcext:value-type="date">
            <text:p>01/08/18</text:p>
          </table:table-cell>
          <table:table-cell table:formula="of:=WEEKDAY([.A9];2)" office:value-type="float" office:value="1" calcext:value-type="float">
            <text:p>1</text:p>
          </table:table-cell>
          <table:table-cell table:style-name="ce2"/>
          <table:table-cell table:number-columns-repeated="1007"/>
        </table:table-row>
        <table:table-row table:style-name="ro2">
          <table:table-cell table:style-name="ce1" table:formula="of:=[.A9]+1" office:value-type="date" office:date-value="2018-01-09" calcext:value-type="date">
            <text:p>01/09/18</text:p>
          </table:table-cell>
          <table:table-cell table:formula="of:=WEEKDAY([.A10];2)" office:value-type="float" office:value="2" calcext:value-type="float">
            <text:p>2</text:p>
          </table:table-cell>
          <table:table-cell table:style-name="ce2"/>
          <table:table-cell table:number-columns-repeated="1007"/>
        </table:table-row>
        <table:table-row table:style-name="ro2">
          <table:table-cell table:style-name="ce1" table:formula="of:=[.A10]+1" office:value-type="date" office:date-value="2018-01-10" calcext:value-type="date">
            <text:p>01/10/18</text:p>
          </table:table-cell>
          <table:table-cell table:formula="of:=WEEKDAY([.A11];2)" office:value-type="float" office:value="3" calcext:value-type="float">
            <text:p>3</text:p>
          </table:table-cell>
          <table:table-cell table:style-name="ce2"/>
          <table:table-cell table:number-columns-repeated="1007"/>
        </table:table-row>
        <table:table-row table:style-name="ro2">
          <table:table-cell table:style-name="ce1" table:formula="of:=[.A11]+1" office:value-type="date" office:date-value="2018-01-11" calcext:value-type="date">
            <text:p>01/11/18</text:p>
          </table:table-cell>
          <table:table-cell table:formula="of:=WEEKDAY([.A12];2)" office:value-type="float" office:value="4" calcext:value-type="float">
            <text:p>4</text:p>
          </table:table-cell>
          <table:table-cell table:style-name="ce2"/>
          <table:table-cell table:number-columns-repeated="1007"/>
        </table:table-row>
        <table:table-row table:style-name="ro2">
          <table:table-cell table:style-name="ce1" table:formula="of:=[.A12]+1" office:value-type="date" office:date-value="2018-01-12" calcext:value-type="date">
            <text:p>01/12/18</text:p>
          </table:table-cell>
          <table:table-cell table:formula="of:=WEEKDAY([.A13];2)" office:value-type="float" office:value="5" calcext:value-type="float">
            <text:p>5</text:p>
          </table:table-cell>
          <table:table-cell table:style-name="ce2"/>
          <table:table-cell table:number-columns-repeated="1007"/>
        </table:table-row>
        <table:table-row table:style-name="ro2">
          <table:table-cell table:style-name="ce1" table:formula="of:=[.A13]+1" office:value-type="date" office:date-value="2018-01-13" calcext:value-type="date">
            <text:p>01/13/18</text:p>
          </table:table-cell>
          <table:table-cell table:formula="of:=WEEKDAY([.A14];2)" office:value-type="float" office:value="6" calcext:value-type="float">
            <text:p>6</text:p>
          </table:table-cell>
          <table:table-cell table:style-name="ce2"/>
          <table:table-cell table:number-columns-repeated="1007"/>
        </table:table-row>
        <table:table-row table:style-name="ro2">
          <table:table-cell table:style-name="ce1" table:formula="of:=[.A14]+1" office:value-type="date" office:date-value="2018-01-14" calcext:value-type="date">
            <text:p>01/14/18</text:p>
          </table:table-cell>
          <table:table-cell table:formula="of:=WEEKDAY([.A15];2)" office:value-type="float" office:value="7" calcext:value-type="float">
            <text:p>7</text:p>
          </table:table-cell>
          <table:table-cell table:style-name="ce2"/>
          <table:table-cell table:number-columns-repeated="1007"/>
        </table:table-row>
        <table:table-row table:style-name="ro3">
          <table:table-cell table:style-name="ce1" table:formula="of:=[.A15]+1" office:value-type="date" office:date-value="2018-01-15" calcext:value-type="date">
            <text:p>01/15/18</text:p>
          </table:table-cell>
          <table:table-cell table:formula="of:=WEEKDAY([.A16];2)" office:value-type="float" office:value="1" calcext:value-type="float">
            <text:p>1</text:p>
          </table:table-cell>
          <table:table-cell table:style-name="ce2" office:value-type="string" calcext:value-type="string">
            <text:p>注册百合,家园.(200+250).后来证明无效.</text:p>
          </table:table-cell>
          <table:table-cell office:value-type="float" office:value="450" calcext:value-type="float">
            <text:p>450</text:p>
          </table:table-cell>
          <table:table-cell/>
          <table:table-cell office:value-type="string" calcext:value-type="string">
            <text:p>海口</text:p>
          </table:table-cell>
          <table:table-cell table:number-columns-repeated="1004"/>
        </table:table-row>
        <table:table-row table:style-name="ro2">
          <table:table-cell table:style-name="ce1" table:formula="of:=[.A16]+1" office:value-type="date" office:date-value="2018-01-16" calcext:value-type="date">
            <text:p>01/16/18</text:p>
          </table:table-cell>
          <table:table-cell table:formula="of:=WEEKDAY([.A17];2)" office:value-type="float" office:value="2" calcext:value-type="float">
            <text:p>2</text:p>
          </table:table-cell>
          <table:table-cell table:style-name="ce2"/>
          <table:table-cell table:number-columns-repeated="1007"/>
        </table:table-row>
        <table:table-row table:style-name="ro2">
          <table:table-cell table:style-name="ce1" table:formula="of:=[.A17]+1" office:value-type="date" office:date-value="2018-01-17" calcext:value-type="date">
            <text:p>01/17/18</text:p>
          </table:table-cell>
          <table:table-cell table:formula="of:=WEEKDAY([.A18];2)" office:value-type="float" office:value="3" calcext:value-type="float">
            <text:p>3</text:p>
          </table:table-cell>
          <table:table-cell table:style-name="ce2"/>
          <table:table-cell table:number-columns-repeated="1007"/>
        </table:table-row>
        <table:table-row table:style-name="ro2">
          <table:table-cell table:style-name="ce1" table:formula="of:=[.A18]+1" office:value-type="date" office:date-value="2018-01-18" calcext:value-type="date">
            <text:p>01/18/18</text:p>
          </table:table-cell>
          <table:table-cell table:formula="of:=WEEKDAY([.A19];2)" office:value-type="float" office:value="4" calcext:value-type="float">
            <text:p>4</text:p>
          </table:table-cell>
          <table:table-cell table:style-name="ce2"/>
          <table:table-cell table:number-columns-repeated="1007"/>
        </table:table-row>
        <table:table-row table:style-name="ro3">
          <table:table-cell table:style-name="ce1" table:formula="of:=[.A19]+1" office:value-type="date" office:date-value="2018-01-19" calcext:value-type="date">
            <text:p>01/19/18</text:p>
          </table:table-cell>
          <table:table-cell table:formula="of:=WEEKDAY([.A20];2)" office:value-type="float" office:value="5" calcext:value-type="float">
            <text:p>5</text:p>
          </table:table-cell>
          <table:table-cell table:style-name="ce2" office:value-type="string" calcext:value-type="string">
            <text:p>海口香格里拉季度会员.(2600)</text:p>
          </table:table-cell>
          <table:table-cell office:value-type="float" office:value="2600" calcext:value-type="float">
            <text:p>2600</text:p>
          </table:table-cell>
          <table:table-cell table:number-columns-repeated="1006"/>
        </table:table-row>
        <table:table-row table:style-name="ro2">
          <table:table-cell table:style-name="ce1" table:formula="of:=[.A20]+1" office:value-type="date" office:date-value="2018-01-20" calcext:value-type="date">
            <text:p>01/20/18</text:p>
          </table:table-cell>
          <table:table-cell table:formula="of:=WEEKDAY([.A21];2)" office:value-type="float" office:value="6" calcext:value-type="float">
            <text:p>6</text:p>
          </table:table-cell>
          <table:table-cell table:style-name="ce2"/>
          <table:table-cell table:number-columns-repeated="1007"/>
        </table:table-row>
        <table:table-row table:style-name="ro2">
          <table:table-cell table:style-name="ce1" table:formula="of:=[.A21]+1" office:value-type="date" office:date-value="2018-01-21" calcext:value-type="date">
            <text:p>01/21/18</text:p>
          </table:table-cell>
          <table:table-cell table:formula="of:=WEEKDAY([.A22];2)" office:value-type="float" office:value="7" calcext:value-type="float">
            <text:p>7</text:p>
          </table:table-cell>
          <table:table-cell table:style-name="ce2"/>
          <table:table-cell table:number-columns-repeated="1007"/>
        </table:table-row>
        <table:table-row table:style-name="ro2">
          <table:table-cell table:style-name="ce1" table:formula="of:=[.A22]+1" office:value-type="date" office:date-value="2018-01-22" calcext:value-type="date">
            <text:p>01/22/18</text:p>
          </table:table-cell>
          <table:table-cell table:formula="of:=WEEKDAY([.A23];2)" office:value-type="float" office:value="1" calcext:value-type="float">
            <text:p>1</text:p>
          </table:table-cell>
          <table:table-cell table:style-name="ce2"/>
          <table:table-cell table:number-columns-repeated="1007"/>
        </table:table-row>
        <table:table-row table:style-name="ro2">
          <table:table-cell table:style-name="ce1" table:formula="of:=[.A23]+1" office:value-type="date" office:date-value="2018-01-23" calcext:value-type="date">
            <text:p>01/23/18</text:p>
          </table:table-cell>
          <table:table-cell table:formula="of:=WEEKDAY([.A24];2)" office:value-type="float" office:value="2" calcext:value-type="float">
            <text:p>2</text:p>
          </table:table-cell>
          <table:table-cell table:style-name="ce2"/>
          <table:table-cell table:number-columns-repeated="1007"/>
        </table:table-row>
        <table:table-row table:style-name="ro2">
          <table:table-cell table:style-name="ce1" table:formula="of:=[.A24]+1" office:value-type="date" office:date-value="2018-01-24" calcext:value-type="date">
            <text:p>01/24/18</text:p>
          </table:table-cell>
          <table:table-cell table:formula="of:=WEEKDAY([.A25];2)" office:value-type="float" office:value="3" calcext:value-type="float">
            <text:p>3</text:p>
          </table:table-cell>
          <table:table-cell table:style-name="ce2"/>
          <table:table-cell table:number-columns-repeated="1007"/>
        </table:table-row>
        <table:table-row table:style-name="ro2">
          <table:table-cell table:style-name="ce1" table:formula="of:=[.A25]+1" office:value-type="date" office:date-value="2018-01-25" calcext:value-type="date">
            <text:p>01/25/18</text:p>
          </table:table-cell>
          <table:table-cell table:formula="of:=WEEKDAY([.A26];2)" office:value-type="float" office:value="4" calcext:value-type="float">
            <text:p>4</text:p>
          </table:table-cell>
          <table:table-cell table:style-name="ce2"/>
          <table:table-cell table:number-columns-repeated="1007"/>
        </table:table-row>
        <table:table-row table:style-name="ro2">
          <table:table-cell table:style-name="ce1" table:formula="of:=[.A26]+1" office:value-type="date" office:date-value="2018-01-26" calcext:value-type="date">
            <text:p>01/26/18</text:p>
          </table:table-cell>
          <table:table-cell table:formula="of:=WEEKDAY([.A27];2)" office:value-type="float" office:value="5" calcext:value-type="float">
            <text:p>5</text:p>
          </table:table-cell>
          <table:table-cell table:style-name="ce2"/>
          <table:table-cell table:number-columns-repeated="1007"/>
        </table:table-row>
        <table:table-row table:style-name="ro3">
          <table:table-cell table:style-name="ce1" table:formula="of:=[.A27]+1" office:value-type="date" office:date-value="2018-01-27" calcext:value-type="date">
            <text:p>01/27/18</text:p>
          </table:table-cell>
          <table:table-cell table:formula="of:=WEEKDAY([.A28];2)" office:value-type="float" office:value="6" calcext:value-type="float">
            <text:p>6</text:p>
          </table:table-cell>
          <table:table-cell table:style-name="ce2" office:value-type="string" calcext:value-type="string">
            <text:p>海滨广场. 感情升温窗口只有3个礼拜, 首份全职的窗口在25之前.</text:p>
          </table:table-cell>
          <table:table-cell table:number-columns-repeated="2"/>
          <table:table-cell office:value-type="string" calcext:value-type="string">
            <text:p>海口</text:p>
          </table:table-cell>
          <table:table-cell table:number-columns-repeated="1004"/>
        </table:table-row>
        <table:table-row table:style-name="ro2">
          <table:table-cell table:style-name="ce1" table:formula="of:=[.A28]+1" office:value-type="date" office:date-value="2018-01-28" calcext:value-type="date">
            <text:p>01/28/18</text:p>
          </table:table-cell>
          <table:table-cell table:formula="of:=WEEKDAY([.A29];2)" office:value-type="float" office:value="7" calcext:value-type="float">
            <text:p>7</text:p>
          </table:table-cell>
          <table:table-cell table:style-name="ce2"/>
          <table:table-cell table:number-columns-repeated="2"/>
          <table:table-cell office:value-type="string" calcext:value-type="string">
            <text:p>海口</text:p>
          </table:table-cell>
          <table:table-cell table:number-columns-repeated="1004"/>
        </table:table-row>
        <table:table-row table:style-name="ro3">
          <table:table-cell table:style-name="ce1" table:formula="of:=[.A29]+1" office:value-type="date" office:date-value="2018-01-29" calcext:value-type="date">
            <text:p>01/29/18</text:p>
          </table:table-cell>
          <table:table-cell table:formula="of:=WEEKDAY([.A30];2)" office:value-type="float" office:value="1" calcext:value-type="float">
            <text:p>1</text:p>
          </table:table-cell>
          <table:table-cell table:style-name="ce2" office:value-type="string" calcext:value-type="string">
            <text:p>跟人没有任何金钱往来,运动保持身体一流状态,不做任何investment,己方utility最高priority.</text:p>
          </table:table-cell>
          <table:table-cell table:number-columns-repeated="2"/>
          <table:table-cell office:value-type="string" calcext:value-type="string">
            <text:p>海口</text:p>
          </table:table-cell>
          <table:table-cell table:number-columns-repeated="1004"/>
        </table:table-row>
        <table:table-row table:style-name="ro2">
          <table:table-cell table:style-name="ce1" table:formula="of:=[.A30]+1" office:value-type="date" office:date-value="2018-01-30" calcext:value-type="date">
            <text:p>01/30/18</text:p>
          </table:table-cell>
          <table:table-cell table:formula="of:=WEEKDAY([.A31];2)" office:value-type="float" office:value="2" calcext:value-type="float">
            <text:p>2</text:p>
          </table:table-cell>
          <table:table-cell table:style-name="ce2"/>
          <table:table-cell table:number-columns-repeated="2"/>
          <table:table-cell office:value-type="string" calcext:value-type="string">
            <text:p>海口</text:p>
          </table:table-cell>
          <table:table-cell table:number-columns-repeated="1004"/>
        </table:table-row>
        <table:table-row table:style-name="ro2">
          <table:table-cell table:style-name="ce1" table:formula="of:=[.A31]+1" office:value-type="date" office:date-value="2018-01-31" calcext:value-type="date">
            <text:p>01/31/18</text:p>
          </table:table-cell>
          <table:table-cell table:formula="of:=WEEKDAY([.A32];2)" office:value-type="float" office:value="3" calcext:value-type="float">
            <text:p>3</text:p>
          </table:table-cell>
          <table:table-cell table:style-name="ce2"/>
          <table:table-cell table:number-columns-repeated="2"/>
          <table:table-cell office:value-type="string" calcext:value-type="string">
            <text:p>海口</text:p>
          </table:table-cell>
          <table:table-cell table:number-columns-repeated="1004"/>
        </table:table-row>
        <table:table-row table:style-name="ro2">
          <table:table-cell table:style-name="ce1" table:formula="of:=[.A32]+1" office:value-type="date" office:date-value="2018-02-01" calcext:value-type="date">
            <text:p>02/01/18</text:p>
          </table:table-cell>
          <table:table-cell table:formula="of:=WEEKDAY([.A33];2)" office:value-type="float" office:value="4" calcext:value-type="float">
            <text:p>4</text:p>
          </table:table-cell>
          <table:table-cell table:style-name="ce2"/>
          <table:table-cell table:number-columns-repeated="2"/>
          <table:table-cell office:value-type="string" calcext:value-type="string">
            <text:p>海口</text:p>
          </table:table-cell>
          <table:table-cell table:number-columns-repeated="1004"/>
        </table:table-row>
        <table:table-row table:style-name="ro2">
          <table:table-cell table:style-name="ce1" table:formula="of:=[.A33]+1" office:value-type="date" office:date-value="2018-02-02" calcext:value-type="date">
            <text:p>02/02/18</text:p>
          </table:table-cell>
          <table:table-cell table:formula="of:=WEEKDAY([.A34];2)" office:value-type="float" office:value="5" calcext:value-type="float">
            <text:p>5</text:p>
          </table:table-cell>
          <table:table-cell table:style-name="ce2"/>
          <table:table-cell table:number-columns-repeated="2"/>
          <table:table-cell office:value-type="string" calcext:value-type="string">
            <text:p>海口</text:p>
          </table:table-cell>
          <table:table-cell table:number-columns-repeated="1004"/>
        </table:table-row>
        <table:table-row table:style-name="ro3">
          <table:table-cell table:style-name="ce1" table:formula="of:=[.A34]+1" office:value-type="date" office:date-value="2018-02-03" calcext:value-type="date">
            <text:p>02/03/18</text:p>
          </table:table-cell>
          <table:table-cell table:formula="of:=WEEKDAY([.A35];2)" office:value-type="float" office:value="6" calcext:value-type="float">
            <text:p>6</text:p>
          </table:table-cell>
          <table:table-cell table:style-name="ce2" office:value-type="string" calcext:value-type="string">
            <text:p>dating website birthday scam.海口家里空间小,到海口3周.市场马上要开始暴跌.</text:p>
          </table:table-cell>
          <table:table-cell table:number-columns-repeated="2"/>
          <table:table-cell office:value-type="string" calcext:value-type="string">
            <text:p>海口</text:p>
          </table:table-cell>
          <table:table-cell table:number-columns-repeated="1004"/>
        </table:table-row>
        <table:table-row table:style-name="ro2">
          <table:table-cell table:style-name="ce1" table:formula="of:=[.A35]+1" office:value-type="date" office:date-value="2018-02-04" calcext:value-type="date">
            <text:p>02/04/18</text:p>
          </table:table-cell>
          <table:table-cell table:formula="of:=WEEKDAY([.A36];2)" office:value-type="float" office:value="7" calcext:value-type="float">
            <text:p>7</text:p>
          </table:table-cell>
          <table:table-cell table:style-name="ce2"/>
          <table:table-cell table:number-columns-repeated="2"/>
          <table:table-cell office:value-type="string" calcext:value-type="string">
            <text:p>海口</text:p>
          </table:table-cell>
          <table:table-cell table:number-columns-repeated="1004"/>
        </table:table-row>
        <table:table-row table:style-name="ro2">
          <table:table-cell table:style-name="ce1" table:formula="of:=[.A36]+1" office:value-type="date" office:date-value="2018-02-05" calcext:value-type="date">
            <text:p>02/05/18</text:p>
          </table:table-cell>
          <table:table-cell table:formula="of:=WEEKDAY([.A37];2)" office:value-type="float" office:value="1" calcext:value-type="float">
            <text:p>1</text:p>
          </table:table-cell>
          <table:table-cell table:style-name="ce2"/>
          <table:table-cell table:number-columns-repeated="1007"/>
        </table:table-row>
        <table:table-row table:style-name="ro2">
          <table:table-cell table:style-name="ce1" table:formula="of:=[.A37]+1" office:value-type="date" office:date-value="2018-02-06" calcext:value-type="date">
            <text:p>02/06/18</text:p>
          </table:table-cell>
          <table:table-cell table:formula="of:=WEEKDAY([.A38];2)" office:value-type="float" office:value="2" calcext:value-type="float">
            <text:p>2</text:p>
          </table:table-cell>
          <table:table-cell table:style-name="ce2"/>
          <table:table-cell table:number-columns-repeated="1007"/>
        </table:table-row>
        <table:table-row table:style-name="ro2">
          <table:table-cell table:style-name="ce1" table:formula="of:=[.A38]+1" office:value-type="date" office:date-value="2018-02-07" calcext:value-type="date">
            <text:p>02/07/18</text:p>
          </table:table-cell>
          <table:table-cell table:formula="of:=WEEKDAY([.A39];2)" office:value-type="float" office:value="3" calcext:value-type="float">
            <text:p>3</text:p>
          </table:table-cell>
          <table:table-cell table:style-name="ce2"/>
          <table:table-cell table:number-columns-repeated="1007"/>
        </table:table-row>
        <table:table-row table:style-name="ro3">
          <table:table-cell table:style-name="ce1" table:formula="of:=[.A39]+1" office:value-type="date" office:date-value="2018-02-08" calcext:value-type="date">
            <text:p>02/08/18</text:p>
          </table:table-cell>
          <table:table-cell table:formula="of:=WEEKDAY([.A40];2)" office:value-type="float" office:value="4" calcext:value-type="float">
            <text:p>4</text:p>
          </table:table-cell>
          <table:table-cell table:style-name="ce2" office:value-type="string" calcext:value-type="string">
            <text:p>这时候开始自我欺骗,长期持有亏损的仓位.</text:p>
          </table:table-cell>
          <table:table-cell table:number-columns-repeated="1007"/>
        </table:table-row>
        <table:table-row table:style-name="ro3">
          <table:table-cell table:style-name="ce1" table:formula="of:=[.A40]+1" office:value-type="date" office:date-value="2018-02-09" calcext:value-type="date">
            <text:p>02/09/18</text:p>
          </table:table-cell>
          <table:table-cell table:formula="of:=WEEKDAY([.A41];2)" office:value-type="float" office:value="5" calcext:value-type="float">
            <text:p>5</text:p>
          </table:table-cell>
          <table:table-cell table:style-name="ce2" office:value-type="string" calcext:value-type="string">
            <text:p>这个礼拜down 800k.市场有一定波动.最高持仓700w左右,市场回撤10%.睡眠受到影响.</text:p>
          </table:table-cell>
          <table:table-cell table:number-columns-repeated="1007"/>
        </table:table-row>
        <table:table-row table:style-name="ro3">
          <table:table-cell table:style-name="ce1" table:formula="of:=[.A41]+1" office:value-type="date" office:date-value="2018-02-10" calcext:value-type="date">
            <text:p>02/10/18</text:p>
          </table:table-cell>
          <table:table-cell table:formula="of:=WEEKDAY([.A42];2)" office:value-type="float" office:value="6" calcext:value-type="float">
            <text:p>6</text:p>
          </table:table-cell>
          <table:table-cell table:style-name="ce2" office:value-type="string" calcext:value-type="string">
            <text:p>看了buffett video,不要用leverage.学习了ltcm的教训.</text:p>
          </table:table-cell>
          <table:table-cell table:number-columns-repeated="1007"/>
        </table:table-row>
        <table:table-row table:style-name="ro2">
          <table:table-cell table:style-name="ce1" table:formula="of:=[.A42]+1" office:value-type="date" office:date-value="2018-02-11" calcext:value-type="date">
            <text:p>02/11/18</text:p>
          </table:table-cell>
          <table:table-cell table:formula="of:=WEEKDAY([.A43];2)" office:value-type="float" office:value="7" calcext:value-type="float">
            <text:p>7</text:p>
          </table:table-cell>
          <table:table-cell table:style-name="ce2"/>
          <table:table-cell table:number-columns-repeated="1007"/>
        </table:table-row>
        <table:table-row table:style-name="ro2">
          <table:table-cell table:style-name="ce1" table:formula="of:=[.A43]+1" office:value-type="date" office:date-value="2018-02-12" calcext:value-type="date">
            <text:p>02/12/18</text:p>
          </table:table-cell>
          <table:table-cell table:formula="of:=WEEKDAY([.A44];2)" office:value-type="float" office:value="1" calcext:value-type="float">
            <text:p>1</text:p>
          </table:table-cell>
          <table:table-cell table:style-name="ce2"/>
          <table:table-cell table:number-columns-repeated="1007"/>
        </table:table-row>
        <table:table-row table:style-name="ro2">
          <table:table-cell table:style-name="ce1" table:formula="of:=[.A44]+1" office:value-type="date" office:date-value="2018-02-13" calcext:value-type="date">
            <text:p>02/13/18</text:p>
          </table:table-cell>
          <table:table-cell table:formula="of:=WEEKDAY([.A45];2)" office:value-type="float" office:value="2" calcext:value-type="float">
            <text:p>2</text:p>
          </table:table-cell>
          <table:table-cell table:style-name="ce2"/>
          <table:table-cell table:number-columns-repeated="1007"/>
        </table:table-row>
        <table:table-row table:style-name="ro2">
          <table:table-cell table:style-name="ce1" table:formula="of:=[.A45]+1" office:value-type="date" office:date-value="2018-02-14" calcext:value-type="date">
            <text:p>02/14/18</text:p>
          </table:table-cell>
          <table:table-cell table:formula="of:=WEEKDAY([.A46];2)" office:value-type="float" office:value="3" calcext:value-type="float">
            <text:p>3</text:p>
          </table:table-cell>
          <table:table-cell table:style-name="ce2"/>
          <table:table-cell table:number-columns-repeated="1007"/>
        </table:table-row>
        <table:table-row table:style-name="ro2">
          <table:table-cell table:style-name="ce1" table:formula="of:=[.A46]+1" office:value-type="date" office:date-value="2018-02-15" calcext:value-type="date">
            <text:p>02/15/18</text:p>
          </table:table-cell>
          <table:table-cell table:formula="of:=WEEKDAY([.A47];2)" office:value-type="float" office:value="4" calcext:value-type="float">
            <text:p>4</text:p>
          </table:table-cell>
          <table:table-cell table:style-name="ce2"/>
          <table:table-cell table:number-columns-repeated="1007"/>
        </table:table-row>
        <table:table-row table:style-name="ro2">
          <table:table-cell table:style-name="ce1" table:formula="of:=[.A47]+1" office:value-type="date" office:date-value="2018-02-16" calcext:value-type="date">
            <text:p>02/16/18</text:p>
          </table:table-cell>
          <table:table-cell table:formula="of:=WEEKDAY([.A48];2)" office:value-type="float" office:value="5" calcext:value-type="float">
            <text:p>5</text:p>
          </table:table-cell>
          <table:table-cell table:style-name="ce2"/>
          <table:table-cell table:number-columns-repeated="1007"/>
        </table:table-row>
        <table:table-row table:style-name="ro2">
          <table:table-cell table:style-name="ce1" table:formula="of:=[.A48]+1" office:value-type="date" office:date-value="2018-02-17" calcext:value-type="date">
            <text:p>02/17/18</text:p>
          </table:table-cell>
          <table:table-cell table:formula="of:=WEEKDAY([.A49];2)" office:value-type="float" office:value="6" calcext:value-type="float">
            <text:p>6</text:p>
          </table:table-cell>
          <table:table-cell table:style-name="ce2"/>
          <table:table-cell table:number-columns-repeated="1007"/>
        </table:table-row>
        <table:table-row table:style-name="ro2">
          <table:table-cell table:style-name="ce1" table:formula="of:=[.A49]+1" office:value-type="date" office:date-value="2018-02-18" calcext:value-type="date">
            <text:p>02/18/18</text:p>
          </table:table-cell>
          <table:table-cell table:formula="of:=WEEKDAY([.A50];2)" office:value-type="float" office:value="7" calcext:value-type="float">
            <text:p>7</text:p>
          </table:table-cell>
          <table:table-cell table:style-name="ce2"/>
          <table:table-cell table:number-columns-repeated="1007"/>
        </table:table-row>
        <table:table-row table:style-name="ro2">
          <table:table-cell table:style-name="ce1" table:formula="of:=[.A50]+1" office:value-type="date" office:date-value="2018-02-19" calcext:value-type="date">
            <text:p>02/19/18</text:p>
          </table:table-cell>
          <table:table-cell table:formula="of:=WEEKDAY([.A51];2)" office:value-type="float" office:value="1" calcext:value-type="float">
            <text:p>1</text:p>
          </table:table-cell>
          <table:table-cell table:style-name="ce2"/>
          <table:table-cell table:number-columns-repeated="1007"/>
        </table:table-row>
        <table:table-row table:style-name="ro2">
          <table:table-cell table:style-name="ce1" table:formula="of:=[.A51]+1" office:value-type="date" office:date-value="2018-02-20" calcext:value-type="date">
            <text:p>02/20/18</text:p>
          </table:table-cell>
          <table:table-cell table:formula="of:=WEEKDAY([.A52];2)" office:value-type="float" office:value="2" calcext:value-type="float">
            <text:p>2</text:p>
          </table:table-cell>
          <table:table-cell table:style-name="ce2"/>
          <table:table-cell table:number-columns-repeated="1007"/>
        </table:table-row>
        <table:table-row table:style-name="ro2">
          <table:table-cell table:style-name="ce1" table:formula="of:=[.A52]+1" office:value-type="date" office:date-value="2018-02-21" calcext:value-type="date">
            <text:p>02/21/18</text:p>
          </table:table-cell>
          <table:table-cell table:formula="of:=WEEKDAY([.A53];2)" office:value-type="float" office:value="3" calcext:value-type="float">
            <text:p>3</text:p>
          </table:table-cell>
          <table:table-cell table:style-name="ce2"/>
          <table:table-cell table:number-columns-repeated="1007"/>
        </table:table-row>
        <table:table-row table:style-name="ro2">
          <table:table-cell table:style-name="ce1" table:formula="of:=[.A53]+1" office:value-type="date" office:date-value="2018-02-22" calcext:value-type="date">
            <text:p>02/22/18</text:p>
          </table:table-cell>
          <table:table-cell table:formula="of:=WEEKDAY([.A54];2)" office:value-type="float" office:value="4" calcext:value-type="float">
            <text:p>4</text:p>
          </table:table-cell>
          <table:table-cell table:style-name="ce2"/>
          <table:table-cell table:number-columns-repeated="1007"/>
        </table:table-row>
        <table:table-row table:style-name="ro2">
          <table:table-cell table:style-name="ce1" table:formula="of:=[.A54]+1" office:value-type="date" office:date-value="2018-02-23" calcext:value-type="date">
            <text:p>02/23/18</text:p>
          </table:table-cell>
          <table:table-cell table:formula="of:=WEEKDAY([.A55];2)" office:value-type="float" office:value="5" calcext:value-type="float">
            <text:p>5</text:p>
          </table:table-cell>
          <table:table-cell table:style-name="ce2"/>
          <table:table-cell table:number-columns-repeated="1007"/>
        </table:table-row>
        <table:table-row table:style-name="ro3">
          <table:table-cell table:style-name="ce1" table:formula="of:=[.A55]+1" office:value-type="date" office:date-value="2018-02-24" calcext:value-type="date">
            <text:p>02/24/18</text:p>
          </table:table-cell>
          <table:table-cell table:formula="of:=WEEKDAY([.A56];2)" office:value-type="float" office:value="6" calcext:value-type="float">
            <text:p>6</text:p>
          </table:table-cell>
          <table:table-cell table:style-name="ce2" office:value-type="string" calcext:value-type="string">
            <text:p>海口持续大堵车,吹东北风,含盐量大,海香周围,吹的不舒服.</text:p>
          </table:table-cell>
          <table:table-cell table:number-columns-repeated="1007"/>
        </table:table-row>
        <table:table-row table:style-name="ro2">
          <table:table-cell table:style-name="ce1" table:formula="of:=[.A56]+1" office:value-type="date" office:date-value="2018-02-25" calcext:value-type="date">
            <text:p>02/25/18</text:p>
          </table:table-cell>
          <table:table-cell table:formula="of:=WEEKDAY([.A57];2)" office:value-type="float" office:value="7" calcext:value-type="float">
            <text:p>7</text:p>
          </table:table-cell>
          <table:table-cell table:style-name="ce2"/>
          <table:table-cell table:number-columns-repeated="1007"/>
        </table:table-row>
        <table:table-row table:style-name="ro2">
          <table:table-cell table:style-name="ce1" table:formula="of:=[.A57]+1" office:value-type="date" office:date-value="2018-02-26" calcext:value-type="date">
            <text:p>02/26/18</text:p>
          </table:table-cell>
          <table:table-cell table:formula="of:=WEEKDAY([.A58];2)" office:value-type="float" office:value="1" calcext:value-type="float">
            <text:p>1</text:p>
          </table:table-cell>
          <table:table-cell table:style-name="ce2"/>
          <table:table-cell table:number-columns-repeated="1007"/>
        </table:table-row>
        <table:table-row table:style-name="ro3">
          <table:table-cell table:style-name="ce1" table:formula="of:=[.A58]+1" office:value-type="date" office:date-value="2018-02-27" calcext:value-type="date">
            <text:p>02/27/18</text:p>
          </table:table-cell>
          <table:table-cell table:formula="of:=WEEKDAY([.A59];2)" office:value-type="float" office:value="2" calcext:value-type="float">
            <text:p>2</text:p>
          </table:table-cell>
          <table:table-cell table:style-name="ce2" office:value-type="string" calcext:value-type="string">
            <text:p>期货到期,波动性非常高.</text:p>
          </table:table-cell>
          <table:table-cell table:number-columns-repeated="1007"/>
        </table:table-row>
        <table:table-row table:style-name="ro2">
          <table:table-cell table:style-name="ce1" table:formula="of:=[.A59]+1" office:value-type="date" office:date-value="2018-02-28" calcext:value-type="date">
            <text:p>02/28/18</text:p>
          </table:table-cell>
          <table:table-cell table:formula="of:=WEEKDAY([.A60];2)" office:value-type="float" office:value="3" calcext:value-type="float">
            <text:p>3</text:p>
          </table:table-cell>
          <table:table-cell table:style-name="ce2"/>
          <table:table-cell table:number-columns-repeated="1007"/>
        </table:table-row>
        <table:table-row table:style-name="ro2">
          <table:table-cell table:style-name="ce1" table:formula="of:=[.A60]+1" office:value-type="date" office:date-value="2018-03-01" calcext:value-type="date">
            <text:p>03/01/18</text:p>
          </table:table-cell>
          <table:table-cell table:formula="of:=WEEKDAY([.A61];2)" office:value-type="float" office:value="4" calcext:value-type="float">
            <text:p>4</text:p>
          </table:table-cell>
          <table:table-cell table:style-name="ce2"/>
          <table:table-cell table:number-columns-repeated="1007"/>
        </table:table-row>
        <table:table-row table:style-name="ro2">
          <table:table-cell table:style-name="ce1" table:formula="of:=[.A61]+1" office:value-type="date" office:date-value="2018-03-02" calcext:value-type="date">
            <text:p>03/02/18</text:p>
          </table:table-cell>
          <table:table-cell table:formula="of:=WEEKDAY([.A62];2)" office:value-type="float" office:value="5" calcext:value-type="float">
            <text:p>5</text:p>
          </table:table-cell>
          <table:table-cell table:style-name="ce2"/>
          <table:table-cell table:number-columns-repeated="1007"/>
        </table:table-row>
        <table:table-row table:style-name="ro2">
          <table:table-cell table:style-name="ce1" table:formula="of:=[.A62]+1" office:value-type="date" office:date-value="2018-03-03" calcext:value-type="date">
            <text:p>03/03/18</text:p>
          </table:table-cell>
          <table:table-cell table:formula="of:=WEEKDAY([.A63];2)" office:value-type="float" office:value="6" calcext:value-type="float">
            <text:p>6</text:p>
          </table:table-cell>
          <table:table-cell table:style-name="ce2"/>
          <table:table-cell table:number-columns-repeated="1007"/>
        </table:table-row>
        <table:table-row table:style-name="ro3">
          <table:table-cell table:style-name="ce1" table:formula="of:=[.A63]+1" office:value-type="date" office:date-value="2018-03-04" calcext:value-type="date">
            <text:p>03/04/18</text:p>
          </table:table-cell>
          <table:table-cell table:formula="of:=WEEKDAY([.A64];2)" office:value-type="float" office:value="7" calcext:value-type="float">
            <text:p>7</text:p>
          </table:table-cell>
          <table:table-cell table:style-name="ce2" office:value-type="string" calcext:value-type="string">
            <text:p>国开行后身.</text:p>
          </table:table-cell>
          <table:table-cell table:number-columns-repeated="1007"/>
        </table:table-row>
        <table:table-row table:style-name="ro3">
          <table:table-cell table:style-name="ce1" table:formula="of:=[.A64]+1" office:value-type="date" office:date-value="2018-03-05" calcext:value-type="date">
            <text:p>03/05/18</text:p>
          </table:table-cell>
          <table:table-cell table:formula="of:=WEEKDAY([.A65];2)" office:value-type="float" office:value="1" calcext:value-type="float">
            <text:p>1</text:p>
          </table:table-cell>
          <table:table-cell table:style-name="ce2" office:value-type="string" calcext:value-type="string">
            <text:p>蓝海路,黄房子旁.</text:p>
          </table:table-cell>
          <table:table-cell table:number-columns-repeated="1007"/>
        </table:table-row>
        <table:table-row table:style-name="ro2">
          <table:table-cell table:style-name="ce1" table:formula="of:=[.A65]+1" office:value-type="date" office:date-value="2018-03-06" calcext:value-type="date">
            <text:p>03/06/18</text:p>
          </table:table-cell>
          <table:table-cell table:formula="of:=WEEKDAY([.A66];2)" office:value-type="float" office:value="2" calcext:value-type="float">
            <text:p>2</text:p>
          </table:table-cell>
          <table:table-cell table:style-name="ce2"/>
          <table:table-cell table:number-columns-repeated="1007"/>
        </table:table-row>
        <table:table-row table:style-name="ro2">
          <table:table-cell table:style-name="ce1" table:formula="of:=[.A66]+1" office:value-type="date" office:date-value="2018-03-07" calcext:value-type="date">
            <text:p>03/07/18</text:p>
          </table:table-cell>
          <table:table-cell table:formula="of:=WEEKDAY([.A67];2)" office:value-type="float" office:value="3" calcext:value-type="float">
            <text:p>3</text:p>
          </table:table-cell>
          <table:table-cell table:style-name="ce2"/>
          <table:table-cell table:number-columns-repeated="1007"/>
        </table:table-row>
        <table:table-row table:style-name="ro2">
          <table:table-cell table:style-name="ce1" table:formula="of:=[.A67]+1" office:value-type="date" office:date-value="2018-03-08" calcext:value-type="date">
            <text:p>03/08/18</text:p>
          </table:table-cell>
          <table:table-cell table:formula="of:=WEEKDAY([.A68];2)" office:value-type="float" office:value="4" calcext:value-type="float">
            <text:p>4</text:p>
          </table:table-cell>
          <table:table-cell table:style-name="ce2"/>
          <table:table-cell table:number-columns-repeated="1007"/>
        </table:table-row>
        <table:table-row table:style-name="ro2">
          <table:table-cell table:style-name="ce1" table:formula="of:=[.A68]+1" office:value-type="date" office:date-value="2018-03-09" calcext:value-type="date">
            <text:p>03/09/18</text:p>
          </table:table-cell>
          <table:table-cell table:formula="of:=WEEKDAY([.A69];2)" office:value-type="float" office:value="5" calcext:value-type="float">
            <text:p>5</text:p>
          </table:table-cell>
          <table:table-cell table:style-name="ce2"/>
          <table:table-cell table:number-columns-repeated="1007"/>
        </table:table-row>
        <table:table-row table:style-name="ro3">
          <table:table-cell table:style-name="ce1" table:formula="of:=[.A69]+1" office:value-type="date" office:date-value="2018-03-10" calcext:value-type="date">
            <text:p>03/10/18</text:p>
          </table:table-cell>
          <table:table-cell table:formula="of:=WEEKDAY([.A70];2)" office:value-type="float" office:value="6" calcext:value-type="float">
            <text:p>6</text:p>
          </table:table-cell>
          <table:table-cell table:style-name="ce2" office:value-type="string" calcext:value-type="string">
            <text:p>三亚免税城.</text:p>
          </table:table-cell>
          <table:table-cell table:number-columns-repeated="2"/>
          <table:table-cell office:value-type="string" calcext:value-type="string">
            <text:p>三亚</text:p>
          </table:table-cell>
          <table:table-cell table:number-columns-repeated="1004"/>
        </table:table-row>
        <table:table-row table:style-name="ro2">
          <table:table-cell table:style-name="ce1" table:formula="of:=[.A70]+1" office:value-type="date" office:date-value="2018-03-11" calcext:value-type="date">
            <text:p>03/11/18</text:p>
          </table:table-cell>
          <table:table-cell table:formula="of:=WEEKDAY([.A71];2)" office:value-type="float" office:value="7" calcext:value-type="float">
            <text:p>7</text:p>
          </table:table-cell>
          <table:table-cell table:style-name="ce2"/>
          <table:table-cell table:number-columns-repeated="1007"/>
        </table:table-row>
        <table:table-row table:style-name="ro2">
          <table:table-cell table:style-name="ce1" table:formula="of:=[.A71]+1" office:value-type="date" office:date-value="2018-03-12" calcext:value-type="date">
            <text:p>03/12/18</text:p>
          </table:table-cell>
          <table:table-cell table:formula="of:=WEEKDAY([.A72];2)" office:value-type="float" office:value="1" calcext:value-type="float">
            <text:p>1</text:p>
          </table:table-cell>
          <table:table-cell table:style-name="ce2"/>
          <table:table-cell table:number-columns-repeated="1007"/>
        </table:table-row>
        <table:table-row table:style-name="ro3">
          <table:table-cell table:style-name="ce1" table:formula="of:=[.A72]+1" office:value-type="date" office:date-value="2018-03-13" calcext:value-type="date">
            <text:p>03/13/18</text:p>
          </table:table-cell>
          <table:table-cell table:formula="of:=WEEKDAY([.A73];2)" office:value-type="float" office:value="2" calcext:value-type="float">
            <text:p>2</text:p>
          </table:table-cell>
          <table:table-cell table:style-name="ce2" office:value-type="string" calcext:value-type="string">
            <text:p>这时候开始研究易经.戴手表补金.</text:p>
          </table:table-cell>
          <table:table-cell table:number-columns-repeated="1007"/>
        </table:table-row>
        <table:table-row table:style-name="ro2">
          <table:table-cell table:style-name="ce1" table:formula="of:=[.A73]+1" office:value-type="date" office:date-value="2018-03-14" calcext:value-type="date">
            <text:p>03/14/18</text:p>
          </table:table-cell>
          <table:table-cell table:formula="of:=WEEKDAY([.A74];2)" office:value-type="float" office:value="3" calcext:value-type="float">
            <text:p>3</text:p>
          </table:table-cell>
          <table:table-cell table:style-name="ce2"/>
          <table:table-cell table:number-columns-repeated="1007"/>
        </table:table-row>
        <table:table-row table:style-name="ro2">
          <table:table-cell table:style-name="ce1" table:formula="of:=[.A74]+1" office:value-type="date" office:date-value="2018-03-15" calcext:value-type="date">
            <text:p>03/15/18</text:p>
          </table:table-cell>
          <table:table-cell table:formula="of:=WEEKDAY([.A75];2)" office:value-type="float" office:value="4" calcext:value-type="float">
            <text:p>4</text:p>
          </table:table-cell>
          <table:table-cell table:style-name="ce2"/>
          <table:table-cell table:number-columns-repeated="1007"/>
        </table:table-row>
        <table:table-row table:style-name="ro3">
          <table:table-cell table:style-name="ce1" table:formula="of:=[.A75]+1" office:value-type="date" office:date-value="2018-03-16" calcext:value-type="date">
            <text:p>03/16/18</text:p>
          </table:table-cell>
          <table:table-cell table:formula="of:=WEEKDAY([.A76];2)" office:value-type="float" office:value="5" calcext:value-type="float">
            <text:p>5</text:p>
          </table:table-cell>
          <table:table-cell table:style-name="ce2" office:value-type="string" calcext:value-type="string">
            <text:p>买小号.(450)</text:p>
          </table:table-cell>
          <table:table-cell office:value-type="float" office:value="440" calcext:value-type="float">
            <text:p>440</text:p>
          </table:table-cell>
          <table:table-cell/>
          <table:table-cell office:value-type="string" calcext:value-type="string">
            <text:p>海口</text:p>
          </table:table-cell>
          <table:table-cell table:number-columns-repeated="1004"/>
        </table:table-row>
        <table:table-row table:style-name="ro2">
          <table:table-cell table:style-name="ce1" table:formula="of:=[.A76]+1" office:value-type="date" office:date-value="2018-03-17" calcext:value-type="date">
            <text:p>03/17/18</text:p>
          </table:table-cell>
          <table:table-cell table:formula="of:=WEEKDAY([.A77];2)" office:value-type="float" office:value="6" calcext:value-type="float">
            <text:p>6</text:p>
          </table:table-cell>
          <table:table-cell table:style-name="ce2"/>
          <table:table-cell table:number-columns-repeated="1007"/>
        </table:table-row>
        <table:table-row table:style-name="ro2">
          <table:table-cell table:style-name="ce1" table:formula="of:=[.A77]+1" office:value-type="date" office:date-value="2018-03-18" calcext:value-type="date">
            <text:p>03/18/18</text:p>
          </table:table-cell>
          <table:table-cell table:formula="of:=WEEKDAY([.A78];2)" office:value-type="float" office:value="7" calcext:value-type="float">
            <text:p>7</text:p>
          </table:table-cell>
          <table:table-cell table:style-name="ce2"/>
          <table:table-cell table:number-columns-repeated="1007"/>
        </table:table-row>
        <table:table-row table:style-name="ro2">
          <table:table-cell table:style-name="ce1" table:formula="of:=[.A78]+1" office:value-type="date" office:date-value="2018-03-19" calcext:value-type="date">
            <text:p>03/19/18</text:p>
          </table:table-cell>
          <table:table-cell table:formula="of:=WEEKDAY([.A79];2)" office:value-type="float" office:value="1" calcext:value-type="float">
            <text:p>1</text:p>
          </table:table-cell>
          <table:table-cell table:style-name="ce2"/>
          <table:table-cell table:number-columns-repeated="1007"/>
        </table:table-row>
        <table:table-row table:style-name="ro2">
          <table:table-cell table:style-name="ce1" table:formula="of:=[.A79]+1" office:value-type="date" office:date-value="2018-03-20" calcext:value-type="date">
            <text:p>03/20/18</text:p>
          </table:table-cell>
          <table:table-cell table:formula="of:=WEEKDAY([.A80];2)" office:value-type="float" office:value="2" calcext:value-type="float">
            <text:p>2</text:p>
          </table:table-cell>
          <table:table-cell table:style-name="ce2"/>
          <table:table-cell table:number-columns-repeated="1007"/>
        </table:table-row>
        <table:table-row table:style-name="ro3">
          <table:table-cell table:style-name="ce1" table:formula="of:=[.A80]+1" office:value-type="date" office:date-value="2018-03-21" calcext:value-type="date">
            <text:p>03/21/18</text:p>
          </table:table-cell>
          <table:table-cell table:formula="of:=WEEKDAY([.A81];2)" office:value-type="float" office:value="3" calcext:value-type="float">
            <text:p>3</text:p>
          </table:table-cell>
          <table:table-cell table:style-name="ce2" office:value-type="string" calcext:value-type="string">
            <text:p>剪头发.(海口王府井超市九号快剪头)</text:p>
          </table:table-cell>
          <table:table-cell table:number-columns-repeated="1007"/>
        </table:table-row>
        <table:table-row table:style-name="ro2">
          <table:table-cell table:style-name="ce1" table:formula="of:=[.A81]+1" office:value-type="date" office:date-value="2018-03-22" calcext:value-type="date">
            <text:p>03/22/18</text:p>
          </table:table-cell>
          <table:table-cell table:formula="of:=WEEKDAY([.A82];2)" office:value-type="float" office:value="4" calcext:value-type="float">
            <text:p>4</text:p>
          </table:table-cell>
          <table:table-cell table:style-name="ce2"/>
          <table:table-cell table:number-columns-repeated="1007"/>
        </table:table-row>
        <table:table-row table:style-name="ro2">
          <table:table-cell table:style-name="ce1" table:formula="of:=[.A82]+1" office:value-type="date" office:date-value="2018-03-23" calcext:value-type="date">
            <text:p>03/23/18</text:p>
          </table:table-cell>
          <table:table-cell table:formula="of:=WEEKDAY([.A83];2)" office:value-type="float" office:value="5" calcext:value-type="float">
            <text:p>5</text:p>
          </table:table-cell>
          <table:table-cell table:style-name="ce2"/>
          <table:table-cell table:number-columns-repeated="1007"/>
        </table:table-row>
        <table:table-row table:style-name="ro3">
          <table:table-cell table:style-name="ce1" table:formula="of:=[.A83]+1" office:value-type="date" office:date-value="2018-03-24" calcext:value-type="date">
            <text:p>03/24/18</text:p>
          </table:table-cell>
          <table:table-cell table:formula="of:=WEEKDAY([.A84];2)" office:value-type="float" office:value="6" calcext:value-type="float">
            <text:p>6</text:p>
          </table:table-cell>
          <table:table-cell table:style-name="ce2" office:value-type="string" calcext:value-type="string">
            <text:p>在金茂片区,喜欢金子部首的地方.</text:p>
          </table:table-cell>
          <table:table-cell table:number-columns-repeated="1007"/>
        </table:table-row>
        <table:table-row table:style-name="ro3">
          <table:table-cell table:style-name="ce1" table:formula="of:=[.A84]+1" office:value-type="date" office:date-value="2018-03-25" calcext:value-type="date">
            <text:p>03/25/18</text:p>
          </table:table-cell>
          <table:table-cell table:formula="of:=WEEKDAY([.A85];2)" office:value-type="float" office:value="7" calcext:value-type="float">
            <text:p>7</text:p>
          </table:table-cell>
          <table:table-cell table:style-name="ce2" office:value-type="string" calcext:value-type="string">
            <text:p>在海口湾休息区.</text:p>
          </table:table-cell>
          <table:table-cell table:number-columns-repeated="1007"/>
        </table:table-row>
        <table:table-row table:style-name="ro2">
          <table:table-cell table:style-name="ce1" table:formula="of:=[.A85]+1" office:value-type="date" office:date-value="2018-03-26" calcext:value-type="date">
            <text:p>03/26/18</text:p>
          </table:table-cell>
          <table:table-cell table:formula="of:=WEEKDAY([.A86];2)" office:value-type="float" office:value="1" calcext:value-type="float">
            <text:p>1</text:p>
          </table:table-cell>
          <table:table-cell table:style-name="ce2"/>
          <table:table-cell table:number-columns-repeated="1007"/>
        </table:table-row>
        <table:table-row table:style-name="ro2">
          <table:table-cell table:style-name="ce1" table:formula="of:=[.A86]+1" office:value-type="date" office:date-value="2018-03-27" calcext:value-type="date">
            <text:p>03/27/18</text:p>
          </table:table-cell>
          <table:table-cell table:formula="of:=WEEKDAY([.A87];2)" office:value-type="float" office:value="2" calcext:value-type="float">
            <text:p>2</text:p>
          </table:table-cell>
          <table:table-cell table:style-name="ce2"/>
          <table:table-cell table:number-columns-repeated="1007"/>
        </table:table-row>
        <table:table-row table:style-name="ro2">
          <table:table-cell table:style-name="ce1" table:formula="of:=[.A87]+1" office:value-type="date" office:date-value="2018-03-28" calcext:value-type="date">
            <text:p>03/28/18</text:p>
          </table:table-cell>
          <table:table-cell table:formula="of:=WEEKDAY([.A88];2)" office:value-type="float" office:value="3" calcext:value-type="float">
            <text:p>3</text:p>
          </table:table-cell>
          <table:table-cell table:style-name="ce2"/>
          <table:table-cell table:number-columns-repeated="1007"/>
        </table:table-row>
        <table:table-row table:style-name="ro2">
          <table:table-cell table:style-name="ce1" table:formula="of:=[.A88]+1" office:value-type="date" office:date-value="2018-03-29" calcext:value-type="date">
            <text:p>03/29/18</text:p>
          </table:table-cell>
          <table:table-cell table:formula="of:=WEEKDAY([.A89];2)" office:value-type="float" office:value="4" calcext:value-type="float">
            <text:p>4</text:p>
          </table:table-cell>
          <table:table-cell table:style-name="ce2"/>
          <table:table-cell table:number-columns-repeated="1007"/>
        </table:table-row>
        <table:table-row table:style-name="ro2">
          <table:table-cell table:style-name="ce1" table:formula="of:=[.A89]+1" office:value-type="date" office:date-value="2018-03-30" calcext:value-type="date">
            <text:p>03/30/18</text:p>
          </table:table-cell>
          <table:table-cell table:formula="of:=WEEKDAY([.A90];2)" office:value-type="float" office:value="5" calcext:value-type="float">
            <text:p>5</text:p>
          </table:table-cell>
          <table:table-cell table:style-name="ce2"/>
          <table:table-cell table:number-columns-repeated="1007"/>
        </table:table-row>
        <table:table-row table:style-name="ro2">
          <table:table-cell table:style-name="ce1" table:formula="of:=[.A90]+1" office:value-type="date" office:date-value="2018-03-31" calcext:value-type="date">
            <text:p>03/31/18</text:p>
          </table:table-cell>
          <table:table-cell table:formula="of:=WEEKDAY([.A91];2)" office:value-type="float" office:value="6" calcext:value-type="float">
            <text:p>6</text:p>
          </table:table-cell>
          <table:table-cell table:style-name="ce2"/>
          <table:table-cell table:number-columns-repeated="1007"/>
        </table:table-row>
        <table:table-row table:style-name="ro2">
          <table:table-cell table:style-name="ce1" table:formula="of:=[.A91]+1" office:value-type="date" office:date-value="2018-04-01" calcext:value-type="date">
            <text:p>04/01/18</text:p>
          </table:table-cell>
          <table:table-cell table:formula="of:=WEEKDAY([.A92];2)" office:value-type="float" office:value="7" calcext:value-type="float">
            <text:p>7</text:p>
          </table:table-cell>
          <table:table-cell table:style-name="ce2"/>
          <table:table-cell table:number-columns-repeated="1007"/>
        </table:table-row>
        <table:table-row table:style-name="ro2">
          <table:table-cell table:style-name="ce1" table:formula="of:=[.A92]+1" office:value-type="date" office:date-value="2018-04-02" calcext:value-type="date">
            <text:p>04/02/18</text:p>
          </table:table-cell>
          <table:table-cell table:formula="of:=WEEKDAY([.A93];2)" office:value-type="float" office:value="1" calcext:value-type="float">
            <text:p>1</text:p>
          </table:table-cell>
          <table:table-cell table:style-name="ce2"/>
          <table:table-cell table:number-columns-repeated="1007"/>
        </table:table-row>
        <table:table-row table:style-name="ro2">
          <table:table-cell table:style-name="ce1" table:formula="of:=[.A93]+1" office:value-type="date" office:date-value="2018-04-03" calcext:value-type="date">
            <text:p>04/03/18</text:p>
          </table:table-cell>
          <table:table-cell table:formula="of:=WEEKDAY([.A94];2)" office:value-type="float" office:value="2" calcext:value-type="float">
            <text:p>2</text:p>
          </table:table-cell>
          <table:table-cell table:style-name="ce2"/>
          <table:table-cell table:number-columns-repeated="1007"/>
        </table:table-row>
        <table:table-row table:style-name="ro2">
          <table:table-cell table:style-name="ce1" table:formula="of:=[.A94]+1" office:value-type="date" office:date-value="2018-04-04" calcext:value-type="date">
            <text:p>04/04/18</text:p>
          </table:table-cell>
          <table:table-cell table:formula="of:=WEEKDAY([.A95];2)" office:value-type="float" office:value="3" calcext:value-type="float">
            <text:p>3</text:p>
          </table:table-cell>
          <table:table-cell table:style-name="ce2"/>
          <table:table-cell table:number-columns-repeated="1007"/>
        </table:table-row>
        <table:table-row table:style-name="ro2">
          <table:table-cell table:style-name="ce1" table:formula="of:=[.A95]+1" office:value-type="date" office:date-value="2018-04-05" calcext:value-type="date">
            <text:p>04/05/18</text:p>
          </table:table-cell>
          <table:table-cell table:formula="of:=WEEKDAY([.A96];2)" office:value-type="float" office:value="4" calcext:value-type="float">
            <text:p>4</text:p>
          </table:table-cell>
          <table:table-cell table:style-name="ce2"/>
          <table:table-cell table:number-columns-repeated="1007"/>
        </table:table-row>
        <table:table-row table:style-name="ro2">
          <table:table-cell table:style-name="ce1" table:formula="of:=[.A96]+1" office:value-type="date" office:date-value="2018-04-06" calcext:value-type="date">
            <text:p>04/06/18</text:p>
          </table:table-cell>
          <table:table-cell table:formula="of:=WEEKDAY([.A97];2)" office:value-type="float" office:value="5" calcext:value-type="float">
            <text:p>5</text:p>
          </table:table-cell>
          <table:table-cell table:style-name="ce2"/>
          <table:table-cell table:number-columns-repeated="1007"/>
        </table:table-row>
        <table:table-row table:style-name="ro2">
          <table:table-cell table:style-name="ce1" table:formula="of:=[.A97]+1" office:value-type="date" office:date-value="2018-04-07" calcext:value-type="date">
            <text:p>04/07/18</text:p>
          </table:table-cell>
          <table:table-cell table:formula="of:=WEEKDAY([.A98];2)" office:value-type="float" office:value="6" calcext:value-type="float">
            <text:p>6</text:p>
          </table:table-cell>
          <table:table-cell table:style-name="ce2"/>
          <table:table-cell table:number-columns-repeated="1007"/>
        </table:table-row>
        <table:table-row table:style-name="ro4">
          <table:table-cell table:style-name="ce1" table:formula="of:=[.A98]+1" office:value-type="date" office:date-value="2018-04-08" calcext:value-type="date">
            <text:p>04/08/18</text:p>
          </table:table-cell>
          <table:table-cell table:formula="of:=WEEKDAY([.A99];2)" office:value-type="float" office:value="7" calcext:value-type="float">
            <text:p>7</text:p>
          </table:table-cell>
          <table:table-cell table:style-name="ce2" office:value-type="string" calcext:value-type="string">
            <text:p>鹤川温泉酒店.4.8</text:p>
            <text:p>早，鹤川温泉酒店 昨天泡了温泉，旋即头疼。不知道原因为何。温泉里有人抽烟。泡的时间不能太长。狗叫，鸡叫，发霉味。没有双床不舒适。屋子里窗户没法上锁，独栋别墅没有安全感，很容易发生盗窃。山里还是阴气较重。住着有种压迫感。下次不再来。昨天吃的羊肉是假的，服务不热情，民风败坏掉了。路上限速20 40，摆明要抢钱，留下买路财，让人不舒服。</text:p>
          </table:table-cell>
          <table:table-cell/>
          <table:table-cell office:value-type="string" calcext:value-type="string">
            <text:p>jack</text:p>
          </table:table-cell>
          <table:table-cell office:value-type="string" calcext:value-type="string">
            <text:p>保亭</text:p>
          </table:table-cell>
          <table:table-cell table:number-columns-repeated="1004"/>
        </table:table-row>
        <table:table-row table:style-name="ro3">
          <table:table-cell table:style-name="ce1" table:formula="of:=[.A99]+1" office:value-type="date" office:date-value="2018-04-09" calcext:value-type="date">
            <text:p>04/09/18</text:p>
          </table:table-cell>
          <table:table-cell table:formula="of:=WEEKDAY([.A100];2)" office:value-type="float" office:value="1" calcext:value-type="float">
            <text:p>1</text:p>
          </table:table-cell>
          <table:table-cell table:style-name="ce2" office:value-type="string" calcext:value-type="string">
            <text:p>三亚mandarin oriental</text:p>
          </table:table-cell>
          <table:table-cell office:value-type="float" office:value="1100" calcext:value-type="float">
            <text:p>1100</text:p>
          </table:table-cell>
          <table:table-cell office:value-type="string" calcext:value-type="string">
            <text:p>jack</text:p>
          </table:table-cell>
          <table:table-cell office:value-type="string" calcext:value-type="string">
            <text:p>三亚</text:p>
          </table:table-cell>
          <table:table-cell table:number-columns-repeated="1004"/>
        </table:table-row>
        <table:table-row table:style-name="ro3">
          <table:table-cell table:style-name="ce1" table:formula="of:=[.A100]+1" office:value-type="date" office:date-value="2018-04-10" calcext:value-type="date">
            <text:p>04/10/18</text:p>
          </table:table-cell>
          <table:table-cell table:formula="of:=WEEKDAY([.A101];2)" office:value-type="float" office:value="2" calcext:value-type="float">
            <text:p>2</text:p>
          </table:table-cell>
          <table:table-cell table:style-name="ce2" office:value-type="string" calcext:value-type="string">
            <text:p>三亚mandarin oriental</text:p>
          </table:table-cell>
          <table:table-cell office:value-type="float" office:value="1100" calcext:value-type="float">
            <text:p>1100</text:p>
          </table:table-cell>
          <table:table-cell office:value-type="string" calcext:value-type="string">
            <text:p>jack</text:p>
          </table:table-cell>
          <table:table-cell office:value-type="string" calcext:value-type="string">
            <text:p>三亚</text:p>
          </table:table-cell>
          <table:table-cell table:number-columns-repeated="1004"/>
        </table:table-row>
        <table:table-row table:style-name="ro3">
          <table:table-cell table:style-name="ce1" table:formula="of:=[.A101]+1" office:value-type="date" office:date-value="2018-04-11" calcext:value-type="date">
            <text:p>04/11/18</text:p>
          </table:table-cell>
          <table:table-cell table:formula="of:=WEEKDAY([.A102];2)" office:value-type="float" office:value="3" calcext:value-type="float">
            <text:p>3</text:p>
          </table:table-cell>
          <table:table-cell table:style-name="ce2" office:value-type="string" calcext:value-type="string">
            <text:p>三亚park hyatt</text:p>
          </table:table-cell>
          <table:table-cell office:value-type="float" office:value="1200" calcext:value-type="float">
            <text:p>1200</text:p>
          </table:table-cell>
          <table:table-cell office:value-type="string" calcext:value-type="string">
            <text:p>jack</text:p>
          </table:table-cell>
          <table:table-cell office:value-type="string" calcext:value-type="string">
            <text:p>三亚</text:p>
          </table:table-cell>
          <table:table-cell table:number-columns-repeated="1004"/>
        </table:table-row>
        <table:table-row table:style-name="ro2">
          <table:table-cell table:style-name="ce1" table:formula="of:=[.A102]+1" office:value-type="date" office:date-value="2018-04-12" calcext:value-type="date">
            <text:p>04/12/18</text:p>
          </table:table-cell>
          <table:table-cell table:formula="of:=WEEKDAY([.A103];2)" office:value-type="float" office:value="4" calcext:value-type="float">
            <text:p>4</text:p>
          </table:table-cell>
          <table:table-cell table:style-name="ce2"/>
          <table:table-cell table:number-columns-repeated="1007"/>
        </table:table-row>
        <table:table-row table:style-name="ro2">
          <table:table-cell table:style-name="ce1" table:formula="of:=[.A103]+1" office:value-type="date" office:date-value="2018-04-13" calcext:value-type="date">
            <text:p>04/13/18</text:p>
          </table:table-cell>
          <table:table-cell table:formula="of:=WEEKDAY([.A104];2)" office:value-type="float" office:value="5" calcext:value-type="float">
            <text:p>5</text:p>
          </table:table-cell>
          <table:table-cell table:style-name="ce2"/>
          <table:table-cell table:number-columns-repeated="1007"/>
        </table:table-row>
        <table:table-row table:style-name="ro2">
          <table:table-cell table:style-name="ce1" table:formula="of:=[.A104]+1" office:value-type="date" office:date-value="2018-04-14" calcext:value-type="date">
            <text:p>04/14/18</text:p>
          </table:table-cell>
          <table:table-cell table:formula="of:=WEEKDAY([.A105];2)" office:value-type="float" office:value="6" calcext:value-type="float">
            <text:p>6</text:p>
          </table:table-cell>
          <table:table-cell table:style-name="ce2"/>
          <table:table-cell table:number-columns-repeated="1007"/>
        </table:table-row>
        <table:table-row table:style-name="ro2">
          <table:table-cell table:style-name="ce1" table:formula="of:=[.A105]+1" office:value-type="date" office:date-value="2018-04-15" calcext:value-type="date">
            <text:p>04/15/18</text:p>
          </table:table-cell>
          <table:table-cell table:formula="of:=WEEKDAY([.A106];2)" office:value-type="float" office:value="7" calcext:value-type="float">
            <text:p>7</text:p>
          </table:table-cell>
          <table:table-cell table:style-name="ce2"/>
          <table:table-cell table:number-columns-repeated="1007"/>
        </table:table-row>
        <table:table-row table:style-name="ro2">
          <table:table-cell table:style-name="ce1" table:formula="of:=[.A106]+1" office:value-type="date" office:date-value="2018-04-16" calcext:value-type="date">
            <text:p>04/16/18</text:p>
          </table:table-cell>
          <table:table-cell table:formula="of:=WEEKDAY([.A107];2)" office:value-type="float" office:value="1" calcext:value-type="float">
            <text:p>1</text:p>
          </table:table-cell>
          <table:table-cell table:style-name="ce2"/>
          <table:table-cell table:number-columns-repeated="1007"/>
        </table:table-row>
        <table:table-row table:style-name="ro2">
          <table:table-cell table:style-name="ce1" table:formula="of:=[.A107]+1" office:value-type="date" office:date-value="2018-04-17" calcext:value-type="date">
            <text:p>04/17/18</text:p>
          </table:table-cell>
          <table:table-cell table:formula="of:=WEEKDAY([.A108];2)" office:value-type="float" office:value="2" calcext:value-type="float">
            <text:p>2</text:p>
          </table:table-cell>
          <table:table-cell table:style-name="ce2"/>
          <table:table-cell table:number-columns-repeated="1007"/>
        </table:table-row>
        <table:table-row table:style-name="ro2">
          <table:table-cell table:style-name="ce1" table:formula="of:=[.A108]+1" office:value-type="date" office:date-value="2018-04-18" calcext:value-type="date">
            <text:p>04/18/18</text:p>
          </table:table-cell>
          <table:table-cell table:formula="of:=WEEKDAY([.A109];2)" office:value-type="float" office:value="3" calcext:value-type="float">
            <text:p>3</text:p>
          </table:table-cell>
          <table:table-cell table:style-name="ce2"/>
          <table:table-cell table:number-columns-repeated="1007"/>
        </table:table-row>
        <table:table-row table:style-name="ro3">
          <table:table-cell table:style-name="ce1" table:formula="of:=[.A109]+1" office:value-type="date" office:date-value="2018-04-19" calcext:value-type="date">
            <text:p>04/19/18</text:p>
          </table:table-cell>
          <table:table-cell table:formula="of:=WEEKDAY([.A110];2)" office:value-type="float" office:value="4" calcext:value-type="float">
            <text:p>4</text:p>
          </table:table-cell>
          <table:table-cell table:style-name="ce2" office:value-type="string" calcext:value-type="string">
            <text:p>海口香格里拉年会员(6000)</text:p>
          </table:table-cell>
          <table:table-cell office:value-type="float" office:value="6000" calcext:value-type="float">
            <text:p>6000</text:p>
          </table:table-cell>
          <table:table-cell table:number-columns-repeated="1006"/>
        </table:table-row>
        <table:table-row table:style-name="ro3">
          <table:table-cell table:style-name="ce1" table:formula="of:=[.A110]+1" office:value-type="date" office:date-value="2018-04-20" calcext:value-type="date">
            <text:p>04/20/18</text:p>
          </table:table-cell>
          <table:table-cell table:formula="of:=WEEKDAY([.A111];2)" office:value-type="float" office:value="5" calcext:value-type="float">
            <text:p>5</text:p>
          </table:table-cell>
          <table:table-cell table:style-name="ce2" office:value-type="string" calcext:value-type="string">
            <text:p>开车回深圳.(船420)</text:p>
          </table:table-cell>
          <table:table-cell office:value-type="float" office:value="420" calcext:value-type="float">
            <text:p>420</text:p>
          </table:table-cell>
          <table:table-cell/>
          <table:table-cell office:value-type="string" calcext:value-type="string">
            <text:p>sz</text:p>
          </table:table-cell>
          <table:table-cell table:number-columns-repeated="1004"/>
        </table:table-row>
        <table:table-row table:style-name="ro3">
          <table:table-cell table:style-name="ce1" table:formula="of:=[.A111]+1" office:value-type="date" office:date-value="2018-04-21" calcext:value-type="date">
            <text:p>04/21/18</text:p>
          </table:table-cell>
          <table:table-cell table:formula="of:=WEEKDAY([.A112];2)" office:value-type="float" office:value="6" calcext:value-type="float">
            <text:p>6</text:p>
          </table:table-cell>
          <table:table-cell table:style-name="ce2" office:value-type="string" calcext:value-type="string">
            <text:p>沃尔玛250</text:p>
          </table:table-cell>
          <table:table-cell office:value-type="float" office:value="250" calcext:value-type="float">
            <text:p>250</text:p>
          </table:table-cell>
          <table:table-cell/>
          <table:table-cell office:value-type="string" calcext:value-type="string">
            <text:p>sz</text:p>
          </table:table-cell>
          <table:table-cell table:number-columns-repeated="1004"/>
        </table:table-row>
        <table:table-row table:style-name="ro2">
          <table:table-cell table:style-name="ce1" table:formula="of:=[.A112]+1" office:value-type="date" office:date-value="2018-04-22" calcext:value-type="date">
            <text:p>04/22/18</text:p>
          </table:table-cell>
          <table:table-cell table:formula="of:=WEEKDAY([.A113];2)" office:value-type="float" office:value="7" calcext:value-type="float">
            <text:p>7</text:p>
          </table:table-cell>
          <table:table-cell table:style-name="ce2"/>
          <table:table-cell table:number-columns-repeated="1007"/>
        </table:table-row>
        <table:table-row table:style-name="ro2">
          <table:table-cell table:style-name="ce1" table:formula="of:=[.A113]+1" office:value-type="date" office:date-value="2018-04-23" calcext:value-type="date">
            <text:p>04/23/18</text:p>
          </table:table-cell>
          <table:table-cell table:formula="of:=WEEKDAY([.A114];2)" office:value-type="float" office:value="1" calcext:value-type="float">
            <text:p>1</text:p>
          </table:table-cell>
          <table:table-cell table:style-name="ce2"/>
          <table:table-cell table:number-columns-repeated="1007"/>
        </table:table-row>
        <table:table-row table:style-name="ro3">
          <table:table-cell table:style-name="ce1" table:formula="of:=[.A114]+1" office:value-type="date" office:date-value="2018-04-24" calcext:value-type="date">
            <text:p>04/24/18</text:p>
          </table:table-cell>
          <table:table-cell table:formula="of:=WEEKDAY([.A115];2)" office:value-type="float" office:value="2" calcext:value-type="float">
            <text:p>2</text:p>
          </table:table-cell>
          <table:table-cell table:style-name="ce2" office:value-type="string" calcext:value-type="string">
            <text:p>家乐园华强北吃午餐.</text:p>
          </table:table-cell>
          <table:table-cell table:number-columns-repeated="1007"/>
        </table:table-row>
        <table:table-row table:style-name="ro2">
          <table:table-cell table:style-name="ce1" table:formula="of:=[.A115]+1" office:value-type="date" office:date-value="2018-04-25" calcext:value-type="date">
            <text:p>04/25/18</text:p>
          </table:table-cell>
          <table:table-cell table:formula="of:=WEEKDAY([.A116];2)" office:value-type="float" office:value="3" calcext:value-type="float">
            <text:p>3</text:p>
          </table:table-cell>
          <table:table-cell table:style-name="ce2"/>
          <table:table-cell table:number-columns-repeated="1007"/>
        </table:table-row>
        <table:table-row table:style-name="ro3">
          <table:table-cell table:style-name="ce1" table:formula="of:=[.A116]+1" office:value-type="date" office:date-value="2018-04-26" calcext:value-type="date">
            <text:p>04/26/18</text:p>
          </table:table-cell>
          <table:table-cell table:formula="of:=WEEKDAY([.A117];2)" office:value-type="float" office:value="4" calcext:value-type="float">
            <text:p>4</text:p>
          </table:table-cell>
          <table:table-cell table:style-name="ce2" office:value-type="string" calcext:value-type="string">
            <text:p>千味涮.</text:p>
          </table:table-cell>
          <table:table-cell table:number-columns-repeated="1007"/>
        </table:table-row>
        <table:table-row table:style-name="ro2">
          <table:table-cell table:style-name="ce1" table:formula="of:=[.A117]+1" office:value-type="date" office:date-value="2018-04-27" calcext:value-type="date">
            <text:p>04/27/18</text:p>
          </table:table-cell>
          <table:table-cell table:formula="of:=WEEKDAY([.A118];2)" office:value-type="float" office:value="5" calcext:value-type="float">
            <text:p>5</text:p>
          </table:table-cell>
          <table:table-cell table:style-name="ce2"/>
          <table:table-cell table:number-columns-repeated="1007"/>
        </table:table-row>
        <table:table-row table:style-name="ro3">
          <table:table-cell table:style-name="ce1" table:formula="of:=[.A118]+1" office:value-type="date" office:date-value="2018-04-28" calcext:value-type="date">
            <text:p>04/28/18</text:p>
          </table:table-cell>
          <table:table-cell table:formula="of:=WEEKDAY([.A119];2)" office:value-type="float" office:value="6" calcext:value-type="float">
            <text:p>6</text:p>
          </table:table-cell>
          <table:table-cell table:style-name="ce2" office:value-type="string" calcext:value-type="string">
            <text:p>广州,吃都城.</text:p>
          </table:table-cell>
          <table:table-cell table:formula="of:=80+80+29" office:value-type="float" office:value="189" calcext:value-type="float">
            <text:p>189</text:p>
          </table:table-cell>
          <table:table-cell/>
          <table:table-cell office:value-type="string" calcext:value-type="string">
            <text:p>gz</text:p>
          </table:table-cell>
          <table:table-cell table:number-columns-repeated="1004"/>
        </table:table-row>
        <table:table-row table:style-name="ro3">
          <table:table-cell table:style-name="ce1" table:formula="of:=[.A119]+1" office:value-type="date" office:date-value="2018-04-29" calcext:value-type="date">
            <text:p>04/29/18</text:p>
          </table:table-cell>
          <table:table-cell table:formula="of:=WEEKDAY([.A120];2)" office:value-type="float" office:value="7" calcext:value-type="float">
            <text:p>7</text:p>
          </table:table-cell>
          <table:table-cell table:style-name="ce2" office:value-type="string" calcext:value-type="string">
            <text:p>在深圳海岸城大家乐.反省17年夏天失误,辰时运动,获得crowd energy.</text:p>
          </table:table-cell>
          <table:table-cell table:number-columns-repeated="2"/>
          <table:table-cell office:value-type="string" calcext:value-type="string">
            <text:p>sz</text:p>
          </table:table-cell>
          <table:table-cell table:number-columns-repeated="1004"/>
        </table:table-row>
        <table:table-row table:style-name="ro2">
          <table:table-cell table:style-name="ce1" table:formula="of:=[.A120]+1" office:value-type="date" office:date-value="2018-04-30" calcext:value-type="date">
            <text:p>04/30/18</text:p>
          </table:table-cell>
          <table:table-cell table:formula="of:=WEEKDAY([.A121];2)" office:value-type="float" office:value="1" calcext:value-type="float">
            <text:p>1</text:p>
          </table:table-cell>
          <table:table-cell table:style-name="ce2"/>
          <table:table-cell table:number-columns-repeated="1007"/>
        </table:table-row>
        <table:table-row table:style-name="ro2">
          <table:table-cell table:style-name="ce1" table:formula="of:=[.A121]+1" office:value-type="date" office:date-value="2018-05-01" calcext:value-type="date">
            <text:p>05/01/18</text:p>
          </table:table-cell>
          <table:table-cell table:formula="of:=WEEKDAY([.A122];2)" office:value-type="float" office:value="2" calcext:value-type="float">
            <text:p>2</text:p>
          </table:table-cell>
          <table:table-cell table:style-name="ce2"/>
          <table:table-cell table:number-columns-repeated="1007"/>
        </table:table-row>
        <table:table-row table:style-name="ro2">
          <table:table-cell table:style-name="ce1" table:formula="of:=[.A122]+1" office:value-type="date" office:date-value="2018-05-02" calcext:value-type="date">
            <text:p>05/02/18</text:p>
          </table:table-cell>
          <table:table-cell table:formula="of:=WEEKDAY([.A123];2)" office:value-type="float" office:value="3" calcext:value-type="float">
            <text:p>3</text:p>
          </table:table-cell>
          <table:table-cell table:style-name="ce2"/>
          <table:table-cell table:number-columns-repeated="1007"/>
        </table:table-row>
        <table:table-row table:style-name="ro2">
          <table:table-cell table:style-name="ce1" table:formula="of:=[.A123]+1" office:value-type="date" office:date-value="2018-05-03" calcext:value-type="date">
            <text:p>05/03/18</text:p>
          </table:table-cell>
          <table:table-cell table:formula="of:=WEEKDAY([.A124];2)" office:value-type="float" office:value="4" calcext:value-type="float">
            <text:p>4</text:p>
          </table:table-cell>
          <table:table-cell table:style-name="ce2"/>
          <table:table-cell table:number-columns-repeated="1007"/>
        </table:table-row>
        <table:table-row table:style-name="ro2">
          <table:table-cell table:style-name="ce1" table:formula="of:=[.A124]+1" office:value-type="date" office:date-value="2018-05-04" calcext:value-type="date">
            <text:p>05/04/18</text:p>
          </table:table-cell>
          <table:table-cell table:formula="of:=WEEKDAY([.A125];2)" office:value-type="float" office:value="5" calcext:value-type="float">
            <text:p>5</text:p>
          </table:table-cell>
          <table:table-cell table:style-name="ce2"/>
          <table:table-cell table:number-columns-repeated="1007"/>
        </table:table-row>
        <table:table-row table:style-name="ro2">
          <table:table-cell table:style-name="ce1" office:value-type="date" office:date-value="2018-05-05" calcext:value-type="date">
            <text:p>05/05/18</text:p>
          </table:table-cell>
          <table:table-cell table:formula="of:=WEEKDAY([.A126];2)" office:value-type="float" office:value="6" calcext:value-type="float">
            <text:p>6</text:p>
          </table:table-cell>
          <table:table-cell table:style-name="ce2"/>
          <table:table-cell table:number-columns-repeated="1007"/>
        </table:table-row>
        <table:table-row table:style-name="ro2">
          <table:table-cell table:style-name="ce1" office:value-type="date" office:date-value="2018-05-06" calcext:value-type="date">
            <text:p>05/06/18</text:p>
          </table:table-cell>
          <table:table-cell table:formula="of:=WEEKDAY([.A127];2)" office:value-type="float" office:value="7" calcext:value-type="float">
            <text:p>7</text:p>
          </table:table-cell>
          <table:table-cell table:style-name="ce2"/>
          <table:table-cell table:number-columns-repeated="1007"/>
        </table:table-row>
        <table:table-row table:style-name="ro3">
          <table:table-cell table:style-name="ce1" office:value-type="date" office:date-value="2018-05-07" calcext:value-type="date">
            <text:p>05/07/18</text:p>
          </table:table-cell>
          <table:table-cell table:formula="of:=WEEKDAY([.A128];2)" office:value-type="float" office:value="1" calcext:value-type="float">
            <text:p>1</text:p>
          </table:table-cell>
          <table:table-cell table:style-name="ce2" office:value-type="string" calcext:value-type="string">
            <text:p>开始搞inventory trader - 无效策略.</text:p>
          </table:table-cell>
          <table:table-cell table:number-columns-repeated="1007"/>
        </table:table-row>
        <table:table-row table:style-name="ro2">
          <table:table-cell table:style-name="ce1" office:value-type="date" office:date-value="2018-05-08" calcext:value-type="date">
            <text:p>05/08/18</text:p>
          </table:table-cell>
          <table:table-cell table:formula="of:=WEEKDAY([.A129];2)" office:value-type="float" office:value="2" calcext:value-type="float">
            <text:p>2</text:p>
          </table:table-cell>
          <table:table-cell table:style-name="ce2"/>
          <table:table-cell table:number-columns-repeated="1007"/>
        </table:table-row>
        <table:table-row table:style-name="ro2">
          <table:table-cell table:style-name="ce1" office:value-type="date" office:date-value="2018-05-09" calcext:value-type="date">
            <text:p>05/09/18</text:p>
          </table:table-cell>
          <table:table-cell table:formula="of:=WEEKDAY([.A130];2)" office:value-type="float" office:value="3" calcext:value-type="float">
            <text:p>3</text:p>
          </table:table-cell>
          <table:table-cell table:style-name="ce2"/>
          <table:table-cell table:number-columns-repeated="1007"/>
        </table:table-row>
        <table:table-row table:style-name="ro2">
          <table:table-cell table:style-name="ce1" office:value-type="date" office:date-value="2018-05-10" calcext:value-type="date">
            <text:p>05/10/18</text:p>
          </table:table-cell>
          <table:table-cell table:formula="of:=WEEKDAY([.A131];2)" office:value-type="float" office:value="4" calcext:value-type="float">
            <text:p>4</text:p>
          </table:table-cell>
          <table:table-cell table:style-name="ce2"/>
          <table:table-cell table:number-columns-repeated="1007"/>
        </table:table-row>
        <table:table-row table:style-name="ro2">
          <table:table-cell table:style-name="ce1" office:value-type="date" office:date-value="2018-05-11" calcext:value-type="date">
            <text:p>05/11/18</text:p>
          </table:table-cell>
          <table:table-cell table:formula="of:=WEEKDAY([.A132];2)" office:value-type="float" office:value="5" calcext:value-type="float">
            <text:p>5</text:p>
          </table:table-cell>
          <table:table-cell table:style-name="ce2"/>
          <table:table-cell table:number-columns-repeated="1007"/>
        </table:table-row>
        <table:table-row table:style-name="ro2">
          <table:table-cell table:style-name="ce1" office:value-type="date" office:date-value="2018-05-12" calcext:value-type="date">
            <text:p>05/12/18</text:p>
          </table:table-cell>
          <table:table-cell table:formula="of:=WEEKDAY([.A133];2)" office:value-type="float" office:value="6" calcext:value-type="float">
            <text:p>6</text:p>
          </table:table-cell>
          <table:table-cell table:style-name="ce2"/>
          <table:table-cell table:number-columns-repeated="1007"/>
        </table:table-row>
        <table:table-row table:style-name="ro2">
          <table:table-cell table:style-name="ce1" office:value-type="date" office:date-value="2018-05-13" calcext:value-type="date">
            <text:p>05/13/18</text:p>
          </table:table-cell>
          <table:table-cell table:formula="of:=WEEKDAY([.A134];2)" office:value-type="float" office:value="7" calcext:value-type="float">
            <text:p>7</text:p>
          </table:table-cell>
          <table:table-cell table:style-name="ce2"/>
          <table:table-cell table:number-columns-repeated="1007"/>
        </table:table-row>
        <table:table-row table:style-name="ro2">
          <table:table-cell table:style-name="ce1" office:value-type="date" office:date-value="2018-05-14" calcext:value-type="date">
            <text:p>05/14/18</text:p>
          </table:table-cell>
          <table:table-cell table:formula="of:=WEEKDAY([.A135];2)" office:value-type="float" office:value="1" calcext:value-type="float">
            <text:p>1</text:p>
          </table:table-cell>
          <table:table-cell table:style-name="ce2"/>
          <table:table-cell table:number-columns-repeated="1007"/>
        </table:table-row>
        <table:table-row table:style-name="ro3">
          <table:table-cell table:style-name="ce1" office:value-type="date" office:date-value="2018-05-15" calcext:value-type="date">
            <text:p>05/15/18</text:p>
          </table:table-cell>
          <table:table-cell table:formula="of:=WEEKDAY([.A136];2)" office:value-type="float" office:value="2" calcext:value-type="float">
            <text:p>2</text:p>
          </table:table-cell>
          <table:table-cell table:style-name="ce2" office:value-type="string" calcext:value-type="string">
            <text:p>深圳剪头发,优剪.</text:p>
          </table:table-cell>
          <table:table-cell table:number-columns-repeated="1007"/>
        </table:table-row>
        <table:table-row table:style-name="ro2">
          <table:table-cell table:style-name="ce1" office:value-type="date" office:date-value="2018-05-16" calcext:value-type="date">
            <text:p>05/16/18</text:p>
          </table:table-cell>
          <table:table-cell table:formula="of:=WEEKDAY([.A137];2)" office:value-type="float" office:value="3" calcext:value-type="float">
            <text:p>3</text:p>
          </table:table-cell>
          <table:table-cell table:style-name="ce2"/>
          <table:table-cell table:number-columns-repeated="1007"/>
        </table:table-row>
        <table:table-row table:style-name="ro2">
          <table:table-cell table:style-name="ce1" office:value-type="date" office:date-value="2018-05-17" calcext:value-type="date">
            <text:p>05/17/18</text:p>
          </table:table-cell>
          <table:table-cell table:formula="of:=WEEKDAY([.A138];2)" office:value-type="float" office:value="4" calcext:value-type="float">
            <text:p>4</text:p>
          </table:table-cell>
          <table:table-cell table:style-name="ce2"/>
          <table:table-cell table:number-columns-repeated="1007"/>
        </table:table-row>
        <table:table-row table:style-name="ro2">
          <table:table-cell table:style-name="ce1" office:value-type="date" office:date-value="2018-05-18" calcext:value-type="date">
            <text:p>05/18/18</text:p>
          </table:table-cell>
          <table:table-cell table:formula="of:=WEEKDAY([.A139];2)" office:value-type="float" office:value="5" calcext:value-type="float">
            <text:p>5</text:p>
          </table:table-cell>
          <table:table-cell table:style-name="ce2"/>
          <table:table-cell table:number-columns-repeated="1007"/>
        </table:table-row>
        <table:table-row table:style-name="ro2">
          <table:table-cell table:style-name="ce1" office:value-type="date" office:date-value="2018-05-19" calcext:value-type="date">
            <text:p>05/19/18</text:p>
          </table:table-cell>
          <table:table-cell table:formula="of:=WEEKDAY([.A140];2)" office:value-type="float" office:value="6" calcext:value-type="float">
            <text:p>6</text:p>
          </table:table-cell>
          <table:table-cell table:style-name="ce2"/>
          <table:table-cell table:number-columns-repeated="1007"/>
        </table:table-row>
        <table:table-row table:style-name="ro2">
          <table:table-cell table:style-name="ce1" office:value-type="date" office:date-value="2018-05-20" calcext:value-type="date">
            <text:p>05/20/18</text:p>
          </table:table-cell>
          <table:table-cell table:formula="of:=WEEKDAY([.A141];2)" office:value-type="float" office:value="7" calcext:value-type="float">
            <text:p>7</text:p>
          </table:table-cell>
          <table:table-cell table:style-name="ce2"/>
          <table:table-cell table:number-columns-repeated="1007"/>
        </table:table-row>
        <table:table-row table:style-name="ro2">
          <table:table-cell table:style-name="ce1" office:value-type="date" office:date-value="2018-05-21" calcext:value-type="date">
            <text:p>05/21/18</text:p>
          </table:table-cell>
          <table:table-cell table:formula="of:=WEEKDAY([.A142];2)" office:value-type="float" office:value="1" calcext:value-type="float">
            <text:p>1</text:p>
          </table:table-cell>
          <table:table-cell table:style-name="ce2"/>
          <table:table-cell table:number-columns-repeated="1007"/>
        </table:table-row>
        <table:table-row table:style-name="ro3">
          <table:table-cell table:style-name="ce1" office:value-type="date" office:date-value="2018-05-22" calcext:value-type="date">
            <text:p>05/22/18</text:p>
          </table:table-cell>
          <table:table-cell table:formula="of:=WEEKDAY([.A143];2)" office:value-type="float" office:value="2" calcext:value-type="float">
            <text:p>2</text:p>
          </table:table-cell>
          <table:table-cell table:style-name="ce2" office:value-type="string" calcext:value-type="string">
            <text:p>坐火车从深圳到长沙,商务座,晚上去的,住在檀香山酒店(368).动车组吃快餐,难吃(49)</text:p>
          </table:table-cell>
          <table:table-cell table:formula="of:=750+350" office:value-type="float" office:value="1100" calcext:value-type="float">
            <text:p>1100</text:p>
          </table:table-cell>
          <table:table-cell table:number-columns-repeated="1006"/>
        </table:table-row>
        <table:table-row table:style-name="ro3">
          <table:table-cell table:style-name="ce1" office:value-type="date" office:date-value="2018-05-23" calcext:value-type="date">
            <text:p>05/23/18</text:p>
          </table:table-cell>
          <table:table-cell table:formula="of:=WEEKDAY([.A144];2)" office:value-type="float" office:value="3" calcext:value-type="float">
            <text:p>3</text:p>
          </table:table-cell>
          <table:table-cell table:style-name="ce2" office:value-type="string" calcext:value-type="string">
            <text:p>长沙南到郑州东.长沙南吃的麦当劳.住的檀香山酒店.</text:p>
          </table:table-cell>
          <table:table-cell office:value-type="float" office:value="630" calcext:value-type="float">
            <text:p>630</text:p>
          </table:table-cell>
          <table:table-cell table:number-columns-repeated="1006"/>
        </table:table-row>
        <table:table-row table:style-name="ro5">
          <table:table-cell table:style-name="ce1" office:value-type="date" office:date-value="2018-05-24" calcext:value-type="date">
            <text:p>05/24/18</text:p>
          </table:table-cell>
          <table:table-cell table:formula="of:=WEEKDAY([.A145];2)" office:value-type="float" office:value="4" calcext:value-type="float">
            <text:p>4</text:p>
          </table:table-cell>
          <table:table-cell table:style-name="ce2" office:value-type="string" calcext:value-type="string">
            <text:p>从郑州东坐车到北京西. (830补记). 郑州的东西很好吃. 在北京住456三天.住在维也纳,差,在国图旁边.吃了楼下了新疆菜,大盘鸡都是地沟油.包子.不会再去.</text:p>
          </table:table-cell>
          <table:table-cell office:value-type="float" office:value="495" calcext:value-type="float">
            <text:p>495</text:p>
          </table:table-cell>
          <table:table-cell/>
          <table:table-cell office:value-type="string" calcext:value-type="string">
            <text:p>zhengzhou</text:p>
          </table:table-cell>
          <table:table-cell table:number-columns-repeated="1004"/>
        </table:table-row>
        <table:table-row table:style-name="ro3">
          <table:table-cell table:style-name="ce1" office:value-type="date" office:date-value="2018-05-25" calcext:value-type="date">
            <text:p>05/25/18</text:p>
          </table:table-cell>
          <table:table-cell table:formula="of:=WEEKDAY([.A146];2)" office:value-type="float" office:value="5" calcext:value-type="float">
            <text:p>5</text:p>
          </table:table-cell>
          <table:table-cell table:style-name="ce2" office:value-type="string" calcext:value-type="string">
            <text:p>北京开始会议,临时取消北大场馆,后来又在人大.北京脏乱差,热,雾霾,非常不宜居.</text:p>
          </table:table-cell>
          <table:table-cell office:value-type="float" office:value="1753" calcext:value-type="float">
            <text:p>1753</text:p>
          </table:table-cell>
          <table:table-cell table:number-columns-repeated="1006"/>
        </table:table-row>
        <table:table-row table:style-name="ro3">
          <table:table-cell table:style-name="ce1" office:value-type="date" office:date-value="2018-05-26" calcext:value-type="date">
            <text:p>05/26/18</text:p>
          </table:table-cell>
          <table:table-cell table:formula="of:=WEEKDAY([.A147];2)" office:value-type="float" office:value="6" calcext:value-type="float">
            <text:p>6</text:p>
          </table:table-cell>
          <table:table-cell table:style-name="ce2" office:value-type="string" calcext:value-type="string">
            <text:p>开会.中午头疼.中午吃大盘鸡.</text:p>
          </table:table-cell>
          <table:table-cell table:number-columns-repeated="1007"/>
        </table:table-row>
        <table:table-row table:style-name="ro3">
          <table:table-cell table:style-name="ce1" office:value-type="date" office:date-value="2018-05-27" calcext:value-type="date">
            <text:p>05/27/18</text:p>
          </table:table-cell>
          <table:table-cell table:formula="of:=WEEKDAY([.A148];2)" office:value-type="float" office:value="7" calcext:value-type="float">
            <text:p>7</text:p>
          </table:table-cell>
          <table:table-cell table:style-name="ce2" office:value-type="string" calcext:value-type="string">
            <text:p>会议人太多7:10坐动车青岛.疯狂安检.上合会议.住在青岛万象城旁边绿峰雅阁.</text:p>
          </table:table-cell>
          <table:table-cell office:value-type="float" office:value="500" calcext:value-type="float">
            <text:p>500</text:p>
          </table:table-cell>
          <table:table-cell/>
          <table:table-cell office:value-type="string" calcext:value-type="string">
            <text:p>青岛</text:p>
          </table:table-cell>
          <table:table-cell table:number-columns-repeated="1004"/>
        </table:table-row>
        <table:table-row table:style-name="ro3">
          <table:table-cell table:style-name="ce1" office:value-type="date" office:date-value="2018-05-28" calcext:value-type="date">
            <text:p>05/28/18</text:p>
          </table:table-cell>
          <table:table-cell table:formula="of:=WEEKDAY([.A149];2)" office:value-type="float" office:value="1" calcext:value-type="float">
            <text:p>1</text:p>
          </table:table-cell>
          <table:table-cell table:style-name="ce2" office:value-type="string" calcext:value-type="string">
            <text:p>青岛绿峰雅阁.</text:p>
          </table:table-cell>
          <table:table-cell office:value-type="float" office:value="500" calcext:value-type="float">
            <text:p>500</text:p>
          </table:table-cell>
          <table:table-cell/>
          <table:table-cell office:value-type="string" calcext:value-type="string">
            <text:p>青岛</text:p>
          </table:table-cell>
          <table:table-cell table:number-columns-repeated="1004"/>
        </table:table-row>
        <table:table-row table:style-name="ro3">
          <table:table-cell table:style-name="ce1" office:value-type="date" office:date-value="2018-05-29" calcext:value-type="date">
            <text:p>05/29/18</text:p>
          </table:table-cell>
          <table:table-cell table:formula="of:=WEEKDAY([.A150];2)" office:value-type="float" office:value="2" calcext:value-type="float">
            <text:p>2</text:p>
          </table:table-cell>
          <table:table-cell table:style-name="ce2" office:value-type="string" calcext:value-type="string">
            <text:p>青岛远雄</text:p>
          </table:table-cell>
          <table:table-cell office:value-type="float" office:value="500" calcext:value-type="float">
            <text:p>500</text:p>
          </table:table-cell>
          <table:table-cell/>
          <table:table-cell office:value-type="string" calcext:value-type="string">
            <text:p>青岛</text:p>
          </table:table-cell>
          <table:table-cell table:number-columns-repeated="1004"/>
        </table:table-row>
        <table:table-row table:style-name="ro3">
          <table:table-cell table:style-name="ce1" office:value-type="date" office:date-value="2018-05-30" calcext:value-type="date">
            <text:p>05/30/18</text:p>
          </table:table-cell>
          <table:table-cell table:formula="of:=WEEKDAY([.A151];2)" office:value-type="float" office:value="3" calcext:value-type="float">
            <text:p>3</text:p>
          </table:table-cell>
          <table:table-cell table:style-name="ce2" office:value-type="string" calcext:value-type="string">
            <text:p>青岛远雄</text:p>
          </table:table-cell>
          <table:table-cell table:number-columns-repeated="2"/>
          <table:table-cell office:value-type="string" calcext:value-type="string">
            <text:p>青岛</text:p>
          </table:table-cell>
          <table:table-cell table:number-columns-repeated="1004"/>
        </table:table-row>
        <table:table-row table:style-name="ro3">
          <table:table-cell table:style-name="ce1" office:value-type="date" office:date-value="2018-05-31" calcext:value-type="date">
            <text:p>05/31/18</text:p>
          </table:table-cell>
          <table:table-cell table:formula="of:=WEEKDAY([.A152];2)" office:value-type="float" office:value="4" calcext:value-type="float">
            <text:p>4</text:p>
          </table:table-cell>
          <table:table-cell table:style-name="ce2" office:value-type="string" calcext:value-type="string">
            <text:p>威海,中午锦绣, 晚上威高千味涮.</text:p>
          </table:table-cell>
          <table:table-cell table:number-columns-repeated="2"/>
          <table:table-cell office:value-type="string" calcext:value-type="string">
            <text:p>威海</text:p>
          </table:table-cell>
          <table:table-cell table:number-columns-repeated="1004"/>
        </table:table-row>
        <table:table-row table:style-name="ro3">
          <table:table-cell table:style-name="ce1" office:value-type="date" office:date-value="2018-06-01" calcext:value-type="date">
            <text:p>06/01/18</text:p>
          </table:table-cell>
          <table:table-cell table:formula="of:=WEEKDAY([.A153];2)" office:value-type="float" office:value="5" calcext:value-type="float">
            <text:p>5</text:p>
          </table:table-cell>
          <table:table-cell table:style-name="ce2" office:value-type="string" calcext:value-type="string">
            <text:p>威海,饺子,韩餐, 当天往返烟台,抵抗力下降.很累.</text:p>
          </table:table-cell>
          <table:table-cell table:number-columns-repeated="1007"/>
        </table:table-row>
        <table:table-row table:style-name="ro5">
          <table:table-cell table:style-name="ce1" office:value-type="date" office:date-value="2018-06-02" calcext:value-type="date">
            <text:p>06/02/18</text:p>
          </table:table-cell>
          <table:table-cell table:formula="of:=WEEKDAY([.A154];2)" office:value-type="float" office:value="6" calcext:value-type="float">
            <text:p>6</text:p>
          </table:table-cell>
          <table:table-cell table:style-name="ce2" office:value-type="string" calcext:value-type="string">
            <text:p>烟台,住best western,味道非常大,踩地雷.第二天休息不好. 感冒.晚上在烟台大悦城吃的煎饼果子和小丸子(25).(1230补记,这个是个大地雷,从此western一生黑)</text:p>
          </table:table-cell>
          <table:table-cell office:value-type="float" office:value="600" calcext:value-type="float">
            <text:p>600</text:p>
          </table:table-cell>
          <table:table-cell table:number-columns-repeated="1006"/>
        </table:table-row>
        <table:table-row table:style-name="ro3">
          <table:table-cell table:style-name="ce1" office:value-type="date" office:date-value="2018-06-03" calcext:value-type="date">
            <text:p>06/03/18</text:p>
          </table:table-cell>
          <table:table-cell table:formula="of:=WEEKDAY([.A155];2)" office:value-type="float" office:value="7" calcext:value-type="float">
            <text:p>7</text:p>
          </table:table-cell>
          <table:table-cell table:style-name="ce2" office:value-type="string" calcext:value-type="string">
            <text:p>海阳,大办婚礼,饭吃了200,在碧桂园农村里面.山东农村的落后.最脏的地方.这个时候已经开始感冒了.</text:p>
          </table:table-cell>
          <table:table-cell table:number-columns-repeated="1007"/>
        </table:table-row>
        <table:table-row table:style-name="ro5">
          <table:table-cell table:style-name="ce1" office:value-type="date" office:date-value="2018-06-04" calcext:value-type="date">
            <text:p>06/04/18</text:p>
          </table:table-cell>
          <table:table-cell table:formula="of:=WEEKDAY([.A156];2)" office:value-type="float" office:value="1" calcext:value-type="float">
            <text:p>1</text:p>
          </table:table-cell>
          <table:table-cell table:style-name="ce2" office:value-type="string" calcext:value-type="string">
            <text:p>westin(816).感冒大了,在westin大鼻涕一把又一把. 庆丰包子,鸡蛋,橙汁对康复帮助很大.感冒原因是睡眠不好,今年后期开始关窗帘睡.这个让睡的时间更长,睡眠质量更好.</text:p>
          </table:table-cell>
          <table:table-cell office:value-type="float" office:value="816" calcext:value-type="float">
            <text:p>816</text:p>
          </table:table-cell>
          <table:table-cell table:number-columns-repeated="1006"/>
        </table:table-row>
        <table:table-row table:style-name="ro6">
          <table:table-cell table:style-name="ce1" office:value-type="date" office:date-value="2018-06-05" calcext:value-type="date">
            <text:p>06/05/18</text:p>
          </table:table-cell>
          <table:table-cell table:formula="of:=WEEKDAY([.A157];2)" office:value-type="float" office:value="2" calcext:value-type="float">
            <text:p>2</text:p>
          </table:table-cell>
          <table:table-cell table:style-name="ce2" office:value-type="string" calcext:value-type="string">
            <text:p>青岛到南京南(535).这时候感冒还没好.青岛早晨太冷了,才18度.离开山东很开心.晚上住金陵饭店(645)</text:p>
          </table:table-cell>
          <table:table-cell table:formula="of:=535+645" office:value-type="float" office:value="1180" calcext:value-type="float">
            <text:p>1180</text:p>
          </table:table-cell>
          <table:table-cell table:number-columns-repeated="1006"/>
        </table:table-row>
        <table:table-row table:style-name="ro3">
          <table:table-cell table:style-name="ce1" office:value-type="date" office:date-value="2018-06-06" calcext:value-type="date">
            <text:p>06/06/18</text:p>
          </table:table-cell>
          <table:table-cell table:formula="of:=WEEKDAY([.A158];2)" office:value-type="float" office:value="3" calcext:value-type="float">
            <text:p>3</text:p>
          </table:table-cell>
          <table:table-cell table:style-name="ce2" office:value-type="string" calcext:value-type="string">
            <text:p>南京.中午吃苏克快餐.(20).饭是凉的,肉是旧的.橘子饭店.(408)</text:p>
          </table:table-cell>
          <table:table-cell table:number-columns-repeated="2"/>
          <table:table-cell office:value-type="string" calcext:value-type="string">
            <text:p>南京</text:p>
          </table:table-cell>
          <table:table-cell table:number-columns-repeated="1004"/>
        </table:table-row>
        <table:table-row table:style-name="ro3">
          <table:table-cell table:style-name="ce1" office:value-type="date" office:date-value="2018-06-07" calcext:value-type="date">
            <text:p>06/07/18</text:p>
          </table:table-cell>
          <table:table-cell table:formula="of:=WEEKDAY([.A159];2)" office:value-type="float" office:value="4" calcext:value-type="float">
            <text:p>4</text:p>
          </table:table-cell>
          <table:table-cell table:style-name="ce2" office:value-type="string" calcext:value-type="string">
            <text:p>南京往长沙的路上.晚上住的檀香山.</text:p>
          </table:table-cell>
          <table:table-cell office:value-type="float" office:value="338" calcext:value-type="float">
            <text:p>338</text:p>
          </table:table-cell>
          <table:table-cell table:number-columns-repeated="1006"/>
        </table:table-row>
        <table:table-row table:style-name="ro3">
          <table:table-cell table:style-name="ce1" office:value-type="date" office:date-value="2018-06-08" calcext:value-type="date">
            <text:p>06/08/18</text:p>
          </table:table-cell>
          <table:table-cell table:formula="of:=WEEKDAY([.A160];2)" office:value-type="float" office:value="5" calcext:value-type="float">
            <text:p>5</text:p>
          </table:table-cell>
          <table:table-cell table:style-name="ce2" office:value-type="string" calcext:value-type="string">
            <text:p>长沙南到深圳北.</text:p>
          </table:table-cell>
          <table:table-cell office:value-type="float" office:value="604" calcext:value-type="float">
            <text:p>604</text:p>
          </table:table-cell>
          <table:table-cell/>
          <table:table-cell office:value-type="string" calcext:value-type="string">
            <text:p>深圳</text:p>
          </table:table-cell>
          <table:table-cell table:number-columns-repeated="1004"/>
        </table:table-row>
        <table:table-row table:style-name="ro3">
          <table:table-cell table:style-name="ce1" office:value-type="date" office:date-value="2018-06-09" calcext:value-type="date">
            <text:p>06/09/18</text:p>
          </table:table-cell>
          <table:table-cell table:formula="of:=WEEKDAY([.A161];2)" office:value-type="float" office:value="6" calcext:value-type="float">
            <text:p>6</text:p>
          </table:table-cell>
          <table:table-cell table:style-name="ce2" office:value-type="string" calcext:value-type="string">
            <text:p>听了幻方量化的招商证券的讲座.后期8月清仓,再也没参加过他们的活动.这次活动对我影响很大,后来一直都在搞量化和自动化.</text:p>
          </table:table-cell>
          <table:table-cell table:number-columns-repeated="1007"/>
        </table:table-row>
        <table:table-row table:style-name="ro2">
          <table:table-cell table:style-name="ce1" office:value-type="date" office:date-value="2018-06-10" calcext:value-type="date">
            <text:p>06/10/18</text:p>
          </table:table-cell>
          <table:table-cell table:formula="of:=WEEKDAY([.A162];2)" office:value-type="float" office:value="7" calcext:value-type="float">
            <text:p>7</text:p>
          </table:table-cell>
          <table:table-cell table:style-name="ce2"/>
          <table:table-cell table:number-columns-repeated="1007"/>
        </table:table-row>
        <table:table-row table:style-name="ro2">
          <table:table-cell table:style-name="ce1" office:value-type="date" office:date-value="2018-06-11" calcext:value-type="date">
            <text:p>06/11/18</text:p>
          </table:table-cell>
          <table:table-cell table:formula="of:=WEEKDAY([.A163];2)" office:value-type="float" office:value="1" calcext:value-type="float">
            <text:p>1</text:p>
          </table:table-cell>
          <table:table-cell table:style-name="ce2"/>
          <table:table-cell table:number-columns-repeated="1007"/>
        </table:table-row>
        <table:table-row table:style-name="ro2">
          <table:table-cell table:style-name="ce1" office:value-type="date" office:date-value="2018-06-12" calcext:value-type="date">
            <text:p>06/12/18</text:p>
          </table:table-cell>
          <table:table-cell table:formula="of:=WEEKDAY([.A164];2)" office:value-type="float" office:value="2" calcext:value-type="float">
            <text:p>2</text:p>
          </table:table-cell>
          <table:table-cell table:style-name="ce2"/>
          <table:table-cell table:number-columns-repeated="1007"/>
        </table:table-row>
        <table:table-row table:style-name="ro3">
          <table:table-cell table:style-name="ce1" office:value-type="date" office:date-value="2018-06-13" calcext:value-type="date">
            <text:p>06/13/18</text:p>
          </table:table-cell>
          <table:table-cell table:formula="of:=WEEKDAY([.A165];2)" office:value-type="float" office:value="3" calcext:value-type="float">
            <text:p>3</text:p>
          </table:table-cell>
          <table:table-cell table:style-name="ce2" office:value-type="string" calcext:value-type="string">
            <text:p>露嘴山庄.</text:p>
          </table:table-cell>
          <table:table-cell office:value-type="float" office:value="204" calcext:value-type="float">
            <text:p>204</text:p>
          </table:table-cell>
          <table:table-cell/>
          <table:table-cell office:value-type="string" calcext:value-type="string">
            <text:p>深圳</text:p>
          </table:table-cell>
          <table:table-cell table:number-columns-repeated="1004"/>
        </table:table-row>
        <table:table-row table:style-name="ro2">
          <table:table-cell table:style-name="ce1" office:value-type="date" office:date-value="2018-06-14" calcext:value-type="date">
            <text:p>06/14/18</text:p>
          </table:table-cell>
          <table:table-cell table:formula="of:=WEEKDAY([.A166];2)" office:value-type="float" office:value="4" calcext:value-type="float">
            <text:p>4</text:p>
          </table:table-cell>
          <table:table-cell table:style-name="ce2"/>
          <table:table-cell table:number-columns-repeated="1007"/>
        </table:table-row>
        <table:table-row table:style-name="ro2">
          <table:table-cell table:style-name="ce1" office:value-type="date" office:date-value="2018-06-15" calcext:value-type="date">
            <text:p>06/15/18</text:p>
          </table:table-cell>
          <table:table-cell table:formula="of:=WEEKDAY([.A167];2)" office:value-type="float" office:value="5" calcext:value-type="float">
            <text:p>5</text:p>
          </table:table-cell>
          <table:table-cell table:style-name="ce2"/>
          <table:table-cell table:number-columns-repeated="1007"/>
        </table:table-row>
        <table:table-row table:style-name="ro2">
          <table:table-cell table:style-name="ce1" office:value-type="date" office:date-value="2018-06-16" calcext:value-type="date">
            <text:p>06/16/18</text:p>
          </table:table-cell>
          <table:table-cell table:formula="of:=WEEKDAY([.A168];2)" office:value-type="float" office:value="6" calcext:value-type="float">
            <text:p>6</text:p>
          </table:table-cell>
          <table:table-cell table:style-name="ce2"/>
          <table:table-cell table:number-columns-repeated="1007"/>
        </table:table-row>
        <table:table-row table:style-name="ro2">
          <table:table-cell table:style-name="ce1" office:value-type="date" office:date-value="2018-06-17" calcext:value-type="date">
            <text:p>06/17/18</text:p>
          </table:table-cell>
          <table:table-cell table:formula="of:=WEEKDAY([.A169];2)" office:value-type="float" office:value="7" calcext:value-type="float">
            <text:p>7</text:p>
          </table:table-cell>
          <table:table-cell table:style-name="ce2"/>
          <table:table-cell table:number-columns-repeated="1007"/>
        </table:table-row>
        <table:table-row table:style-name="ro2">
          <table:table-cell table:style-name="ce1" office:value-type="date" office:date-value="2018-06-18" calcext:value-type="date">
            <text:p>06/18/18</text:p>
          </table:table-cell>
          <table:table-cell table:formula="of:=WEEKDAY([.A170];2)" office:value-type="float" office:value="1" calcext:value-type="float">
            <text:p>1</text:p>
          </table:table-cell>
          <table:table-cell table:style-name="ce2"/>
          <table:table-cell table:number-columns-repeated="1007"/>
        </table:table-row>
        <table:table-row table:style-name="ro2">
          <table:table-cell table:style-name="ce1" office:value-type="date" office:date-value="2018-06-19" calcext:value-type="date">
            <text:p>06/19/18</text:p>
          </table:table-cell>
          <table:table-cell table:formula="of:=WEEKDAY([.A171];2)" office:value-type="float" office:value="2" calcext:value-type="float">
            <text:p>2</text:p>
          </table:table-cell>
          <table:table-cell table:style-name="ce2"/>
          <table:table-cell table:number-columns-repeated="1007"/>
        </table:table-row>
        <table:table-row table:style-name="ro2">
          <table:table-cell table:style-name="ce1" office:value-type="date" office:date-value="2018-06-20" calcext:value-type="date">
            <text:p>06/20/18</text:p>
          </table:table-cell>
          <table:table-cell table:formula="of:=WEEKDAY([.A172];2)" office:value-type="float" office:value="3" calcext:value-type="float">
            <text:p>3</text:p>
          </table:table-cell>
          <table:table-cell table:style-name="ce2"/>
          <table:table-cell table:number-columns-repeated="1007"/>
        </table:table-row>
        <table:table-row table:style-name="ro2">
          <table:table-cell table:style-name="ce1" office:value-type="date" office:date-value="2018-06-21" calcext:value-type="date">
            <text:p>06/21/18</text:p>
          </table:table-cell>
          <table:table-cell table:formula="of:=WEEKDAY([.A173];2)" office:value-type="float" office:value="4" calcext:value-type="float">
            <text:p>4</text:p>
          </table:table-cell>
          <table:table-cell table:style-name="ce2"/>
          <table:table-cell table:number-columns-repeated="1007"/>
        </table:table-row>
        <table:table-row table:style-name="ro2">
          <table:table-cell table:style-name="ce1" office:value-type="date" office:date-value="2018-06-22" calcext:value-type="date">
            <text:p>06/22/18</text:p>
          </table:table-cell>
          <table:table-cell table:formula="of:=WEEKDAY([.A174];2)" office:value-type="float" office:value="5" calcext:value-type="float">
            <text:p>5</text:p>
          </table:table-cell>
          <table:table-cell table:style-name="ce2"/>
          <table:table-cell table:number-columns-repeated="1007"/>
        </table:table-row>
        <table:table-row table:style-name="ro3">
          <table:table-cell table:style-name="ce1" office:value-type="date" office:date-value="2018-06-23" calcext:value-type="date">
            <text:p>06/23/18</text:p>
          </table:table-cell>
          <table:table-cell table:formula="of:=WEEKDAY([.A175];2)" office:value-type="float" office:value="6" calcext:value-type="float">
            <text:p>6</text:p>
          </table:table-cell>
          <table:table-cell table:style-name="ce2" office:value-type="string" calcext:value-type="string">
            <text:p>想到昆明南,后来发现下雨,所以退票</text:p>
          </table:table-cell>
          <table:table-cell office:value-type="float" office:value="177" calcext:value-type="float">
            <text:p>177</text:p>
          </table:table-cell>
          <table:table-cell table:number-columns-repeated="1006"/>
        </table:table-row>
        <table:table-row table:style-name="ro2">
          <table:table-cell table:style-name="ce1" office:value-type="date" office:date-value="2018-06-24" calcext:value-type="date">
            <text:p>06/24/18</text:p>
          </table:table-cell>
          <table:table-cell table:formula="of:=WEEKDAY([.A176];2)" office:value-type="float" office:value="7" calcext:value-type="float">
            <text:p>7</text:p>
          </table:table-cell>
          <table:table-cell table:style-name="ce2"/>
          <table:table-cell table:number-columns-repeated="1007"/>
        </table:table-row>
        <table:table-row table:style-name="ro2">
          <table:table-cell table:style-name="ce1" office:value-type="date" office:date-value="2018-06-25" calcext:value-type="date">
            <text:p>06/25/18</text:p>
          </table:table-cell>
          <table:table-cell table:formula="of:=WEEKDAY([.A177];2)" office:value-type="float" office:value="1" calcext:value-type="float">
            <text:p>1</text:p>
          </table:table-cell>
          <table:table-cell table:style-name="ce2"/>
          <table:table-cell table:number-columns-repeated="1007"/>
        </table:table-row>
        <table:table-row table:style-name="ro2">
          <table:table-cell table:style-name="ce1" office:value-type="date" office:date-value="2018-06-26" calcext:value-type="date">
            <text:p>06/26/18</text:p>
          </table:table-cell>
          <table:table-cell table:formula="of:=WEEKDAY([.A178];2)" office:value-type="float" office:value="2" calcext:value-type="float">
            <text:p>2</text:p>
          </table:table-cell>
          <table:table-cell table:style-name="ce2"/>
          <table:table-cell table:number-columns-repeated="1007"/>
        </table:table-row>
        <table:table-row table:style-name="ro2">
          <table:table-cell table:style-name="ce1" office:value-type="date" office:date-value="2018-06-27" calcext:value-type="date">
            <text:p>06/27/18</text:p>
          </table:table-cell>
          <table:table-cell table:formula="of:=WEEKDAY([.A179];2)" office:value-type="float" office:value="3" calcext:value-type="float">
            <text:p>3</text:p>
          </table:table-cell>
          <table:table-cell table:style-name="ce2"/>
          <table:table-cell table:number-columns-repeated="1007"/>
        </table:table-row>
        <table:table-row table:style-name="ro2">
          <table:table-cell table:style-name="ce1" office:value-type="date" office:date-value="2018-06-28" calcext:value-type="date">
            <text:p>06/28/18</text:p>
          </table:table-cell>
          <table:table-cell table:formula="of:=WEEKDAY([.A180];2)" office:value-type="float" office:value="4" calcext:value-type="float">
            <text:p>4</text:p>
          </table:table-cell>
          <table:table-cell table:style-name="ce2"/>
          <table:table-cell table:number-columns-repeated="1007"/>
        </table:table-row>
        <table:table-row table:style-name="ro2">
          <table:table-cell table:style-name="ce1" office:value-type="date" office:date-value="2018-06-29" calcext:value-type="date">
            <text:p>06/29/18</text:p>
          </table:table-cell>
          <table:table-cell table:formula="of:=WEEKDAY([.A181];2)" office:value-type="float" office:value="5" calcext:value-type="float">
            <text:p>5</text:p>
          </table:table-cell>
          <table:table-cell table:style-name="ce2"/>
          <table:table-cell table:number-columns-repeated="1007"/>
        </table:table-row>
        <table:table-row table:style-name="ro3">
          <table:table-cell table:style-name="ce1" office:value-type="date" office:date-value="2018-06-30" calcext:value-type="date">
            <text:p>06/30/18</text:p>
          </table:table-cell>
          <table:table-cell table:formula="of:=WEEKDAY([.A182];2)" office:value-type="float" office:value="6" calcext:value-type="float">
            <text:p>6</text:p>
          </table:table-cell>
          <table:table-cell table:style-name="ce2" office:value-type="string" calcext:value-type="string">
            <text:p>到昆明南.这时候路过了云南白药,买入. 困了20%,不尊重ydev的结果.这个时候还在胡乱日内做多.买的鲜花饼.(72)</text:p>
          </table:table-cell>
          <table:table-cell office:value-type="float" office:value="885.5" calcext:value-type="float">
            <text:p>885.5</text:p>
          </table:table-cell>
          <table:table-cell/>
          <table:table-cell office:value-type="string" calcext:value-type="string">
            <text:p>昆明</text:p>
          </table:table-cell>
          <table:table-cell table:number-columns-repeated="1004"/>
        </table:table-row>
        <table:table-row table:style-name="ro2">
          <table:table-cell table:style-name="ce1" office:value-type="date" office:date-value="2018-07-01" calcext:value-type="date">
            <text:p>07/01/18</text:p>
          </table:table-cell>
          <table:table-cell table:formula="of:=WEEKDAY([.A183];2)" office:value-type="float" office:value="7" calcext:value-type="float">
            <text:p>7</text:p>
          </table:table-cell>
          <table:table-cell table:style-name="ce2"/>
          <table:table-cell table:number-columns-repeated="1007"/>
        </table:table-row>
        <table:table-row table:style-name="ro2">
          <table:table-cell table:style-name="ce1" office:value-type="date" office:date-value="2018-07-02" calcext:value-type="date">
            <text:p>07/02/18</text:p>
          </table:table-cell>
          <table:table-cell table:formula="of:=WEEKDAY([.A184];2)" office:value-type="float" office:value="1" calcext:value-type="float">
            <text:p>1</text:p>
          </table:table-cell>
          <table:table-cell table:style-name="ce2"/>
          <table:table-cell table:number-columns-repeated="1007"/>
        </table:table-row>
        <table:table-row table:style-name="ro3">
          <table:table-cell table:style-name="ce1" office:value-type="date" office:date-value="2018-07-03" calcext:value-type="date">
            <text:p>07/03/18</text:p>
          </table:table-cell>
          <table:table-cell table:formula="of:=WEEKDAY([.A185];2)" office:value-type="float" office:value="2" calcext:value-type="float">
            <text:p>2</text:p>
          </table:table-cell>
          <table:table-cell table:style-name="ce2" office:value-type="string" calcext:value-type="string">
            <text:p>丽江</text:p>
          </table:table-cell>
          <table:table-cell table:number-columns-repeated="2"/>
          <table:table-cell office:value-type="string" calcext:value-type="string">
            <text:p>丽江</text:p>
          </table:table-cell>
          <table:table-cell table:number-columns-repeated="1004"/>
        </table:table-row>
        <table:table-row table:style-name="ro2">
          <table:table-cell table:style-name="ce1" office:value-type="date" office:date-value="2018-07-04" calcext:value-type="date">
            <text:p>07/04/18</text:p>
          </table:table-cell>
          <table:table-cell table:formula="of:=WEEKDAY([.A186];2)" office:value-type="float" office:value="3" calcext:value-type="float">
            <text:p>3</text:p>
          </table:table-cell>
          <table:table-cell table:style-name="ce2"/>
          <table:table-cell table:number-columns-repeated="1007"/>
        </table:table-row>
        <table:table-row table:style-name="ro7">
          <table:table-cell table:style-name="ce1" office:value-type="date" office:date-value="2018-07-05" calcext:value-type="date">
            <text:p>07/05/18</text:p>
          </table:table-cell>
          <table:table-cell table:formula="of:=WEEKDAY([.A187];2)" office:value-type="float" office:value="4" calcext:value-type="float">
            <text:p>4</text:p>
          </table:table-cell>
          <table:table-cell table:style-name="ce2" office:value-type="string" calcext:value-type="string">
            <text:p>从昆明返回, 票价不便宜, 一等座. 这时候还有点肚子疼. 昆明之行,在丽江吃的炒饭油太大把肚子吃坏了. 理解了吃水果的重要性,并且在去厦门,每天至少一个苹果. 苹果可以预防感冒, 效果非常好, 而且扛饿,减肥. 出去带把水果刀是很必要的. 在外面炒饭不要点,油大不好消化. 2017年在海口3月份, 因为吃海鲜出了问题. 后来除了鱼以外再也不吃海鲜, 也就没拉过肚子.在香港期间经常吃是豉汁蒸仓鱼, 这个要借鉴. 所以在旅游当中才可以尽可能学习到关于自身的性质, 而且可以尽快完成各方面的优化. 现在你如果出远门, 肯定驾轻就熟. 而且观察能力也有增强, 例如在日航酒店, 看到他们用的矿泉水就知道这个酒店有多cheap(1230,香格里拉也cheap,国人对这个brand有错误理解,造成错误溢价). 日航前台服务也不好, 送餐接电话的也不客气. 在条件允许的情况下, 尽可能多经历事情. 这样就可以了解世界, 了解自身.</text:p>
          </table:table-cell>
          <table:table-cell office:value-type="float" office:value="975.5" calcext:value-type="float">
            <text:p>975.5</text:p>
          </table:table-cell>
          <table:table-cell/>
          <table:table-cell office:value-type="string" calcext:value-type="string">
            <text:p>昆明-&gt;深圳</text:p>
          </table:table-cell>
          <table:table-cell table:number-columns-repeated="1004"/>
        </table:table-row>
        <table:table-row table:style-name="ro3">
          <table:table-cell table:style-name="ce1" office:value-type="date" office:date-value="2018-07-06" calcext:value-type="date">
            <text:p>07/06/18</text:p>
          </table:table-cell>
          <table:table-cell table:formula="of:=WEEKDAY([.A188];2)" office:value-type="float" office:value="5" calcext:value-type="float">
            <text:p>5</text:p>
          </table:table-cell>
          <table:table-cell table:style-name="ce2" office:value-type="string" calcext:value-type="string">
            <text:p>乱动delta导致60k loss. 从long1.5到short1.5, 然后全部cut.</text:p>
          </table:table-cell>
          <table:table-cell table:number-columns-repeated="1007"/>
        </table:table-row>
        <table:table-row table:style-name="ro2">
          <table:table-cell table:style-name="ce1" office:value-type="date" office:date-value="2018-07-07" calcext:value-type="date">
            <text:p>07/07/18</text:p>
          </table:table-cell>
          <table:table-cell table:formula="of:=WEEKDAY([.A189];2)" office:value-type="float" office:value="6" calcext:value-type="float">
            <text:p>6</text:p>
          </table:table-cell>
          <table:table-cell table:style-name="ce2"/>
          <table:table-cell table:number-columns-repeated="1007"/>
        </table:table-row>
        <table:table-row table:style-name="ro3">
          <table:table-cell table:style-name="ce1" office:value-type="date" office:date-value="2018-07-08" calcext:value-type="date">
            <text:p>07/08/18</text:p>
          </table:table-cell>
          <table:table-cell table:formula="of:=WEEKDAY([.A190];2)" office:value-type="float" office:value="7" calcext:value-type="float">
            <text:p>7</text:p>
          </table:table-cell>
          <table:table-cell table:style-name="ce2" office:value-type="string" calcext:value-type="string">
            <text:p>开车去惠州被撞. 礼拜天, 新手多. 注意周末不要开高速, 新手集中上路时间. </text:p>
          </table:table-cell>
          <table:table-cell table:number-columns-repeated="1007"/>
        </table:table-row>
        <table:table-row table:style-name="ro2">
          <table:table-cell table:style-name="ce1" office:value-type="date" office:date-value="2018-07-09" calcext:value-type="date">
            <text:p>07/09/18</text:p>
          </table:table-cell>
          <table:table-cell table:formula="of:=WEEKDAY([.A191];2)" office:value-type="float" office:value="1" calcext:value-type="float">
            <text:p>1</text:p>
          </table:table-cell>
          <table:table-cell table:style-name="ce2"/>
          <table:table-cell table:number-columns-repeated="1007"/>
        </table:table-row>
        <table:table-row table:style-name="ro8">
          <table:table-cell table:style-name="ce1" office:value-type="date" office:date-value="2018-07-10" calcext:value-type="date">
            <text:p>07/10/18</text:p>
          </table:table-cell>
          <table:table-cell table:formula="of:=WEEKDAY([.A192];2)" office:value-type="float" office:value="2" calcext:value-type="float">
            <text:p>2</text:p>
          </table:table-cell>
          <table:table-cell table:style-name="ce2" office:value-type="string" calcext:value-type="string">
            <text:p>burger king</text:p>
          </table:table-cell>
          <table:table-cell table:number-columns-repeated="1007"/>
        </table:table-row>
        <table:table-row table:style-name="ro2">
          <table:table-cell table:style-name="ce1" office:value-type="date" office:date-value="2018-07-11" calcext:value-type="date">
            <text:p>07/11/18</text:p>
          </table:table-cell>
          <table:table-cell table:formula="of:=WEEKDAY([.A193];2)" office:value-type="float" office:value="3" calcext:value-type="float">
            <text:p>3</text:p>
          </table:table-cell>
          <table:table-cell table:style-name="ce2"/>
          <table:table-cell table:number-columns-repeated="1007"/>
        </table:table-row>
        <table:table-row table:style-name="ro2">
          <table:table-cell table:style-name="ce1" office:value-type="date" office:date-value="2018-07-12" calcext:value-type="date">
            <text:p>07/12/18</text:p>
          </table:table-cell>
          <table:table-cell table:formula="of:=WEEKDAY([.A194];2)" office:value-type="float" office:value="4" calcext:value-type="float">
            <text:p>4</text:p>
          </table:table-cell>
          <table:table-cell table:style-name="ce2"/>
          <table:table-cell table:number-columns-repeated="1007"/>
        </table:table-row>
        <table:table-row table:style-name="ro2">
          <table:table-cell table:style-name="ce1" office:value-type="date" office:date-value="2018-07-13" calcext:value-type="date">
            <text:p>07/13/18</text:p>
          </table:table-cell>
          <table:table-cell table:formula="of:=WEEKDAY([.A195];2)" office:value-type="float" office:value="5" calcext:value-type="float">
            <text:p>5</text:p>
          </table:table-cell>
          <table:table-cell table:style-name="ce2"/>
          <table:table-cell table:number-columns-repeated="1007"/>
        </table:table-row>
        <table:table-row table:style-name="ro3">
          <table:table-cell table:style-name="ce1" office:value-type="date" office:date-value="2018-07-14" calcext:value-type="date">
            <text:p>07/14/18</text:p>
          </table:table-cell>
          <table:table-cell table:formula="of:=WEEKDAY([.A196];2)" office:value-type="float" office:value="6" calcext:value-type="float">
            <text:p>6</text:p>
          </table:table-cell>
          <table:table-cell table:style-name="ce2" office:value-type="string" calcext:value-type="string">
            <text:p>开始研究投资condo, alan消失.</text:p>
          </table:table-cell>
          <table:table-cell table:number-columns-repeated="1007"/>
        </table:table-row>
        <table:table-row table:style-name="ro2">
          <table:table-cell table:style-name="ce1" office:value-type="date" office:date-value="2018-07-15" calcext:value-type="date">
            <text:p>07/15/18</text:p>
          </table:table-cell>
          <table:table-cell table:formula="of:=WEEKDAY([.A197];2)" office:value-type="float" office:value="7" calcext:value-type="float">
            <text:p>7</text:p>
          </table:table-cell>
          <table:table-cell table:style-name="ce2"/>
          <table:table-cell table:number-columns-repeated="1007"/>
        </table:table-row>
        <table:table-row table:style-name="ro2">
          <table:table-cell table:style-name="ce1" office:value-type="date" office:date-value="2018-07-16" calcext:value-type="date">
            <text:p>07/16/18</text:p>
          </table:table-cell>
          <table:table-cell table:formula="of:=WEEKDAY([.A198];2)" office:value-type="float" office:value="1" calcext:value-type="float">
            <text:p>1</text:p>
          </table:table-cell>
          <table:table-cell table:style-name="ce2"/>
          <table:table-cell table:number-columns-repeated="1007"/>
        </table:table-row>
        <table:table-row table:style-name="ro3">
          <table:table-cell table:style-name="ce1" office:value-type="date" office:date-value="2018-07-17" calcext:value-type="date">
            <text:p>07/17/18</text:p>
          </table:table-cell>
          <table:table-cell table:formula="of:=WEEKDAY([.A199];2)" office:value-type="float" office:value="2" calcext:value-type="float">
            <text:p>2</text:p>
          </table:table-cell>
          <table:table-cell table:style-name="ce2" office:value-type="string" calcext:value-type="string">
            <text:p>小龙坎.wayne.</text:p>
          </table:table-cell>
          <table:table-cell office:value-type="float" office:value="533" calcext:value-type="float">
            <text:p>533</text:p>
          </table:table-cell>
          <table:table-cell table:number-columns-repeated="1006"/>
        </table:table-row>
        <table:table-row table:style-name="ro2">
          <table:table-cell table:style-name="ce1" office:value-type="date" office:date-value="2018-07-18" calcext:value-type="date">
            <text:p>07/18/18</text:p>
          </table:table-cell>
          <table:table-cell table:formula="of:=WEEKDAY([.A200];2)" office:value-type="float" office:value="3" calcext:value-type="float">
            <text:p>3</text:p>
          </table:table-cell>
          <table:table-cell table:style-name="ce2"/>
          <table:table-cell table:number-columns-repeated="1007"/>
        </table:table-row>
        <table:table-row table:style-name="ro2">
          <table:table-cell table:style-name="ce1" office:value-type="date" office:date-value="2018-07-19" calcext:value-type="date">
            <text:p>07/19/18</text:p>
          </table:table-cell>
          <table:table-cell table:formula="of:=WEEKDAY([.A201];2)" office:value-type="float" office:value="4" calcext:value-type="float">
            <text:p>4</text:p>
          </table:table-cell>
          <table:table-cell table:style-name="ce2"/>
          <table:table-cell table:number-columns-repeated="1007"/>
        </table:table-row>
        <table:table-row table:style-name="ro2">
          <table:table-cell table:style-name="ce1" office:value-type="date" office:date-value="2018-07-20" calcext:value-type="date">
            <text:p>07/20/18</text:p>
          </table:table-cell>
          <table:table-cell table:formula="of:=WEEKDAY([.A202];2)" office:value-type="float" office:value="5" calcext:value-type="float">
            <text:p>5</text:p>
          </table:table-cell>
          <table:table-cell table:style-name="ce2"/>
          <table:table-cell table:number-columns-repeated="1007"/>
        </table:table-row>
        <table:table-row table:style-name="ro2">
          <table:table-cell table:style-name="ce1" office:value-type="date" office:date-value="2018-07-21" calcext:value-type="date">
            <text:p>07/21/18</text:p>
          </table:table-cell>
          <table:table-cell table:formula="of:=WEEKDAY([.A203];2)" office:value-type="float" office:value="6" calcext:value-type="float">
            <text:p>6</text:p>
          </table:table-cell>
          <table:table-cell table:style-name="ce2"/>
          <table:table-cell table:number-columns-repeated="1007"/>
        </table:table-row>
        <table:table-row table:style-name="ro2">
          <table:table-cell table:style-name="ce1" office:value-type="date" office:date-value="2018-07-22" calcext:value-type="date">
            <text:p>07/22/18</text:p>
          </table:table-cell>
          <table:table-cell table:formula="of:=WEEKDAY([.A204];2)" office:value-type="float" office:value="7" calcext:value-type="float">
            <text:p>7</text:p>
          </table:table-cell>
          <table:table-cell table:style-name="ce2"/>
          <table:table-cell table:number-columns-repeated="1007"/>
        </table:table-row>
        <table:table-row table:style-name="ro2">
          <table:table-cell table:style-name="ce1" office:value-type="date" office:date-value="2018-07-23" calcext:value-type="date">
            <text:p>07/23/18</text:p>
          </table:table-cell>
          <table:table-cell table:formula="of:=WEEKDAY([.A205];2)" office:value-type="float" office:value="1" calcext:value-type="float">
            <text:p>1</text:p>
          </table:table-cell>
          <table:table-cell table:style-name="ce2"/>
          <table:table-cell table:number-columns-repeated="1007"/>
        </table:table-row>
        <table:table-row table:style-name="ro3">
          <table:table-cell table:style-name="ce1" office:value-type="date" office:date-value="2018-07-24" calcext:value-type="date">
            <text:p>07/24/18</text:p>
          </table:table-cell>
          <table:table-cell table:formula="of:=WEEKDAY([.A206];2)" office:value-type="float" office:value="2" calcext:value-type="float">
            <text:p>2</text:p>
          </table:table-cell>
          <table:table-cell table:style-name="ce2" office:value-type="string" calcext:value-type="string">
            <text:p>家里压力大,要让上学,考虑law school.</text:p>
          </table:table-cell>
          <table:table-cell table:number-columns-repeated="1007"/>
        </table:table-row>
        <table:table-row table:style-name="ro2">
          <table:table-cell table:style-name="ce1" office:value-type="date" office:date-value="2018-07-25" calcext:value-type="date">
            <text:p>07/25/18</text:p>
          </table:table-cell>
          <table:table-cell table:formula="of:=WEEKDAY([.A207];2)" office:value-type="float" office:value="3" calcext:value-type="float">
            <text:p>3</text:p>
          </table:table-cell>
          <table:table-cell table:style-name="ce2"/>
          <table:table-cell table:number-columns-repeated="1007"/>
        </table:table-row>
        <table:table-row table:style-name="ro2">
          <table:table-cell table:style-name="ce1" office:value-type="date" office:date-value="2018-07-26" calcext:value-type="date">
            <text:p>07/26/18</text:p>
          </table:table-cell>
          <table:table-cell table:formula="of:=WEEKDAY([.A208];2)" office:value-type="float" office:value="4" calcext:value-type="float">
            <text:p>4</text:p>
          </table:table-cell>
          <table:table-cell table:style-name="ce2"/>
          <table:table-cell table:number-columns-repeated="1007"/>
        </table:table-row>
        <table:table-row table:style-name="ro2">
          <table:table-cell table:style-name="ce1" office:value-type="date" office:date-value="2018-07-27" calcext:value-type="date">
            <text:p>07/27/18</text:p>
          </table:table-cell>
          <table:table-cell table:formula="of:=WEEKDAY([.A209];2)" office:value-type="float" office:value="5" calcext:value-type="float">
            <text:p>5</text:p>
          </table:table-cell>
          <table:table-cell table:style-name="ce2"/>
          <table:table-cell table:number-columns-repeated="1007"/>
        </table:table-row>
        <table:table-row table:style-name="ro2">
          <table:table-cell table:style-name="ce1" office:value-type="date" office:date-value="2018-07-28" calcext:value-type="date">
            <text:p>07/28/18</text:p>
          </table:table-cell>
          <table:table-cell table:formula="of:=WEEKDAY([.A210];2)" office:value-type="float" office:value="6" calcext:value-type="float">
            <text:p>6</text:p>
          </table:table-cell>
          <table:table-cell table:style-name="ce2"/>
          <table:table-cell table:number-columns-repeated="1007"/>
        </table:table-row>
        <table:table-row table:style-name="ro2">
          <table:table-cell table:style-name="ce1" office:value-type="date" office:date-value="2018-07-29" calcext:value-type="date">
            <text:p>07/29/18</text:p>
          </table:table-cell>
          <table:table-cell table:formula="of:=WEEKDAY([.A211];2)" office:value-type="float" office:value="7" calcext:value-type="float">
            <text:p>7</text:p>
          </table:table-cell>
          <table:table-cell table:style-name="ce2"/>
          <table:table-cell table:number-columns-repeated="1007"/>
        </table:table-row>
        <table:table-row table:style-name="ro2">
          <table:table-cell table:style-name="ce1" office:value-type="date" office:date-value="2018-07-30" calcext:value-type="date">
            <text:p>07/30/18</text:p>
          </table:table-cell>
          <table:table-cell table:formula="of:=WEEKDAY([.A212];2)" office:value-type="float" office:value="1" calcext:value-type="float">
            <text:p>1</text:p>
          </table:table-cell>
          <table:table-cell table:style-name="ce2"/>
          <table:table-cell table:number-columns-repeated="1007"/>
        </table:table-row>
        <table:table-row table:style-name="ro2">
          <table:table-cell table:style-name="ce1" office:value-type="date" office:date-value="2018-07-31" calcext:value-type="date">
            <text:p>07/31/18</text:p>
          </table:table-cell>
          <table:table-cell table:formula="of:=WEEKDAY([.A213];2)" office:value-type="float" office:value="2" calcext:value-type="float">
            <text:p>2</text:p>
          </table:table-cell>
          <table:table-cell table:style-name="ce2"/>
          <table:table-cell table:number-columns-repeated="1007"/>
        </table:table-row>
        <table:table-row table:style-name="ro2">
          <table:table-cell table:style-name="ce1" office:value-type="date" office:date-value="2018-08-01" calcext:value-type="date">
            <text:p>08/01/18</text:p>
          </table:table-cell>
          <table:table-cell table:formula="of:=WEEKDAY([.A214];2)" office:value-type="float" office:value="3" calcext:value-type="float">
            <text:p>3</text:p>
          </table:table-cell>
          <table:table-cell table:style-name="ce2"/>
          <table:table-cell table:number-columns-repeated="1007"/>
        </table:table-row>
        <table:table-row table:style-name="ro9">
          <table:table-cell table:style-name="ce1" office:value-type="date" office:date-value="2018-08-02" calcext:value-type="date">
            <text:p>08/02/18</text:p>
          </table:table-cell>
          <table:table-cell table:formula="of:=WEEKDAY([.A215];2)" office:value-type="float" office:value="4" calcext:value-type="float">
            <text:p>4</text:p>
          </table:table-cell>
          <table:table-cell table:style-name="ce2" office:value-type="string" calcext:value-type="string">
            <text:p>下午去岭南新天地, 跟wayne一家. 去祖庙, 吃了西餐和三个辣椒湖南粉. 祖庙不错. 我开的车. 车费500.(1230:他们从来不出车,还要接送,渐渐减少,哪有那么好的事?)</text:p>
          </table:table-cell>
          <table:table-cell office:value-type="float" office:value="500" calcext:value-type="float">
            <text:p>500</text:p>
          </table:table-cell>
          <table:table-cell office:value-type="string" calcext:value-type="string">
            <text:p>wayne</text:p>
          </table:table-cell>
          <table:table-cell office:value-type="string" calcext:value-type="string">
            <text:p>foshan</text:p>
          </table:table-cell>
          <table:table-cell table:number-columns-repeated="1004"/>
        </table:table-row>
        <table:table-row table:style-name="ro3">
          <table:table-cell table:style-name="ce1" office:value-type="date" office:date-value="2018-08-03" calcext:value-type="date">
            <text:p>08/03/18</text:p>
          </table:table-cell>
          <table:table-cell table:formula="of:=WEEKDAY([.A216];2)" office:value-type="float" office:value="5" calcext:value-type="float">
            <text:p>5</text:p>
          </table:table-cell>
          <table:table-cell table:style-name="ce2" office:value-type="string" calcext:value-type="string">
            <text:p>跟chen看电影, 西红柿首富. 看保险相关资料, 确定保险.</text:p>
          </table:table-cell>
          <table:table-cell office:value-type="float" office:value="0" calcext:value-type="float">
            <text:p>0</text:p>
          </table:table-cell>
          <table:table-cell office:value-type="string" calcext:value-type="string">
            <text:p>chen</text:p>
          </table:table-cell>
          <table:table-cell office:value-type="string" calcext:value-type="string">
            <text:p>sz</text:p>
          </table:table-cell>
          <table:table-cell table:number-columns-repeated="1004"/>
        </table:table-row>
        <table:table-row table:style-name="ro3">
          <table:table-cell table:style-name="ce1" office:value-type="date" office:date-value="2018-08-04" calcext:value-type="date">
            <text:p>08/04/18</text:p>
          </table:table-cell>
          <table:table-cell table:formula="of:=WEEKDAY([.A217];2)" office:value-type="float" office:value="6" calcext:value-type="float">
            <text:p>6</text:p>
          </table:table-cell>
          <table:table-cell table:style-name="ce2" office:value-type="string" calcext:value-type="string">
            <text:p>上午去香港, </text:p>
          </table:table-cell>
          <table:table-cell office:value-type="float" office:value="0" calcext:value-type="float">
            <text:p>0</text:p>
          </table:table-cell>
          <table:table-cell office:value-type="string" calcext:value-type="string">
            <text:p>self</text:p>
          </table:table-cell>
          <table:table-cell office:value-type="string" calcext:value-type="string">
            <text:p>hk</text:p>
          </table:table-cell>
          <table:table-cell table:number-columns-repeated="1004"/>
        </table:table-row>
        <table:table-row table:style-name="ro5">
          <table:table-cell table:style-name="ce1" office:value-type="date" office:date-value="2018-08-05" calcext:value-type="date">
            <text:p>08/05/18</text:p>
          </table:table-cell>
          <table:table-cell table:formula="of:=WEEKDAY([.A218];2)" office:value-type="float" office:value="7" calcext:value-type="float">
            <text:p>7</text:p>
          </table:table-cell>
          <table:table-cell table:style-name="ce2" office:value-type="string" calcext:value-type="string">
            <text:p>早晨在九方看了药神, $100,没人看完全包场, 中午和larry吃星洲小聚, 200. 晚上自己做了鸡胸肉.给larry讲了讲保险的事.(1230,这个时候他买不起保险,推荐也是浪费时间)</text:p>
          </table:table-cell>
          <table:table-cell office:value-type="float" office:value="300" calcext:value-type="float">
            <text:p>300</text:p>
          </table:table-cell>
          <table:table-cell office:value-type="string" calcext:value-type="string">
            <text:p>larry</text:p>
          </table:table-cell>
          <table:table-cell office:value-type="string" calcext:value-type="string">
            <text:p>sz</text:p>
          </table:table-cell>
          <table:table-cell table:number-columns-repeated="1004"/>
        </table:table-row>
        <table:table-row table:style-name="ro3">
          <table:table-cell table:style-name="ce1" office:value-type="date" office:date-value="2018-08-06" calcext:value-type="date">
            <text:p>08/06/18</text:p>
          </table:table-cell>
          <table:table-cell table:formula="of:=WEEKDAY([.A219];2)" office:value-type="float" office:value="1" calcext:value-type="float">
            <text:p>1</text:p>
          </table:table-cell>
          <table:table-cell table:style-name="ce2" office:value-type="string" calcext:value-type="string">
            <text:p>千味涮.</text:p>
          </table:table-cell>
          <table:table-cell office:value-type="float" office:value="81" calcext:value-type="float">
            <text:p>81</text:p>
          </table:table-cell>
          <table:table-cell table:number-columns-repeated="1006"/>
        </table:table-row>
        <table:table-row table:style-name="ro3">
          <table:table-cell table:style-name="ce1" office:value-type="date" office:date-value="2018-08-07" calcext:value-type="date">
            <text:p>08/07/18</text:p>
          </table:table-cell>
          <table:table-cell table:formula="of:=WEEKDAY([.A220];2)" office:value-type="float" office:value="2" calcext:value-type="float">
            <text:p>2</text:p>
          </table:table-cell>
          <table:table-cell table:style-name="ce2" office:value-type="string" calcext:value-type="string">
            <text:p>为啥去的广州?</text:p>
          </table:table-cell>
          <table:table-cell office:value-type="float" office:value="0" calcext:value-type="float">
            <text:p>0</text:p>
          </table:table-cell>
          <table:table-cell/>
          <table:table-cell office:value-type="string" calcext:value-type="string">
            <text:p>gz</text:p>
          </table:table-cell>
          <table:table-cell table:number-columns-repeated="1004"/>
        </table:table-row>
        <table:table-row table:style-name="ro2">
          <table:table-cell table:style-name="ce1" office:value-type="date" office:date-value="2018-08-08" calcext:value-type="date">
            <text:p>08/08/18</text:p>
          </table:table-cell>
          <table:table-cell table:formula="of:=WEEKDAY([.A221];2)" office:value-type="float" office:value="3" calcext:value-type="float">
            <text:p>3</text:p>
          </table:table-cell>
          <table:table-cell table:style-name="ce2"/>
          <table:table-cell office:value-type="float" office:value="0" calcext:value-type="float">
            <text:p>0</text:p>
          </table:table-cell>
          <table:table-cell table:number-columns-repeated="1006"/>
        </table:table-row>
        <table:table-row table:style-name="ro5">
          <table:table-cell table:style-name="ce1" office:value-type="date" office:date-value="2018-08-09" calcext:value-type="date">
            <text:p>08/09/18</text:p>
          </table:table-cell>
          <table:table-cell table:formula="of:=WEEKDAY([.A222];2)" office:value-type="float" office:value="4" calcext:value-type="float">
            <text:p>4</text:p>
          </table:table-cell>
          <table:table-cell table:style-name="ce2" office:value-type="string" calcext:value-type="string">
            <text:p>index hi-lo trader. 中午在车公庙bunkers吃的是korean牛肉套餐.(88). 深圳保利店吃的赛百味.这天附近情绪很差,憋的慌.不是很正面的记忆.去了福田体育中心.</text:p>
          </table:table-cell>
          <table:table-cell table:formula="of:=88+30" office:value-type="float" office:value="118" calcext:value-type="float">
            <text:p>118</text:p>
          </table:table-cell>
          <table:table-cell table:number-columns-repeated="1006"/>
        </table:table-row>
        <table:table-row table:style-name="ro2">
          <table:table-cell table:style-name="ce1" office:value-type="date" office:date-value="2018-08-10" calcext:value-type="date">
            <text:p>08/10/18</text:p>
          </table:table-cell>
          <table:table-cell table:formula="of:=WEEKDAY([.A223];2)" office:value-type="float" office:value="5" calcext:value-type="float">
            <text:p>5</text:p>
          </table:table-cell>
          <table:table-cell table:style-name="ce2"/>
          <table:table-cell office:value-type="float" office:value="0" calcext:value-type="float">
            <text:p>0</text:p>
          </table:table-cell>
          <table:table-cell table:number-columns-repeated="1006"/>
        </table:table-row>
        <table:table-row table:style-name="ro5">
          <table:table-cell table:style-name="ce1" office:value-type="date" office:date-value="2018-08-11" calcext:value-type="date">
            <text:p>08/11/18</text:p>
          </table:table-cell>
          <table:table-cell table:formula="of:=WEEKDAY([.A224];2)" office:value-type="float" office:value="6" calcext:value-type="float">
            <text:p>6</text:p>
          </table:table-cell>
          <table:table-cell table:style-name="ce2" office:value-type="string" calcext:value-type="string">
            <text:p>HK to sign papers with agent. 12PM in TST (signed). Met Kelly, 签了单. Spent 5000. Shoes 3000. (1230kelly经验不够,脑残,对亚洲了解很少,不适合做经济). 护肤品(200)</text:p>
          </table:table-cell>
          <table:table-cell table:formula="of:=8000+200" office:value-type="float" office:value="8200" calcext:value-type="float">
            <text:p>8200</text:p>
          </table:table-cell>
          <table:table-cell office:value-type="string" calcext:value-type="string">
            <text:p>Kelly</text:p>
          </table:table-cell>
          <table:table-cell office:value-type="string" calcext:value-type="string">
            <text:p>hk</text:p>
          </table:table-cell>
          <table:table-cell table:number-columns-repeated="1004"/>
        </table:table-row>
        <table:table-row table:style-name="ro3">
          <table:table-cell table:style-name="ce1" office:value-type="date" office:date-value="2018-08-12" calcext:value-type="date">
            <text:p>08/12/18</text:p>
          </table:table-cell>
          <table:table-cell table:formula="of:=WEEKDAY([.A225];2)" office:value-type="float" office:value="7" calcext:value-type="float">
            <text:p>7</text:p>
          </table:table-cell>
          <table:table-cell table:style-name="ce2" office:value-type="string" calcext:value-type="string">
            <text:p>中午吃兰州拉面, 下午和陈看电影(一出好戏)80, 在1001吃烤肉串 (150),(1230:这个烤串很便宜,可以经常吃,注意烤糊的东西容易致病)</text:p>
          </table:table-cell>
          <table:table-cell table:formula="of:=80+150" office:value-type="float" office:value="230" calcext:value-type="float">
            <text:p>230</text:p>
          </table:table-cell>
          <table:table-cell office:value-type="string" calcext:value-type="string">
            <text:p>Chen</text:p>
          </table:table-cell>
          <table:table-cell office:value-type="string" calcext:value-type="string">
            <text:p>sz</text:p>
          </table:table-cell>
          <table:table-cell table:number-columns-repeated="1004"/>
        </table:table-row>
        <table:table-row table:style-name="ro10">
          <table:table-cell table:style-name="ce1" office:value-type="date" office:date-value="2018-08-13" calcext:value-type="date">
            <text:p>08/13/18</text:p>
          </table:table-cell>
          <table:table-cell table:formula="of:=WEEKDAY([.A226];2)" office:value-type="float" office:value="1" calcext:value-type="float">
            <text:p>1</text:p>
          </table:table-cell>
          <table:table-cell table:style-name="ce2" office:value-type="string" calcext:value-type="string">
            <text:p>中午上城subway 40 , 下午和wayne去顺德香林轩,油费300,路费200, 吃饭350, 点了蒸鱼, 蛋挞, 等等. 跟他们没什么新的信息而言, 而且花钱等于打水漂和无用功, 所以不要花太多时间, 也没必要和他们太近. (913看账单, 这天路费加吃饭费花了800多). 养孩子的人生活压力较大, 少出去. (12/30,被人耍了,路费和吃饭都是我出,他们只负责玩,哪有这么好的事?)</text:p>
          </table:table-cell>
          <table:table-cell office:value-type="float" office:value="850" calcext:value-type="float">
            <text:p>850</text:p>
          </table:table-cell>
          <table:table-cell office:value-type="string" calcext:value-type="string">
            <text:p>wayne</text:p>
          </table:table-cell>
          <table:table-cell table:number-columns-repeated="1005"/>
        </table:table-row>
        <table:table-row table:style-name="ro5">
          <table:table-cell table:style-name="ce1" office:value-type="date" office:date-value="2018-08-14" calcext:value-type="date">
            <text:p>08/14/18</text:p>
          </table:table-cell>
          <table:table-cell table:formula="of:=WEEKDAY([.A227];2)" office:value-type="float" office:value="2" calcext:value-type="float">
            <text:p>2</text:p>
          </table:table-cell>
          <table:table-cell table:style-name="ce2" office:value-type="string" calcext:value-type="string">
            <text:p>早晨去华强北走路.中午深夜上城 40 晚上和chen在蛇口吃小龙坎 300 加油300. 第二天没拉肚子,还是比较新鲜. 肉质比较好.(1230,跟chen交流没什么大作用,就是酒肉朋友,不在一个城市很轻松就不联系了)</text:p>
          </table:table-cell>
          <table:table-cell office:value-type="float" office:value="340" calcext:value-type="float">
            <text:p>340</text:p>
          </table:table-cell>
          <table:table-cell office:value-type="string" calcext:value-type="string">
            <text:p>Chen</text:p>
          </table:table-cell>
          <table:table-cell office:value-type="string" calcext:value-type="string">
            <text:p>sz</text:p>
          </table:table-cell>
          <table:table-cell table:number-columns-repeated="1004"/>
        </table:table-row>
        <table:table-row table:style-name="ro3">
          <table:table-cell table:style-name="ce1" office:value-type="date" office:date-value="2018-08-15" calcext:value-type="date">
            <text:p>08/15/18</text:p>
          </table:table-cell>
          <table:table-cell table:formula="of:=WEEKDAY([.A228];2)" office:value-type="float" office:value="3" calcext:value-type="float">
            <text:p>3</text:p>
          </table:table-cell>
          <table:table-cell table:style-name="ce2" office:value-type="string" calcext:value-type="string">
            <text:p>沃尔玛100</text:p>
          </table:table-cell>
          <table:table-cell office:value-type="float" office:value="100" calcext:value-type="float">
            <text:p>10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11">
          <table:table-cell table:style-name="ce1" office:value-type="date" office:date-value="2018-08-16" calcext:value-type="date">
            <text:p>08/16/18</text:p>
          </table:table-cell>
          <table:table-cell table:formula="of:=WEEKDAY([.A229];2)" office:value-type="float" office:value="4" calcext:value-type="float">
            <text:p>4</text:p>
          </table:table-cell>
          <table:table-cell table:style-name="ce2" office:value-type="string" calcext:value-type="string">
            <text:p>中午上城老张牛肉面(50), 晚上自己做的西兰花鸡肉,晚上办了四季酒店会员卡(5000rmb). 周四晚上很无聊. 所以去办的卡. 现在需要一些deficit spending, 在深圳尽可能的获得资源. 办卡回来去书城. 书城还是可以缓解很多的无聊情绪. 游泳完了去书城, 这是比较好的通路. 中心区可以省不少时间. 但是鞋的问题要解决. 不能穿拖鞋进书城.最好是crocs或者别的种类的凉鞋. 现在什么时候都可以游泳. 然后就是书城. 享受中心区所有资源. 而且可以完美避开人流. 游泳可以上午去, 也可以下午2点多. 这都可以节省很多时间. 深圳湾体育中心早晚都会被抛弃. 跟那帮百姓一起挤, 毫无意义. 那里也没机会能认识任何人, 还是高档场所靠谱.五星级的酒廊也不错. 可以打折. (913回顾: 四季提高了生活质量, 游完泳去书城, 非常棒, 而且很晚也可以去游, 不用跑到南山去, 也不用去体育馆那么差的游泳馆, 提高生活质量的东西要持续做) (报语言课, 把门打开, 保持空气流通)(1230回顾:四季是非常好的,这段时间提高了生活质量)</text:p>
          </table:table-cell>
          <table:table-cell office:value-type="float" office:value="5050" calcext:value-type="float">
            <text:p>505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12">
          <table:table-cell table:style-name="ce1" office:value-type="date" office:date-value="2018-08-17" calcext:value-type="date">
            <text:p>08/17/18</text:p>
          </table:table-cell>
          <table:table-cell table:formula="of:=WEEKDAY([.A230];2)" office:value-type="float" office:value="5" calcext:value-type="float">
            <text:p>5</text:p>
          </table:table-cell>
          <table:table-cell table:style-name="ce2" office:value-type="string" calcext:value-type="string">
            <text:p>早晨去接陈去澳门,码头茶餐厅74, 船票1200(头等, 310/personWay), chen赌博5000hkd,中午饭280(pad thai),晚饭吃的是大拌新疆菜在蛇口(1230:注意每天只吃一次外面). 很难停车. 300(chen),蛇口停车55(1230,广州越秀一个小时停车抢16). 一共300. 赌博上瘾太严重. System crash所以没能看到performance. 去澳门看看就够了, 明白那些游戏根本赢不了, gamblers ruin. 钱少的先出局. 电脑死机, 交易系统出问题.</text:p>
          </table:table-cell>
          <table:table-cell table:formula="of:=74+280" office:value-type="float" office:value="354" calcext:value-type="float">
            <text:p>354</text:p>
          </table:table-cell>
          <table:table-cell office:value-type="string" calcext:value-type="string">
            <text:p>Chen</text:p>
          </table:table-cell>
          <table:table-cell office:value-type="string" calcext:value-type="string">
            <text:p>macau</text:p>
          </table:table-cell>
          <table:table-cell table:number-columns-repeated="1004"/>
        </table:table-row>
        <table:table-row table:style-name="ro5">
          <table:table-cell table:style-name="ce1" office:value-type="date" office:date-value="2018-08-18" calcext:value-type="date">
            <text:p>08/18/18</text:p>
          </table:table-cell>
          <table:table-cell table:formula="of:=WEEKDAY([.A231];2)" office:value-type="float" office:value="6" calcext:value-type="float">
            <text:p>6</text:p>
          </table:table-cell>
          <table:table-cell table:style-name="ce2" office:value-type="string" calcext:value-type="string">
            <text:p>中午在四季游泳,后来吃兰州拉面40, 晚上吃了外卖60. 下午在马可波罗听了一场平安信托的讲座, IDG的楼军来讲的, 讲了科技创新, 模式创新, <text:s/>应用创新.</text:p>
          </table:table-cell>
          <table:table-cell office:value-type="float" office:value="100" calcext:value-type="float">
            <text:p>100</text:p>
          </table:table-cell>
          <table:table-cell table:number-columns-repeated="1006"/>
        </table:table-row>
        <table:table-row table:style-name="ro13">
          <table:table-cell table:style-name="ce1" office:value-type="date" office:date-value="2018-08-19" calcext:value-type="date">
            <text:p>08/19/18</text:p>
          </table:table-cell>
          <table:table-cell table:formula="of:=WEEKDAY([.A232];2)" office:value-type="float" office:value="7" calcext:value-type="float">
            <text:p>7</text:p>
          </table:table-cell>
          <table:table-cell table:style-name="ce2" office:value-type="string" calcext:value-type="string">
            <text:p>早晨8点钟接chen, 中午在顺德香云轩早茶180, 伦教糕和蛋挞好吃,下午下午茶在天河TWG(200, Chen),晚上在广州烤肉350,之后在四季游泳, 开车400公里, 油费300, 过路费200,停车60, 总共1400. 四季可以接触到一些人. 可以在泳池旁边躺着. 总体来说, 收获不大. 房子方面, 买不同的地点对冲比较好. 情感方面,要不就做,要不不动, 不要模棱两可. 他也五行缺水, 所以自然也是黑色衣服. 外国风水师和八卦很吃香, 一次3000块, 主要是牌照, 多研究风水可以. 多跟不同地方的人碰撞思想, 这样可以学到很多. 深南道很不好走,应该走金田转红荔路, S3 深圳湾也不好走, 应该走月亮湾大道.不要在感情上话太多时间. 主要在意资源获取. Chen突然在搞慈善, utility高于赌博. </text:p>
            <text:p>每天游泳的话,三个月的费用也是3600, 为啥不再四季游? 这个是个被低估的项目. 毕竟酒店健身属于奢侈品, 很少人知道这个, 可以milk. 这个场合还是可以接触到很多人. 开车不是很累. 身体状态不错, 不觉得很累. 继续游泳.这礼拜要继续报名日语班级. 没有新情报的人不需要接触, 或者只在市内接触即可. 值得投资的人可以在市外见见.  Chen提供的保险相关信息是很好的, 所以值得进一步接触.  最近吃的肉比较多, 需要控制一下. 早晨要运动. 不要长胖. 要利用中国人的习惯谋利: 虚荣(激起攀比意识), 盲目仿效跟随他人(制造虚假热门), 争抢(先放诱饵再诱杀), 对小钱敏感(嘴里省钱, 金钱敏感, 时间不敏感), 大钱(通胀, 资产配置,税务)不敏感.  </text:p>
          </table:table-cell>
          <table:table-cell table:formula="of:=180+350+300+260" office:value-type="float" office:value="1090" calcext:value-type="float">
            <text:p>1090</text:p>
          </table:table-cell>
          <table:table-cell office:value-type="string" calcext:value-type="string">
            <text:p>Chen</text:p>
          </table:table-cell>
          <table:table-cell office:value-type="string" calcext:value-type="string">
            <text:p>shunde</text:p>
          </table:table-cell>
          <table:table-cell table:number-columns-repeated="1004"/>
        </table:table-row>
        <table:table-row table:style-name="ro3">
          <table:table-cell table:style-name="ce1" office:value-type="date" office:date-value="2018-08-20" calcext:value-type="date">
            <text:p>08/20/18</text:p>
          </table:table-cell>
          <table:table-cell table:formula="of:=WEEKDAY([.A233];2)" office:value-type="float" office:value="1" calcext:value-type="float">
            <text:p>1</text:p>
          </table:table-cell>
          <table:table-cell table:style-name="ce2" office:value-type="string" calcext:value-type="string">
            <text:p>周一, 中午没吃,晚上千味涮100,晚上去游泳,人很多. 然后去了书城看了看史记, 刘邦厚黑把鲁元推到车下. </text:p>
          </table:table-cell>
          <table:table-cell office:value-type="float" office:value="100" calcext:value-type="float">
            <text:p>100</text:p>
          </table:table-cell>
          <table:table-cell office:value-type="string" calcext:value-type="string">
            <text:p>self</text:p>
          </table:table-cell>
          <table:table-cell table:number-columns-repeated="1005"/>
        </table:table-row>
        <table:table-row table:style-name="ro14">
          <table:table-cell table:style-name="ce1" office:value-type="date" office:date-value="2018-08-21" calcext:value-type="date">
            <text:p>08/21/18</text:p>
          </table:table-cell>
          <table:table-cell table:formula="of:=WEEKDAY([.A234];2)" office:value-type="float" office:value="2" calcext:value-type="float">
            <text:p>2</text:p>
          </table:table-cell>
          <table:table-cell table:style-name="ce2" office:value-type="string" calcext:value-type="string">
            <text:p>早晨买面包20, 早晨看了看新闻. 每天早晨7点辰时应该锻炼. 后来看了看知乎,素质真是低,都是一些自以为是的底层自嗨. 中午在上城吃的subway, 40. 污染严重. 全国下雨.下午本来想去汕头, 后来路上临时决定去西冲. 晚上从西冲回来, 把沿途的地方的AQI都记了下来.其实没必要去汕头和汕尾. 西冲和大鹏就可以, 环境很好. 人在忧患当中才能进步.让自己坐立不安, 寝室难安, 人才能不断进步.下午都拿着箱子要走了, 走了一半才觉得先去大鹏看看也不错. 晚上在王母吃的麦当劳, 在熟悉的地方,一切没变. 下次污染重的时候, 首先考虑大鹏, 巽寮湾, 遮浪这些地方. 环境忧患, 气候忧患, 各种忧患人才能不断进步. 当然,你这样对于其他人是个威胁, 但是也要硬顶上. 有些人连威胁都算不上, 所以不足挂齿. 在麦当劳里想到了open deviation trader的问题, 尝试一下. 人在持续的忧患中进步最快, 反而在温柔乡里没有任何进步. </text:p>
          </table:table-cell>
          <table:table-cell office:value-type="float" office:value="100" calcext:value-type="float">
            <text:p>100</text:p>
          </table:table-cell>
          <table:table-cell table:number-columns-repeated="1006"/>
        </table:table-row>
        <table:table-row table:style-name="ro15">
          <table:table-cell table:style-name="ce1" office:value-type="date" office:date-value="2018-08-22" calcext:value-type="date">
            <text:p>08/22/18</text:p>
          </table:table-cell>
          <table:table-cell table:formula="of:=WEEKDAY([.A235];2)" office:value-type="float" office:value="3" calcext:value-type="float">
            <text:p>3</text:p>
          </table:table-cell>
          <table:table-cell table:style-name="ce2" office:value-type="string" calcext:value-type="string">
            <text:p>雾霾持续, 中午去吃了老张牛肉面(60), 下午在上城见chen, 看了个乌龙院电影(65),烂片, 晚上在中心书城吃的文華香港茶餐厅(170,chen). 晚上回来堵车十分严重,到处是车祸, 下次出去的时候一定要带游泳的装备. 等到10点多再回来.深圳的交通太差. 乌龙院里面那几个开心麻花太无聊, 没有剧情. 跟chen也没聊什么有用的, 但是那个咖啡馆确实不错, 人少, 因为上城交通不便, 没车去不了. 这个可以作为一个去的地方. 这个lounge相当不错.晚上送了chen回去. 交通真是烂透了.最近经常有一些不三不四的人试图开门, 应该是刺探谁家门没关. 连个小区都没有,也没有保安, 这个楼价在这区最低. 住户流动性大, 住户之间的联系不紧密. 我在这个楼层谁也不认识, 谁也没见过.所以要想认识人, 一定是在高档的小区才可以. 人的档次一旦上去了才会惺惺相惜. 免费的地方的人都不靠谱, 因为人太多,没法识别. 每天吃一个苹果很重要, 可以提高整体精神水平. 7-9辰时出去交换阳气也是很好的. 饥饿的时候人的思维更加敏捷, 更加适合解决问题. 适度利用身体的不适感来解决问题. 生于忧患,死于安乐. 如坐针毡的人的进步速度远快于原地踏步的人. </text:p>
          </table:table-cell>
          <table:table-cell office:value-type="float" office:value="135" calcext:value-type="float">
            <text:p>135</text:p>
          </table:table-cell>
          <table:table-cell office:value-type="string" calcext:value-type="string">
            <text:p>chen</text:p>
          </table:table-cell>
          <table:table-cell office:value-type="string" calcext:value-type="string">
            <text:p>sz</text:p>
          </table:table-cell>
          <table:table-cell table:number-columns-repeated="1004"/>
        </table:table-row>
        <table:table-row table:style-name="ro10">
          <table:table-cell table:style-name="ce1" office:value-type="date" office:date-value="2018-08-23" calcext:value-type="date">
            <text:p>08/23/18</text:p>
          </table:table-cell>
          <table:table-cell table:formula="of:=WEEKDAY([.A236];2)" office:value-type="float" office:value="4" calcext:value-type="float">
            <text:p>4</text:p>
          </table:table-cell>
          <table:table-cell table:style-name="ce2" office:value-type="string" calcext:value-type="string">
            <text:p>中午11点去接了wayne和vivian, 吃了香云轩早茶 (450), 晚上回来吃了1001 (300), 高速公路200, 汽油300). 1001绝对物超所值, 以后可以经常去. 比火锅便宜多了, 小龙坎的锅底完全是宰人. 白天chen要换钱, 跟朋友之间不要涉及钱的问题. 说没有现金就完事了. 带他去罗湖换也可以.Trading今天开始试了openDeviation.(12.22评论,不要一天吃两次)</text:p>
          </table:table-cell>
          <table:table-cell office:value-type="float" office:value="800" calcext:value-type="float">
            <text:p>800</text:p>
          </table:table-cell>
          <table:table-cell office:value-type="string" calcext:value-type="string">
            <text:p>wayne</text:p>
          </table:table-cell>
          <table:table-cell office:value-type="string" calcext:value-type="string">
            <text:p>shunde</text:p>
          </table:table-cell>
          <table:table-cell table:number-columns-repeated="1004"/>
        </table:table-row>
        <table:table-row table:style-name="ro3">
          <table:table-cell table:style-name="ce1" office:value-type="date" office:date-value="2018-08-24" calcext:value-type="date">
            <text:p>08/24/18</text:p>
          </table:table-cell>
          <table:table-cell table:formula="of:=WEEKDAY([.A237];2)" office:value-type="float" office:value="5" calcext:value-type="float">
            <text:p>5</text:p>
          </table:table-cell>
          <table:table-cell table:style-name="ce2" office:value-type="string" calcext:value-type="string">
            <text:p>今天见chen. 下午在上城看了antman电影(70), 晚上吃的星加坡菜(260). 重污染. 中午在老蛇口华洋吃的早茶. Trading的话hilo要加强. </text:p>
          </table:table-cell>
          <table:table-cell table:formula="of:=68+260" office:value-type="float" office:value="328" calcext:value-type="float">
            <text:p>328</text:p>
          </table:table-cell>
          <table:table-cell office:value-type="string" calcext:value-type="string">
            <text:p>chen</text:p>
          </table:table-cell>
          <table:table-cell office:value-type="string" calcext:value-type="string">
            <text:p>sz</text:p>
          </table:table-cell>
          <table:table-cell table:number-columns-repeated="1004"/>
        </table:table-row>
        <table:table-row table:style-name="ro16">
          <table:table-cell table:style-name="ce1" office:value-type="date" office:date-value="2018-08-25" calcext:value-type="date">
            <text:p>08/25/18</text:p>
          </table:table-cell>
          <table:table-cell table:formula="of:=WEEKDAY([.A238];2)" office:value-type="float" office:value="6" calcext:value-type="float">
            <text:p>6</text:p>
          </table:table-cell>
          <table:table-cell table:style-name="ce2" office:value-type="string" calcext:value-type="string">
            <text:p>今天早晨决定来漳州躲避雾霾, 漳州酒店便宜. 过路费300, 开了600公里,油费400, 酒店450, 中午饭40, 晚饭150. 这个酒店的服务还不错. 今天第一次试了手动刮胡刀, 还出血了. 人一定要多尝试些东西. 中午吃的72街也不错, 牛腩饭很好吃. 以前在深圳书城就见过没稀的吃, 这次还不错. 在深圳这段时间胖的太多, 现在体重已经70公斤, 是时候稍微远离深圳, 过点接地气的实际生活. 天天在深圳山吃海喝的也不是回事. 回到深圳还是要锻炼,然后就是参加一些兴趣辅导班. 这17天来日均消费1000, 实属有些奢侈, 这样的话一年要消费, 30万.这就是wayne他们聪明的地方, 油费和过路费才是大头, 每去一次广州400公里, 4个小时, 油费300, 过路费200. 吃饭一般300-500. 这段时间的单次消费包括四季的会员卡(5000), 买鞋3000.保险 (5000), 其他的消费都是小头. 以后在深圳吃饭就行. 这些人也没有出去的价值. 在深圳随便吃吃就好. Chen的价值在于对多伦多很了解. 消费尽量不要动用本金, 8000一个月的生活费应该够用(每月去广州4次 这是) . Trading方面, 要继续实验. 今后不要过多去广州/佛山.自己多玩玩, 不要过多和同样的人接触, 因为这样会没有新的信息, 浪费时间. 晚上跟andrew聊了, 每年体检很重要, 可以预先查到很多病, 预防比治疗重要的多.</text:p>
          </table:table-cell>
          <table:table-cell table:formula="of:=300+400+450+40+150" office:value-type="float" office:value="1340" calcext:value-type="float">
            <text:p>1340</text:p>
          </table:table-cell>
          <table:table-cell office:value-type="string" calcext:value-type="string">
            <text:p>self</text:p>
          </table:table-cell>
          <table:table-cell office:value-type="string" calcext:value-type="string">
            <text:p>zhangzhou</text:p>
          </table:table-cell>
          <table:table-cell table:number-columns-repeated="1004"/>
        </table:table-row>
        <table:table-row table:style-name="ro17">
          <table:table-cell table:style-name="ce1" office:value-type="date" office:date-value="2018-08-26" calcext:value-type="date">
            <text:p>08/26/18</text:p>
          </table:table-cell>
          <table:table-cell table:formula="of:=WEEKDAY([.A239];2)" office:value-type="float" office:value="7" calcext:value-type="float">
            <text:p>7</text:p>
          </table:table-cell>
          <table:table-cell table:style-name="ce2" office:value-type="string" calcext:value-type="string">
            <text:p>早晨吃的肯德基的套餐, 14, 一个培根蛋帕尼尼. 早晨做了很多有关工作. 比在深圳有效率. 最近朋友玩的太多, 浪费很多时间. 雾霾厉害,这些人还是出门,还散步, 自我保护意识差, 还经常叫你,希望你出车, 毕竟油费和过路费是大头(想想他们出过车吗? 他们买车的目的是显性消费, 油费贵,养车压力很大,所以不敢开长途, 除了在市内装B之外, 不敢开), 这是典型的深圳的假的有钱人, 买物品(但是养不起物品)是用来装逼, 还没有到买服务来装逼的程度(例如旅游, 健身房, 别人看不见的物品(看一个人的消费观是判断一个人的标准, 买外在东西的人很low),真正有钱人是买服务,买健康(健身), 买环境, 买空气, 买瞬间, 而不是买物品)). 这就是经常找你的目的所在(出车).市场不好的时候他们闲+我也闲的没事的时候, 出去吃吃喝喝也可以, 这就是双方互相利用. 但是, 这段时间朋友来往上,耽误了很多时间, 不创造任何价值. 换一个新地方一般思路会不一样, 文思泉涌. 很多trading的东西旅游的时候想出来的. 适当到不同的地方可以增长见识, 打开思路. <text:s/>等下去厦门, 买个刮胡刀. 买点水果. 早晨在漳州温德姆一个大胖脸用取电卡刷电梯很搞笑, 还问我哥抽烟吗. 旁边一个庙, 周日早晨搞了一上午的锣鼓喧嚣虽然嘈杂但是 热闹有人气.要定期出深圳来思考问题. 站在远处, 这样会有不同的视角. 有些时候,一换地方, 感觉全然不同. 让子弹多飞一会, 让别人的思想, 信息, 资源迭代一会, 这样交流的时候比较有效率. <text:s/>中午吃了意大利面60.无关紧要的人不用第一时间见面. 下午到了厦门,入住在台北的时候住的成旅的连锁店.厦门这个城市不紧不慢, 生活悠哉. 远好于深圳.晚上去了体育场, 图书馆, 人气很旺, 很发达. 房费350.</text:p>
          </table:table-cell>
          <table:table-cell table:formula="of:=14+60+40+95+350" office:value-type="float" office:value="559" calcext:value-type="float">
            <text:p>559</text:p>
          </table:table-cell>
          <table:table-cell office:value-type="string" calcext:value-type="string">
            <text:p>self</text:p>
          </table:table-cell>
          <table:table-cell office:value-type="string" calcext:value-type="string">
            <text:p>xiamen</text:p>
          </table:table-cell>
          <table:table-cell table:number-columns-repeated="1004"/>
        </table:table-row>
        <table:table-row table:style-name="ro18">
          <table:table-cell table:style-name="ce1" office:value-type="date" office:date-value="2018-08-27" calcext:value-type="date">
            <text:p>08/27/18</text:p>
          </table:table-cell>
          <table:table-cell table:formula="of:=WEEKDAY([.A240];2)" office:value-type="float" office:value="1" calcext:value-type="float">
            <text:p>1</text:p>
          </table:table-cell>
          <table:table-cell table:style-name="ce2" office:value-type="string" calcext:value-type="string">
            <text:p>多看一些大众点评上的活动, 很好. 到每个城市多看东西, 多经历,多做事. 这个酒店地点方便. 做事情经验才能增加. 2018生活质量远高于2017,因为1月开始在海口锻炼, 很充实. 到深圳后也订了酒店健身,环境很好, 只要有消费的地方都能有效排除老百姓. 海口院里的关系远好于深圳, 因为处于社会上层, 都互相尊重. 而处于社会下层的地方则是勾心斗角. 保留神秘感, 尽量透露最少的信息, 这样比较好. 起床后去mcd吃了早餐25,中午退房, 入住艾美酒店, 这边是5星, 房间有汗臭, 不过山景, 相对污染较小, 交通不方便, 价格还可以. (590), 中午点了沙茶面和一个蔬菜沙拉. 早晨对于trading的改进包括openDev和hilo相对的aggressiveness. 这边水用的是aquafina的便宜水, 地毯有污渍, 而且在2楼, 毫无景色, 也没提升房型. 刚才睡了一觉, 每天下午1-2这个时间比较困,开车的时候也要注意.不要这个时候开.现在他们已经知道我在闽南, 过一段时间在回去. 最近胖了好多,尤其是脸, 要注意饮食. 有的时候换个地方办公会提高迭代速度和效率. 饥饿的时候也可以做到效率提升, 利用饥饿激发创造力也是很好的, 最后就是在梦里半睡半醒的时候也可以思考. 迭代大法: 换地方, 饿肚子, 梦里想. 明早走人. 晚上吃了subway, steak sandwich, 这个点钟出去完全是错误选择, 一路开车很惊险, 有罗斯福商场车库里疯狂倒车的奔驰,湖滨路上在突然插到前边的奥迪,上下山的时候,散步人群完全没有自我保护意识,就在马路上走,也没路灯,骑摩托的大妈完全不看路,从左边变到右边. 安全意识的缺少令人发指. 回到车库, 因为天黑没法识别车牌, 还有各种大妈路人在车库走出走入, 那些人可能是把车停到停车场然后散步的人. 这个酒店地点现在就显示出来了很不安全. 也有司机在车上看手机, 一直怕他们追尾. 厦门还是白天出去, 晚上好好呆着.</text:p>
          </table:table-cell>
          <table:table-cell table:formula="of:=590+24+140+35" office:value-type="float" office:value="789" calcext:value-type="float">
            <text:p>789</text:p>
          </table:table-cell>
          <table:table-cell table:number-columns-repeated="1006"/>
        </table:table-row>
        <table:table-row table:style-name="ro19">
          <table:table-cell table:style-name="ce1" office:value-type="date" office:date-value="2018-08-28" calcext:value-type="date">
            <text:p>08/28/18</text:p>
          </table:table-cell>
          <table:table-cell table:formula="of:=WEEKDAY([.A241];2)" office:value-type="float" office:value="2" calcext:value-type="float">
            <text:p>2</text:p>
          </table:table-cell>
          <table:table-cell table:style-name="ce2" office:value-type="string" calcext:value-type="string">
            <text:p>艾美-奇差的入住体验, 棚顶的烟雾探测器一直闪光, 衣帽间的灯常亮,影响睡眠. 游泳池很旧, 肯定不会再住. 山上蚊虫很多. 身上不少包. 以后不会回来这个酒店. 还是四季好, 漂亮的游泳池. 走过的时候大家都会互相对视一下, 我喜欢这种在高级场合的感觉, 这个会影响人的行为模式, 环境决定了一个人的状态, 态度, 思维 . 晚上换了个地方, 到日航酒店住. 体验一下会展中心那边, 竟然要开半个小时. 远离老区也有好处. 不要离市中心太近. 上午做了很多事情, 叫了room service吃了个三明治, 下午来到日航酒店, 比较老, 屋里面味道也比较大. 这次旅行已经有点尾声的意味了. 明天中午check out后看看是先到潮州还是直接开回深圳. 早晨把opening的process做的更加自动化, 这是这次出行的一个进步. 收盘. 感觉差不多是回去的时候了. 深圳雾霾现在ok, 这边靠海边又潮, 酒店又接连遇到地雷.肠胃也即将受到考验. 明天暂定在潮汕或漳州一晚. opening需要看盘, 然后中午可以开始缓慢离开. 晚上去SM吃的舌尖尖牛肉面,兰州拉面不错, 不过怕拉肚子. 回来路上心情不好,吃饱了人很容易诱发空虚感, 随即游了个泳, 然后心情恢复平静. 强者用行动控制情绪, 弱者情绪控制行动. 长大的意义就是增长经验,知道自己如何保持平常心. 昨天没休息好对身体伤害很大. 早晨又很拼,所以导致晚上情绪失控是很正常的, 需要的就是运动来让自己恢复正常. 今天下午去walmart的路上看到一个拿行李的空姐很靓. 继续经营形象, 获取资源. 自己疲惫弱的一面在泳池和运动留给水. 厦门交通很差, 车速很慢, 城市规模小, 住几天就腻歪了, 总体还是3线城市的feel.早晨7到9点, 辰时要获取能量, 晚上吃完饭, 也要运动消散能量. </text:p>
          </table:table-cell>
          <table:table-cell table:formula="of:=588+98+30" office:value-type="float" office:value="716" calcext:value-type="float">
            <text:p>716</text:p>
          </table:table-cell>
          <table:table-cell office:value-type="string" calcext:value-type="string">
            <text:p>self</text:p>
          </table:table-cell>
          <table:table-cell office:value-type="string" calcext:value-type="string">
            <text:p>xiamen</text:p>
          </table:table-cell>
          <table:table-cell table:number-columns-repeated="1004"/>
        </table:table-row>
        <table:table-row table:style-name="ro4">
          <table:table-cell table:style-name="ce1" office:value-type="date" office:date-value="2018-08-29" calcext:value-type="date">
            <text:p>08/29/18</text:p>
          </table:table-cell>
          <table:table-cell table:formula="of:=WEEKDAY([.A242];2)" office:value-type="float" office:value="3" calcext:value-type="float">
            <text:p>3</text:p>
          </table:table-cell>
          <table:table-cell table:style-name="ce2" office:value-type="string" calcext:value-type="string">
            <text:p>昨天晚上游泳了,休息质量不错, 起来吃了个苹果. 状态不错. 外面还是下雨. 今天深圳没有雾霾所以要尽快赶回, 下次雾霾出现来厦门可以租车不需开车.最近雨季预计雾霾不会很大. 日航酒店里吃午餐, 鸡肉三明治, 90. 下午从厦门开车回深圳. 晚上在陆河的72街吃的. 油费大概400, 过路费300.厦门之旅结束. 一共消费4000. 一路上获取了不少开车的经验, 例如不能跟大车. 深圳发布了暴雨黄色预警, 过了陆河就开始暴雨. 今天从1点一直开到晚上9点. 不过空气质量终于好起来了. (12.22开车太累,没意义,坐高铁,本地打车)</text:p>
          </table:table-cell>
          <table:table-cell table:formula="of:=90+40+700" office:value-type="float" office:value="830" calcext:value-type="float">
            <text:p>830</text:p>
          </table:table-cell>
          <table:table-cell office:value-type="string" calcext:value-type="string">
            <text:p>self</text:p>
          </table:table-cell>
          <table:table-cell office:value-type="string" calcext:value-type="string">
            <text:p>xiamen</text:p>
          </table:table-cell>
          <table:table-cell table:number-columns-repeated="1004"/>
        </table:table-row>
        <table:table-row table:style-name="ro11">
          <table:table-cell table:style-name="ce1" office:value-type="date" office:date-value="2018-08-30" calcext:value-type="date">
            <text:p>08/30/18</text:p>
          </table:table-cell>
          <table:table-cell table:formula="of:=WEEKDAY([.A243];2)" office:value-type="float" office:value="4" calcext:value-type="float">
            <text:p>4</text:p>
          </table:table-cell>
          <table:table-cell table:style-name="ce2" office:value-type="string" calcext:value-type="string">
            <text:p>深圳空气质量终于为优等. 这次在厦门收获有几个. 一个是天天吃苹果, 一是用行动带动情绪, 游泳15分钟后恢复正常. 人没有体验就没有进步. 厦门之行最好一天就是走路在体育场, 图书馆那边溜达. 很有人气. 厦门租金不贵, 每平方一个月才50, 比深圳便宜一般. 很适合居住. 不过岛内不适合开车. 在深圳扩大交际面. 多报名辅导班. 少用手机, 多做真事. 去参与实实在在的社会活动. 多了解自己的适合, 擅长, 不擅长, 不喜欢的事. 昨天雨天开夜车太危险了. 以后这种事要避免. 坐高铁整体性价比最高. 到了地方就租车. 开车这次来回1400, 如果高铁的话, 票价总共600, 租车一天100一共1000, 能便宜点, 而且没有开车的风险. 中午在上城吃的老张牛肉面,不错. 整体像要感冒的样子. 喝了姜汤很管用. 现在有点忽冷忽热打摆子. 现在深圳所有东西的物价都比香港贵了. 但是如果吃便宜的东西可能会出问题. 还是要吃贵一点的东西. 别的地方的人都吃不起, 只有深圳能够支撑这种物价.</text:p>
          </table:table-cell>
          <table:table-cell office:value-type="float" office:value="64" calcext:value-type="float">
            <text:p>64</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15">
          <table:table-cell table:style-name="ce1" office:value-type="date" office:date-value="2018-08-31" calcext:value-type="date">
            <text:p>08/31/18</text:p>
          </table:table-cell>
          <table:table-cell table:formula="of:=WEEKDAY([.A244];2)" office:value-type="float" office:value="5" calcext:value-type="float">
            <text:p>5</text:p>
          </table:table-cell>
          <table:table-cell table:style-name="ce2" office:value-type="string" calcext:value-type="string">
            <text:p>昨天头疼, 9点睡觉, 今天3点就起了, 肚子还有点饿. 大有利的番茄炒蛋很好吃. Trading方面的赌心理要去掉, 毕竟是扔骰子, 所以要有random outcome的心态. 只有20DMA大势是需要看的. 其他方面, 不做poor man entertainment, 远离手机, 多做实事. Delta还是要小. 渐渐把钱从股市取出来. 转移到香港一部分. 在汇率和股市上不要冒太大的风险. 毕竟中国一切都是假的, 连保费都比其他地方高, 出去玩的时候尤其明显, 到处都是烟民, 素质奇差. 自驾的没几个是高素质. 竞争为恶性竞争, 人的素质低. Vol的方面, 波动性又起来了. 股票仓位要减少, 因为hedge股票仓位需要很大的期货仓位, 但是股票仓位是不盈利的. 股票仓位减到一半仓位. 贸易战以后, 股票跌幅很大很快. 大部分仓位要持有现金. 现在在国内渐渐失去了意义. 接触不到高素质的人, 吃的饮食各方面为低质量. 职业没有进展. 对中国的长期发展没啥信心. 对这边的浮躁, 污染, 都深恶痛绝. 利用现有资源如何把生活过到最好是重中之重. 北美,温哥华,加州有据点. 不要玩愚蠢的游戏, 或者说, 只玩部分. 不要仓位过大. <text:s/>--- 中午吃的面点王, 去了沃尔玛买东西(150)</text:p>
          </table:table-cell>
          <table:table-cell table:formula="of:=35+150" office:value-type="float" office:value="185" calcext:value-type="float">
            <text:p>185</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20">
          <table:table-cell table:style-name="ce1" office:value-type="date" office:date-value="2018-09-01" calcext:value-type="date">
            <text:p>09/01/18</text:p>
          </table:table-cell>
          <table:table-cell table:formula="of:=WEEKDAY([.A245];2)" office:value-type="float" office:value="6" calcext:value-type="float">
            <text:p>6</text:p>
          </table:table-cell>
          <table:table-cell table:style-name="ce2" office:value-type="string" calcext:value-type="string">
            <text:p>早晨去了香港. 买了一双keen的凉鞋, 700人民币. 蛋糕70, 吃饭70, 路费50. 中国人对价格很敏感,对时间不敏感. 对环境污染不敏感. 香港的餐厅越加骗人, 下次避免去上水. 屋里全是烟味和烧香味道. 沙田也是人满为患. 干嘛都要排队. 需要更早的去, 这样可以避开晚起的. 尽量在香港室内的地方, 这样可以避开抽烟的. 在一个就是去富人区, 避开穷人的地方, 九龙塘, 又一城就不错. 那里也有汇丰. 办事舒服多了. 另外, 下次在香港室外都要戴口罩. 空气污染太厉害. 今天在上水那烧香的味道让我很不爽. 总之, 以后办事避开上水沙田, prefer九龙塘. 在香港准备口罩.138买了十个3m口罩. 现在回来有点咳嗽, 主要是之前在上水. 这几天天气糟透了, 一直下雨, 到处都是人, 真是要到一个人少的地方避一避. 例如海南, 福建. (12/30,被抽烟的呛咳嗽了)</text:p>
          </table:table-cell>
          <table:table-cell table:formula="of:=700+70+70+50" office:value-type="float" office:value="890" calcext:value-type="float">
            <text:p>890</text:p>
          </table:table-cell>
          <table:table-cell office:value-type="string" calcext:value-type="string">
            <text:p>self</text:p>
          </table:table-cell>
          <table:table-cell office:value-type="string" calcext:value-type="string">
            <text:p>hk</text:p>
          </table:table-cell>
          <table:table-cell table:number-columns-repeated="1004"/>
        </table:table-row>
        <table:table-row table:style-name="ro4">
          <table:table-cell table:style-name="ce1" office:value-type="date" office:date-value="2018-09-02" calcext:value-type="date">
            <text:p>09/02/18</text:p>
          </table:table-cell>
          <table:table-cell table:formula="of:=WEEKDAY([.A246];2)" office:value-type="float" office:value="7" calcext:value-type="float">
            <text:p>7</text:p>
          </table:table-cell>
          <table:table-cell table:style-name="ce2" office:value-type="string" calcext:value-type="string">
            <text:p>空气污染是严重问题, 要避免到人多低素质的地方. 去香港一定注意戴口罩, 在网上买了3批口罩用于香港.去年夏天换了家具, 每天晚上咳嗽,后来改到楼下睡觉. 中国各种污染都很严重. 所以保费很高. 你不换地方在这没戏, 所以要赶紧换地方生活. 早晨和陈在蛇口华洋早茶(90), 出来就是暴雨. 送chen去邮轮码头, 淹了.下次不要再去华洋, 停车太差.蛇口那地方基础设施也不行. <text:s/>下午4点吃了东方宫, 之后9点就睡觉了, 4点起床, 5到7点又睡了一个回笼觉. </text:p>
          </table:table-cell>
          <table:table-cell table:formula="of:=90+36" office:value-type="float" office:value="126" calcext:value-type="float">
            <text:p>126</text:p>
          </table:table-cell>
          <table:table-cell office:value-type="string" calcext:value-type="string">
            <text:p>chen</text:p>
          </table:table-cell>
          <table:table-cell office:value-type="string" calcext:value-type="string">
            <text:p>sz</text:p>
          </table:table-cell>
          <table:table-cell table:number-columns-repeated="1004"/>
        </table:table-row>
        <table:table-row table:style-name="ro12">
          <table:table-cell table:style-name="ce1" office:value-type="date" office:date-value="2018-09-03" calcext:value-type="date">
            <text:p>09/03/18</text:p>
          </table:table-cell>
          <table:table-cell table:formula="of:=WEEKDAY([.A247];2)" office:value-type="float" office:value="1" calcext:value-type="float">
            <text:p>1</text:p>
          </table:table-cell>
          <table:table-cell table:style-name="ce2" office:value-type="string" calcext:value-type="string">
            <text:p>早晨4点起来, 就看到larry崩溃. 顺境时不能太得意忘形, 要考虑到逆境的处境. 随时持有现金, 不要负债. 肚子多大吃多少饭. 别步子迈得太大扯到了蛋. 当时间在对立面的时候, 就很危险. 要越早办越好. 两个孩子, 一个房子的负债, 这个对他是个考验. 用公筷, 分餐, 等等毛病都出来了, 外国人都没讲究那么多, 这人人品有问题.以后如果又有钱了还是一个鸟样子. 杰克回深．　中午吃ＢＬＴ的chicken牛油果, 晚上书城面点王</text:p>
          </table:table-cell>
          <table:table-cell office:value-type="float" office:value="100" calcext:value-type="float">
            <text:p>100</text:p>
          </table:table-cell>
          <table:table-cell office:value-type="string" calcext:value-type="string">
            <text:p>larry</text:p>
          </table:table-cell>
          <table:table-cell office:value-type="string" calcext:value-type="string">
            <text:p>sz</text:p>
          </table:table-cell>
          <table:table-cell table:number-columns-repeated="1004"/>
        </table:table-row>
        <table:table-row table:style-name="ro3">
          <table:table-cell table:style-name="ce1" office:value-type="date" office:date-value="2018-09-04" calcext:value-type="date">
            <text:p>09/04/18</text:p>
          </table:table-cell>
          <table:table-cell table:formula="of:=WEEKDAY([.A248];2)" office:value-type="float" office:value="2" calcext:value-type="float">
            <text:p>2</text:p>
          </table:table-cell>
          <table:table-cell table:style-name="ce2" office:value-type="string" calcext:value-type="string">
            <text:p>杰克中午做排骨, 晚上喝绿豆粥. 市场大涨.</text:p>
          </table:table-cell>
          <table:table-cell office:value-type="float" office:value="0" calcext:value-type="float">
            <text:p>0</text:p>
          </table:table-cell>
          <table:table-cell/>
          <table:table-cell office:value-type="string" calcext:value-type="string">
            <text:p>sz</text:p>
          </table:table-cell>
          <table:table-cell table:number-columns-repeated="1004"/>
        </table:table-row>
        <table:table-row table:style-name="ro3">
          <table:table-cell table:style-name="ce1" office:value-type="date" office:date-value="2018-09-05" calcext:value-type="date">
            <text:p>09/05/18</text:p>
          </table:table-cell>
          <table:table-cell table:formula="of:=WEEKDAY([.A249];2)" office:value-type="float" office:value="3" calcext:value-type="float">
            <text:p>3</text:p>
          </table:table-cell>
          <table:table-cell table:style-name="ce2" office:value-type="string" calcext:value-type="string">
            <text:p>中午吃豉汁蒸仓鱼, 晚上喝粥, 很健康, 晚上不需要吃太多即可. 市场大跌. 波动率大的时候要斩掉隔夜风险, 然后机械化日内.</text:p>
          </table:table-cell>
          <table:table-cell office:value-type="float" office:value="0" calcext:value-type="float">
            <text:p>0</text:p>
          </table:table-cell>
          <table:table-cell/>
          <table:table-cell office:value-type="string" calcext:value-type="string">
            <text:p>sz</text:p>
          </table:table-cell>
          <table:table-cell table:number-columns-repeated="1004"/>
        </table:table-row>
        <table:table-row table:style-name="ro3">
          <table:table-cell table:style-name="ce1" office:value-type="date" office:date-value="2018-09-06" calcext:value-type="date">
            <text:p>09/06/18</text:p>
          </table:table-cell>
          <table:table-cell table:formula="of:=WEEKDAY([.A250];2)" office:value-type="float" office:value="4" calcext:value-type="float">
            <text:p>4</text:p>
          </table:table-cell>
          <table:table-cell table:style-name="ce2" office:value-type="string" calcext:value-type="string">
            <text:p>早晨去香港, 面包60, 超市200, 300. 中午吃鸡, 晚上喝粥. 在香港给杰克买了保险, 13000.</text:p>
          </table:table-cell>
          <table:table-cell table:formula="of:=300+13000" office:value-type="float" office:value="13300" calcext:value-type="float">
            <text:p>13300</text:p>
          </table:table-cell>
          <table:table-cell office:value-type="string" calcext:value-type="string">
            <text:p>jack</text:p>
          </table:table-cell>
          <table:table-cell office:value-type="string" calcext:value-type="string">
            <text:p>sz</text:p>
          </table:table-cell>
          <table:table-cell table:number-columns-repeated="1004"/>
        </table:table-row>
        <table:table-row table:style-name="ro3">
          <table:table-cell table:style-name="ce1" office:value-type="date" office:date-value="2018-09-07" calcext:value-type="date">
            <text:p>09/07/18</text:p>
          </table:table-cell>
          <table:table-cell table:formula="of:=WEEKDAY([.A251];2)" office:value-type="float" office:value="5" calcext:value-type="float">
            <text:p>5</text:p>
          </table:table-cell>
          <table:table-cell table:style-name="ce2" office:value-type="string" calcext:value-type="string">
            <text:p>晚上請陈在vita,食物非常差, 海鲜炒饭是吃过最差的. 深圳的东西真是垃圾. </text:p>
          </table:table-cell>
          <table:table-cell office:value-type="float" office:value="160" calcext:value-type="float">
            <text:p>160</text:p>
          </table:table-cell>
          <table:table-cell office:value-type="string" calcext:value-type="string">
            <text:p>chen</text:p>
          </table:table-cell>
          <table:table-cell office:value-type="string" calcext:value-type="string">
            <text:p>sz</text:p>
          </table:table-cell>
          <table:table-cell table:number-columns-repeated="1004"/>
        </table:table-row>
        <table:table-row table:style-name="ro5">
          <table:table-cell table:style-name="ce1" office:value-type="date" office:date-value="2018-09-08" calcext:value-type="date">
            <text:p>09/08/18</text:p>
          </table:table-cell>
          <table:table-cell table:formula="of:=WEEKDAY([.A252];2)" office:value-type="float" office:value="6" calcext:value-type="float">
            <text:p>6</text:p>
          </table:table-cell>
          <table:table-cell table:style-name="ce2" office:value-type="string" calcext:value-type="string">
            <text:p>早晨去广州,1等座100, 回来二等座80, lunch 30. 手机费250.1000加过路费, 300加油. Lunch还是在都城, 快餐很好吃. 看了穷通宝鉴, 左传, 古文观止, 吕氏春秋. </text:p>
          </table:table-cell>
          <table:table-cell table:formula="of:=210+250+1300" office:value-type="float" office:value="1760" calcext:value-type="float">
            <text:p>1760</text:p>
          </table:table-cell>
          <table:table-cell office:value-type="string" calcext:value-type="string">
            <text:p>self</text:p>
          </table:table-cell>
          <table:table-cell office:value-type="string" calcext:value-type="string">
            <text:p>gz</text:p>
          </table:table-cell>
          <table:table-cell table:number-columns-repeated="1004"/>
        </table:table-row>
        <table:table-row table:style-name="ro21">
          <table:table-cell table:style-name="ce1" office:value-type="date" office:date-value="2018-09-09" calcext:value-type="date">
            <text:p>09/09/18</text:p>
          </table:table-cell>
          <table:table-cell table:formula="of:=WEEKDAY([.A253];2)" office:value-type="float" office:value="7" calcext:value-type="float">
            <text:p>7</text:p>
          </table:table-cell>
          <table:table-cell table:style-name="ce2" office:value-type="string" calcext:value-type="string">
            <text:p>早晨larry叫出去玩.先开车去顺德香云轩吃早茶,200. 然后开车去中山大学(不让进)暨南大学,华南师范大学, 华南理工大学. 回到深圳吃的海岸城的1001 (160,larry)(12.22不要吃两餐), 然后回家. 油费250, 过路费200.加油200.看到鸟群南飞, 路上看到狗和猫都让路,1001上的手抓饭慢,拍桌子发飙才给上. 暨南大学有人气, 热闹, 华师范没有人气,都是军训的, 华工没什么人. 今天吃多了, 香砂酒楼烟味大, 紫藤厅, 点了凤爪,排骨饭, 生菜, 牛肉球, 蛋挞, 虾饺, 芝麻糕, 牛肉肠粉, 牛筋, 伦教糕. 太多了. 晚上是2串红柳,4串羊肉, 1个饭, 2个酸奶. 跟上次相比我的变化: 不着急, 善待动物, 开车变线打灯, 开车技术稍有上升, 讲话不罗嗦, 点到为止. l的变化有, 傲气有所收敛, 没那么大暴发户脾气. 聊天基本有问有答, 没有冷场, 回到了大概2014年去广州的状态, 双方处于同个水平上. 收获: 以后身份证到期之前必须把财产转移, 因为账户没有身份证会失效. 到2023年还有5年, 需要尽快的完成资产转移. 吃的不要太油腻, 晒太阳的时间太长没有遮阳伞, 香云轩里抽烟太厉害, 人素质差. 吃的多的时候多吃清淡, 少吃油腻. 刘强东,王石留学为了抠女. 要懂得权术的使用, 变脸要像翻书一样快, 恩威并施. 怒是为了达到目的, 为了让对方让步, 事办了以后, 再把关系圆好. say less than necessary. L身体一天不如一天, 肩疼背疼, 腿上还有旧伤.</text:p>
          </table:table-cell>
          <table:table-cell office:value-type="float" office:value="450" calcext:value-type="float">
            <text:p>450</text:p>
          </table:table-cell>
          <table:table-cell office:value-type="string" calcext:value-type="string">
            <text:p>larry</text:p>
          </table:table-cell>
          <table:table-cell office:value-type="string" calcext:value-type="string">
            <text:p>gz</text:p>
          </table:table-cell>
          <table:table-cell table:number-columns-repeated="1004"/>
        </table:table-row>
        <table:table-row table:style-name="ro5">
          <table:table-cell table:style-name="ce1" office:value-type="date" office:date-value="2018-09-10" calcext:value-type="date">
            <text:p>09/10/18</text:p>
          </table:table-cell>
          <table:table-cell table:formula="of:=WEEKDAY([.A254];2)" office:value-type="float" office:value="1" calcext:value-type="float">
            <text:p>1</text:p>
          </table:table-cell>
          <table:table-cell table:style-name="ce2" office:value-type="string" calcext:value-type="string">
            <text:p>永远不比对方说的话多. 简洁明了. 人都在变化,但是利益是永恒的, 利益对的时候, 可以来往.满口仁义道德, 玩弄权术,极快的时间凶狠操作,成为群主, 炫耀权力,不示意图, 模糊其词.Make it sound effortless.</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3">
          <table:table-cell table:style-name="ce1" office:value-type="date" office:date-value="2018-09-11" calcext:value-type="date">
            <text:p>09/11/18</text:p>
          </table:table-cell>
          <table:table-cell table:formula="of:=WEEKDAY([.A255];2)" office:value-type="float" office:value="2" calcext:value-type="float">
            <text:p>2</text:p>
          </table:table-cell>
          <table:table-cell table:style-name="ce2" office:value-type="string" calcext:value-type="string">
            <text:p>无</text:p>
          </table:table-cell>
          <table:table-cell office:value-type="float" office:value="0" calcext:value-type="float">
            <text:p>0</text:p>
          </table:table-cell>
          <table:table-cell table:number-columns-repeated="1006"/>
        </table:table-row>
        <table:table-row table:style-name="ro4">
          <table:table-cell table:style-name="ce1" office:value-type="date" office:date-value="2018-09-12" calcext:value-type="date">
            <text:p>09/12/18</text:p>
          </table:table-cell>
          <table:table-cell table:formula="of:=WEEKDAY([.A256];2)" office:value-type="float" office:value="3" calcext:value-type="float">
            <text:p>3</text:p>
          </table:table-cell>
          <table:table-cell table:style-name="ce2" office:value-type="string" calcext:value-type="string">
            <text:p>早晨送杰克去海口, 上午去招行取5万, 没带身份证只能取5w,然后去汇丰开户要等. 中午吃鸡, 下午去花旗开户失败(需要长期签证), 去渣打开户成功,要工卡号, 麻烦, 工作人员吐字含糊不清, 渣打里有美女, 卓越世纪里也有美女. 晚上金光华starbucks见陈, 吃印度宝莱坞, 走罗湖村, 向西村, 到万象城, 意大利餐厅不错.停车费45较贵, 下次地铁去罗湖. 交通太混乱, 冲绿灯的公车挡路几个灯都过不去. 话不说满, 只说一半, 不available, 不出现. </text:p>
          </table:table-cell>
          <table:table-cell table:formula="of:=20+25" office:value-type="float" office:value="45" calcext:value-type="float">
            <text:p>45</text:p>
          </table:table-cell>
          <table:table-cell office:value-type="string" calcext:value-type="string">
            <text:p>chen</text:p>
          </table:table-cell>
          <table:table-cell office:value-type="string" calcext:value-type="string">
            <text:p>sz</text:p>
          </table:table-cell>
          <table:table-cell table:number-columns-repeated="1004"/>
        </table:table-row>
        <table:table-row table:style-name="ro21">
          <table:table-cell table:style-name="ce1" office:value-type="date" office:date-value="2018-09-13" calcext:value-type="date">
            <text:p>09/13/18</text:p>
          </table:table-cell>
          <table:table-cell table:formula="of:=WEEKDAY([.A257];2)" office:value-type="float" office:value="4" calcext:value-type="float">
            <text:p>4</text:p>
          </table:table-cell>
          <table:table-cell table:style-name="ce2" office:value-type="string" calcext:value-type="string">
            <text:p>这个月的银行账单严重超标. 原因一是旅游, 二是跟wayne出去的时候被宰的情况很严重, 每次不但要付路费,还要承担一半的吃饭费用. 他们自己从来不开车. 所以这个关系不划算, 这个关系不获得任何有用的东西也不会增进友情. 另外, 跟陈出去要坐地铁, 在城里面, 因为这样不用接送, 也不用停车. 跟larry出去要控制在一个月一次左右, 他没有新的东西, 一个月出去一次即可. 这个月的花费比较惊人的40000. 保险5000+13000, 鞋4000, 吃饭15000.(12.22 ???) 下午开车停四季, 去恒生认识罗怡(12.22后来把罗怡删了), 账户需要识别黑名单, 没开成, 去渣打存钱看到开户经理, 过来解释了停车票系统更新的问题, 说给的很少,还是停四季吧, 还是不想给.又说了atm识别失败的问题, 说旧钞问题, 吐字不清听着费劲.Carter来消息说明天可以去开户10:30. 恒生要求30万, 还要理财, 开香港账户还要买保险, 纯属扯淡嘛.东亚和星展还没试.渣打刚打了5万进去. 恒生罗说还要1周之内资金要到位, 到那就推销保险, low爆了.潮汕人, 着急赚钱也很正常. 晚上和chen吃意大利餐, 意合园,terrazza, 隶属于hyatt.味道一般. 主食太多.陈买单500.那边美女很多. 车停家里很重要. 罗怡还说每次只能转5万, 只能跟柜台注册才能转100万. 四季下午人多可以去. 晚上去书城. 恒生那家伙越看越想宰我, 本来应该可是开5万的非要开30万的, 这家伙坏的很. </text:p>
          </table:table-cell>
          <table:table-cell office:value-type="float" office:value="0" calcext:value-type="float">
            <text:p>0</text:p>
          </table:table-cell>
          <table:table-cell office:value-type="string" calcext:value-type="string">
            <text:p>chen</text:p>
          </table:table-cell>
          <table:table-cell office:value-type="string" calcext:value-type="string">
            <text:p>sz</text:p>
          </table:table-cell>
          <table:table-cell table:number-columns-repeated="1004"/>
        </table:table-row>
        <table:table-row table:style-name="ro12">
          <table:table-cell table:style-name="ce1" office:value-type="date" office:date-value="2018-09-14" calcext:value-type="date">
            <text:p>09/14/18</text:p>
          </table:table-cell>
          <table:table-cell table:formula="of:=WEEKDAY([.A258];2)" office:value-type="float" office:value="5" calcext:value-type="float">
            <text:p>5</text:p>
          </table:table-cell>
          <table:table-cell table:style-name="ce2" office:value-type="string" calcext:value-type="string">
            <text:p>晚上跟chen连续3天出去玩,走路超过10000步.去的是上梅林卓越,没什么可看的,污染严重.吃的鑫泰,味道差.以后去餐厅不要点炒面和炒粉, 不健康油大. 深圳的饮食也是太差, 都是糊弄人, 骗. 现在商场里吃饭均价要100多. 咖喱牛腩里面什么都没有, 竟然要100块钱. 昨天意大利餐也是, 服务费和睡加了至少15%.太坑. 不开车出去很好, 不用送, 节省了时间. Chen的交流价值越来越少, 要逐渐phase out.</text:p>
          </table:table-cell>
          <table:table-cell office:value-type="float" office:value="260" calcext:value-type="float">
            <text:p>260</text:p>
          </table:table-cell>
          <table:table-cell office:value-type="string" calcext:value-type="string">
            <text:p>chen</text:p>
          </table:table-cell>
          <table:table-cell office:value-type="string" calcext:value-type="string">
            <text:p>sz</text:p>
          </table:table-cell>
          <table:table-cell table:number-columns-repeated="1004"/>
        </table:table-row>
        <table:table-row table:style-name="ro22">
          <table:table-cell table:style-name="ce1" office:value-type="date" office:date-value="2018-09-15" calcext:value-type="date">
            <text:p>09/15/18</text:p>
          </table:table-cell>
          <table:table-cell table:formula="of:=WEEKDAY([.A259];2)" office:value-type="float" office:value="6" calcext:value-type="float">
            <text:p>6</text:p>
          </table:table-cell>
          <table:table-cell table:style-name="ce2" office:value-type="string" calcext:value-type="string">
            <text:p>早晨看了会荣枯鉴, 讲权谋. 示人以愚,其谋乃大.(seem dumber than you are) 顺则为友, 逆则为敌, 敌友常易也.没有永远的敌人和朋友, 一切看利益. 贵不贱人, 贱不贵人, 贵贱久焉, 身处贵也要尊重他人.明不接愚, 愚者勿长其明, 智不结怨, 仇者勿惧其智.不畏人言, 唯计历害,此非节义之道,然生之道焉. 事不可绝, 言不能尽(不说明白,越少越好), 至亲亦戒也. 施小恩. 知戒近福(谨慎), 惑人远祸(离开ms的时候).天恩难测, 唯财可恃. 开户成功锦囊, 消除对方后顾之忧, 问什么都可以提供, increase investment.对方投入时间越久, 越要合理化自己的时间投入,这种下意识思想对己有力.假天责人掩私(假借领导之名义), 假民言事见信, 人者尽惑. 真不忌伪, 伪不代真. (真真假假, 迷惑对手). 造假的太明显是给自己惹祸, 真的肆无忌惮也招人讨厌.请求和拒绝,婉之无失(委婉请求+拒绝).术不显则功成, 谋暗用则制胜. 知不示人, 示人者祸. 设疑而惑, 真伪可鉴. 附贵而缘, 殃祸可避. 施小信而大诈逞(Use Selective Honesty and Generosity to Disarm your Victim). Create value through scarcity, never available. Never isolate yourself - always mingle, 敌友常易. Make everything seem effortless. Be royal in your fashion (贵者自贵). Always be slow and patient. Talk slow, act slow. Blend in and act same as others. 台风要来, chen請吃千味涮, 点了4个人的量, 300. 他一天没吃饭, 很不健康. 这次台风过后要开始报语言学习班, 拓展认识的人的量, 最起码要会一种语言. 法语, 韩语, 日语都要学. 用这个来过滤人群. 继续阅读古书和权术. 交际面还是要拓宽. (从这天开始减肥, 吃的实在太多)</text:p>
          </table:table-cell>
          <table:table-cell office:value-type="float" office:value="0" calcext:value-type="float">
            <text:p>0</text:p>
          </table:table-cell>
          <table:table-cell office:value-type="string" calcext:value-type="string">
            <text:p>Chen</text:p>
          </table:table-cell>
          <table:table-cell office:value-type="string" calcext:value-type="string">
            <text:p>sz</text:p>
          </table:table-cell>
          <table:table-cell table:number-columns-repeated="1004"/>
        </table:table-row>
        <table:table-row table:style-name="ro23">
          <table:table-cell table:style-name="ce1" office:value-type="date" office:date-value="2018-09-16" calcext:value-type="date">
            <text:p>09/16/18</text:p>
          </table:table-cell>
          <table:table-cell table:formula="of:=WEEKDAY([.A260];2)" office:value-type="float" office:value="7" calcext:value-type="float">
            <text:p>7</text:p>
          </table:table-cell>
          <table:table-cell table:style-name="ce2" office:value-type="string" calcext:value-type="string">
            <text:p>最近跟chen说的太多了, 要注意. 人不可密, 密则疑生. 心不可托, 托则祸伏. 中文名不应该告诉他, 现在的各种计划, 想法也不应该说, 打哈哈即可. 智者不招己害. 友者有时也. 情不可滥, 滥则人忌. 勿授人以柄.今天山竹台风登陆, 中午吃刀鱼晚上吃面条. 卫星锅差点被风损毁. 开始build US 和 hk 的stock trader (open dev &amp; hilo). 台风16点已登陆. 最近体重超标. 一周以来, 和胖子吃早茶+1001, 和chen连吃4天, 非常不健康, 要立即杜绝这种幅度的吃. 宝莱坞-&gt;意大利菜 -&gt; 鑫泰-&gt;千味涮(完全点多) (营养严重超标). 需要躲一段时间. 否则就像吹气球一样吹起来了. 太不健康, 也没必要天天见. 这一个月以来太过于疯狂. 把见面幅度降下来, 不要过多出现在wechat上. 先把体重降到68. 交易日不出门, 现在朋友太多,时间有限, 每个都见见不过来. 胖的速度太快, 影响形象. 体重只要一超过68, 马上开始deviation management, 全面减肥. 不在外吃. 直到减下来才可以. </text:p>
          </table:table-cell>
          <table:table-cell office:value-type="float" office:value="0" calcext:value-type="float">
            <text:p>0</text:p>
          </table:table-cell>
          <table:table-cell office:value-type="string" calcext:value-type="string">
            <text:p>Home</text:p>
          </table:table-cell>
          <table:table-cell table:number-columns-repeated="1005"/>
        </table:table-row>
        <table:table-row table:style-name="ro3">
          <table:table-cell table:style-name="ce1" office:value-type="date" office:date-value="2018-09-17" calcext:value-type="date">
            <text:p>09/17/18</text:p>
          </table:table-cell>
          <table:table-cell table:formula="of:=WEEKDAY([.A261];2)" office:value-type="float" office:value="1" calcext:value-type="float">
            <text:p>1</text:p>
          </table:table-cell>
          <table:table-cell table:style-name="ce2" office:value-type="string" calcext:value-type="string">
            <text:p>Prepare for hk trading. Call about language class. 台风次日, 去游泳了.</text:p>
          </table:table-cell>
          <table:table-cell office:value-type="float" office:value="300" calcext:value-type="float">
            <text:p>300</text:p>
          </table:table-cell>
          <table:table-cell office:value-type="string" calcext:value-type="string">
            <text:p>Home</text:p>
          </table:table-cell>
          <table:table-cell table:number-columns-repeated="1005"/>
        </table:table-row>
        <table:table-row table:style-name="ro3">
          <table:table-cell table:style-name="ce1" office:value-type="date" office:date-value="2018-09-18" calcext:value-type="date">
            <text:p>09/18/18</text:p>
          </table:table-cell>
          <table:table-cell table:formula="of:=WEEKDAY([.A262];2)" office:value-type="float" office:value="2" calcext:value-type="float">
            <text:p>2</text:p>
          </table:table-cell>
          <table:table-cell table:style-name="ce2" office:value-type="string" calcext:value-type="string">
            <text:p>天气非常好.下午去了大鹏, 杨梅坑损毁严重, 西冲不开. 晚餐王母麦当劳. 开车200公里.</text:p>
          </table:table-cell>
          <table:table-cell office:value-type="float" office:value="60" calcext:value-type="float">
            <text:p>60</text:p>
          </table:table-cell>
          <table:table-cell office:value-type="string" calcext:value-type="string">
            <text:p>chen</text:p>
          </table:table-cell>
          <table:table-cell table:number-columns-repeated="1005"/>
        </table:table-row>
        <table:table-row table:style-name="ro5">
          <table:table-cell table:style-name="ce1" office:value-type="date" office:date-value="2018-09-19" calcext:value-type="date">
            <text:p>09/19/18</text:p>
          </table:table-cell>
          <table:table-cell table:formula="of:=WEEKDAY([.A263];2)" office:value-type="float" office:value="3" calcext:value-type="float">
            <text:p>3</text:p>
          </table:table-cell>
          <table:table-cell table:style-name="ce2" office:value-type="string" calcext:value-type="string">
            <text:p>下午去存钱,sc 2个, hsbc6个, 一共8个,存完去游泳, 都在中心区很方便, 汇丰在嘉里建设3座. Hsbc外汇每天最多存5k,一年50k.一会准备吃o'vamos. 重度雾霾. Ovamos 三明治很棒. </text:p>
          </table:table-cell>
          <table:table-cell office:value-type="float" office:value="0" calcext:value-type="float">
            <text:p>0</text:p>
          </table:table-cell>
          <table:table-cell office:value-type="string" calcext:value-type="string">
            <text:p>chen</text:p>
          </table:table-cell>
          <table:table-cell table:number-columns-repeated="1005"/>
        </table:table-row>
        <table:table-row table:style-name="ro3">
          <table:table-cell table:style-name="ce1" office:value-type="date" office:date-value="2018-09-20" calcext:value-type="date">
            <text:p>09/20/18</text:p>
          </table:table-cell>
          <table:table-cell table:formula="of:=WEEKDAY([.A264];2)" office:value-type="float" office:value="4" calcext:value-type="float">
            <text:p>4</text:p>
          </table:table-cell>
          <table:table-cell table:style-name="ce2" office:value-type="string" calcext:value-type="string">
            <text:p>无</text:p>
          </table:table-cell>
          <table:table-cell/>
          <table:table-cell office:value-type="string" calcext:value-type="string">
            <text:p>Home</text:p>
          </table:table-cell>
          <table:table-cell table:number-columns-repeated="1005"/>
        </table:table-row>
        <table:table-row table:style-name="ro5">
          <table:table-cell table:style-name="ce1" office:value-type="date" office:date-value="2018-09-21" calcext:value-type="date">
            <text:p>09/21/18</text:p>
          </table:table-cell>
          <table:table-cell table:formula="of:=WEEKDAY([.A265];2)" office:value-type="float" office:value="5" calcext:value-type="float">
            <text:p>5</text:p>
          </table:table-cell>
          <table:table-cell table:style-name="ce2" office:value-type="string" calcext:value-type="string">
            <text:p>早晨开始搞qmas申请. 申到的话, 出入香港更容易, 仅此而已. 一天都忙着整理材料. 股市大涨, pmtrader有效, trade前半小时 + 一个postCutoffLiq即可. </text:p>
          </table:table-cell>
          <table:table-cell/>
          <table:table-cell office:value-type="string" calcext:value-type="string">
            <text:p>Home</text:p>
          </table:table-cell>
          <table:table-cell table:number-columns-repeated="1005"/>
        </table:table-row>
        <table:table-row table:style-name="ro12">
          <table:table-cell table:style-name="ce1" office:value-type="date" office:date-value="2018-09-22" calcext:value-type="date">
            <text:p>09/22/18</text:p>
          </table:table-cell>
          <table:table-cell table:formula="of:=WEEKDAY([.A266];2)" office:value-type="float" office:value="6" calcext:value-type="float">
            <text:p>6</text:p>
          </table:table-cell>
          <table:table-cell table:style-name="ce2" office:value-type="string" calcext:value-type="string">
            <text:p>中午吃刀鱼,晚上吃面. 下午去游泳, 外面晒太阳,善, 生活质量提高. 早晨在EMS邮寄了QMAS申请. 本来找顺丰寄, 还不上来,遂去莲花一村邮政, 还便宜. 顺丰越来越差人尽皆知. 早晨在笔架山, 满目疮痍. 一号健身被砸烂.那天若在外恐凶多吉少. 每天接触水很重要. 在厦门日航最明显, 进水猛游一段, 马上缓解所有压力. </text:p>
          </table:table-cell>
          <table:table-cell office:value-type="float" office:value="0" calcext:value-type="float">
            <text:p>0</text:p>
          </table:table-cell>
          <table:table-cell office:value-type="string" calcext:value-type="string">
            <text:p>Home</text:p>
          </table:table-cell>
          <table:table-cell table:number-columns-repeated="1005"/>
        </table:table-row>
        <table:table-row table:style-name="ro21">
          <table:table-cell table:style-name="ce1" office:value-type="date" office:date-value="2018-09-23" calcext:value-type="date">
            <text:p>09/23/18</text:p>
          </table:table-cell>
          <table:table-cell table:formula="of:=WEEKDAY([.A267];2)" office:value-type="float" office:value="7" calcext:value-type="float">
            <text:p>7</text:p>
          </table:table-cell>
          <table:table-cell table:style-name="ce2" office:value-type="string" calcext:value-type="string">
            <text:p>lily去海口. 这段时间秋天, 报辅导班. 日语韩语法语, 认识新人, 学习新东西. 少用手机, 多接触实实在在的东西. 少开车多搭地铁. 用cash来分离人群很管用. 四季就是没有中下层的人. 不明来历, 花很便宜钱就可以进入门槛的地方要避免. 为什么富豪俱乐部的会费都那么高, 一旦高了,就会有ben franklin effect, 自己投资越多的东西越重视. 对方如果投资很少, 搜索成本很低, 必然始乱终弃. 所以要营造稀缺感, 必须提高场所的门槛. <text:s/>深圳湾游泳中心的工作人员就从来不会跟你聊天,四季的就会聊. Environment changes people's behavior.场所门槛几千最少, 几万也可. 留学则是几十万的门槛而且是智商和家境的门槛, 所以留学同学保持的最久, 因为门槛高无法替代. 所以在国内第一要做的就是提高自己的场所质量和门槛. 为什么大多数地方见不到美女, 美女很懂如果在社会上骚扰太多, 只会去高门槛的地方. 门槛高, 人稀缺, 人的防备心就低, 因为人群是经过钱过滤的. 钱一定不能是小钱, 放进来的底层人群越多, 越有问题. 这就是为什么lse的中国人少但是紧密, 哥大多大中国人多但是不紧密, 这两个学校的门槛还是不够高. 尤其是统计和or专业乱收人, 导致人的素质很差.经过过滤之后你必须明显处于上层才有优势, 反例是在ms毫无优势. 中午吃大有利, 番茄蛋饭, 下午游泳, 晚上吃东方宫. </text:p>
          </table:table-cell>
          <table:table-cell table:formula="of:=36+33" office:value-type="float" office:value="69" calcext:value-type="float">
            <text:p>69</text:p>
          </table:table-cell>
          <table:table-cell office:value-type="string" calcext:value-type="string">
            <text:p>Home</text:p>
          </table:table-cell>
          <table:table-cell table:number-columns-repeated="1005"/>
        </table:table-row>
        <table:table-row table:style-name="ro24">
          <table:table-cell table:style-name="ce1" office:value-type="date" office:date-value="2018-09-24" calcext:value-type="date">
            <text:p>09/24/18</text:p>
          </table:table-cell>
          <table:table-cell table:formula="of:=WEEKDAY([.A268];2)" office:value-type="float" office:value="1" calcext:value-type="float">
            <text:p>1</text:p>
          </table:table-cell>
          <table:table-cell table:style-name="ce2" office:value-type="string" calcext:value-type="string">
            <text:p>询问法语课程情况, 报名A2考试.开始暴雨.把门打开,外面空气引入很有帮助. Trading: stock universe selection. 下午先游泳, 然后去书城, 美女很多, 然后加油(300),去沃尔玛(100). 开窗让空气流通, 金为肺,也为气,空气流通起来马上室内风水就大不一样. 流水不腐，户枢不蠹.中午吃的三明治, 晚上自己做的蛋治.学五行, 心理学, 都有用. 远离免费,人多,没有preselection的场所.没有investment就没有重视, 就没有sunk cost. </text:p>
          </table:table-cell>
          <table:table-cell table:formula="of:=100+300" office:value-type="float" office:value="400" calcext:value-type="float">
            <text:p>400</text:p>
          </table:table-cell>
          <table:table-cell office:value-type="string" calcext:value-type="string">
            <text:p>Home</text:p>
          </table:table-cell>
          <table:table-cell table:number-columns-repeated="1005"/>
        </table:table-row>
        <table:table-row table:style-name="ro12">
          <table:table-cell table:style-name="ce1" office:value-type="date" office:date-value="2018-09-25" calcext:value-type="date">
            <text:p>09/25/18</text:p>
          </table:table-cell>
          <table:table-cell table:formula="of:=WEEKDAY([.A269];2)" office:value-type="float" office:value="2" calcext:value-type="float">
            <text:p>2</text:p>
          </table:table-cell>
          <table:table-cell table:style-name="ce2" office:value-type="string" calcext:value-type="string">
            <text:p>中午在深业上城吃的subway(33). 下午去游泳,然后坐地铁到岗厦看APLUS, 没人,只有前台李和韩语王. 从连城底下走回来, 吃的是大快活的咖喱牛腩.开车回家.坐地铁去华强北. 先看了优米日语, 里面有一个美女OL, 没有明确定价,是搞价格歧视骗人的, 跟樱花一样. 后来去了欧尼日韩语, 8点多了, 前台都没人了. 出来一个丑女学员感觉戾气比较重. 九方有一些大美女出没, 不知道他们去哪里. 预约试听韩语.</text:p>
          </table:table-cell>
          <table:table-cell table:formula="of:=33+45" office:value-type="float" office:value="78" calcext:value-type="float">
            <text:p>78</text:p>
          </table:table-cell>
          <table:table-cell office:value-type="string" calcext:value-type="string">
            <text:p>Home</text:p>
          </table:table-cell>
          <table:table-cell table:number-columns-repeated="1005"/>
        </table:table-row>
        <table:table-row table:style-name="ro25">
          <table:table-cell table:style-name="ce1" office:value-type="date" office:date-value="2018-09-26" calcext:value-type="date">
            <text:p>09/26/18</text:p>
          </table:table-cell>
          <table:table-cell table:formula="of:=WEEKDAY([.A270];2)" office:value-type="float" office:value="3" calcext:value-type="float">
            <text:p>3</text:p>
          </table:table-cell>
          <table:table-cell table:style-name="ce2" office:value-type="string" calcext:value-type="string">
            <text:p>交往时, 不断试探对方, 给对方制造难题, 看看在不利情况下是否能淡定的解决问题. 看车品, 在交通堵塞, 车辆加塞, 这能看出性格.在诸事不顺的时候, 最能看出一个人的城府. 人处在一个很急躁的状态下, 很容易做各种蠢事.陷之于险, 观其态.中午去上城吃牛肉面(38),大汗淋漓,出了很多虚汗,跟昨晚休息不好有关系. 多喝水补充流失的汗液. 闭市后先去了欧尼日语, 在华强北的航都, 破破烂烂的楼, 都是IT相关, 到了里面是很多公司的办公地点, 前台都不清楚在哪, 感觉不对直接走了,戾气重, 环境不好. 而后坐地铁去了AAA法语中心,在海岸城, 测试了, 说A2没问题, 可冲B1, 可以试试,一个月每天五天上课, 但是这里的人都是留法的, 年龄段和家境都不错(先去试听!!!,1230:这个地方不让试听,就把他们删了), 大部分人都是留学考TEF的, 先试听再说. 所以还是要去欧赞看看. 后至连城吃八方云集(28), 然后去APLUS听韩语,全是女的,还有高中妹子和工作的妹子.让我想起了在UT学语言的时候, 只有我和Predrag两个男的,和其他几十个女生. 在HK学N3级辅导班的时候, 级别报的低一点更多妹子. Linguistic和EAS都是女生重灾区,语言类专业都是1比10的男女比例. 学这些的女生没商科那么势利(1230,现在比不了大学,人杂). 一起学法语的Natasha sudenis印象深刻,至今未忘. 语言学习完全铺展开来. 明天去欧赞和商语看课程. APLUS韩语10月14日开班. AAA是10月22日开班. 能报低班不报高班. AAA要先视听一下课程. 看看如何在决定. 现在暂时还没日语班, 可以再去樱花看看. 翠微, 乔安娜也可.护理/舞蹈/语言/会计都是女多男少. 集中优势. 报名费2500.(吃的八方云集)</text:p>
          </table:table-cell>
          <table:table-cell table:formula="of:=66+2500" office:value-type="float" office:value="2566" calcext:value-type="float">
            <text:p>2566</text:p>
          </table:table-cell>
          <table:table-cell office:value-type="string" calcext:value-type="string">
            <text:p>Home</text:p>
          </table:table-cell>
          <table:table-cell table:number-columns-repeated="1005"/>
        </table:table-row>
        <table:table-row table:style-name="ro26">
          <table:table-cell table:style-name="ce1" office:value-type="date" office:date-value="2018-09-27" calcext:value-type="date">
            <text:p>09/27/18</text:p>
          </table:table-cell>
          <table:table-cell table:formula="of:=WEEKDAY([.A271];2)" office:value-type="float" office:value="4" calcext:value-type="float">
            <text:p>4</text:p>
          </table:table-cell>
          <table:table-cell table:style-name="ce2" office:value-type="string" calcext:value-type="string">
            <text:p>上午一直在跟辅导班打电话, 下午2点吃的书城千味涮(90), 吃了辣椒, 冬瓜, 萝卜. 在宏观上, 继续拓展识人渠道. 看了一下知乎,对investment没有概念, 还在宣传一些simple PUA. 也重新梳理了一下以前的种种方法. 包括书城,酒店, 滑冰. 书城在exclusive方面不行, 0 investment,没有regularity, 没有小圈子, 没有upscale; 酒店和滑冰在regularity方面不行. 没有小群体,没有性别严重不均, 没有pre-investment (entrance fee changes people's behavior massively). Baihe的问题在于低initial investment, 如果高的话又有adverse selection(买多保险的人知道自己要出问题, 买多service的人知道自己marriability低),真正卖不出去的货才会花大价钱在渠道上,反应了卖家的着急心理, lack of resourcefulness. 抓住自己真正有优势的地方. 先胜而后求战. 1. Eliminate commoners? (bookmall fails) 2. Investment required? (investment increases liking, free venues fail) 3. Expert skill in venue?(not demonstrable in non-specific venues) (better will be preselected in house) 4. regular meets? (at least once a week. Guaranteed meets, bookmall, hotel, skating all fails) 5. correct age abundant?(not too young or too old) 6.upscale basho?(clean, legit, 欧尼/优米 bashos lose. sucky building) 7. each meet is long enough? (3-4 hours each week enough to build rapport) 8. in house communciation easy? (pool fails, class easy ) 9. in-group exclusiveness (know each other's names, proud) 10. Voluntary participation due to hobby? (one-off skating not a hobby, no expert skill compared with hobbists-&gt; fail) 11. basho funiki? (happy funiki, lots of laughing and joy wins. Canada and HK class - no names known, no funiki, no exclusive group, no homework checking) 12. basho affinity -&gt; use 6th sense to examine basho affinity, qualms -&gt; stay away. 晚上去了梅林听法语. Too ugly, 这个地方就是城乡结合部, so are the people here. Cannot compare with 岗厦 aplus. </text:p>
          </table:table-cell>
          <table:table-cell office:value-type="float" office:value="90" calcext:value-type="float">
            <text:p>90</text:p>
          </table:table-cell>
          <table:table-cell office:value-type="string" calcext:value-type="string">
            <text:p>Home</text:p>
          </table:table-cell>
          <table:table-cell table:number-columns-repeated="1005"/>
        </table:table-row>
        <table:table-row table:style-name="ro12">
          <table:table-cell table:style-name="ce1" office:value-type="date" office:date-value="2018-09-28" calcext:value-type="date">
            <text:p>09/28/18</text:p>
          </table:table-cell>
          <table:table-cell table:formula="of:=WEEKDAY([.A272];2)" office:value-type="float" office:value="5" calcext:value-type="float">
            <text:p>5</text:p>
          </table:table-cell>
          <table:table-cell table:style-name="ce2" office:value-type="string" calcext:value-type="string">
            <text:p>明天开始放假. 这段时间的事要有个谋略.中午在上城吃的大家了牛腩饭,晚上吃两片面包(1230胆固醇有点高,鸡蛋吃的太多). 减肥en route. 游泳对身心大有裨益. 很放松, 后来去了书城, 10点回到家, 卓有成效的进行了一些编程. 四季的会员是今年最好的投资之一. 非常棒. 楼里的低下人群要少接触, 不接触. 在低档次地方要尽量低调, 不要惹民愤, 然后迅速离开. </text:p>
          </table:table-cell>
          <table:table-cell office:value-type="float" office:value="50" calcext:value-type="float">
            <text:p>50</text:p>
          </table:table-cell>
          <table:table-cell office:value-type="string" calcext:value-type="string">
            <text:p>self</text:p>
          </table:table-cell>
          <table:table-cell table:number-columns-repeated="1005"/>
        </table:table-row>
        <table:table-row table:style-name="ro21">
          <table:table-cell table:style-name="ce1" office:value-type="date" office:date-value="2018-09-29" calcext:value-type="date">
            <text:p>09/29/18</text:p>
          </table:table-cell>
          <table:table-cell table:formula="of:=WEEKDAY([.A273];2)" office:value-type="float" office:value="6" calcext:value-type="float">
            <text:p>6</text:p>
          </table:table-cell>
          <table:table-cell table:style-name="ce2" office:value-type="string" calcext:value-type="string">
            <text:p>中午去吃了韩餐, 88, 下午去接chen, 罚单300, 晚上吃饭200, 油费200公里140. 深圳罚款太贵, 警察刷存在感, 这个现象很严重, 穿没跟的鞋, 这纯属是找茬, 十一前要绷钱. 晚上吃饭的地方越来越不专业, 点菜的人都没受过训练, 换碟的人也没受过训练, 硬推碟子,还收了15%的服务费, 就换了一次碟子, 纯属扯淡. <text:s/>回家以后对面很吵, 住的地方是深圳最差最乱的地方之一,楼内居民素质很差,经常有电梯抽烟的情况, 到处喧哗的情况. 还是要到好的地方住, 稍好的地方又太贵. 这个社会从内到外都糟透了. 今天是一个契机, 赶快把cash 运送出去, 以后不要在此久留.中国整个都是, 到处是摄像头, 防民若防虎. <text:s/>狡兔三窟, 不能把鸡蛋都放在一个篮子里, 要尽快撤离. 任何好东西在这都不会留很久, 马上就会没有, 因为长期稀缺, 民众对于有限的资源都把得很紧. 以前经常去西冲山顶, 后来就不让去了. 近段时间的咳嗽原因也是在香云轩被抽烟的人呛得, 之后重雾霾的时候去了一次佛山. 在国内从2013年住到2019年也够了.污染, 腐败, 人素质低, 一切都是假象. 今天过后的几个事 ,1. 以后不去大鹏. 2. 车上常备鞋, 防止被查. 3. 在国内呆了6年, 从25岁到31岁. 人生毫无进展, 前三年工作了2年, 后三年在家, 所以一共4年在家, 2年工作. 在企业里混的也是不好. 逐渐重心外移,倒腾资产到境外才是王道. </text:p>
          </table:table-cell>
          <table:table-cell table:formula="of:=88+300+200+140" office:value-type="float" office:value="728" calcext:value-type="float">
            <text:p>728</text:p>
          </table:table-cell>
          <table:table-cell office:value-type="string" calcext:value-type="string">
            <text:p>chen</text:p>
          </table:table-cell>
          <table:table-cell office:value-type="string" calcext:value-type="string">
            <text:p>深圳</text:p>
          </table:table-cell>
          <table:table-cell table:number-columns-repeated="1004"/>
        </table:table-row>
        <table:table-row table:style-name="ro27">
          <table:table-cell table:style-name="ce1" office:value-type="date" office:date-value="2018-09-30" calcext:value-type="date">
            <text:p>09/30/18</text:p>
          </table:table-cell>
          <table:table-cell table:formula="of:=WEEKDAY([.A274];2)" office:value-type="float" office:value="7" calcext:value-type="float">
            <text:p>7</text:p>
          </table:table-cell>
          <table:table-cell table:style-name="ce2" office:value-type="string" calcext:value-type="string">
            <text:p>加紧境外输出. Food is clean. Air is clean. Can join language class at UBC, 车和房都便宜. 明年春天回V, 资金要先到位. 准备去CA事宜.还要忍受空气污染, 房子质量差, 吵闹, 吸烟人群, 餐厅里吸烟的,素质低的.香港住着干嘛? 开不了车. 夏天温,冬天加州.和larry去广州环市东路吃陶陶居. larry开车太垃圾, 判断不行, 没有远见,反应不灵,不看倒镜, 乱踩油门刹车,加油猛刹车急, 观察不到远处情况, 对后方来车完全没概念, 说话的时候跟着前面的慢车. 从之前开的又笨又慢到现在瞎快, 坐他开的车都晕车. 明天十一, 今天路上人多车多. larry聊房子和股票为主, 每次都要聊到深圳湾一号和深圳的发展速度(1230,这些人没任何变化,聊房子股票), 这人的的注意力主要在深圳上, 也没去过别的地方. 他没没什么料可以贡献. 上次见面是9.9,这次是9.30, 每个月见一次, 不要再多了. Get others to invest. 油费250, 过路费100, 共350. 他生活圈子小, 价值观单一,信息获取能力差, 跟他无须多聊. 回家先洗手, 洗完手不要乱摸, 最好也洗个澡, 降温. 以后出门前重置A/B公里, 记录每次玩的公里数. 有意识的让对方消费, 尤其是大头. Always say less than your opponent. Say at most n-1 lines when your opponent says n lines. If n = 1, dont say anything . Never disclose any info. 以后不要去大鹏, 太过于腐败,明显坑人. 这次经历过后要迅速转移资产. 不要持有人民币资产. 以后即将遵循,夏在温, 冬在美国南部的paradigm. <text:s/>这边污染太严重. 而且人坏, 被人给套路了, 家具也有很大的污染. 去年在楼下住了几个月, 原因是家具味道, 晚晚咳嗽. 今年是因为在顺德吃饭, 有人抽烟熏. 车上必须常备口罩, 身上也必须常备. 场所方面, 价格要过滤掉低素质的人. 喜怒不形于色. 面无表情即可. 晚上开始看用信托和LLC买房子的事,继续研究这个. 要从好的方向理解这次被大鹏交警绷钱, 一是加快输出速度,把这个可以作为一个契机. 安静地开始撤退. 避免和低档次的人接触, 避免在低档次的场所出现, 现实生活之外的人全部删除, 第一面必须得是亲身见面才可以.网上认识的人全部隔离. 许氏兄弟establish一些connection,之后要经常用. </text:p>
          </table:table-cell>
          <table:table-cell office:value-type="float" office:value="350" calcext:value-type="float">
            <text:p>350</text:p>
          </table:table-cell>
          <table:table-cell office:value-type="string" calcext:value-type="string">
            <text:p>larry</text:p>
          </table:table-cell>
          <table:table-cell office:value-type="string" calcext:value-type="string">
            <text:p>gz</text:p>
          </table:table-cell>
          <table:table-cell table:number-columns-repeated="1004"/>
        </table:table-row>
        <table:table-row table:style-name="ro12">
          <table:table-cell table:style-name="ce1" office:value-type="date" office:date-value="2018-10-01" calcext:value-type="date">
            <text:p>10/01/18</text:p>
          </table:table-cell>
          <table:table-cell table:formula="of:=WEEKDAY([.A275];2)" office:value-type="float" office:value="1" calcext:value-type="float">
            <text:p>1</text:p>
          </table:table-cell>
          <table:table-cell table:style-name="ce2" office:value-type="string" calcext:value-type="string">
            <text:p>早晨walmart100. 下午去了优米日语华强北. Sam接待. 7月9号才装修,味道大. 7000上25课时, 每次课两小时, 一共12课, 6个礼拜. <text:s/>接触不到人上课没有意义. 中午自己做鸡肉西兰花. 桥本问了很多私人问题, 包括父母做什么, 在那, 家里几口人, 自己是做什么的, 喜欢做什么, 很多细节我不喜欢透露.用语言做probing缓解尴尬很不错.</text:p>
          </table:table-cell>
          <table:table-cell office:value-type="float" office:value="100" calcext:value-type="float">
            <text:p>100</text:p>
          </table:table-cell>
          <table:table-cell office:value-type="string" calcext:value-type="string">
            <text:p>home</text:p>
          </table:table-cell>
          <table:table-cell office:value-type="string" calcext:value-type="string">
            <text:p>sz</text:p>
          </table:table-cell>
          <table:table-cell table:number-columns-repeated="1004"/>
        </table:table-row>
        <table:table-row table:style-name="ro28">
          <table:table-cell table:style-name="ce1" office:value-type="date" office:date-value="2018-10-02" calcext:value-type="date">
            <text:p>10/02/18</text:p>
          </table:table-cell>
          <table:table-cell table:formula="of:=WEEKDAY([.A276];2)" office:value-type="float" office:value="2" calcext:value-type="float">
            <text:p>2</text:p>
          </table:table-cell>
          <table:table-cell table:style-name="ce2" office:value-type="string" calcext:value-type="string">
            <text:p>继续参观各种语言学校. 荷马先生和超级物种要去看看牛排, 自己做个philly cheesesteak. 微信回复时间是早晨和晚上, 一天其他时候不看. 生活模式方面, 重实际,轻网上. 网上的要花最少的时间. 手机也基本不用,除非有事. 每天最多在外吃1餐, 和朋友出去吃午餐不吃晚餐. 少吃海鲜, 少吃糯米, 不好消化. 不要和任何人太紧密, 联系要适中. 人要频繁测试, 看各种应变能力. 美股每天早晨更新, 找2个中国的和两个美国的, 要找最大市值+最大昨日变动的股, 涨和跌的都要. <text:s/>Life: always keep in mind the basho entry barrier, now a few K can sufficiently separate classes. The truth is painful, information is costly, never disclose either. Engage in hidden class separation in as many fields as possible. That's why high class people are not spotted on the streets. They want to avoid commoners otherwise they are hit on too much. Anything 衣食住行 is not class separable (due to cheapness).看了下知乎. 基本都是圈粉的公众号和一些脑残. 普遍比较渴望财富, 充满焦虑,在生活中苦苦挣扎. 钱上很紧, 很奋发向上. 吃,避不开, 除非西餐, 住, 也避不开, 戴口罩出入就好. 开车, 路上也避免不了, 所以少开车去远的远方. 坐高铁. 真正的生活质量一定是在网络之外. 例如四季游泳, 每次都是良好的体验,完全物超所值. 上语言课也是好的体验. 网络上的经历, 正面的很少. </text:p>
          </table:table-cell>
          <table:table-cell office:value-type="float" office:value="60" calcext:value-type="float">
            <text:p>60</text:p>
          </table:table-cell>
          <table:table-cell office:value-type="string" calcext:value-type="string">
            <text:p>home</text:p>
          </table:table-cell>
          <table:table-cell office:value-type="string" calcext:value-type="string">
            <text:p>sz</text:p>
          </table:table-cell>
          <table:table-cell table:number-columns-repeated="1004"/>
        </table:table-row>
        <table:table-row table:style-name="ro29">
          <table:table-cell table:style-name="ce1" office:value-type="date" office:date-value="2018-10-03" calcext:value-type="date">
            <text:p>10/03/18</text:p>
          </table:table-cell>
          <table:table-cell table:formula="of:=WEEKDAY([.A277];2)" office:value-type="float" office:value="3" calcext:value-type="float">
            <text:p>3</text:p>
          </table:table-cell>
          <table:table-cell table:style-name="ce2" office:value-type="string" calcext:value-type="string">
            <text:p>今天要做的: 去荷马先生和超级物种. 去南山优米看学校, 看看有没有胶合板味道. 去欧赞. 手机里删除快手就剩bili.被大鹏绷钱以后,需要积极寻找走资之法. 晚6:40. 中午吃的华强北面点王(55), 晚上吃的大有利番茄饭(20), 不要点海鲜和肉, 素的易消化.游完泳在四季坐一下很舒服,听着钢琴, 想想事情, 比较像在海口车停在黄楼那想事情一样. 美好的记忆. 不吃饭还是不行的, 还是要保持基本营养的供给. 翻了翻AP的朋友圈, 这个学校性别极其不平衡, 多学这里的课有百利而无一害. 不考试, 只学. 自动化迭代还在继续, 都是必须的过程. 远离网络. 远离虚拟的事物, 什么事情实实在在才是好的. 虚拟状态下不出钱, 不出力. <text:s/>明天多走走路. 辰时吸取天地精华. </text:p>
          </table:table-cell>
          <table:table-cell table:formula="of:=55+20" office:value-type="float" office:value="75" calcext:value-type="float">
            <text:p>75</text:p>
          </table:table-cell>
          <table:table-cell office:value-type="string" calcext:value-type="string">
            <text:p>home</text:p>
          </table:table-cell>
          <table:table-cell office:value-type="string" calcext:value-type="string">
            <text:p>sz</text:p>
          </table:table-cell>
          <table:table-cell table:number-columns-repeated="1004"/>
        </table:table-row>
        <table:table-row table:style-name="ro3">
          <table:table-cell table:style-name="ce1" office:value-type="date" office:date-value="2018-10-04" calcext:value-type="date">
            <text:p>10/04/18</text:p>
          </table:table-cell>
          <table:table-cell table:formula="of:=WEEKDAY([.A278];2)" office:value-type="float" office:value="4" calcext:value-type="float">
            <text:p>4</text:p>
          </table:table-cell>
          <table:table-cell table:style-name="ce2" office:value-type="string" calcext:value-type="string">
            <text:p>中午在上城吃的牛肉面. <text:s/>一会剪头发. 晚上吃三明治即可. </text:p>
          </table:table-cell>
          <table:table-cell office:value-type="float" office:value="58" calcext:value-type="float">
            <text:p>58</text:p>
          </table:table-cell>
          <table:table-cell office:value-type="string" calcext:value-type="string">
            <text:p>home</text:p>
          </table:table-cell>
          <table:table-cell table:number-columns-repeated="1005"/>
        </table:table-row>
        <table:table-row table:style-name="ro3">
          <table:table-cell table:style-name="ce1" office:value-type="date" office:date-value="2018-10-05" calcext:value-type="date">
            <text:p>10/05/18</text:p>
          </table:table-cell>
          <table:table-cell table:formula="of:=WEEKDAY([.A279];2)" office:value-type="float" office:value="5" calcext:value-type="float">
            <text:p>5</text:p>
          </table:table-cell>
          <table:table-cell table:style-name="ce2" office:value-type="string" calcext:value-type="string">
            <text:p>中午吃的上城的subway喝的橙汁(36), 晚上在大有利吃的薯仔鸡肉 35</text:p>
          </table:table-cell>
          <table:table-cell table:formula="of:=36+35" office:value-type="float" office:value="71" calcext:value-type="float">
            <text:p>71</text:p>
          </table:table-cell>
          <table:table-cell office:value-type="string" calcext:value-type="string">
            <text:p>home</text:p>
          </table:table-cell>
          <table:table-cell office:value-type="string" calcext:value-type="string">
            <text:p>shenzhen</text:p>
          </table:table-cell>
          <table:table-cell table:number-columns-repeated="1004"/>
        </table:table-row>
        <table:table-row table:style-name="ro4">
          <table:table-cell table:style-name="ce1" office:value-type="date" office:date-value="2018-10-06" calcext:value-type="date">
            <text:p>10/06/18</text:p>
          </table:table-cell>
          <table:table-cell table:formula="of:=WEEKDAY([.A280];2)" office:value-type="float" office:value="6" calcext:value-type="float">
            <text:p>6</text:p>
          </table:table-cell>
          <table:table-cell table:style-name="ce2" office:value-type="string" calcext:value-type="string">
            <text:p>中午面点王45, 很咸. Basho太烂, 服务烂. 下午本来想去hkhuibro, 国庆时间太挤,回到家一check, 许氏的汇率是883/889, 中行的牌价是873/879, 港币在香港非常bid,大陆客买港币的缘故. 等国庆后converge再走. 从cmb转到hsbc了2个, 建了联系, 用招行走姿, 因为已经开了两年了, 有正常资金来往. 不容易引起关注. 去hk之前, 先check牌价. 在香港分几个许氏做. 看看提供的账户是否是一个. 一旦开始了就no rtn. 工行的开始时间更长, 更安全. 渣打没有加入实时到帐系统.(1230:渣打已经关了,避免互转,只做单转)</text:p>
          </table:table-cell>
          <table:table-cell office:value-type="float" office:value="45" calcext:value-type="float">
            <text:p>45</text:p>
          </table:table-cell>
          <table:table-cell office:value-type="string" calcext:value-type="string">
            <text:p>home</text:p>
          </table:table-cell>
          <table:table-cell table:number-columns-repeated="1005"/>
        </table:table-row>
        <table:table-row table:style-name="ro12">
          <table:table-cell table:style-name="ce1" office:value-type="date" office:date-value="2018-10-07" calcext:value-type="date">
            <text:p>10/07/18</text:p>
          </table:table-cell>
          <table:table-cell table:formula="of:=WEEKDAY([.A281];2)" office:value-type="float" office:value="7" calcext:value-type="float">
            <text:p>7</text:p>
          </table:table-cell>
          <table:table-cell table:style-name="ce2" office:value-type="string" calcext:value-type="string">
            <text:p>先去加油,300, 油价8.5, 越来越高. 后来去了沃尔玛, 买东西100, 现在深圳的物价越来越高. 涨速惊人. 噪音污染问题:电梯里的电视总是试图洗脑. 用重复,旋律各种方式. 走廊里永远的噪音污染. 石油业为垄断, 定价极为不合理.Canada: cars are cheaper, property cheaper.中午自己做的鸡肉西兰花, 下午考察欧赞和南头优米, 两者皆fail, 后去游泳, 得知今天NBA球星在住, 吃牛肉面结束. </text:p>
          </table:table-cell>
          <table:table-cell office:value-type="float" office:value="400" calcext:value-type="float">
            <text:p>400</text:p>
          </table:table-cell>
          <table:table-cell office:value-type="string" calcext:value-type="string">
            <text:p>home</text:p>
          </table:table-cell>
          <table:table-cell table:number-columns-repeated="1005"/>
        </table:table-row>
        <table:table-row table:style-name="ro30">
          <table:table-cell table:style-name="ce1" office:value-type="date" office:date-value="2018-10-08" calcext:value-type="date">
            <text:p>10/08/18</text:p>
          </table:table-cell>
          <table:table-cell table:formula="of:=WEEKDAY([.A282];2)" office:value-type="float" office:value="1" calcext:value-type="float">
            <text:p>1</text:p>
          </table:table-cell>
          <table:table-cell table:style-name="ce2" office:value-type="string" calcext:value-type="string">
            <text:p>中午在ovamos, 晚上吃的大有利. 不愉快的经历就忘掉, 不需要纠结, 人生太短. 不可控外部因素无须烦扰, 保持距离就好. 远香近臭. 没戏就放弃, 不需要执意做某事. 一直不顺利说明不适合某地某事, 毋须持续. 有些人前后变化快, 必有图谋, 观察之,以不变应万变. 要做到贵不贱人, 表面上要蒙仁义道德. 事不可绝, 言不能尽, 至亲亦戒也.以奸治奸. Never show emotions. Ignore problems - not address them unless true problems.</text:p>
          </table:table-cell>
          <table:table-cell table:formula="of:=60+40" office:value-type="float" office:value="100" calcext:value-type="float">
            <text:p>100</text:p>
          </table:table-cell>
          <table:table-cell office:value-type="string" calcext:value-type="string">
            <text:p>home</text:p>
          </table:table-cell>
          <table:table-cell table:number-columns-repeated="1005"/>
        </table:table-row>
        <table:table-row table:style-name="ro4">
          <table:table-cell table:style-name="ce1" office:value-type="date" office:date-value="2018-10-09" calcext:value-type="date">
            <text:p>10/09/18</text:p>
          </table:table-cell>
          <table:table-cell table:formula="of:=WEEKDAY([.A283];2)" office:value-type="float" office:value="2" calcext:value-type="float">
            <text:p>2</text:p>
          </table:table-cell>
          <table:table-cell table:style-name="ce2" office:value-type="string" calcext:value-type="string">
            <text:p>中午吃的书城的千味涮(100), 晚上吃三明治. 回来电梯有人抽烟: a man's power in society is defined by one ability: the ability to exclude others. 钱只是身外之物, 学历只是负责分配社会阶层, 钱也是一样, 把不同的人划分到不同的区块. 增加Basho敏感度, 隔离距离, 车窗关闭, 出行开车, 出入paid basho. 下午去了四季游泳, 之后在6楼hea, 听钢琴到5点半, 期间还有foo的黑丝员工跟我推销会员计划.在四季坐着听听钢琴还是不错的. 少去无意义地点, 少expose yourself to general public, traffic.</text:p>
          </table:table-cell>
          <table:table-cell office:value-type="float" office:value="100" calcext:value-type="float">
            <text:p>100</text:p>
          </table:table-cell>
          <table:table-cell office:value-type="string" calcext:value-type="string">
            <text:p>home</text:p>
          </table:table-cell>
          <table:table-cell table:number-columns-repeated="1005"/>
        </table:table-row>
        <table:table-row table:style-name="ro3">
          <table:table-cell table:style-name="ce1" office:value-type="date" office:date-value="2018-10-10" calcext:value-type="date">
            <text:p>10/10/18</text:p>
          </table:table-cell>
          <table:table-cell table:formula="of:=WEEKDAY([.A284];2)" office:value-type="float" office:value="3" calcext:value-type="float">
            <text:p>3</text:p>
          </table:table-cell>
          <table:table-cell table:style-name="ce2" office:value-type="string" calcext:value-type="string">
            <text:p>中午吃的上城subway. 招-&gt;Hchina 60个, Hchina多40个, 渣打20个. JS90个, 嘉90个. 今天重污染.</text:p>
          </table:table-cell>
          <table:table-cell office:value-type="float" office:value="36" calcext:value-type="float">
            <text:p>36</text:p>
          </table:table-cell>
          <table:table-cell office:value-type="string" calcext:value-type="string">
            <text:p>Home</text:p>
          </table:table-cell>
          <table:table-cell table:number-columns-repeated="1005"/>
        </table:table-row>
        <table:table-row table:style-name="ro4">
          <table:table-cell table:style-name="ce1" office:value-type="date" office:date-value="2018-10-11" calcext:value-type="date">
            <text:p>10/11/18</text:p>
          </table:table-cell>
          <table:table-cell table:formula="of:=WEEKDAY([.A285];2)" office:value-type="float" office:value="4" calcext:value-type="float">
            <text:p>4</text:p>
          </table:table-cell>
          <table:table-cell table:style-name="ce2" office:value-type="string" calcext:value-type="string">
            <text:p>早晨7点30才起床, 运动比较多也比较累, 中午都没睡觉, 提升了精力, 所以要关窗帘睡觉, 这样睡眠质量高. 9年一晃就过, 所以做事要有谋略, 没有计划的话什么都不会发生. 昨天梦见chen里应外合偷家里东西,说明并不信任之. 今天要implement一个hscei fut trader, 10:30去升级Hchina卓越, 随时降级, 升级后主要转钱有没有空子可以钻. 1306 上午去了汇丰, 升级premier,有一个投连理财产品, 0.3%买入, 退出还要扣, 第一年扣5%,第二年扣3%, 完全扯淡. <text:s/>中午吃大有利时菜牛肉, 38. 继续implement一个overnight dev trader. </text:p>
          </table:table-cell>
          <table:table-cell office:value-type="float" office:value="38" calcext:value-type="float">
            <text:p>38</text:p>
          </table:table-cell>
          <table:table-cell office:value-type="string" calcext:value-type="string">
            <text:p>Home</text:p>
          </table:table-cell>
          <table:table-cell table:number-columns-repeated="1005"/>
        </table:table-row>
        <table:table-row table:style-name="ro29">
          <table:table-cell table:style-name="ce1" office:value-type="date" office:date-value="2018-10-12" calcext:value-type="date">
            <text:p>10/12/18</text:p>
          </table:table-cell>
          <table:table-cell table:formula="of:=WEEKDAY([.A286];2)" office:value-type="float" office:value="5" calcext:value-type="float">
            <text:p>5</text:p>
          </table:table-cell>
          <table:table-cell table:style-name="ce2" office:value-type="string" calcext:value-type="string">
            <text:p>中午去的财富广场,本来想吃烤肉, 人太多, 烟大, 后来去旁边的牛肉面 (25), 后来去了沃尔玛买水果. 沃尔玛的菠萝从上周的22降到这周的19.8, 牛肉面也在降价, 很多人都在勒紧裤腰带度日, 直播肯定钱越来越不好赚. <text:s/>最近去外地的时候也比上个月少多了, 经济,股市下行的后果. 注重实际利益, 名无所谓, 实际利益必须力争. 不影响实际利益的情况下, 别人说啥, 做啥, 这都无所谓. 富贵有常, 其道乃实.一切从实际出发. <text:s/>实不为虚名所羁, 察不以奸行为耻. <text:s/>无羁无耻, 荣之义也. 知不示人, 示人者祸. 人, 不是为了名就是为利, 有人捐利为虚名, 有人弃名而争利. 高下立见. 富贵非虚也, 须实争之. 示人以愚，其謀乃大. 智無潛藏，其害弗止. 言语上保持谦逊, 不争虚名. </text:p>
          </table:table-cell>
          <table:table-cell table:formula="of:=25+15+90" office:value-type="float" office:value="130" calcext:value-type="float">
            <text:p>130</text:p>
          </table:table-cell>
          <table:table-cell office:value-type="string" calcext:value-type="string">
            <text:p>Home</text:p>
          </table:table-cell>
          <table:table-cell table:number-columns-repeated="1005"/>
        </table:table-row>
        <table:table-row table:style-name="ro3">
          <table:table-cell table:style-name="ce1" office:value-type="date" office:date-value="2018-10-13" calcext:value-type="date">
            <text:p>10/13/18</text:p>
          </table:table-cell>
          <table:table-cell table:formula="of:=WEEKDAY([.A287];2)" office:value-type="float" office:value="6" calcext:value-type="float">
            <text:p>6</text:p>
          </table:table-cell>
          <table:table-cell table:style-name="ce2" office:value-type="string" calcext:value-type="string">
            <text:p>上午翠微试听日语, 中午吃三明治65, 一会去听塞纳法语, 在红桂大厦. </text:p>
          </table:table-cell>
          <table:table-cell office:value-type="float" office:value="65" calcext:value-type="float">
            <text:p>65</text:p>
          </table:table-cell>
          <table:table-cell office:value-type="string" calcext:value-type="string">
            <text:p>home</text:p>
          </table:table-cell>
          <table:table-cell table:number-columns-repeated="1005"/>
        </table:table-row>
        <table:table-row table:style-name="ro3">
          <table:table-cell table:style-name="ce1" office:value-type="date" office:date-value="2018-10-14" calcext:value-type="date">
            <text:p>10/14/18</text:p>
          </table:table-cell>
          <table:table-cell table:formula="of:=WEEKDAY([.A288];2)" office:value-type="float" office:value="7" calcext:value-type="float">
            <text:p>7</text:p>
          </table:table-cell>
          <table:table-cell table:style-name="ce2" office:value-type="string" calcext:value-type="string">
            <text:p>下午上的韩语, 很累, 晚上吃的饺子(30)</text:p>
          </table:table-cell>
          <table:table-cell/>
          <table:table-cell office:value-type="string" calcext:value-type="string">
            <text:p>home</text:p>
          </table:table-cell>
          <table:table-cell table:number-columns-repeated="1005"/>
        </table:table-row>
        <table:table-row table:style-name="ro3">
          <table:table-cell table:style-name="ce1" office:value-type="date" office:date-value="2018-10-15" calcext:value-type="date">
            <text:p>10/15/18</text:p>
          </table:table-cell>
          <table:table-cell table:formula="of:=WEEKDAY([.A289];2)" office:value-type="float" office:value="1" calcext:value-type="float">
            <text:p>1</text:p>
          </table:table-cell>
          <table:table-cell table:style-name="ce2" office:value-type="string" calcext:value-type="string">
            <text:p>中午面点王大排面+菜(41). 晚上吃的麦当劳 (30), 在连城转了一圈不知道吃啥. 最后吃了个麦当劳, 冰淇淋, 很爽. </text:p>
          </table:table-cell>
          <table:table-cell office:value-type="float" office:value="71" calcext:value-type="float">
            <text:p>71</text:p>
          </table:table-cell>
          <table:table-cell office:value-type="string" calcext:value-type="string">
            <text:p>home</text:p>
          </table:table-cell>
          <table:table-cell table:number-columns-repeated="1005"/>
        </table:table-row>
        <table:table-row table:style-name="ro31">
          <table:table-cell table:style-name="ce1" office:value-type="date" office:date-value="2018-10-16" calcext:value-type="date">
            <text:p>10/16/18</text:p>
          </table:table-cell>
          <table:table-cell table:formula="of:=WEEKDAY([.A290];2)" office:value-type="float" office:value="2" calcext:value-type="float">
            <text:p>2</text:p>
          </table:table-cell>
          <table:table-cell table:style-name="ce2" office:value-type="string" calcext:value-type="string">
            <text:p>中午吃的千味涮(106), 下午larry提议出去, 和wayne三人去了东湖公园. 聊股票, 房子比较多, 聊吃的少. 两个人基本都没精气神, 消费降级. Larry换回了日本车, wayne也感觉没精神. 中午吃了不少蔬菜, 是好的. 楼里的污染还是很厉害, 抽烟成群, 对于身体影响很大, 要避免以后对于家里的影响, 这是重中之重. 已经好久没跟他们见面了, 感觉他们各方面都没啥进步.Trader要 build一个Long short trader, 根据month Open 来, 一些做long, 一些short. 每个delta控制在20k USD 左右. 自己的事情要有谋略和计划, 要一直实施. 这些人不需要常见. 脚踏实地的做实事, 有用的事. 关系只在现实生活中建立看得见摸得着的关系. 远离任何涉及钱的环境. 银行, 信托, 券商, 任何不是基于非钱的东西都要摒弃. 网上一分钱都不要涉及, 除非看得见摸得着才会涉及钱. 人要吸取教训, 吃一堑长一智, 吃了亏浪费了时间没问题, 要反省为什么吃亏, 下次怎么不吃亏, 要避免什么样的人. 一是现实生活, 而是要共同爱好, 三是远离金钱, 四是一起做事. 晚上运动, 吃了subway, 很香. 回来又有人抽烟, 避开这个地方是绝对要做的. 价格是驱赶穷人最好的方法. </text:p>
          </table:table-cell>
          <table:table-cell office:value-type="float" office:value="106" calcext:value-type="float">
            <text:p>106</text:p>
          </table:table-cell>
          <table:table-cell office:value-type="string" calcext:value-type="string">
            <text:p>larry+wayne</text:p>
          </table:table-cell>
          <table:table-cell office:value-type="string" calcext:value-type="string">
            <text:p>sz</text:p>
          </table:table-cell>
          <table:table-cell table:number-columns-repeated="1004"/>
        </table:table-row>
        <table:table-row table:style-name="ro20">
          <table:table-cell table:style-name="ce1" office:value-type="date" office:date-value="2018-10-17" calcext:value-type="date">
            <text:p>10/17/18</text:p>
          </table:table-cell>
          <table:table-cell table:formula="of:=WEEKDAY([.A291];2)" office:value-type="float" office:value="3" calcext:value-type="float">
            <text:p>3</text:p>
          </table:table-cell>
          <table:table-cell table:style-name="ce2" office:value-type="string" calcext:value-type="string">
            <text:p>IB的statement马上就到, Columbia 成绩单信封到了不要打开, 直接连信封一起寄走, 准备好其他的文件和说法. 争取在这周末之前寄走. 把信起草好. 把文件准备好. 逐渐重心往加拿大转移, 那边什么都便宜, 这边贵,到处都是危险因素, 到处都是被宰, 无论买房, 买车, 税高, 被政府剥削. QMAS提供了很好的机会, 梳理以前的资料(以前所有资料都汇总, 整理), 增加材料的严谨性(不能有逻辑漏洞, 要cover所有对方能想到的, 而且自己能cover的), 用数据说话(精确的数字可以增加可信度), 提供学语言的契机(没有语言的证明要求就不会在深圳找辅导班).远离穷人,暴富的人,谈钱的人, 在生活边上挣扎的人,生活压力大的人. 下意识觉得很low的人, 都不要接触. 帮富不帮穷. <text:s/>昨天晚上去的大梅沙, 吃的粤菜王府, chen(200), 回来加油300.</text:p>
          </table:table-cell>
          <table:table-cell office:value-type="float" office:value="300" calcext:value-type="float">
            <text:p>300</text:p>
          </table:table-cell>
          <table:table-cell office:value-type="string" calcext:value-type="string">
            <text:p>home</text:p>
          </table:table-cell>
          <table:table-cell table:number-columns-repeated="1005"/>
        </table:table-row>
        <table:table-row table:style-name="ro5">
          <table:table-cell table:style-name="ce1" office:value-type="date" office:date-value="2018-10-18" calcext:value-type="date">
            <text:p>10/18/18</text:p>
          </table:table-cell>
          <table:table-cell table:formula="of:=WEEKDAY([.A292];2)" office:value-type="float" office:value="4" calcext:value-type="float">
            <text:p>4</text:p>
          </table:table-cell>
          <table:table-cell table:style-name="ce2" office:value-type="string" calcext:value-type="string">
            <text:p>这几天的事情, 先提交香港QMAS的申请, 洗牙拔牙, 给li保险. 语言课:勿忘初心, 没肉不上座. 试听西语A1, 日语N3.原则是宁可简单不要难, 有肉即可. QMAS提交. Citi信用卡地址改成kelly的公司地址. </text:p>
          </table:table-cell>
          <table:table-cell office:value-type="float" office:value="0" calcext:value-type="float">
            <text:p>0</text:p>
          </table:table-cell>
          <table:table-cell office:value-type="string" calcext:value-type="string">
            <text:p>home</text:p>
          </table:table-cell>
          <table:table-cell table:number-columns-repeated="1005"/>
        </table:table-row>
        <table:table-row table:style-name="ro4">
          <table:table-cell table:style-name="ce1" office:value-type="date" office:date-value="2018-10-19" calcext:value-type="date">
            <text:p>10/19/18</text:p>
          </table:table-cell>
          <table:table-cell table:formula="of:=WEEKDAY([.A293];2)" office:value-type="float" office:value="5" calcext:value-type="float">
            <text:p>5</text:p>
          </table:table-cell>
          <table:table-cell table:style-name="ce2" office:value-type="string" calcext:value-type="string">
            <text:p>晚上吃的东方宫, 没怎么出汗, 不虚. 晚上多睡觉有好处, 10点之前必须睡. 冬天就要早睡晚起. 4点在四季小游, 听钢琴,一天中最放松的时刻, 后来去看长短经(反经). 人杂, 消费场所鱼龙混杂(因为钱的来历不明),网上更烂, 三教九流. 书店没门槛, 什么人都可以来. 四季那都是一些脏网红. 好的场所必须有金钱投入, 精力投入, 同样目标, 越忙越难越好, 例如2010在rbs迅速bonding原因是因为忙.从去年的看直播到今年对这个圈子的鄙视, 场所意识的敏感化, 对于底层的排斥. 对于网红, 微商, 各种网络职业的彻底鄙视. 反经很不错, 可以学到东西, 如何做试探. </text:p>
          </table:table-cell>
          <table:table-cell office:value-type="float" office:value="33" calcext:value-type="float">
            <text:p>33</text:p>
          </table:table-cell>
          <table:table-cell office:value-type="string" calcext:value-type="string">
            <text:p>home</text:p>
          </table:table-cell>
          <table:table-cell table:number-columns-repeated="1005"/>
        </table:table-row>
        <table:table-row table:style-name="ro3">
          <table:table-cell table:style-name="ce1" office:value-type="date" office:date-value="2018-10-20" calcext:value-type="date">
            <text:p>10/20/18</text:p>
          </table:table-cell>
          <table:table-cell table:formula="of:=WEEKDAY([.A294];2)" office:value-type="float" office:value="6" calcext:value-type="float">
            <text:p>6</text:p>
          </table:table-cell>
          <table:table-cell table:style-name="ce2" office:value-type="string" calcext:value-type="string">
            <text:p>中午和J吃正月水饺, 晚上家里面条, </text:p>
          </table:table-cell>
          <table:table-cell office:value-type="float" office:value="106" calcext:value-type="float">
            <text:p>106</text:p>
          </table:table-cell>
          <table:table-cell office:value-type="string" calcext:value-type="string">
            <text:p>home</text:p>
          </table:table-cell>
          <table:table-cell table:number-columns-repeated="1005"/>
        </table:table-row>
        <table:table-row table:style-name="ro5">
          <table:table-cell table:style-name="ce1" office:value-type="date" office:date-value="2018-10-21" calcext:value-type="date">
            <text:p>10/21/18</text:p>
          </table:table-cell>
          <table:table-cell table:formula="of:=WEEKDAY([.A295];2)" office:value-type="float" office:value="7" calcext:value-type="float">
            <text:p>7</text:p>
          </table:table-cell>
          <table:table-cell table:style-name="ce2" office:value-type="string" calcext:value-type="string">
            <text:p>早晨游泳, 去室外游冷水的, 非常好, 一冷一热很锻炼. 没雾霾以后都游室外. 预防感冒, 提高身体素质. 四季里人很杂, 消费场所花钱就行, 没任何investment, 消费不算investment. </text:p>
          </table:table-cell>
          <table:table-cell office:value-type="float" office:value="35" calcext:value-type="float">
            <text:p>35</text:p>
          </table:table-cell>
          <table:table-cell office:value-type="string" calcext:value-type="string">
            <text:p>home</text:p>
          </table:table-cell>
          <table:table-cell table:number-columns-repeated="1005"/>
        </table:table-row>
        <table:table-row table:style-name="ro3">
          <table:table-cell table:style-name="ce1" office:value-type="date" office:date-value="2018-10-22" calcext:value-type="date">
            <text:p>10/22/18</text:p>
          </table:table-cell>
          <table:table-cell table:formula="of:=WEEKDAY([.A296];2)" office:value-type="float" office:value="1" calcext:value-type="float">
            <text:p>1</text:p>
          </table:table-cell>
          <table:table-cell table:style-name="ce2" office:value-type="string" calcext:value-type="string">
            <text:p>上午去四季, 下午去书城, 晚上在家, 电视噪音很大. 没法工作. 需要把工作重心移到上面. (是日没有早晨锻炼, 是弊端)</text:p>
          </table:table-cell>
          <table:table-cell/>
          <table:table-cell office:value-type="string" calcext:value-type="string">
            <text:p>home</text:p>
          </table:table-cell>
          <table:table-cell table:number-columns-repeated="1005"/>
        </table:table-row>
        <table:table-row table:style-name="ro5">
          <table:table-cell table:style-name="ce1" office:value-type="date" office:date-value="2018-10-23" calcext:value-type="date">
            <text:p>10/23/18</text:p>
          </table:table-cell>
          <table:table-cell table:formula="of:=WEEKDAY([.A297];2)" office:value-type="float" office:value="2" calcext:value-type="float">
            <text:p>2</text:p>
          </table:table-cell>
          <table:table-cell table:style-name="ce2" office:value-type="string" calcext:value-type="string">
            <text:p>中午吃的ovamos, 晚上在家. 早7-9一定要辰时锻炼. 这样全天的状态都会提升.连续3天室外游泳, 提高抵抗力非常好, 最近雾霾不重, 100以下. 四季会员很快到期. (11月17),到期后续还是续期要考虑. 冬天要关门而且氯比较大 (空间小), 可能不续期. 考察香格里拉, 把深圳湾的次数游完.</text:p>
          </table:table-cell>
          <table:table-cell office:value-type="float" office:value="55" calcext:value-type="float">
            <text:p>55</text:p>
          </table:table-cell>
          <table:table-cell office:value-type="string" calcext:value-type="string">
            <text:p>home</text:p>
          </table:table-cell>
          <table:table-cell table:number-columns-repeated="1005"/>
        </table:table-row>
        <table:table-row table:style-name="ro29">
          <table:table-cell table:style-name="ce1" office:value-type="date" office:date-value="2018-10-24" calcext:value-type="date">
            <text:p>10/24/18</text:p>
          </table:table-cell>
          <table:table-cell table:formula="of:=WEEKDAY([.A298];2)" office:value-type="float" office:value="3" calcext:value-type="float">
            <text:p>3</text:p>
          </table:table-cell>
          <table:table-cell table:style-name="ce2" office:value-type="string" calcext:value-type="string">
            <text:p>hbank又来查询资金来源,跟他们说是家庭来源.十分烦, put your assets offshore比较好. 美股巨震, 保持做空. 涨时做空, 跌时不动.长短皆有比较好. Delta neutral目标所在. 睡觉一定在10点之前睡. 这样一天状态最好. 平时保持轻仓, 大涨在加空仓. 晚上:今天开始做空港股, 晚上开始美股. 天恩难测, 惟财可恃. 做人: 装傻, 示弱, 韬晦, 不求虚名, 只求实利, 事不做绝, 话说一半, 情非彰示，事不昭显, 惑人远祸, 知不示人, 知戒近福. (戒字适用于各方面, 包括吃, 言行, 作为). 自己的后路不要示人, 自己知道的,理解的事不要说出来. 多听多思考少说. 贵己贵人, 富贵久矣. 中国这段时间没能做到韬光养晦, 立即被人重击, 愚蠢至极. 兵不厌诈, 处处用谋. </text:p>
          </table:table-cell>
          <table:table-cell office:value-type="float" office:value="0" calcext:value-type="float">
            <text:p>0</text:p>
          </table:table-cell>
          <table:table-cell office:value-type="string" calcext:value-type="string">
            <text:p>home</text:p>
          </table:table-cell>
          <table:table-cell table:number-columns-repeated="1005"/>
        </table:table-row>
        <table:table-row table:style-name="ro29">
          <table:table-cell table:style-name="ce1" office:value-type="date" office:date-value="2018-10-25" calcext:value-type="date">
            <text:p>10/25/18</text:p>
          </table:table-cell>
          <table:table-cell table:formula="of:=WEEKDAY([.A299];2)" office:value-type="float" office:value="4" calcext:value-type="float">
            <text:p>4</text:p>
          </table:table-cell>
          <table:table-cell table:style-name="ce2" office:value-type="string" calcext:value-type="string">
            <text:p>昨天晚上跟杰谈话无效,说要派几个人去调查一下烟台的情况, 反应很强烈, 一看就有问题, 还使劲转移话题. 以后冷处理,冷暴力对待. 人一试探就出来了, 不想回, 觉得家里要干活, 其实就是对家里没感情, 心不在这. 心早在移民阶段就出了问题, 不正经的人要远离. 人生很短, 跟正派的人交往. 邪门歪道的人保持距离. 最近主要放在自己身上, 别的人少理. 自己的发展为重. 美国市场昨天巨震,今天跌, 波动性上升,世界受影响, 保持做空仓位. 美股熊市下, 其他市场难以独善其身. 早晨10点去瑞尔, 先洗牙后拔牙. 去年出过一次血, 为了避免以后的问题, 先拔了. 时间过得很快, 很快就复原了. 拔牙比较贵, 2500, 服务各方面都不错.</text:p>
          </table:table-cell>
          <table:table-cell office:value-type="float" office:value="2475" calcext:value-type="float">
            <text:p>2475</text:p>
          </table:table-cell>
          <table:table-cell office:value-type="string" calcext:value-type="string">
            <text:p>home</text:p>
          </table:table-cell>
          <table:table-cell table:number-columns-repeated="1005"/>
        </table:table-row>
        <table:table-row table:style-name="ro29">
          <table:table-cell table:style-name="ce1" office:value-type="date" office:date-value="2018-10-26" calcext:value-type="date">
            <text:p>10/26/18</text:p>
          </table:table-cell>
          <table:table-cell table:formula="of:=WEEKDAY([.A300];2)" office:value-type="float" office:value="5" calcext:value-type="float">
            <text:p>5</text:p>
          </table:table-cell>
          <table:table-cell table:style-name="ce2" office:value-type="string" calcext:value-type="string">
            <text:p>拔牙第二天, 没啥感觉. 这个时候选择拔牙明智:天气舒服, 不冷不热. 人不躁. 早就应该拔了, 去年3月还出血了. 找主任拔是明智的, 思维清晰, 逻辑清晰, 能够说明想法以及原因以及解决办法, 手有力气. 拔掉以后整个口腔都舒服, 以前那颗牙霸占了地方,在口腔里很不舒服. 这段时间的体育锻炼很好,休息也不错, 每天吃苹果, 所以一直没感冒, 身体素质也不错. 休息的好对于各种能力都有帮助, 包括语言组织.睡觉关窗帘, 游冷水. 昨天诊所冷也没感冒. 睡眠时间增长+锻炼+苹果. 室外戴口罩, 减少对有害气体的exposure, 例如室外烟, 新车污染. 体重控制在65-68kg比较健康. 室外游泳时候的阳光照射也很好. 中午吃的鸡汤, 对身体帮助很大. 身体还在康复中. </text:p>
          </table:table-cell>
          <table:table-cell office:value-type="float" office:value="0" calcext:value-type="float">
            <text:p>0</text:p>
          </table:table-cell>
          <table:table-cell office:value-type="string" calcext:value-type="string">
            <text:p>home</text:p>
          </table:table-cell>
          <table:table-cell table:number-columns-repeated="1005"/>
        </table:table-row>
        <table:table-row table:style-name="ro3">
          <table:table-cell table:style-name="ce1" office:value-type="date" office:date-value="2018-10-27" calcext:value-type="date">
            <text:p>10/27/18</text:p>
          </table:table-cell>
          <table:table-cell table:formula="of:=WEEKDAY([.A301];2)" office:value-type="float" office:value="6" calcext:value-type="float">
            <text:p>6</text:p>
          </table:table-cell>
          <table:table-cell table:style-name="ce2" office:value-type="string" calcext:value-type="string">
            <text:p>上午去放飞机, 下午在家, 8点睡觉. 淋巴小发炎, 多休息康复.</text:p>
          </table:table-cell>
          <table:table-cell office:value-type="float" office:value="0" calcext:value-type="float">
            <text:p>0</text:p>
          </table:table-cell>
          <table:table-cell office:value-type="string" calcext:value-type="string">
            <text:p>home</text:p>
          </table:table-cell>
          <table:table-cell table:number-columns-repeated="1005"/>
        </table:table-row>
        <table:table-row table:style-name="ro15">
          <table:table-cell table:style-name="ce1" office:value-type="date" office:date-value="2018-10-28" calcext:value-type="date">
            <text:p>10/28/18</text:p>
          </table:table-cell>
          <table:table-cell table:formula="of:=WEEKDAY([.A302];2)" office:value-type="float" office:value="7" calcext:value-type="float">
            <text:p>7</text:p>
          </table:table-cell>
          <table:table-cell table:style-name="ce2" office:value-type="string" calcext:value-type="string">
            <text:p>起来淋巴好多. 看到广东防备心重, 想起c milk说的南方是利益关系, 南非佬说的中国骗子多, 没有互信. 你这些年的负面变化也很多, 要心里有数. 主要变化来自于哪? 被骗, 防备心加重, 因为太多穷人, low逼和要资本积累的人. 吃的,用的不放心. 身体受影响, 肺被甲醛感染. 被中国的价值观影响. 被迫在这里个地方成家. 现在也不工作了, 为什么要在这呆着? 缺点: 食品安全, 空气, 家人催, 中国价值观. 加拿大优点: 直接高了个层次, 饮食过关, 环境好, 冬天滑雪, 每年冬天美国换阳光带城市居住, 加拿大的缺点: 没人, 没事做, . 以后小孩子不可能在这地方长大, 所以还不如早走. 也可去美国加州找工作, 美国的产业链要高出中国产业链一大截. <text:s/>上午接chen去爬山, 后来在蛇口吃萨拉伯尔, 烤肉不错. 下午上课, 旁边的胡家林(广东,讲白话), 连舜单(潮汕), 黄婷婷Rachel(客家), 黄俊(武汉), 陈思秒(福建龙岩), 徐思婷(汕尾), 雅丽(龙岗), 赵琪(威海), 智雅(假名), 吴莹莹 (汕头). 你能看出各种小心机, 例如故意不带上次的材料. 有些人性格不好, 自闭, 有些人智商低还装逼, 跟老油条比太嫩了. 总体还是广东人比较好.人第一是性格好, 开朗大方, 别搞小动作, 有趣, 喜欢玩, 别那么严肃. Gas300</text:p>
          </table:table-cell>
          <table:table-cell office:value-type="float" office:value="300" calcext:value-type="float">
            <text:p>300</text:p>
          </table:table-cell>
          <table:table-cell office:value-type="string" calcext:value-type="string">
            <text:p>chen</text:p>
          </table:table-cell>
          <table:table-cell table:number-columns-repeated="1005"/>
        </table:table-row>
        <table:table-row table:style-name="ro11">
          <table:table-cell table:style-name="ce1" office:value-type="date" office:date-value="2018-10-29" calcext:value-type="date">
            <text:p>10/29/18</text:p>
          </table:table-cell>
          <table:table-cell table:formula="of:=WEEKDAY([.A303];2)" office:value-type="float" office:value="1" calcext:value-type="float">
            <text:p>1</text:p>
          </table:table-cell>
          <table:table-cell table:style-name="ce2" office:value-type="string" calcext:value-type="string">
            <text:p>最近在琢磨回加的问题. 原因是到了30这个转折点, 以后考虑长期问题. 加拿大, 衣食住行都有保障. 住:每月3000, 开车1000, 吃饭, 1500),总共5500(折合30000人民币), 一年400000人民币.在这个地方呆了6年, 各方面没发展, 香港对你的接受程度非常低, 2013年到2015年混的不好, 之后3年基本也没啥进展. 从这里撤. Freedom极度减少, 上网越发不方便, 假话充斥. 国内的东西国外都能吃到. 地方窄, 人多, 呆了6年了(2013.1 到2019). 中午睡了一会觉眼屎就出来了, 说明有火, 有炎症. 停止一切活动. 在家静养, 停止吃辣. 昨天吃辣和牛肉+爬山起了反效果, 多睡觉, 少接触电子产品. 去买几本书在家看. 少在网上折腾, 一天早晨查一次手机, 避免进一步感染, 不要吃牛羊肉和鱼. 那个chen是个丧门星, 被罚款一次, 这次正好赶上拔牙.Diversify你的source. 不要过多接触SB. 明显今天的炎症还存在, 从现在开始吃清淡的东西,直到周日. 然后观察. 昨天的牛肉和泡菜是发炎上火的因素. 现在伤口不疼, 但是扁桃体发炎, 有眼屎, 明显有火. 晚上吃的鸡蛋糕.</text:p>
          </table:table-cell>
          <table:table-cell office:value-type="float" office:value="0" calcext:value-type="float">
            <text:p>0</text:p>
          </table:table-cell>
          <table:table-cell office:value-type="string" calcext:value-type="string">
            <text:p>home</text:p>
          </table:table-cell>
          <table:table-cell table:number-columns-repeated="1005"/>
        </table:table-row>
        <table:table-row table:style-name="ro32">
          <table:table-cell table:style-name="ce1" office:value-type="date" office:date-value="2018-10-30" calcext:value-type="date">
            <text:p>10/30/18</text:p>
          </table:table-cell>
          <table:table-cell table:formula="of:=WEEKDAY([.A304];2)" office:value-type="float" office:value="2" calcext:value-type="float">
            <text:p>2</text:p>
          </table:table-cell>
          <table:table-cell table:style-name="ce2" office:value-type="string" calcext:value-type="string">
            <text:p>早晨9点去拆线. 交通极为堵塞. 走彩田路最后无路可走, 在滨河辅道被迫走,沿着一排卡车走, 收了倒镜才勉强(应走今天不走彩田). 拆线: 熊态度一般, 假里假气. 线在嘴里造成不适感,血已经止住, 好处已经超过了坏处, 所以决定5天立即拆线. 感觉线的质量不行, 缝线的技术也一般, 造成口腔不适. 伤口长得还可以. 拆线太快,时间还没到15分钟, 出停车场到了15分钟, 还领不到停车券, 所以还交了15. 总结: 诊所交通极为不便, 旁边没有地铁,彩田的交通太差. 就诊体验, 拔牙过程还可以, 拆线的感受不好. 下次可以换个医生, 不要再被周宰一刀.现在就是等创口渐渐复原. share road总是一个painful experience, 和停车场人员打交道也是shit, 诊所前台的SB造成我损失15.生活避免和2B接触才是上策. 现在发炎排除了线的因素, 只有饮食因素. 饮食上清淡为主, 豆腐白菜, 喝白粥. 下午去剪头发, faker剪的不错. 百花离的也近. 腿肚子还是疼, 周日的爬山太不明智, 是上火的主要因素. 这段时间火大的时候游泳就能解决问题, 不游泳了很容易上火. 先等炎症退下去再游.另外, 话只说一半, 不明说.保持神色如一, 神鬼莫测. 地位不同的人要保持距离, 自然安稳, 低位高低的人太近, 低的会遭殃.</text:p>
          </table:table-cell>
          <table:table-cell table:formula="of:=15+66" office:value-type="float" office:value="81" calcext:value-type="float">
            <text:p>81</text:p>
          </table:table-cell>
          <table:table-cell office:value-type="string" calcext:value-type="string">
            <text:p>home</text:p>
          </table:table-cell>
          <table:table-cell table:number-columns-repeated="1005"/>
        </table:table-row>
        <table:table-row table:style-name="ro33">
          <table:table-cell table:style-name="ce1" office:value-type="date" office:date-value="2018-10-31" calcext:value-type="date">
            <text:p>10/31/18</text:p>
          </table:table-cell>
          <table:table-cell table:formula="of:=WEEKDAY([.A305];2)" office:value-type="float" office:value="3" calcext:value-type="float">
            <text:p>3</text:p>
          </table:table-cell>
          <table:table-cell table:style-name="ce2" office:value-type="string" calcext:value-type="string">
            <text:p>翻墙时间不超过30分钟, 跟support联络失败, 网络封锁高压上升. 国内市场套路层出不穷, 目的简单, 割韭菜. 对抗的方法就是按dev来trade around position, 不要听新闻, 看市场表现. 拔牙已经一周, 牙龈疼痛, 需时康复, 爬山四天后, 腿肚子刚不酸, 火也渐消. 招行已经解封所有资金,剩余资金要尽快通过xb转出, 以后在国内的资金花费汇丰即可. </text:p>
          </table:table-cell>
          <table:table-cell office:value-type="float" office:value="15" calcext:value-type="float">
            <text:p>15</text:p>
          </table:table-cell>
          <table:table-cell office:value-type="string" calcext:value-type="string">
            <text:p>home</text:p>
          </table:table-cell>
          <table:table-cell table:number-columns-repeated="1005"/>
        </table:table-row>
        <table:table-row table:style-name="ro20">
          <table:table-cell table:style-name="ce1" office:value-type="date" office:date-value="2018-11-01" calcext:value-type="date">
            <text:p>11/01/18</text:p>
          </table:table-cell>
          <table:table-cell table:formula="of:=WEEKDAY([.A306];2)" office:value-type="float" office:value="4" calcext:value-type="float">
            <text:p>4</text:p>
          </table:table-cell>
          <table:table-cell table:style-name="ce2" office:value-type="string" calcext:value-type="string">
            <text:p>海南的手机号要取消. 汇丰加拿大账户要开立.2005年初在温哥华, 天气极烂, 性格情滥无谋, 太多电脑电视, 没有运动, 当时根本没天气概念, 冬天应有getaway, 不应在那久留. 在加接人待物没概念, 要保持距离, 要不动声色, 要见微知著, 要不断试探, 适合交心的人极少, 所以表面谦谦(易经),贵己不贱人, 实则自谋后路, 狡兔三窟. 持续观察周围情况, 避免温水煮青蛙, 不自知而逐渐被剥.对人不invest, 只观察, 暗里重己轻人.情之不敛, 运无幸耳.人要有排解情绪的方法, 运动和读书为上, 吃,电子产品(电脑电视), 寻求他人矛盾和resolution(emotional rollercoaster, 也是人爱drama的根本原因, 因为无聊)为下. expressvpn已经完全被击溃, 无法使用. 要加速转钱的过程. 现在比2005年的进步: 懂得通过锻炼和读书(日韩)恢复心理平衡, 对人要少说多观察, 电子产品的频率一定要降到最低. </text:p>
          </table:table-cell>
          <table:table-cell office:value-type="float" office:value="10" calcext:value-type="float">
            <text:p>10</text:p>
          </table:table-cell>
          <table:table-cell office:value-type="string" calcext:value-type="string">
            <text:p>home</text:p>
          </table:table-cell>
          <table:table-cell table:number-columns-repeated="1005"/>
        </table:table-row>
        <table:table-row table:style-name="ro21">
          <table:table-cell table:style-name="ce1" office:value-type="date" office:date-value="2018-11-02" calcext:value-type="date">
            <text:p>11/02/18</text:p>
          </table:table-cell>
          <table:table-cell table:formula="of:=WEEKDAY([.A307];2)" office:value-type="float" office:value="5" calcext:value-type="float">
            <text:p>5</text:p>
          </table:table-cell>
          <table:table-cell table:style-name="ce2" office:value-type="string" calcext:value-type="string">
            <text:p>隔夜操作了美股, 按照yDev来,慢慢建仓,莫急. 一切看长期, 短期波动不在意. 以年线为主, 以长期趋势为主. 个股风险要控制在5%总仓位以下, 波动剧烈, 防止10%以上的波动. 做长期趋势. 不在意政治事件和公司盈利情况, 只在一yDev.昨天在户外游泳, 没感冒, 主要昨天晚上早睡, 要吃苹果, 保持抵抗力. 继续游冷水, 提高身体素质, 牙也没出问题. 身体一不舒服, 马上早睡, 很有效果.昨天操作有误: 市场涨时不应买入(aapl错误), 不可能当天又买又卖. 1. 仓位严格控制, 不被大动作洗出 2. 分散 3. 按照dev 4. 市场涨时卖出, 跌时买入, 一天只操作一边. 5. 开盘和收盘操作, 盘中不动. 牙龈稍疼, 还有眼屎(有火), 所以还是要避免吃辣, 多吃清淡.这几天身体素质下降, 昨天在书店感觉腿冷, 极易感冒, 所以要避免. 全球市场逼空, 等到中期选举后再变动仓位, 仓位不大, 所以很舒服. 这周末赶紧走cash. Rate机会难得, xushi 889/892, 中行 880/883. 很多人考虑现在是牛市还是熊市, 我对此不care, 只是跟yDev走, 不做判断, 标的每天一次不断做波段, assets continue to shift out. 中午吃的面, 感觉嗓子疼, 香菜上火. 拔牙以后火气没消, 恢复游泳, 避免吃热性食物. 这波逼空先让他风头过去, 等趋势向下(mDev &lt; 0). 昨天去试听了法语课, 最差的一次试听, 屏幕辐射非常强, 眼睛不舒服, 提前走了. 整个地方档次很差, 一股地沟油的味道. 那个老师被辐射的满脸坑. </text:p>
          </table:table-cell>
          <table:table-cell office:value-type="float" office:value="35" calcext:value-type="float">
            <text:p>35</text:p>
          </table:table-cell>
          <table:table-cell office:value-type="string" calcext:value-type="string">
            <text:p>home</text:p>
          </table:table-cell>
          <table:table-cell table:number-columns-repeated="1005"/>
        </table:table-row>
        <table:table-row table:style-name="ro34">
          <table:table-cell table:style-name="ce1" office:value-type="date" office:date-value="2018-11-03" calcext:value-type="date">
            <text:p>11/03/18</text:p>
          </table:table-cell>
          <table:table-cell table:formula="of:=WEEKDAY([.A308];2)" office:value-type="float" office:value="6" calcext:value-type="float">
            <text:p>6</text:p>
          </table:table-cell>
          <table:table-cell table:style-name="ce2" office:value-type="string" calcext:value-type="string">
            <text:p>不要着急做空, 让子弹飞一会, 周线/月线向下做空不迟. 苹果做多太早, 几个做多的都有损失, 因为是在指数大涨的时候买入. 当short squeeze的时候, 最好的做法是什么都不做, 等着风头过去, add个position, 很舒服, 指数暴涨一般都没好事. 昨天晚上隔壁闹到3点多, 下次下楼睡就好, 没必要计较. 退了视听群, 商语上永久黑名单. 台湾那地方, 飞机出问题, bus出问题, 台铁出问题, 整个已完蛋了, 年轻人没钱. 这次收获的市场经验是: 小仓位, 指数大涨不加仓, 每天交易一个标的, 不要correlated actions(同一时间买/卖). 慢变delta, 不着急. 晚上邻居噪音, 早晨是家里的噪音和影响. 今天要去香港xubro做事情. 噪音污染太严重, unwanted noise (早晚, 电梯, 家里, from people, radio, elevator, 周围.) 过滤噪音, 用钢琴曲, not invasive, not emotional, peaceful. 所有感官随时随地被invade, 在室外, 烟味, 电梯噪音, 去试听课, 那么大的辐射源, 吃饭, 各种生活行为都致癌. 各种以前做的事渐渐被cut, 例如西冲山, 深大校园. 增加每天的舒适环境和范围.现在最舒适的是四季,原因是没有噪音打扰, 模拟四季舒适环境, 背景钢琴音乐, 可以安静想点问题, 在海口也有类似地方(黄楼, 整个西海岸片区, 秀英港休息区, 海大), 海香大堂,开车10分钟即到, 可以休息. 远离蛮区: 四川, 重庆, 湖南, 江西, 贵州, 平均教育水平低. 海南比深圳舒服的多. 可以自由进出海大, 还没被剥夺. 西海岸随便车停都很放松, 深圳这种停车放松的地方基本没有, 有也要收费, 到处都是摄像头, 没法停马路旁边, 自由度非常低. 这段时间先要搞定relationship. 然后可以去海南, 海南人少不容易搞定. 广东人多, 如果不控制会造成滥用, 所以社会各个方面都日趋紧张, 压力大, 资源紧张. 交易方面还是要低仓位, 慢慢体验yDev的操作方法, 低仓, 情绪剥离, 每天只operate一个stock一次,做日k, 不做日内. 明年3月要回温, 要解决的是冬天的去向问题. 广东适合办事, 不适合生活. (没有cost breakdown)</text:p>
          </table:table-cell>
          <table:table-cell table:formula="of:=70+45+50+500+100" office:value-type="float" office:value="765" calcext:value-type="float">
            <text:p>765</text:p>
          </table:table-cell>
          <table:table-cell office:value-type="string" calcext:value-type="string">
            <text:p>home</text:p>
          </table:table-cell>
          <table:table-cell table:number-columns-repeated="1005"/>
        </table:table-row>
        <table:table-row table:style-name="ro35">
          <table:table-cell table:style-name="ce1" office:value-type="date" office:date-value="2018-11-04" calcext:value-type="date">
            <text:p>11/04/18</text:p>
          </table:table-cell>
          <table:table-cell table:formula="of:=WEEKDAY([.A309];2)" office:value-type="float" office:value="7" calcext:value-type="float">
            <text:p>7</text:p>
          </table:table-cell>
          <table:table-cell table:style-name="ce2" office:value-type="string" calcext:value-type="string">
            <text:p>今天去香港探路. 罗湖停车70, 去了7个小时. 先去了旺角, 第一家许氏不知所云, 说刚来的,最低0.897, 第二家说0.898, 走人, 去了上环许氏(当日最优惠), 0.8965, 持续询问上环余价格, 好的时候杀过去. 中午吃饭在徳钊记, 52, 没人, 量不足. 上环跟以前没区别. 回来路上去了沙田, 没找到许氏, 没缘分, 去优衣库买了几件shirt(500), 回来和chen在四季待了一会, 晚上麦当劳(45). 外传黑shirt,内穿白色衬衣works, 所以stick to 这个style, 更换里面的厚度即可. 这几天暂时没感冒, 因为拔牙前的身体素质练的比较好. 香港遍地抽烟污染, 口罩可以有效缓解. 脱口罩的动作可以gain trust, 睡得早和用洗面奶都有益于皮肤, 要持续. 今天的益处在于探路成功, 把香港走姿套路摸清楚. 下一步就是工作日搞大额, 纳了投名状就没退路. 不要用外资行转, 时间短容易查. 用时间最长的, 招行里的钱在里面好久了, 最适合. 中农工建还是最好, 最快.晚上麦当劳的汉堡好难吃, 冰激淋还行, 今天比较累, 所以补充些能量. 现在crs差的严. 聊了聊温哥华大选的事, 温哥华现在是ndp当选, 对房价很不利. 晚上去上课, 主攻方向变, 露肩带典型勾引, 你敢勾引我就追你咯. 随便撩撩. 晚上請chen请面点王. </text:p>
          </table:table-cell>
          <table:table-cell office:value-type="float" office:value="70" calcext:value-type="float">
            <text:p>70</text:p>
          </table:table-cell>
          <table:table-cell office:value-type="string" calcext:value-type="string">
            <text:p>self</text:p>
          </table:table-cell>
          <table:table-cell office:value-type="string" calcext:value-type="string">
            <text:p>hk</text:p>
          </table:table-cell>
          <table:table-cell table:number-columns-repeated="1004"/>
        </table:table-row>
        <table:table-row table:style-name="ro36">
          <table:table-cell table:style-name="ce1" office:value-type="date" office:date-value="2018-11-05" calcext:value-type="date">
            <text:p>11/05/18</text:p>
          </table:table-cell>
          <table:table-cell table:formula="of:=WEEKDAY([.A310];2)" office:value-type="float" office:value="1" calcext:value-type="float">
            <text:p>1</text:p>
          </table:table-cell>
          <table:table-cell table:style-name="ce2" office:value-type="string" calcext:value-type="string">
            <text:p>仓位方面一天变一次, 一个标的, 不要一口吃个胖子. 慢慢来. 中午吃的三文鱼, 下午去广州. 去的时候路费50, 回来路费70, 油费300, 太古汇停车费50, 煲仔饭50, chen陶陶居200. 超记煲仔饭还可以, 饭有点多, 陶陶居纯属宰人, 太古汇没意义, 以后注意不要去太古汇, 把车停在越秀, 便宜, 然后在老区四处走, 在沙面逛逛, 在广州住一晚. 今天和很多韩语同学建立了联系, 尤其是a, 在sf学了四年, 可以多聊天. 群里面很多有语言天赋的人, 所以要保持对他人的尊重. 表情不要多, 要不动声色. 也不用聊太多, keep all channels open, prepare to move back. 以后尽量在广州住, 严防晚上开车的风险. (12/31回顾:不动声色这点做的不好,行踪要保持绝密,不断考察对方对于information的withholding, 1月16: not driving at night is very correct.)</text:p>
          </table:table-cell>
          <table:table-cell table:formula="of:=50+70+300+50+50" office:value-type="float" office:value="520" calcext:value-type="float">
            <text:p>520</text:p>
          </table:table-cell>
          <table:table-cell office:value-type="string" calcext:value-type="string">
            <text:p>chen</text:p>
          </table:table-cell>
          <table:table-cell office:value-type="string" calcext:value-type="string">
            <text:p>gz</text:p>
          </table:table-cell>
          <table:table-cell table:number-columns-repeated="1004"/>
        </table:table-row>
        <table:table-row table:style-name="ro37">
          <table:table-cell table:style-name="ce1" office:value-type="date" office:date-value="2018-11-06" calcext:value-type="date">
            <text:p>11/06/18</text:p>
          </table:table-cell>
          <table:table-cell table:formula="of:=WEEKDAY([.A311];2)" office:value-type="float" office:value="2" calcext:value-type="float">
            <text:p>2</text:p>
          </table:table-cell>
          <table:table-cell table:style-name="ce2" office:value-type="string" calcext:value-type="string">
            <text:p>晚上回来, 电梯都是烟味. 下午跟陈去蛇口, 看了电影 Hurricane Heist,烂片. 海上世界Parking22. 晚上交通非常混乱. 迅速回归北美, 搞资. 深圳经济不行, 蛇口没人, 路上车多, 饭店没人, Sorabol倒闭. 去加拿大重新构建朋友圈, 这里的人也不太靠谱, chen也要回加拿大. 这的人我觉得lowB. 鼠标声音也很讨厌. 中午吃牛肉汤, 没吃饱, 晚上吃的大拌, 这里又涨价了. 大盘鸡就是ripoff, 其他还行. 一切以提高自己的utility为己任, 不要管别人如何, 也不要透露自己的行踪. Keep money inside the family, 小心不要流入家人之外. chen说alan不想回来, 这小子失踪了这么长时间, 自知理亏.晚上游泳, 人多, 看来需要释放压力, 人的压力都不小. 美国的制裁下, 这些人都没好日子过, 只能通过时间来换空间. 这的人还觉得腾讯是啥好货, 真是250, 还天天在bat的框架下生活的蠢才, 像王xx觉得腾讯是身份的象征, 简直是SB, 被虚假新闻蒙骗, 吃假东西, 被zf玩的手忙脚乱. 香港也是zf玩老百姓, 故意不提供房子. 这的人生活是可悲的. 要到制度透明的地方生活. 昨天和chen去买眼镜, 被人当傻子, 服务态度也不行, 去你妹的. 中国宰人的情况严重, 有钱人有一部分不是自己赚的, 都是被宰的傻帽. 谈到了sales的问题, 有钱人喜欢pay for time, convenience, 中国人只对价格敏感, 而不是时间和方便. 就像买法拉利的人不在乎价格,而是品味, 卖货要根据对方的g点来考虑营销策略. 加拿大是为professional付钱, 国内则是有知识的人想ripoff没知识的人, 而不是为知识定价. 这边比广州差远了, 美女都不来深圳, 这太贵生活压力大, trying to make it. 一般的人都在自己的城市居住. 总体来说, 对这地方没任何感情, 以后可能连签证都拿不到, 因为签证政策日趋严格. 把有生资源全部转出, 防止以后没法更新签证. chen的抱怨: 东西的价值和价格不相符, 例如车, 楼价, 教育的价格, 医疗的价格, 高端超市的价格 (这个cmilk也吐槽过), 上海美女那么多, 原因很简单, 不好的货色被淘汰回2线, 好姿色可留在一线, 男则是可买房的留在1线. 在租售同权的北美, house ownership没那么大deal, 人生不带来死不带去, 为啥非要own? 作为投资工具, 实际上也不靠谱. 提高生活质量, 在北美享受好的空气和生活才是重中之重. 这的人坏, manipulative, 拜金,无法信任, 所以不用花太多时间, 直接走人就好. 注意谋贵密.钱多钱少无所谓, 能生活就好, 赚钱不是目的, 赚钱的活动可以有成就感和解决无聊 (the human condition)</text:p>
          </table:table-cell>
          <table:table-cell office:value-type="float" office:value="22" calcext:value-type="float">
            <text:p>22</text:p>
          </table:table-cell>
          <table:table-cell office:value-type="string" calcext:value-type="string">
            <text:p>chen</text:p>
          </table:table-cell>
          <table:table-cell table:number-columns-repeated="1005"/>
        </table:table-row>
        <table:table-row table:style-name="ro5">
          <table:table-cell table:style-name="ce1" office:value-type="date" office:date-value="2018-11-07" calcext:value-type="date">
            <text:p>11/07/18</text:p>
          </table:table-cell>
          <table:table-cell table:formula="of:=WEEKDAY([.A312];2)" office:value-type="float" office:value="3" calcext:value-type="float">
            <text:p>3</text:p>
          </table:table-cell>
          <table:table-cell table:style-name="ce2" office:value-type="string" calcext:value-type="string">
            <text:p>看了一下lease车的情况, lease上一代的车比较好, 不用新款. 不要全款买车, 钱在那压着非常不明智. 一年1万加币左右就可以开到最好的车. 这种depreciating asset最好是租而不是买, 只买升值的资产, 贬值的资产. Aim at BMWX5 足够，　卡宴先不考虑．　</text:p>
          </table:table-cell>
          <table:table-cell office:value-type="float" office:value="0" calcext:value-type="float">
            <text:p>0</text:p>
          </table:table-cell>
          <table:table-cell office:value-type="string" calcext:value-type="string">
            <text:p>home</text:p>
          </table:table-cell>
          <table:table-cell table:number-columns-repeated="1005"/>
        </table:table-row>
        <table:table-row table:style-name="ro38">
          <table:table-cell table:style-name="ce1" office:value-type="date" office:date-value="2018-11-08" calcext:value-type="date">
            <text:p>11/08/18</text:p>
          </table:table-cell>
          <table:table-cell table:formula="of:=WEEKDAY([.A313];2)" office:value-type="float" office:value="4" calcext:value-type="float">
            <text:p>4</text:p>
          </table:table-cell>
          <table:table-cell table:style-name="ce2" office:value-type="string" calcext:value-type="string">
            <text:p>昨晚休息质量不好, 原因是给家里办事, 负面情绪传染, 要尽量避免和负面相处. 金融独立, 有自我选择权极为重要. 另外就是韬光养晦, 一切计划保密, 不透露任何细节.明修栈道暗度陈仓. 识人可以先投石问路, 投石于水, 观其涟漪. 我所要的东西, 要匿而掩之. 晦者忌名. Chen昨天花了大部分时间琢磨如何去game credit card, 没出息, 怎么可能会跟这种人合作? 没原则, 贪图小利之人, 但是待人接物还很大方. (晚)下午去了大梅沙, 在希尔顿坐了一会.讨论了一下中国情况. 没有安全感的原因是没钱. 后来去沙头角吃晚饭, 萧条, 经济不行. 广州少去, 花费太高. 要去的话就住几天, 不要当天来回. 中国这个地方, 没安全感因为没有医疗,教育保障, 所以人人自危, 钱为宗教, 人没信仰, 过生日都要发红包, 这些恶习要远离, 不要玩中国这套, 也别在这常待. 阿尔伯塔的房子腰斩, 而且未来不看好. 卡尔加里牛肉好, 但是没必要在卡尔加里住, 要亲自去那看看, 房子如何. 以后先图生存, 再图其他. 加拿大房价在跌, 这是好事, 加州和加拿大随时观察, 准备出手.2012年6到现在已经过去了6年, chen问了:我有啥生活质量的提高, 答案是没有提高. 自己从25也到了31. Late 20s一般是吃喝玩乐的最后阶段. 在这也没有任何进展,家人催得紧, 这里也不适合raise家庭,所以要永久性闪人. 这有信任问题, chen在这不信任何人, 差点被puyi眼镜的sales骗, 今天又被茶餐厅收银骗. 这有很多事情都不对, 例如崇拜金钱, 先问工作和专业. 6年已经足够长了,你nothing happening就是nothing happening. 之后人生就是在北美混, 远离华人, 远离fob, 崇尚西方生活, 融入西方社会, 接触英文好的人. 自己未来的计划属于绝密, 绝不透露, 周密计划. 这的人拜金, 虚荣,自大, 也不需交流太多, 毕竟当局者迷, 人生在这地方没进展就先换到更好的环境住. 1. 不适合于以后的人生计划 2.不喜欢价值观和环境 3. 不喜欢这的人讨论话题 4. 不喜欢住的地方. 西海岸渐渐建立关系: calgary建立便宜住宅, van伺机买, 加州伺机买, 东海岸动植物不好看. 喜欢南方风格的, 不喜欢东海岸风格, 不喜欢冷. 刚才比较了深圳和calgary的阳光, calgary Nov-Jan 比较难忍, 这几个月还是在美国最好. </text:p>
          </table:table-cell>
          <table:table-cell office:value-type="float" office:value="300" calcext:value-type="float">
            <text:p>300</text:p>
          </table:table-cell>
          <table:table-cell office:value-type="string" calcext:value-type="string">
            <text:p>chen</text:p>
          </table:table-cell>
          <table:table-cell table:number-columns-repeated="1005"/>
        </table:table-row>
        <table:table-row table:style-name="ro39">
          <table:table-cell table:style-name="ce1" office:value-type="date" office:date-value="2018-11-09" calcext:value-type="date">
            <text:p>11/09/18</text:p>
          </table:table-cell>
          <table:table-cell table:formula="of:=WEEKDAY([.A314];2)" office:value-type="float" office:value="5" calcext:value-type="float">
            <text:p>5</text:p>
          </table:table-cell>
          <table:table-cell table:style-name="ce2" office:value-type="string" calcext:value-type="string">
            <text:p>这周汇率不好, 没换汇. 渣打有33, 汇丰50, 招商是88. 准备关掉渣打, 转的慢. 研究加拿大产权. 晚上sandwich降价到48,昨天小满茶餐厅(沙头角)和上周的萨拉伯尔倒闭, 感觉餐厅不赚钱. 餐厅是消费的最后一个壁垒. 房价高的恶果正在逐渐形成. </text:p>
          </table:table-cell>
          <table:table-cell office:value-type="float" office:value="50" calcext:value-type="float">
            <text:p>50</text:p>
          </table:table-cell>
          <table:table-cell office:value-type="string" calcext:value-type="string">
            <text:p>home</text:p>
          </table:table-cell>
          <table:table-cell table:number-columns-repeated="1005"/>
        </table:table-row>
        <table:table-row table:style-name="ro5">
          <table:table-cell table:style-name="ce1" office:value-type="date" office:date-value="2018-11-10" calcext:value-type="date">
            <text:p>11/10/18</text:p>
          </table:table-cell>
          <table:table-cell table:formula="of:=WEEKDAY([.A315];2)" office:value-type="float" office:value="6" calcext:value-type="float">
            <text:p>6</text:p>
          </table:table-cell>
          <table:table-cell table:style-name="ce2" office:value-type="string" calcext:value-type="string">
            <text:p>刚去游泳, 回来人特别多, 红荔转华富转不了. 立交人多, 医院人多. Check手机是一个很不健康, 浪费时间精力的行为, 以后应杜绝, 然后设定看手机的时间, 这样比较省时间. 经济进入衰退, 皇庭广场pizza店倒闭, 这种倒闭的明显性是未来几年没见过的. </text:p>
          </table:table-cell>
          <table:table-cell office:value-type="float" office:value="0" calcext:value-type="float">
            <text:p>0</text:p>
          </table:table-cell>
          <table:table-cell office:value-type="string" calcext:value-type="string">
            <text:p>home</text:p>
          </table:table-cell>
          <table:table-cell table:number-columns-repeated="1005"/>
        </table:table-row>
        <table:table-row table:style-name="ro25">
          <table:table-cell table:style-name="ce1" office:value-type="date" office:date-value="2018-11-11" calcext:value-type="date">
            <text:p>11/11/18</text:p>
          </table:table-cell>
          <table:table-cell table:formula="of:=WEEKDAY([.A316];2)" office:value-type="float" office:value="7" calcext:value-type="float">
            <text:p>7</text:p>
          </table:table-cell>
          <table:table-cell table:style-name="ce2" office:value-type="string" calcext:value-type="string">
            <text:p>上午去游泳, 在室外游的, 非常好, 回来电梯有人抽烟, 路上很多危险情况, 入黄木岗立交有三轮车骑反道, 福华路上有行人乱穿马路, 一旦出事故, 至少25%责任, 而且非常麻烦, 不可不察.(19.1.16一个字,慢可以秒杀所有路况) 低素质的人在深圳占有非常大的比重, 造成人的方差极大. 下一代在这长大的风险很高, 学校不免费, 还要和低素质人的后代一起上学, 闻烟味, 广东人口太多, 而且不断涌入, 受这种交通影响. 人口素质和结构短期无法改变, 但是可以去经过了filter的地方. 到加拿大开始扎根, 用家里的资产开始起步. 少则多, 多则惑. 在这租房, 房东很有可能要卖, 而且房子家具质量极差, 没有香港租那么好. 加拿大刚去的时候可以租的很便宜. 预计是明年2,3月, 开春就走. 最近的cash要加快速度, 最近到了选择关头的原因, 一是到了30岁, 是成家立业的年龄, 有了家庭就很难再进行移动, 所以要在单身的时候移动. 现有深圳的infrastructure完全不够好, 档次太低, 素质太差, 整个深圳的人素质都层次不齐, 总体还是发展中国家. 唯一就是住好的地方, 现在价格也太高, 没法负担. 昨天晚上叫的必胜客, 送了1个半小时, 看来他们裁了不少人, 送货员压力也非常大, 还不如去做美团, 以后必胜客把送餐外包给美团也是大势所趋. 中国经济出问题, 犯罪率和失业率也会上升, 基于经济增长的执政合法性也会受到挑战. 房价也是个大炸弹, zf在拖时间, 定点爆破. 隔离素质低的人: 底层可以用消费隔离, 用住房隔离. 到西方可以用住宅区隔离, 住白人为主流的区, 远离华人. 在这租房就是扔掉现金, 毫无意义, 加拿大可以先用现金买一套, 然后用做担保, 买其他房子. 刚去加拿大的时候, 可以先租一年. 晚上上课, 吃的兰州拉面.</text:p>
          </table:table-cell>
          <table:table-cell office:value-type="float" office:value="30" calcext:value-type="float">
            <text:p>30</text:p>
          </table:table-cell>
          <table:table-cell office:value-type="string" calcext:value-type="string">
            <text:p>home</text:p>
          </table:table-cell>
          <table:table-cell table:number-columns-repeated="1005"/>
        </table:table-row>
        <table:table-row table:style-name="ro40">
          <table:table-cell table:style-name="ce1" office:value-type="date" office:date-value="2018-11-12" calcext:value-type="date">
            <text:p>11/12/18</text:p>
          </table:table-cell>
          <table:table-cell table:formula="of:=WEEKDAY([.A317];2)" office:value-type="float" office:value="1" calcext:value-type="float">
            <text:p>1</text:p>
          </table:table-cell>
          <table:table-cell table:style-name="ce2" office:value-type="string" calcext:value-type="string">
            <text:p>早晨跟ji-a建立联系. 昨晚跟joki建立联系. A今天做飞机去北京, 然后去sf. 都建立联系, 没坏处. 平衡关系, 不要overweigh任何人. 学习chen的态度,周一到周五人都上班的时候找你, 周末基本见不到. 周六还因为check了太多手机进入了不健康状态. 周日晚上本来约的吃饭又被看电影推掉, 在聪明人眼里这些把戏太简单. 首要是掌握信息, 必要时用非常规手段, 第二是投石问路, 看看对方如何defend. 要能看出来自己在对方心目中地位如何. 看回复速度, 邀约priority. 周末时间安排, 是不是没事无聊别人上班的时候才叫你. 韩语班也要diversify到其他人. 幸非一人, 专固害. 找些借口推掉, 做到diversify.比这些人高一个层次, 要做到事密, 谋大.名可易, 实必取. 跟韩语班联系, 谁先加谁, 这是名, 有实际好处就要做. 中国的装修噪音实在太大. 受不了. 晚上吃的麦当劳. 环境很好, 没雾霾. 是理想的getaway场所. 不想说的时候, be unresponsive. </text:p>
          </table:table-cell>
          <table:table-cell office:value-type="float" office:value="50" calcext:value-type="float">
            <text:p>50</text:p>
          </table:table-cell>
          <table:table-cell office:value-type="string" calcext:value-type="string">
            <text:p>home</text:p>
          </table:table-cell>
          <table:table-cell table:number-columns-repeated="1005"/>
        </table:table-row>
        <table:table-row table:style-name="ro20">
          <table:table-cell table:style-name="ce1" office:value-type="date" office:date-value="2018-11-13" calcext:value-type="date">
            <text:p>11/13/18</text:p>
          </table:table-cell>
          <table:table-cell table:formula="of:=WEEKDAY([.A318];2)" office:value-type="float" office:value="2" calcext:value-type="float">
            <text:p>2</text:p>
          </table:table-cell>
          <table:table-cell table:style-name="ce2" office:value-type="string" calcext:value-type="string">
            <text:p>昨天噩梦连连, 主要是梦见和wayne吵架, over cheating. 昨天整体情绪状态不好, 原因: 装修噪音, 雾霾, 热, 车里不知所措. 进了麦当劳才好一点. 生活方面cut down不需要的expense, 去再配副轻的眼镜. Go for zeiss lense. 这些年困扰的事情: 噪音, 电梯抽烟, 外面抽烟, 雾霾, 这些可以去海南解决, 钱的问题都不是问题. 今年双十一没啥消费, 这是对的, 没必要冲动消费. 保留hsbc premier与否是个问题. 去加拿大, 养个狗. 去广州. 来回火车200, 打车100, 眼镜4500 (跟陈打折,最后退了), 配了一幅有蔡斯的. 以后去广州都坐火车, 更舒服. 住一晚更好. 否则太赶时间. 没必要把时间都花在路上. 晚上吃了超记煲仔饭. 远离人群, 避开人群多的时候是重要的. 实必争, 不吃亏. 但是避免. 注意锁车门, 小的细节最重要. 锁了车门, 敌一动, 我就占据了优势, 继续就是弥天大谎, 没人知道怎么回事, 巧舌如簧. chen对我以后的客户资源感兴趣, 这是他的兴奋点. </text:p>
          </table:table-cell>
          <table:table-cell table:formula="of:=200+100" office:value-type="float" office:value="300" calcext:value-type="float">
            <text:p>300</text:p>
          </table:table-cell>
          <table:table-cell office:value-type="string" calcext:value-type="string">
            <text:p>chen</text:p>
          </table:table-cell>
          <table:table-cell office:value-type="string" calcext:value-type="string">
            <text:p>gz</text:p>
          </table:table-cell>
          <table:table-cell table:number-columns-repeated="1004"/>
        </table:table-row>
        <table:table-row table:style-name="ro41">
          <table:table-cell table:style-name="ce1" office:value-type="date" office:date-value="2018-11-14" calcext:value-type="date">
            <text:p>11/14/18</text:p>
          </table:table-cell>
          <table:table-cell table:formula="of:=WEEKDAY([.A319];2)" office:value-type="float" office:value="3" calcext:value-type="float">
            <text:p>3</text:p>
          </table:table-cell>
          <table:table-cell table:style-name="ce2" office:value-type="string" calcext:value-type="string">
            <text:p>US周一大跌后并没有rebound, 买的力量很欠缺. 开始look at hedge fund/prop shop start up. 弄一些investor, 赚不赚钱不重要, 必须名正言顺, 这个虚名主要对外, 欺之有功. 接人, 如果先问公司和专业, alarm, 有可能是gold digger, 工作过于忙碌的人也要远离, 不懂得balance, 身体会出问题. 身体瘦弱, 贫病之人也要远离. 对人要若即若离, 专固害. 要逐渐培养关系, 而不是一蹴而就. 成立基金以后, 对外名正言顺, 有利于继续发展规模. 天恩难测, 惟财可恃.厚黑上当覆以仁义. 致人于死, 莫逾构其反. With big lie principle.愚人难教, 欺而有功, 要大欺之, 构其反.去hk办事不要带chen, 要在机密状态下进行. 装修方面, 这个楼的人穷, 在装修上撑不了多久, 所以不可能常态化. 最近的几个机要事宜, 一是看汇率走, 一个是回家事宜, 一个是公司设立structure. 避免接触老百姓. 晚上国贸宝莱坞吃的印度菜, 220 (一个羊, 一个鸡, 一个烤鸡, 3个naan 25).</text:p>
          </table:table-cell>
          <table:table-cell office:value-type="float" office:value="220" calcext:value-type="float">
            <text:p>220</text:p>
          </table:table-cell>
          <table:table-cell office:value-type="string" calcext:value-type="string">
            <text:p>chen</text:p>
          </table:table-cell>
          <table:table-cell table:number-columns-repeated="1005"/>
        </table:table-row>
        <table:table-row table:style-name="ro42">
          <table:table-cell table:style-name="ce1" office:value-type="date" office:date-value="2018-11-15" calcext:value-type="date">
            <text:p>11/15/18</text:p>
          </table:table-cell>
          <table:table-cell table:formula="of:=WEEKDAY([.A320];2)" office:value-type="float" office:value="4" calcext:value-type="float">
            <text:p>4</text:p>
          </table:table-cell>
          <table:table-cell table:style-name="ce2" office:value-type="string" calcext:value-type="string">
            <text:p>人与人之间关系很淡而且不可预测, 惟能力可恃, 惟财可恃, 惟身体可恃.想起以前的关系, 最后都以不知所踪收场, 所以人要先管自己. 自己的能力最重要, 其他的都是扯淡. 保护自己的东西, 发展自己的能力, 不要把精力放在任何其他人上面. 经常进行小试, 态度则显.减少地铁时间, 和老百姓接触时间(例如前天在罗湖等taxi,潜在非常危险). 自己的谋略非常重要, 很少有人能逃过你的眼睛. 完全中立, 利用历史经验, 进行判断. 在任何一段关系中不吃亏, alan这种突然消失的要注意权术掌控. 注意使用big lie principle和hitler的一套策略. never admit a fault or worng, never concede enemy is good, never leave room for alternatives, never accept blame, concentrate on one enem and blame him for everything, people believe big lies sooner because one assume such impudence cannot occur. 名可以吃亏, 实利不吃亏. 现在跟chen走的近也是互相利用, 是时间地点的关系, 随时可消失, 例如上周六. 保护自己的资产极为重要. 对方智商不要高, 不要有自己的想法, 不要懂法律, 要在自己的严格掌控之下. 试探是随时进行的, 也是极为灵活多变的. 对于周二的hk人, 构其反中, 说在他前面, 无人有证, biglie横行.要做的是跟所有人搞好关系, 先谋人缘好. <text:s/>下午: 今天无法干任何事情, 一身冷汗, 对身体影响极大, 这些talk. 1610 开了一圈车, 略有放松. 让人无限制的给你压力是不明智的, 也是减寿的, 要有效避免这些压力源. 接下来要迅速撤离. 2048: 游泳后.到厦门, 住好的地方. 不能让人无缘无故的踩踏, 这是尊严问题, 这就是在人的眼皮底下混. </text:p>
          </table:table-cell>
          <table:table-cell office:value-type="float" office:value="0" calcext:value-type="float">
            <text:p>0</text:p>
          </table:table-cell>
          <table:table-cell office:value-type="string" calcext:value-type="string">
            <text:p>home</text:p>
          </table:table-cell>
          <table:table-cell table:number-columns-repeated="1005"/>
        </table:table-row>
        <table:table-row table:style-name="ro20">
          <table:table-cell table:style-name="ce1" office:value-type="date" office:date-value="2018-11-16" calcext:value-type="date">
            <text:p>11/16/18</text:p>
          </table:table-cell>
          <table:table-cell table:formula="of:=WEEKDAY([.A321];2)" office:value-type="float" office:value="5" calcext:value-type="float">
            <text:p>5</text:p>
          </table:table-cell>
          <table:table-cell table:style-name="ce2" office:value-type="string" calcext:value-type="string">
            <text:p>游泳卡到期, 下次去厦门威斯汀续. 回国六年, 这已经没有根基和发展, 再待下去没意义. 无权无钱无资产. 随意被人说被人教育,持续被人观察, 被人judge, 被人recommend, 被人强制谈话, 失去了自己自由的掌控. 被人强制降低生活质量. 就像一把空中悬挂的斧头, 控制权不在自己. 到加拿大的时机成熟与否难讲. 17: 刚睡醒. 上午去hk, did 200k @ 0.8975, 很烂, 过程ok, cell transfer, and received in hbank. Details dont disclose to any. Transpo: 68rmb+77HKD+20(subyway) + 50(bread) + 6(shenzhen sub)+50(hk sheungwan). 加速转移招行. 晚上和chen吃千味涮, 羊肉是假的, 越来越差, like most things in china,中国人做什么都没长性, relationshp doesnt last - because it is made in china. 远离千味涮, 垃圾. </text:p>
          </table:table-cell>
          <table:table-cell table:formula="of:=68+77*0.9+20+50+6+50" office:value-type="float" office:value="263.3" calcext:value-type="float">
            <text:p>263.3</text:p>
          </table:table-cell>
          <table:table-cell office:value-type="string" calcext:value-type="string">
            <text:p>chen</text:p>
          </table:table-cell>
          <table:table-cell office:value-type="string" calcext:value-type="string">
            <text:p>hk</text:p>
          </table:table-cell>
          <table:table-cell table:number-columns-repeated="1004"/>
        </table:table-row>
        <table:table-row table:style-name="ro43">
          <table:table-cell table:style-name="ce1" office:value-type="date" office:date-value="2018-11-17" calcext:value-type="date">
            <text:p>11/17/18</text:p>
          </table:table-cell>
          <table:table-cell table:formula="of:=WEEKDAY([.A322];2)" office:value-type="float" office:value="6" calcext:value-type="float">
            <text:p>6</text:p>
          </table:table-cell>
          <table:table-cell table:style-name="ce2" office:value-type="string" calcext:value-type="string">
            <text:p>Keep hitler's strategy, never accept blame, never admit fault, 致人于死, 无逾构其反. 一般事情都是灰色, 两边都可以说话, 所以只咬一面, 咬住几个核心, 不承认, 只要对方没证据就可以一直说. Big lie always works. 不要相信任何人, 表面可以嘻嘻哈哈, 核心不交予他人, 最差的情况下, 人只会自保, 把钱交给别人管理是愚蠢的agency risk. Noone manages ur money better than you. 昨和chen吃饭,他不懂怎么hedge risk, 只想拉资金, 如果亏钱只会請律师解决, 这种人何足信也. 这也是当时投novastar的失败之处: 没有diversify, 逆yDev. 赌博心态, 暴富心态, 捞底心态, 不断谈低成本心态. 下午: 上午去了shangrila看了pool, 没有室外, 大堂感觉low, 人多, 厕所用的纸巾不是毛巾. 健身房没有四季的好. 从5800涨价到6000(深圳就是喜欢快速涨价,直到影响销售, 再减价), 不踏实, 很多1888,13888的噱头价格. 停车4小时, 也不是5小时. 拉面地点装修, 估计是要涨价了. 如果在深圳就一直上语言课, 不要荒废之. 四季的整体性价比还是高于shangrila. 厦门威斯汀的健身房: 季卡3800, 年卡7800, 对于常驻厦门的人很优惠, 也是非常好. 接下来要神不知鬼不觉, 首先完成走姿, 然后3月份左右闪人. 持续接触优秀人群, 用第六感, 感觉不对的不接触, 一般都是很准的. 晚: 计划周一去厦门. 周三取眼镜在广州住一晚, 周四回厦门. 周六回深上课. 这周把房子搞定, 威斯汀会员搞定. 之后都是周一回厦门, 周六回深圳, 到课程结束. 如果你回加拿大, 根基很浅, 朋友不多, 冬天很长, 如何谋发展? 华南还是根据地. 发展起来更加容易. 再说, 如果去了加拿大, 肯定要被跟, 那样就又陷入了以前的泥沼. 厦门好处: 小区可以很好, 摆脱低素质人群. 对冲深圳的天气, 雾霾, 装修等时期, 健身便宜, 生活速度慢. 车可以随时开过去. 人少. 或者等取了眼镜, 体检完了再去厦门. 去了以后每周还要回来上课, 这是问题. 解决方法就是周日回来, 周一走. 今天晚上想了想, 如果去加, 一旦被跟, 又陷入以前, 而且一套房一定要被抢住. 对加拿大的关系我存有不信任感.</text:p>
          </table:table-cell>
          <table:table-cell office:value-type="float" office:value="0" calcext:value-type="float">
            <text:p>0</text:p>
          </table:table-cell>
          <table:table-cell office:value-type="string" calcext:value-type="string">
            <text:p>home</text:p>
          </table:table-cell>
          <table:table-cell table:number-columns-repeated="1005"/>
        </table:table-row>
        <table:table-row table:style-name="ro44">
          <table:table-cell table:style-name="ce1" office:value-type="date" office:date-value="2018-11-18" calcext:value-type="date">
            <text:p>11/18/18</text:p>
          </table:table-cell>
          <table:table-cell table:formula="of:=WEEKDAY([.A323];2)" office:value-type="float" office:value="7" calcext:value-type="float">
            <text:p>7</text:p>
          </table:table-cell>
          <table:table-cell table:style-name="ce2" office:value-type="string" calcext:value-type="string">
            <text:p>早晨去香格里拉, 1888会员一个月. 下午去mindspace24, 1200一个月(1230: 这个一共就去了几次,离家太远,不方便,人素质低,大声讲话,这1200是浪费), 中午三明治45, 晚上chen请baia250, 最近消费大头是拔牙. 运动费是2000一个月. 眼镜是4000, 一次性. 其他不必要的开销避免. 以后早晨运动, 白天看盘, 下午去mindspace. 跟所有人搞好关系, 不要偏向. 混的好,事上就是媚, 对于大家都搞好关系. 明天在蛇口晃, 周三去广州取眼镜. 要有personal space较好. </text:p>
          </table:table-cell>
          <table:table-cell table:formula="of:=1888+1200+45" office:value-type="float" office:value="3133" calcext:value-type="float">
            <text:p>3133</text:p>
          </table:table-cell>
          <table:table-cell office:value-type="string" calcext:value-type="string">
            <text:p>chen</text:p>
          </table:table-cell>
          <table:table-cell table:number-columns-repeated="1005"/>
        </table:table-row>
        <table:table-row table:style-name="ro45">
          <table:table-cell table:style-name="ce1" office:value-type="date" office:date-value="2018-11-19" calcext:value-type="date">
            <text:p>11/19/18</text:p>
          </table:table-cell>
          <table:table-cell table:formula="of:=WEEKDAY([.A324];2)" office:value-type="float" office:value="1" calcext:value-type="float">
            <text:p>1</text:p>
          </table:table-cell>
          <table:table-cell table:style-name="ce2" office:value-type="string" calcext:value-type="string">
            <text:p>报名了1210日T2,试听那个班. Expose yourself to a better group.现在这个班juice fully extracted, people suck, 没有good chemistry.这个班迟早解散掉. <text:s/>Nobody talks in the group, 气氛差. 当你投石问路问有什么好吃的韩餐的时候, 就可以看出来谁想participate,这个一般不会变. 这样一上T2,就彻底把他们甩开了. 这里面的Ji A(来历不明, 上次挑战自己背课文,不错,+),Sundan(Married, ok smart,+),Shimyo(old, smarter, =), Ari(去了美国玩, 对学习并不重视, 迟早落后,=), SaJeong(愣头青, 土掉渣,-), Karim(智商低,丑,-), Jeongjong(迷蒙粉,丑,像个复读机,-), YeongYeong(学渣, 蠢, =), JoJun(蠢, 丑, =), JoKi(作风可疑, 反社会, -), .不忘初心, 别忘了你来干嘛的. 可跳级:程度获得了王校的认可, 也是对这段时间学习的认可. 这些人当中大部分都不会去T2. <text:s/>Shimyo比较聪明, 跟她合作T1做project比较好, 而且日语也有基础. 1129开班. Extract the full juice of every class. 不露锋芒, 保持谦逊,偶尔装傻拉距离(1230,不要装傻,而要喜怒不形于色,做到不可预测,看不到喜怒哀乐),实则必取.把available set拓展到日语, 不同人群, 然后拓展到高级班, 过滤底层玩咖+学渣. 晚上: 下午和chen聚, 去了蛇口. 咖啡厅坐了坐, chen去厕所我立即付了咖啡钱, 而且付了麦当劳的圣代, 连续小的payments让人很owed, 而且这个不经意的gesture效用极大, 给人付钱要神不知鬼不觉, 谈钱则不雅, 背后付钱,不图回报, 反而效果更好, 天下皆知取之为取, 而不知与之为取. 南海意库的停车费很便宜, 5个小时才25. 以后可以作为据点, 都很近, 意库那边的咖啡厅也很适合chill. 晚上little papa indian food, 完全没人, 点了几个菜. 吃的比较腻. 不跟地位不对等(服务业人员), 来历不明(各种社会人群), 非良好渠道认识的人交流, 减少浪费时间, 遇到不对等的人,不冲突, 客气, 少言谈. 保持距离. 锁车门, 不开车窗,最多开小缝, 遇事不下车. 跳级的过程完全神不知鬼不觉, short track到T2班, 换料品尝, 对于现有班级完全不透露, 以防后患. </text:p>
          </table:table-cell>
          <table:table-cell table:formula="of:=25+22" office:value-type="float" office:value="47" calcext:value-type="float">
            <text:p>47</text:p>
          </table:table-cell>
          <table:table-cell office:value-type="string" calcext:value-type="string">
            <text:p>chen</text:p>
          </table:table-cell>
          <table:table-cell table:number-columns-repeated="1005"/>
        </table:table-row>
        <table:table-row table:style-name="ro5">
          <table:table-cell table:style-name="ce1" office:value-type="date" office:date-value="2018-11-20" calcext:value-type="date">
            <text:p>11/20/18</text:p>
          </table:table-cell>
          <table:table-cell table:formula="of:=WEEKDAY([.A325];2)" office:value-type="float" office:value="2" calcext:value-type="float">
            <text:p>2</text:p>
          </table:table-cell>
          <table:table-cell table:style-name="ce2" office:value-type="string" calcext:value-type="string">
            <text:p>下午游泳. 韩语迅速完成作业. 11月29 日语n3开课, 12月10日韩语T2开课. 现T1 class垃圾,学渣多, 氛围不好, 摆脱这个班是必要的. 这次是通过跳, 下次可以通过暂停来摆脱一个坏班. </text:p>
          </table:table-cell>
          <table:table-cell office:value-type="float" office:value="0" calcext:value-type="float">
            <text:p>0</text:p>
          </table:table-cell>
          <table:table-cell office:value-type="string" calcext:value-type="string">
            <text:p>home</text:p>
          </table:table-cell>
          <table:table-cell table:number-columns-repeated="1005"/>
        </table:table-row>
        <table:table-row table:style-name="ro3">
          <table:table-cell table:style-name="ce1" office:value-type="date" office:date-value="2018-11-21" calcext:value-type="date">
            <text:p>11/21/18</text:p>
          </table:table-cell>
          <table:table-cell table:formula="of:=WEEKDAY([.A326];2)" office:value-type="float" office:value="3" calcext:value-type="float">
            <text:p>3</text:p>
          </table:table-cell>
          <table:table-cell table:style-name="ce2" office:value-type="string" calcext:value-type="string">
            <text:p>去广州, chen车票(200), 煲仔饭(50), taxi(30太古汇到北京路, 20北京路到沙面), 100,回深圳. 多给他一些小恩小惠, 持续不断的小恩小惠惑人. </text:p>
          </table:table-cell>
          <table:table-cell table:formula="of:=30+20+100" office:value-type="float" office:value="150" calcext:value-type="float">
            <text:p>150</text:p>
          </table:table-cell>
          <table:table-cell office:value-type="string" calcext:value-type="string">
            <text:p>chen</text:p>
          </table:table-cell>
          <table:table-cell office:value-type="string" calcext:value-type="string">
            <text:p>gz</text:p>
          </table:table-cell>
          <table:table-cell table:number-columns-repeated="1004"/>
        </table:table-row>
        <table:table-row table:style-name="ro29">
          <table:table-cell table:style-name="ce1" office:value-type="date" office:date-value="2018-11-22" calcext:value-type="date">
            <text:p>11/22/18</text:p>
          </table:table-cell>
          <table:table-cell table:formula="of:=WEEKDAY([.A327];2)" office:value-type="float" office:value="4" calcext:value-type="float">
            <text:p>4</text:p>
          </table:table-cell>
          <table:table-cell table:style-name="ce2" office:value-type="string" calcext:value-type="string">
            <text:p>早晨体检, 来回打车(16.5+20), 体检加项目(450). 抽血. 前列腺钙化灶, 炎症好转. 去年到今年变化, 每天游泳, 身体素质上升. 今后: 继续每天游泳.减少online exposure, wechat/moments. 关闭渣打. 出租车司机说电车对身体有影响, 这种技术要小心. 新的眼镜蔡斯镜片质量还可以. Best lens money can buy. 2:30去找周囧看牙, 不确定是色素沉淀还是龋齿, 观察到下次洗牙再说. 下午去蛇口, 吃alle torre意大利餐(224 wayne), coffee drink(60, wayne) Saw venom (84, bad movie, not fun at all), 3D glasses(20), parking 南海意库(22). Wayen回CA的几率很小, 想先挣钱, 那边坐吃山空. </text:p>
          </table:table-cell>
          <table:table-cell table:formula="of:=16.5+20+450+84+20+20" office:value-type="float" office:value="610.5" calcext:value-type="float">
            <text:p>610.5</text:p>
          </table:table-cell>
          <table:table-cell office:value-type="string" calcext:value-type="string">
            <text:p>wayne</text:p>
          </table:table-cell>
          <table:table-cell office:value-type="string" calcext:value-type="string">
            <text:p>sz</text:p>
          </table:table-cell>
          <table:table-cell table:number-columns-repeated="1004"/>
        </table:table-row>
        <table:table-row table:style-name="ro3">
          <table:table-cell table:style-name="ce1" office:value-type="date" office:date-value="2018-11-23" calcext:value-type="date">
            <text:p>11/23/18</text:p>
          </table:table-cell>
          <table:table-cell table:formula="of:=WEEKDAY([.A328];2)" office:value-type="float" office:value="5" calcext:value-type="float">
            <text:p>5</text:p>
          </table:table-cell>
          <table:table-cell table:style-name="ce2" office:value-type="string" calcext:value-type="string">
            <text:p>早晨关闭渣打账户, 没用. 现在汇丰里的$太多, 需要逐渐散之.晚上喝粥. </text:p>
          </table:table-cell>
          <table:table-cell office:value-type="float" office:value="0" calcext:value-type="float">
            <text:p>0</text:p>
          </table:table-cell>
          <table:table-cell table:number-columns-repeated="2" office:value-type="string" calcext:value-type="string">
            <text:p>home</text:p>
          </table:table-cell>
          <table:table-cell table:number-columns-repeated="1004"/>
        </table:table-row>
        <table:table-row table:style-name="ro12">
          <table:table-cell table:style-name="ce1" office:value-type="date" office:date-value="2018-11-24" calcext:value-type="date">
            <text:p>11/24/18</text:p>
          </table:table-cell>
          <table:table-cell table:formula="of:=WEEKDAY([.A329];2)" office:value-type="float" office:value="6" calcext:value-type="float">
            <text:p>6</text:p>
          </table:table-cell>
          <table:table-cell table:style-name="ce2" office:value-type="string" calcext:value-type="string">
            <text:p>下午看电影(84), 停车(45), 吃饭(80), 香格里拉不划算, 处处宰人, 没有四季好. 中午家里考羊肉串, 早上在书城看韩语语法. 下午去mindspace24学习, chen说去看电影, 看了憨豆特工, 不跟低位不对等的人接触, 保持冷静. 晚上在baia,服务员蠢猪,chen吃了个汉堡,加了一个肉饼, 还点了饮料, 总价200多. 40%的负债率, 正在考虑卖房.多伦多房价一直在跌. 多伦多房地产要多注意, 有机会出手. </text:p>
          </table:table-cell>
          <table:table-cell table:formula="of:=84+45+80" office:value-type="float" office:value="209" calcext:value-type="float">
            <text:p>209</text:p>
          </table:table-cell>
          <table:table-cell office:value-type="string" calcext:value-type="string">
            <text:p>chen</text:p>
          </table:table-cell>
          <table:table-cell office:value-type="string" calcext:value-type="string">
            <text:p>sz</text:p>
          </table:table-cell>
          <table:table-cell table:number-columns-repeated="1004"/>
        </table:table-row>
        <table:table-row table:style-name="ro46">
          <table:table-cell table:style-name="ce1" office:value-type="date" office:date-value="2018-11-25" calcext:value-type="date">
            <text:p>11/25/18</text:p>
          </table:table-cell>
          <table:table-cell table:formula="of:=WEEKDAY([.A330];2)" office:value-type="float" office:value="7" calcext:value-type="float">
            <text:p>7</text:p>
          </table:table-cell>
          <table:table-cell table:style-name="ce2" office:value-type="string" calcext:value-type="string">
            <text:p>上午广州,200车费, 中午饭38, 去了天河亮视点, 发现天河城3楼是最好的, 张医生验光最好, 田雯静其次. 太古店小, 李述江把主力眼都测错了, 左眼不动, 右眼增加25即可. 眼镜4400(2380第一次,尾款2000).下午赶课, 3点多到, 课间休息报韩语T2, 2400, 晚上游泳回来被人恶意碰撞(晚21点20,上次7月8号被撞也是周日,很有可能是酒驾,跟人聊星座bullshit被撞,周日+晚上事故概率增加,加上看微信,十分危险), 恶意太多, 恶人太多, 各种造假, 牛奶, 饮食, 感情, 基本都是假的. 经济衰退, 人赚不到钱, 所以戾气大. 为数不多的需要和老百姓share的地方, 包括交通(今天被恶意冲撞.)和看电影(昨天被踩脚, 没有道歉). 即使付费的香格里拉, 都差得很, 停车四舍五入, 价钱搞噱头, 员工差, 客人质量更差. 减少对于国内宰人的exposure, 眼镜准备先退掉, 先在天河城拿到新的,再退掉太古汇的2副. 这个月的大头是9000眼镜, 2000香格里拉, 1200mindspace(浪费), 2500韩语T2(试错). 以后不开车去广州, 坐火车很快很方便. 尽量避免不必要去广州. 下周六取眼镜, 看情况要不要退掉现有两幅, 你应该先戴天河城新rayban试试, ok再换太古汇rayban. 这个lens宰人比较严重. AL那边松动很多(12/31:没透露信息,明显的gold digger alert), 现要注册一个prop shop, 然后名正言顺迅速发展(这是重点), 报名几个班都是次要. 跟y搞好关系, 必须通过yy来松动ar, 显示头像cute for manipulation.周四先搞日语. 扯这些事没用, flirt is all you need. Hide the other shit. Don't aim for understanding. Start prop structure asap.(12/31回顾撞车事件,1.开车不要玩手机(尤其下雨时) 2.投资自己 3.看对方有多少信息保持秘密,包括住所,籍贯,学校 4.对泄露信息的敏感度,籍贯:说谎,侧面才知道,学校:没透露,FB搜到,喝酒:gaslight it,说:我不记得跟你说过会喝酒,情感状态:通过闺蜜了解到,这个说明各方面隐私意识很强)</text:p>
          </table:table-cell>
          <table:table-cell table:formula="of:=200+38+4400+2400+32" office:value-type="float" office:value="7070" calcext:value-type="float">
            <text:p>7070</text:p>
          </table:table-cell>
          <table:table-cell office:value-type="string" calcext:value-type="string">
            <text:p>self</text:p>
          </table:table-cell>
          <table:table-cell office:value-type="string" calcext:value-type="string">
            <text:p>gz</text:p>
          </table:table-cell>
          <table:table-cell table:number-columns-repeated="1004"/>
        </table:table-row>
        <table:table-row table:style-name="ro47">
          <table:table-cell table:style-name="ce1" office:value-type="date" office:date-value="2018-11-26" calcext:value-type="date">
            <text:p>11/26/18</text:p>
          </table:table-cell>
          <table:table-cell table:formula="of:=WEEKDAY([.A331];2)" office:value-type="float" office:value="1" calcext:value-type="float">
            <text:p>1</text:p>
          </table:table-cell>
          <table:table-cell table:style-name="ce2" office:value-type="string" calcext:value-type="string">
            <text:p>下周六取眼镜, make sure both eyes are clear. 以后不要去太古汇,都在天河城. 体检报告这周出来. 周四有日语课要试听. 月底交手机费. 进一步做manip by association. 例如代言就是典型的manip by association. That's why spokesperson works. 以后不开车去远途, 只坐地铁和打车, 只在近途, SB太多. 以后早点睡, 晚睡状态不好. Never after 10. 身体没得到足够的修复, 对身体不利. Limit wechat time to only morning and evening. 如果两方都cancel, 点数只够抹掉300的, 框还要加付1500, 退4500, 总省3000. 先拿到新的眼镜, 一切ok, 调试完毕再退掉旧的. Never expect intelligence, honesty, ideal traits out of people. If your instincts are saying something, trust that. You need to pay for things that are good and you need to spot fake.买蛋糕</text:p>
          </table:table-cell>
          <table:table-cell office:value-type="float" office:value="200" calcext:value-type="float">
            <text:p>20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48">
          <table:table-cell table:style-name="ce1" office:value-type="date" office:date-value="2018-11-27" calcext:value-type="date">
            <text:p>11/27/18</text:p>
          </table:table-cell>
          <table:table-cell table:formula="of:=WEEKDAY([.A332];2)" office:value-type="float" office:value="2" calcext:value-type="float">
            <text:p>2</text:p>
          </table:table-cell>
          <table:table-cell table:style-name="ce2" office:value-type="string" calcext:value-type="string">
            <text:p>问你做什么的, 这个是gold digger的red flag. 深圳就是比较现实, 所以不适合在这长期呆. 跟wayne的聊天逃不出房子和钱, 因为两样都没有. 车是spending way out of league - gold digger. 以前被manipulate的时候是用 random emergencies asking for $, crying, lying, few powerful techniques.经常需要explain自己, 这就是red flag了(12/31 trust your instincts). Advchina: paranoia in china - lack of distrust, aggression. Theyr moving back to north america.中午吃饭300. Career diversification. 中午吃的姜虎东, 服务不热情, 蔬菜没有紫苏, 不问辣酱也不给. 对于敏感的外国人来说, 现在已经是要走的时候了. 先学语言, 把日语,韩语,法语的证书考到.利用语言优势站稳脚跟. 语言对自己很简单也有意思.现在到明年回加拿大之前, 先把语言基础夯实. </text:p>
          </table:table-cell>
          <table:table-cell office:value-type="float" office:value="300" calcext:value-type="float">
            <text:p>30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49">
          <table:table-cell table:style-name="ce1" office:value-type="date" office:date-value="2018-11-28" calcext:value-type="date">
            <text:p>11/28/18</text:p>
          </table:table-cell>
          <table:table-cell table:formula="of:=WEEKDAY([.A333];2)" office:value-type="float" office:value="3" calcext:value-type="float">
            <text:p>3</text:p>
          </table:table-cell>
          <table:table-cell table:style-name="ce2" office:value-type="string" calcext:value-type="string">
            <text:p>sz golddigger比较多.对方前几个问题包括job,red flag. 持续问关于job, even more red flag. She's looking at whether she should invest in you based on financial status. ("worth her time"). Do not exchange money early on. You can feel if there is initial attraction before any info is disclosed. You can easily feel the subtleties of the relationship. Test people a bit in a multi people environment, throw them off balance. Keep everything as secret as possible, esp money, wealth, nationality. Friendship also changes thru time based on changes in values. Friend keeps talking about property, money, investment, but not anything else -&gt; avoid. There is a reason some relationships die off, it is a gradual process. ID fake frds: 1.frequently disappear 2. always late 3. entitlement 4. always talk about the stuff it is interested in. Stay away from club rats(std flag), antisocial(socialpaths). Stick to extroverted people who talk a lot. Goldd signs 1. saying i dont have enough money 2. 谈钱的人 3. 问钱相关问题 4.into expensive fine dining 5. spent time in big cities hk/ny 6. money wasting behavior (luxurious travel) 小心一些突然出现和突然消失的"朋友". Listen to their values, 价值观, 想往, etc. Cellphone provides no utility, dont rely on friends, rely only on yourself. </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50">
          <table:table-cell table:style-name="ce1" office:value-type="date" office:date-value="2018-11-29" calcext:value-type="date">
            <text:p>11/29/18</text:p>
          </table:table-cell>
          <table:table-cell table:formula="of:=WEEKDAY([.A334];2)" office:value-type="float" office:value="4" calcext:value-type="float">
            <text:p>4</text:p>
          </table:table-cell>
          <table:table-cell table:style-name="ce2" office:value-type="string" calcext:value-type="string">
            <text:p>中午吃鸡,下午加油, 油价7.9.去见chen,停在南海意库,陈回多伦多.5点香格里拉游泳, 6点中心城面点王(35)(中心城subway倒闭), 7点N3 (3300), 报名日语N3.yuki很热情, 坐右边, 左边一个学霸. Ari还是继续套路, 一直probe职业和工作的事.跟在网上见的那些差不多.问:你今天好像很闲啊? (inviting you to talk about ur work).Ari已经问了3次关于work的问题, 才认识了1个月,golddigger alert.N3群加入, 热情的有3个Anri(左面),yuki(又变),lena(龅牙), 其他的5个没出来, 这几个完全不了解背景. Place a lot of emphasis on first impression/first interactions.Ari的first impression没有任何chemistry,之后感觉感觉本地人, golddigger.Anti social的人一直anti social, 不会短期变化. 群里面的活跃程度一般可以equate一个人对外的extrovert程度, sundan, ari(外国接受教育). 现在这个模式, 人的年龄是个问题, 年龄过大. 所以你要actively go back to school, 还是要小, 比较干净. 移民家庭的比国际学生要好点. 这段时间把日语和韩语练好.</text:p>
          </table:table-cell>
          <table:table-cell table:formula="of:=3300+300+15+35" office:value-type="float" office:value="3650" calcext:value-type="float">
            <text:p>3650</text:p>
          </table:table-cell>
          <table:table-cell office:value-type="string" calcext:value-type="string">
            <text:p>chen</text:p>
          </table:table-cell>
          <table:table-cell office:value-type="string" calcext:value-type="string">
            <text:p>sz</text:p>
          </table:table-cell>
          <table:table-cell table:number-columns-repeated="1004"/>
        </table:table-row>
        <table:table-row table:style-name="ro51">
          <table:table-cell table:style-name="ce1" office:value-type="date" office:date-value="2018-11-30" calcext:value-type="date">
            <text:p>11/30/18</text:p>
          </table:table-cell>
          <table:table-cell table:formula="of:=WEEKDAY([.A335];2)" office:value-type="float" office:value="5" calcext:value-type="float">
            <text:p>5</text:p>
          </table:table-cell>
          <table:table-cell table:style-name="ce2" office:value-type="string" calcext:value-type="string">
            <text:p>2015年以后一直消化系统都很好, 跟游泳和睡眠时间增加有关, 在hk,消化糟糕, 慢性自杀. 现在睡的比以前多, 起的比以前晚(关窗帘). 整体今年还没感冒. 体质提升.要一直游泳, 保证身体素质. 另外要远离香港(戾气重). <text:s/>香格里拉打折5500季卡, 肯定转回四季. 香格里拉 cheap,人多人杂.停车只有4小时, 前台素质低,东北的,不懂服务, 救生员=守财奴守着几瓶水, 没有室外泳池. 好处: 泳池大点. 开车比四季方便一点,展会可停车. 细节:四季的拖鞋是在塑料袋里的, 毛巾质地更好更厚, 有wetbag. 人员素质高, 擦手的是毛巾, 有免费牙刷. 免费停5个小时, 以后周一到周四上课, 停5个小时划算, .缺点是停车麻烦, 展会时候没停车位.出于价格考虑, 还是四季性价比高.香格里拉要这么高的价不make sense. &amp;&amp;&amp; 以后要坐飞机, 因为飞机概率上出事几率最低. 开车不可测最多, anecdotal evidence和统计数字都证明开车危险, 减少交通时间这是要点1, 第二是白天飞行, 不要雨天飞, 视线好. 上次开车被人刮蹭逃逸, 雨天没人想处理事故. 有些时候你不碰别人别人碰你. <text:s/>&amp;&amp;&amp; 深圳邀约的特点是都不重视, 当天约, 在双方的价值观里等级都比较低, 当更好的对象出现时, 可随意取消. 这种关系不要浪费时间.(没有互相尊重). <text:s/>&amp;&amp;&amp; <text:s/>亮视点太古汇: 店小,医生技术差,坑钱, 那的人都很尴尬. 天河城的医生感觉better, 更接地气, 技术更好, 服务也可以, 看看明天配镜质量如何. <text:s/>&amp;&amp;&amp; 以后去广州都是坐火车, 方便, 可以坐任何一班车, 跟做地铁没区别. 到那地铁也方便. 车上睡觉听音乐都可以. 如果开车去, 来回至少4个小时, 停车费用高, 过路费120, 油费220. 不如坐火车去, 在广都打车. &amp;&amp; 退眼镜:到太古汇说退两副, 最好情况两副退掉(ask for a lot and back off). 次等情况(不让退): 如果说半价的不能退, 让步, 把我的全价退掉, chen保留, 闹僵了怕他们使坏. 但chen下次1月15号回来, 已经过了60天, 换不了眼镜chen恐怕是要pissed off,不如卖个人情,把他的退了把我的改度数,润色一番, 跟chen说:只能退一副, 你下次回来来不及了, 卖这个人情要冒眼镜被使坏的风险, 第二幅在天河城是理想选择.天河城那边不要说退的事, 按原价付,主要眼镜舒服, 只谈眼镜的事. 眼镜合适了, 去太古汇.</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52">
          <table:table-cell table:style-name="ce1" office:value-type="date" office:date-value="2018-12-01" calcext:value-type="date">
            <text:p>12/01/18</text:p>
          </table:table-cell>
          <table:table-cell table:formula="of:=WEEKDAY([.A336];2)" office:value-type="float" office:value="6" calcext:value-type="float">
            <text:p>6</text:p>
          </table:table-cell>
          <table:table-cell table:style-name="ce2" office:value-type="string" calcext:value-type="string">
            <text:p>早晨9:50去广州, 11点到天河城, 验光田雯静, 早把你忘了.张瑞恩不在,工作人员比较冷淡,而且没放rayban眼镜布, 因为没赚钱. 右眼度数足, 左眼度数不够. 把费用退给chen(4450), 今天消费1980尾款. 中午吃大家乐牛腩38. 之后去太古城, 退款顺利,没有难度. 下次不去这家分店. 人不真诚,店面小,太古汇就是给人傻钱多去的.左眼持续观察, 度数要是不够就再加25度. 手机费250. 眼镜是耗材,一年换一副. Keep diversify. Language class渐渐max out benefit. Trading tool: 继续做一个tool, count % minutes of &gt; and &lt; open. <text:s/>今天坐火车回来头等舱没人, 2等座都是烟味, 导致咳嗽. 要用消费来避免这种事. &amp;&amp;&amp; 肺的反复感染和康复. 这几年伤害肺的事情: 2013年感冒,肺炎,因为在飞机上感冒, <text:s/>2007年咳嗽4个月, 原因是没有眼镜造成焦虑, 所以眼镜一定要有备用. 2017年换家具, 甲醛晚上咳嗽. 2018年9月在香港上水茶餐厅烟熏, 在顺德吃饭烟熏. 远离小城市, 跟素质低的人隔离, 随时戴口罩. 之后面对租房子和买房子的问题. 最好不在中国做. 装修污染够你喝一壶. 这段时间 1. 学语言, 发展韩日两拨人群朋友 2. lsat </text:p>
          </table:table-cell>
          <table:table-cell table:formula="of:=200+38+10+250" office:value-type="float" office:value="498" calcext:value-type="float">
            <text:p>498</text:p>
          </table:table-cell>
          <table:table-cell office:value-type="string" calcext:value-type="string">
            <text:p>self</text:p>
          </table:table-cell>
          <table:table-cell office:value-type="string" calcext:value-type="string">
            <text:p>gz</text:p>
          </table:table-cell>
          <table:table-cell table:number-columns-repeated="1004"/>
        </table:table-row>
        <table:table-row table:style-name="ro53">
          <table:table-cell table:style-name="ce1" office:value-type="date" office:date-value="2018-12-02" calcext:value-type="date">
            <text:p>12/02/18</text:p>
          </table:table-cell>
          <table:table-cell table:formula="of:=WEEKDAY([.A337];2)" office:value-type="float" office:value="7" calcext:value-type="float">
            <text:p>7</text:p>
          </table:table-cell>
          <table:table-cell table:style-name="ce2" office:value-type="string" calcext:value-type="string">
            <text:p>中午排骨汤,吃的东西不够,晚上拉面. 韩语课后头疼. 原因是所有教室没窗户(塔楼), 耗氧量大.氧气不足造成头疼. 下次休息的时候要到楼下换气,带点甜的东西吃. 老师是自杀式教学, 10个小时在那个小房间里面. 这周末天气好, 中心区堵车厉害. 关外的闲杂人等太多. 避开他们活跃的上下班时间+周末. 周二别忘记带u盘.北方长期重度雾霾, 远离北方, 北方人群, 地方已经不适合居住. 这是一群没能力,以生命作为代价赚钱的人, 身体受了永久伤害. 短课比较好, 细水长流. 课太长的话容易用脑过度. 北方的话, 要问来多久了,时间短的是gold digger. 搞好和闺蜜的关系能得到信息. </text:p>
          </table:table-cell>
          <table:table-cell office:value-type="float" office:value="30" calcext:value-type="float">
            <text:p>3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54">
          <table:table-cell table:style-name="ce1" office:value-type="date" office:date-value="2018-12-03" calcext:value-type="date">
            <text:p>12/03/18</text:p>
          </table:table-cell>
          <table:table-cell table:formula="of:=WEEKDAY([.A338];2)" office:value-type="float" office:value="1" calcext:value-type="float">
            <text:p>1</text:p>
          </table:table-cell>
          <table:table-cell table:style-name="ce2" office:value-type="string" calcext:value-type="string">
            <text:p>今天做一个monitor percentile below above open. Trade according to the percentage.尤其是自己的holding, 一定要能看到percentage of bars above open and below open. 这周趁着人民币反弹赶快走姿. &amp;&amp;&amp; 上环这个走姿的店不靠谱, 汇率不好, 得到香港去再开发几家. &amp;&amp;&amp; 看撒谎的时候看眼角, 看眼睛. 太古汇亮视点的林伟程是假笑,盯着对方的眼睛看是否说的是实话. 自己的情绪不要表露, 要随机试探(加微信就是试探). 情绪要让对方捉摸不透, 在敌人内部要制造争端, 拉拢,分化敌人. </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55">
          <table:table-cell table:style-name="ce1" office:value-type="date" office:date-value="2018-12-04" calcext:value-type="date">
            <text:p>12/04/18</text:p>
          </table:table-cell>
          <table:table-cell table:formula="of:=WEEKDAY([.A339];2)" office:value-type="float" office:value="2" calcext:value-type="float">
            <text:p>2</text:p>
          </table:table-cell>
          <table:table-cell table:style-name="ce2" office:value-type="string" calcext:value-type="string">
            <text:p>alan 失联一年左右突然出现,他结婚我也不知道,非常可疑,chen跟他说我要回加,有信息利用价值, 保持热络, 保持距离.Chen从8月到12月混在一起, 帮助很多, 1.保险 2.帮助参考了很多房子的信息.3.为人比较大方, 这些是优点. 他已经比alan做的贡献多多了,所以他的功劳肯定更大. Ari很多事情红灯:喝醉酒, 隐瞒民系, 隐瞒学校, relship状况, 保持一定距离. 换汇的有宰人嫌疑, 要多问几家. 现在去香港越来越麻烦, 趁着局面"一片大好"赶快走姿. 香格里拉那人杂, 因为价钱低, 什么人都有, 没有四季的人群过滤效果好. 每月成本尽量用租金cover, 不搭噶的人不用来往, 说有课推掉就好, expand有用的effective circle. 感觉不舒服的人群pass掉. 随时随地尽量扩充交际面, 通过各种方式打开. 一定要有initial investment. 免费的地方不考虑. 小投资的地方, 初级地方,也要避免, 这些地方没有Investment, 例如14年参加的海归活动, 里面很多gold digger. 因为花100便宜, 而且没有任何skill entrance requirement. 语言学到高级要花很多时间精力, 靠追星撑不下去, 所以很多人被淘汰. 淘汰后剩下的才是good stuff. 下周1,12月10号T2开班, 迅速跟上,那个班的人感觉较强. 在深圳一是降低不必要花费, 能做饭尽量自己做, 保持principle untouched,用rent cover expense,保持游泳, 上课等生活质量. &amp;&amp; 香格里拉差的地方 1. 假冒,最便宜的矿泉水 2.上班时间刷油漆,搞装修 3. 低档次人多, 低档次会议,人杂,素质低 4.毛巾脏, 在休息室里洗衣服. &amp;&amp; 体检: st teresa和baptist医院体检就可以. 不要去私利体检中心, 这种涉及传销和通过保险公司推销. 做了20个 @ 0.894.</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56">
          <table:table-cell table:style-name="ce1" office:value-type="date" office:date-value="2018-12-05" calcext:value-type="date">
            <text:p>12/05/18</text:p>
          </table:table-cell>
          <table:table-cell table:formula="of:=WEEKDAY([.A340];2)" office:value-type="float" office:value="3" calcext:value-type="float">
            <text:p>3</text:p>
          </table:table-cell>
          <table:table-cell table:style-name="ce2" office:value-type="string" calcext:value-type="string">
            <text:p>&amp;&amp; 保险: 保险换经纪人, 远离脑残, 找个年纪稍大, 有很多理赔经验的. 远离年轻没经验的.用chen家的经纪人, 等visa card邮寄到新的她公司, 拿到卡以后再换. <text:s/>&amp;&amp; 日语课: 老师疯疯癫癫, AP以韩语为主, 资源都注重韩语这块, 日语比较差. 上完这个以后不再报. &amp;&amp; 今天cash在0.887, 可以做到0.8905(猜测), 继续做. &amp;&amp; 胆固醇太高是因为吃脂肪和坚果太多. 注意多吃瘦肉, 少吃肥肉和高热量脂肪的东西. 牛油果, 坚果要避免. 鸡蛋黄也要避免. 鸡蛋吃的太多会出问题. <text:s/>&amp;&amp; 20个 @ 0.891. 招商还剩20, 汇丰80. 招商在做20, 汇丰全做. 最后国内每年留生活费就可以. &amp;&amp; 经纪人联系了, 满嘴胡诌八扯, 不足信任.等过年后再说. &amp;&amp; 对各种骗局的敏感度提升.对别人扯淡和manipulate行为也有很深的认识 &amp;&amp; 走姿之前查一下现金level和real level, 现金level不要差4毛以上(real: 88, cash 88.7, 89.1). 这段时间要不断走姿. 直到国内只剩20. Tighter control on spending. Current: hsbcHK 81 hk, HSBC china: 90rmb, IB: 250hkd. &amp;&amp; 考试: 不考, 只学, 先把能力提升上去. <text:s/>&amp;&amp; 回加拿大报税的问题, 尽量delay税务居民,持有保险就好,加拿大医保垃圾. 出行火车飞机, 避免开车. 国内的$够生活即可. </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12">
          <table:table-cell table:style-name="ce1" office:value-type="date" office:date-value="2018-12-06" calcext:value-type="date">
            <text:p>12/06/18</text:p>
          </table:table-cell>
          <table:table-cell table:formula="of:=WEEKDAY([.A341];2)" office:value-type="float" office:value="4" calcext:value-type="float">
            <text:p>4</text:p>
          </table:table-cell>
          <table:table-cell table:style-name="ce2" office:value-type="string" calcext:value-type="string">
            <text:p>汇丰的89要剩50, 暂时保留premier(premier有啥意义?). 40要出去. 招商还有20要出去. 以后都用汇丰卡(creating activity), 停止使用招行信用卡. 大额可以用工行信用卡. 今天check汇率 0.8935 (current: 0.8811, 许氏cash: 0.889). (markup over 许氏cash: 0.5%). 持续关注cash markup以防被ripoff. 国内每年留20就可以. 不需要留太多. </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22">
          <table:table-cell table:style-name="ce1" office:value-type="date" office:date-value="2018-12-07" calcext:value-type="date">
            <text:p>12/07/18</text:p>
          </table:table-cell>
          <table:table-cell table:formula="of:=WEEKDAY([.A342];2)" office:value-type="float" office:value="5" calcext:value-type="float">
            <text:p>5</text:p>
          </table:table-cell>
          <table:table-cell table:style-name="ce2" office:value-type="string" calcext:value-type="string">
            <text:p>从来都不幸运,天恩难恃,狡兔三窟, 都做最坏的准备. 反映到做事,就是给自己留后路. 1. 唯财可恃 2. 保证最差情况下的生存 3.逃生路线 4. 机动性 5.行动绝密, 私勿与人 6. 名为虚, 智者不计毁誉 7.人无恒友 <text:s/>8.智者弗显, 示人以愚, 大智知止,以愚饰智 9.言拙意隐, 智者讷言 10.人无誉堪存, 誉非正当灭. 不要追求名誉 11. 其色如一, 神鬼莫测(12/30 这个做的不好,要绷,不展现情绪,信息,弱点,喜好憎恶) 12. 不怒为尊. &amp;&amp; ikea 700 买椅子, 腰太各的荒. &amp;&amp; 下午去ikea买了椅子(700). &amp;&amp; 下周韩语2级开始(12/30:这个班没utility,工作日上课人太多,转到年后). 打卡浪费时间,认识不了人,没多大意义,没有upside,做不好还有downside(12/30打卡有帮助,增长了词汇量,语感有进步). 只参加一期后期不参加怕得罪老王. &amp;&amp; 这段时间全花汇丰卡. 目的是create activity. 日常消费全走这个卡,停用slj其他账户. <text:s/>日语3级昨天介绍values.右边那个是吃货, 左边是要有趣人生.左前那个人要钱(远离), nana(龅牙), 前面料理很有意思, 性格很好, 假小子性格, 一感觉就是臭味相投. 左右两边都是. 对于大部分中国人,家庭都是第一位, 爱情是可有可无, 尤其在深圳. 诚实的会说钱最重要,没钱的一般这样.有钱的要健康和自由. 计划下一段时间的事. 3月份去向一个是海南一个是北美. 北美要等时机成熟, 地价房价股价刚开始要跌, 要等. 这轮危机过后要抄底. 没有足够市场经验的操作者将死无葬身之地.中午吃的牛腩, 晚上吃的西红柿鸡蛋(我做). 回北美的问题是家人看病不方面. 但是这地方的女人质量不给力. <text:s/>&amp;&amp; 明天开始用好水, 水管里的水污染, 用好水来做饭, 喝的吃的要用好水. &amp;&amp;　到明年三月份计划:钱出去．　</text:p>
          </table:table-cell>
          <table:table-cell office:value-type="float" office:value="700" calcext:value-type="float">
            <text:p>70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4">
          <table:table-cell table:style-name="ce1" office:value-type="date" office:date-value="2018-12-08" calcext:value-type="date">
            <text:p>12/08/18</text:p>
          </table:table-cell>
          <table:table-cell table:formula="of:=WEEKDAY([.A343];2)" office:value-type="float" office:value="6" calcext:value-type="float">
            <text:p>6</text:p>
          </table:table-cell>
          <table:table-cell table:style-name="ce2" office:value-type="string" calcext:value-type="string">
            <text:p>加油300. 跟larry去广州, 去越秀小巷子里吃的煲仔饭. 下午ari问sour cream,实为投石问路, 已经搞定一大半. 看到fb上她是academy of arts university, 这个学校录取率100%, 25才毕业, 不知道大学时代的事情. 这个比较可疑. 学习比较差. 交个朋友可以, 看下周一的开课情况. 中午酱油吃的多, 比较咸, 下午睡了一觉, 没啥胃口. 和larry的balance又回到了之前的状态.前几年他暴富时代的fad让他飘飘然,有明显缺点,对新事物接受能力差,对自己过度自信,食物链低端为生存挣扎(利异).不要走太近.</text:p>
          </table:table-cell>
          <table:table-cell office:value-type="float" office:value="300" calcext:value-type="float">
            <text:p>300</text:p>
          </table:table-cell>
          <table:table-cell office:value-type="string" calcext:value-type="string">
            <text:p>larry</text:p>
          </table:table-cell>
          <table:table-cell office:value-type="string" calcext:value-type="string">
            <text:p>gz</text:p>
          </table:table-cell>
          <table:table-cell table:number-columns-repeated="1004"/>
        </table:table-row>
        <table:table-row table:style-name="ro57">
          <table:table-cell table:style-name="ce1" office:value-type="date" office:date-value="2018-12-09" calcext:value-type="date">
            <text:p>12/09/18</text:p>
          </table:table-cell>
          <table:table-cell table:formula="of:=WEEKDAY([.A344];2)" office:value-type="float" office:value="7" calcext:value-type="float">
            <text:p>7</text:p>
          </table:table-cell>
          <table:table-cell table:style-name="ce2" office:value-type="string" calcext:value-type="string">
            <text:p>今天上午12度.上午去了walmart (220), 现在overpopulation影响很大. 福田的人口密度超过15000. 深圳市内一大部分是山, 所以居住面积极为紧张. Glass refund到帐 (9050). 昨天晚上9点去书城, 人渐少, 还是不错. 晚上游泳, 不用在洗澡. 游完泳后吹干头发去书城. 极为舒服. 工作日周1到4晚上7-9上课. </text:p>
          </table:table-cell>
          <table:table-cell office:value-type="float" office:value="220" calcext:value-type="float">
            <text:p>22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58">
          <table:table-cell table:style-name="ce1" office:value-type="date" office:date-value="2018-12-10" calcext:value-type="date">
            <text:p>12/10/18</text:p>
          </table:table-cell>
          <table:table-cell table:formula="of:=WEEKDAY([.A345];2)" office:value-type="float" office:value="1" calcext:value-type="float">
            <text:p>1</text:p>
          </table:table-cell>
          <table:table-cell table:style-name="ce2" office:value-type="string" calcext:value-type="string">
            <text:p>韩语1级很快结束, 非常好. 现在班内大部分人在关外, 因为周末有时间. 周一到周五只可能就近的人来. 隔离关外. 一周两趟太折腾了,住的远的人不可能赶过来. 尽量选择周一到周五的课. &amp;&amp;不要把喜怒哀乐建立在interpersonal上, 这个不确定性高. 多情者多艰, 寡情者少难. 每天在wechat上spend不超过1小时, 白天完全不用社交软件, 只在whasapp上问汇率情况, 记录. 这个影响了昨天的睡眠质量. 只有需要上的时候才上. AP王之所以要保持周日给这些人上T2, 因为这些人都在关外, 时间换了,要损失一大批学员. 注重老学生是因为知根知底, 新学生水平参差,费力气更多. Chen这边的dynamics符合预期,渐渐淡化,不要有金钱往来. 潮汕女基本结婚了以后就会和男保持距离, 这种不需要有任何互动, 和湖南女形成鲜明区别. 群里面互动可以降低到只对老师发的东西进行回复, 其他人的扯淡不需要理. &amp;&amp; 徐思婷那个愣头青分手了,情商低不奇怪. 注意一个是expansion活动, 另一个是提高utility 活动. 提高utility的重要部分就是减少negative utility. 远离电子产品(电视电脑手机), 多做真实活动(real activities), avoid virtual activities, avoid virtual stimulation, stick with tangible reality. 做真实的事情为主. 减少喜怒哀乐, 情绪来的时候深呼吸,身体故意会减低氧气供给, 造成无法思维, 增加氧气供给, 刻意训练对各种正面负面情绪的抵抗能力. 真正做到神色如一, 不要被语言,情绪, 别人的行为负面影响. 做到深不可测. 不要标榜名利.不怒为尊. 降低情绪波动和各种情绪的反应, 理解情绪的来源, 疏解情绪. &amp;&amp; 有些事/人达不到预计效果, 不必强求, 远离即可. 事贵密, 不密祸己. &amp;&amp; 接人待物注意权术, 尤其对于需要管制的人, 非犯则窜. 威成于礼, 恃以刑, 失之纵. 定规章制度, 执行, 赏罚分明. 周围的人都没有权术. 对于某些人要摆架子,距离要远,不多说一句. 有些人则要近. 这个完全不一样. 做事的两个要点一个是密,一个是速. &amp;&amp; HBank要不断铺垫, 因为之后会有大笔transfer. 以后在国内消费都只用这个. &amp;&amp; 示人以愚, 不要以聪明示人, 只在1对1的时候显露锋芒. <text:s/>&amp;&amp; 看了大同书, 每个阶级都有苦 1.节俭 2. 知足 3.万事不求人即可 4.降低需求 5.追求健康</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59">
          <table:table-cell table:style-name="ce1" office:value-type="date" office:date-value="2018-12-11" calcext:value-type="date">
            <text:p>12/11/18</text:p>
          </table:table-cell>
          <table:table-cell table:formula="of:=WEEKDAY([.A346];2)" office:value-type="float" office:value="2" calcext:value-type="float">
            <text:p>2</text:p>
          </table:table-cell>
          <table:table-cell table:style-name="ce2" office:value-type="string" calcext:value-type="string">
            <text:p>香港position不要动, 观察. 美国加short, 11月的香港走牛, 加仓错误. 美国没有增加short错误. 继续小仓位实践. &amp;&amp; 最近1-4上课, 下午3点游泳, 然后在书店看到5点, 然后开车回来比较好. 之后涉及到吃饭的话, 4点游泳,5点吃饭, 然后去上课. 保持每天早晨打卡, 每天必须熟悉语言. 学习新的单词. 迅速把韩语和日语的水平提到新高. &amp;&amp; 游泳, 累的时候仰泳休息, 比站着休息舒服 &amp;&amp; 看了韩非子. 一是二柄:刑法和奖赏要恩威并施, 邢德二柄不能与人. 二是神鬼莫测, 不让臣下知道自己的想法. 三是不让臣下知道自己的喜好, 不然臣下就会按照喜好来伪装掩饰自己. 四是装傻充愣, 掩饰自己, 遮盖锋芒. </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60">
          <table:table-cell table:style-name="ce1" office:value-type="date" office:date-value="2018-12-12" calcext:value-type="date">
            <text:p>12/12/18</text:p>
          </table:table-cell>
          <table:table-cell table:formula="of:=WEEKDAY([.A347];2)" office:value-type="float" office:value="3" calcext:value-type="float">
            <text:p>3</text:p>
          </table:table-cell>
          <table:table-cell table:style-name="ce2" office:value-type="string" calcext:value-type="string">
            <text:p>早晨做韩语作业, 走步. 学习一定要快. 集中精力把韩日能力提高上去. &amp;&amp; 游泳结束, 书城又看了韩非. 关于incentive有些很好的阐述. 人心本善和本恶本身争论本事就是扯淡. 社会需要设立良好的法律(赏罚分明)去control behavior. 人性中有善也有恶. 善恶论就是扯淡. 赏大的时候可以完全改变一个人的行为. 赏罚的权力一定要掌握在自己手中.有些人赏罚根本动不了他, 这些就是心有大志的危险人物. 韩非的做法是把这些人铲除. 对于下属, 要不露任何声色, 使对方完全不了解自己想法, 喜好, 情绪, 动态. </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61">
          <table:table-cell table:style-name="ce1" office:value-type="date" office:date-value="2018-12-13" calcext:value-type="date">
            <text:p>12/13/18</text:p>
          </table:table-cell>
          <table:table-cell table:formula="of:=WEEKDAY([.A348];2)" office:value-type="float" office:value="4" calcext:value-type="float">
            <text:p>4</text:p>
          </table:table-cell>
          <table:table-cell table:style-name="ce2" office:value-type="string" calcext:value-type="string">
            <text:p>最近多读韩非子, 理解权术. 从外面行人获得的智慧: 如果别人能那么做, 问why not不要问why. 能挡你的路为什么不呢? 市场也是一样, 无所不用其极去把你逼入错误的位置, 例如一月份的逼空, 仓位达到700w以后就是长期的下跌. 2月份的波动也是惨重的. 1月份当时是天天上涨, 我也入10w, 最后则是兵败如山倒. 市场的特点是反人性, 把人逼入错误的位置. 问why not, 市场知道这样可以让更多的人亏损, 为什么不呢? 理解这点以后. 我们有如下解决方法. 对于行人, 利用消费的方式强迫人做出价值判断, 分离人群. 价格可以分离人群, 地点也可以, 兴趣爱好也可以. 一旦涉及到学习, 花钱, 穷人就不擅长了. 穷人热衷于免费的东西, 不学习, 低档次享受. 学语言的地方是没有白丁的. 学日语的学生比较呆萌, 速度慢, 学韩语的比较速度快. <text:s/>&amp;&amp; 从市场角度讲, 他总会强迫你的情绪控制你的做法, 造成错误, 短期价格波动会迷乱双眼, 没法看到长期的价格趋势(用dev来判断). 正确的做法是仓位大小不造成情绪波动, 第二是遵循各种dev趋势. 不做反向操作. 当日波动不重要, 重要的是当年和当月波动. 要不断check position consistency. &amp;&amp; 昨天和老王聊了聊关于责任心和打卡的事情 , 今天两个打卡都给了精选, 而且在moment当中晒出了对话, 很受用对她的赞美, 这个是弱点可以利用. 对她的责任心表示认可, 她也知道她责任心很强, 所以正中下怀, 第二是对打卡系统的评论. 她都很受用. 很轻松就达到了你的目的. 很虚荣, 赞美一下就会飘起来, 毕竟还年轻. 得到好感后, 其他同学也有感知, 这个就打开了很多机会. 跟老师/校长搞好关系, 神秘莫测, 这个可以更轻松达到你的目的, 在这个机构要有积累. 一个就是爱钱, 喜欢慷慨大方, 钱可翘动这种人. 典型吃软不吃硬. 她昨天也问伍老师怎么样, 我细说, 不要得罪人. 学习/gf是最终目的, 不是搞斗争, 你在这根基太浅, 不做任何负面评论, 只做正面评论. 获取别人好感, 钱和赞美上都不能少. 这个可以通往女人的心. <text:s/>&amp;&amp; 以前当天经常反向操作, 博反弹之类, 忘记了大方向如何. 其实大部分的pnl来自于delta的positioning, 而不是trading . 花心思去position才是重点, 而不是经常trade. 12月份你很轻松的就踏空了那几天big fall, 然后踩中了这波上涨. 所以与做delta positioning, based on devs, 不要想经常去trade around, 这个是secondary pnl. &amp;&amp; 先力求不可败,后求胜, 开车速度慢, 走路速度慢就是力求不败, 这样别人不管怎么动, 我方都很从容. 投资一样, 仓位小, 无论市场怎么动, 也是力求不败. 开车不要指望没有人突然跑出来, 而是要慢, 这样才稳. 投资不要指望没有黑天鹅, 要慢, 这样才稳. 什么都慢, 慢才是快. 先力求方向对, 这是第一步. &amp;&amp; 晚上上课, 笑得流眼泪, 学语言闹的笑话太搞笑. 日语课很好玩. 这是真正快乐的来源, 所以要一直学习. </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62">
          <table:table-cell table:style-name="ce1" office:value-type="date" office:date-value="2018-12-14" calcext:value-type="date">
            <text:p>12/14/18</text:p>
          </table:table-cell>
          <table:table-cell table:formula="of:=WEEKDAY([.A349];2)" office:value-type="float" office:value="5" calcext:value-type="float">
            <text:p>5</text:p>
          </table:table-cell>
          <table:table-cell table:style-name="ce2" office:value-type="string" calcext:value-type="string">
            <text:p>寻找人生真正utility.学习当中认识的朋友最可靠, 过程有意思.笑到流泪的时候都是因为语言类, 上次笑到流泪是在英国跟老李他们.孙子兵法: 先为不可胜. 速度快就会扯到蛋, 慢, 稳, 应是终极标准.&amp;&amp;学霸班还很热情,只有一个声音好听那个值得加,其他都是垃圾.晚上在中心公园场地带了一会.很舒服没人,有加拿大的感觉.想起已经回亚洲6年, 结果乏善可陈.今年变化: 1,2月份易经,风水, 五行, munger, 知乎爆炸式发展,飞机. 读处世七经,了解权术,开始游泳, 开始学语言. 尝试了一些投资方法, 高频交易, 并不是很有用, 最后还是长线搞dev为准. 后来就很少刷知乎了,直播也完全不看了.识人更加敏感. 这六年并不顺利, hk并没有认可, 在国内也没认可. 生活没变化. 房子越来越旧, 水管, 下水道. 这样继续下去并没有啥发展前途. 回加拿大没有计划,到那就是傻,只作为last resort用&amp;&amp;发展不用眼的兴趣爱好.吹号.中国发展是快,直播,自动支付,delivery的发展, 跟我有毛关系,而且在直播上还被人宰. 在哪生活都差不多, 所以看哪生活质量高, 考虑住的地方, 饮食, 医疗, 车, 空气, 牛奶, 肉类质量等等. 今年最佳: 1.重新游泳 2.易3.语言班 4.munger psych 5.韩非子,处世七经,兵法.注重现实, 抛弃虚拟. 第一感觉不对的人抛弃之. 深圳要想住好的地方要5000加刀, 还不如在温哥华租.以提高utility为唯一己任. 保险必须要有. 这样没有后顾之忧. &amp;&amp; 银华的烟味污染问题日趋严重, 下水道气味, 水污染, 楼的空心化和低劣化. &amp;&amp;回到温没机会,只花钱, 以前亚洲的经验也无效, 所以要考慎重. 不过在深圳一切皆无发展. &amp;&amp;在深圳继续走姿, 把名下所有资产走掉. <text:s/>&amp;&amp;加中关系紧张, 现去hk有顾虑. 未来不确定性很高. 六年:4年在深圳, 2年在香港. 回到深圳以后, 肠胃转好,一开始在hk湿气很重, 各方面也没有任何进展. 现在听的还是suju 11年前的歌, 自己没啥变化. 但是人都在老去, 人没法长生不老, 要做的事是要做的. 下个阶段是家庭责任, 要想清楚要如何做. 在哪raise family. 你回加拿大也是一无是处, 有啥意义? 有啥计划? 凡事无计划则废. 10年前,英国第一个学期结束, 要在哈尔滨呆3个星期.10年一晃就过了. 这十年来只有2010年一个高点,去美国之后一直在苟延残喘, 有高点的时候要马上make progress, 人生机会不会很多. 把眼镜睁大. 如果回北美, 考虑加拿大的税务问题. 在深圳要再搞一个3个月四季会员.英国生活质量很差,加拿大,美国都太冷.家人都不喜欢冷.如果在深圳:继续各种语言班.开班就上.发展其他兴趣.通过上课认识人.&amp;&amp;自己的利益至上.中国这么多房子, 还要去加拿大住吗?实属蠢.最佳状态:全世界不交税.只考虑现金流match,考虑实际得到了什么,而不是虚名(房子title).这两年要通过deficit spending在正确的位置上,去expand自己的circle.现在权术代替了之前的真心,因为现在根本不care.</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63">
          <table:table-cell table:style-name="ce1" office:value-type="date" office:date-value="2018-12-15" calcext:value-type="date">
            <text:p>12/15/18</text:p>
          </table:table-cell>
          <table:table-cell table:formula="of:=WEEKDAY([.A350];2)" office:value-type="float" office:value="6" calcext:value-type="float">
            <text:p>6</text:p>
          </table:table-cell>
          <table:table-cell table:style-name="ce2" office:value-type="string" calcext:value-type="string">
            <text:p>左眼度数不够, 需要加25. 这样跟右眼才一致. 今天的keyword是Expand.美股方面, aapl在spread当中还是持续lose money,从11月开始就offside了.其他的spread也没work, hk的也是全部underwater. (上个月hk的performance走牛), 所以spread能出错的地方全部都出错, 这个要有认识, 要避免. <text:s/>昨天问了情况, 四季2280/5000/8800/16000/26000(家庭), 温德姆,2000/5800/7800/12000. 香格里拉, 2000/5500. 明年不确定性很大, 还是做季卡. 避免早成海口的情况. &amp;&amp;spread当中做对的事: 美股没有匿dev加仓, 错的是,港股逆11月牛市加仓. 这个strat刚做几个月,肯定有不熟悉, 调整spread才是技术. ap的问题是老师favoritism严重.经过长期的positive reinforcement这个已经变成这些人的生活核心,最好的就是不要去参与. 做一个position report.上面有全部的position. &amp;&amp;勿忘初心.你学习的目的是什么别忘了.如果造成任何的negative utility, reduce exposure. 最近对于AP的exposure太大了,没有其他activity hedge, 要不断cut. &amp;&amp; 周末第一要务: 休息眼睛.搞定眼镜的事.今天先去换bulgary的镜片, 然后下周换rayban的镜框和镜片.眼镜一定要舒服为主. &amp;&amp;中国人大部分的性格是比较保守愚昧,教育所致,要脱离这个环境,外国普遍性格较好. To sum up 1.expand activities 2.expand basho(昨天草地就非常好) 3.stay away from electronics 4.always have at least 2/3 alternatives 5.cut activities that generate negative utility. &amp;&amp;日语班上普遍年龄偏大,不合适的偏多.不靠谱的人偏多.没有进行一定的过滤. &amp;&amp;人的智慧高低不一, 不在乎言论和名, 只在乎实际. &amp;&amp; (晚上)早晨去接wayne,larry,去顺德人家(350,larry), 后来去换镜片(4000),加油500, etc300. wayne现在比较穷, 今天一分钱没出, larry负责吃饭钱, 甲状腺出问题海鲜吃的多, 他奶奶是甲状腺癌. 饭不要吃太多. 中午一顿严重超标, 晚上放屁臭, 说明消化不了. 晚上喝汤即可. 以后晚上经常喝点柿子汤, 一个鸡蛋即可, 这样暖胃. 烤鸡烤鱼也可以.晚上游泳很好. 要坚持锻炼, 多吃水果锻炼. <text:s/>眼镜是备用镜.这样如果出啥问题永远有备用. </text:p>
          </table:table-cell>
          <table:table-cell office:value-type="float" office:value="4800" calcext:value-type="float">
            <text:p>4800</text:p>
          </table:table-cell>
          <table:table-cell office:value-type="string" calcext:value-type="string">
            <text:p>wayne, larry</text:p>
          </table:table-cell>
          <table:table-cell office:value-type="string" calcext:value-type="string">
            <text:p>顺德广州</text:p>
          </table:table-cell>
          <table:table-cell table:number-columns-repeated="1004"/>
        </table:table-row>
        <table:table-row table:style-name="ro4">
          <table:table-cell table:style-name="ce1" office:value-type="date" office:date-value="2018-12-16" calcext:value-type="date">
            <text:p>12/16/18</text:p>
          </table:table-cell>
          <table:table-cell table:formula="of:=WEEKDAY([.A351];2)" office:value-type="float" office:value="7" calcext:value-type="float">
            <text:p>7</text:p>
          </table:table-cell>
          <table:table-cell table:style-name="ce2" office:value-type="string" calcext:value-type="string">
            <text:p>30岁以后的长相是应得的,因为和习惯相关.保持每天锻炼.比他们身体都要好. 昨天吃的不健康,屁臭,早晨上厕所感觉湿热,跟在香港一样,吃肉太多,香港每餐都有肉,油大,很少有才,吃菜太少有关,这样对肠胃极为不好.1.增加水果蔬菜摄入2.不要吃多3.一天最多在外吃一顿 4.一天只许有一顿吃肉.larry甲状腺出问题, 跟吃海鲜有关. 国内重金属污染. 昨天饮食油腻,长期这么吃肯定肠胃要出问题.一定要适可而止.大部分以清淡为主.汤类为主.</text:p>
          </table:table-cell>
          <table:table-cell office:value-type="float" office:value="33" calcext:value-type="float">
            <text:p>33</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64">
          <table:table-cell table:style-name="ce1" office:value-type="date" office:date-value="2018-12-17" calcext:value-type="date">
            <text:p>12/17/18</text:p>
          </table:table-cell>
          <table:table-cell table:formula="of:=WEEKDAY([.A352];2)" office:value-type="float" office:value="1" calcext:value-type="float">
            <text:p>1</text:p>
          </table:table-cell>
          <table:table-cell table:style-name="ce2" office:value-type="string" calcext:value-type="string">
            <text:p>通过试探的方法很容易得到想得到的结论.故意把人激怒,可以看出来人的承受力,素质,忍耐. 指鹿为马就是一种好方法,强迫对方站队并且找到服从和不服从自己的.隐瞒真实想法,保持观察,不露任何情绪.先露情绪的人就输了.通过不断地试探,激怒,缓和,再激怒,寻找人的弱点.在早期就逼其暴露弱点是极为有效,节省时间的操作手法.有些人情绪紧张的时候,就会不断暴露自己的不安全感,seek approval,炫耀,希望得到认可和共鸣,overreaction,这些都是缺乏安全感的后果.表面上永远是待人友善客气,得罪过我的人绝不容忍.(12/30,香格里拉最后一天,前台看到我就小声嘟囔最后一天,前天很多个东北的,不懂服务,更衣室里lowB洗衣机,廉价水,昨天在去广州的车上也听到人谈论香格里拉,对这个lowB的地方有错misconception.毕竟是华人开的lowB酒店)</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65">
          <table:table-cell table:style-name="ce1" office:value-type="date" office:date-value="2018-12-18" calcext:value-type="date">
            <text:p>12/18/18</text:p>
          </table:table-cell>
          <table:table-cell table:formula="of:=WEEKDAY([.A353];2)" office:value-type="float" office:value="2" calcext:value-type="float">
            <text:p>2</text:p>
          </table:table-cell>
          <table:table-cell table:style-name="ce2" office:value-type="string" calcext:value-type="string">
            <text:p>昨天utility不高.需要注意: 1.通信软体时间要严格控制, 互动要控制在1vs1的范畴内,这样能保证最大程度上的机密性,不要随便给人互动的机会,也不在一些低素质群里互动 2.香格里拉这个lowB地方以后不要再去,前台素质低,服务差,不专业,总要加微信,前台,服务人员一堆东北人,低素质,低档矿泉水,湖南人多,会议多,大厅嘈杂,没有好的休息空间,跟菜市场差不多.先回到四季 3.多做事, 少说话. 4.有很多人脑子出了障碍,一些则是自我欺骗,一些则是entitlement, 5.不聊low的话题,远离在温饱线挣扎的人.Stay away from people trying to make it.让人感觉不舒服的都是这些人.6.很多事情越描越黑,即时闭嘴是最快的解决办法. &amp;&amp; 更新了四季季卡会员(5000).远离香格里拉.</text:p>
          </table:table-cell>
          <table:table-cell office:value-type="float" office:value="5000" calcext:value-type="float">
            <text:p>500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66">
          <table:table-cell table:style-name="ce1" office:value-type="date" office:date-value="2018-12-19" calcext:value-type="date">
            <text:p>12/19/18</text:p>
          </table:table-cell>
          <table:table-cell table:formula="of:=WEEKDAY([.A354];2)" office:value-type="float" office:value="3" calcext:value-type="float">
            <text:p>3</text:p>
          </table:table-cell>
          <table:table-cell table:style-name="ce2" office:value-type="string" calcext:value-type="string">
            <text:p>morning position report. &amp;&amp; global index dev report. <text:s/>&amp;&amp; 今天又读韩非. 最后几章, 人不求良善,要用赏罚.不能等贤人,用普通人,设立好的规章制度.不要依赖人的本性.说服人的时候用利益驱动,不用道德.接人勿忘初始阶段,一般可以看很久,人性格很难改变,捕捉小的细节,包括extravertedness,interest.孔子只有70个信徒,韩非根本不相信孔子的扯淡. &amp;&amp; 游泳书城回来的人太多,车不好开,对身体负影响,在拥挤的地方没有生活质量.&amp;&amp;学习女人婉拒人的方法,就是延长回复时间,增加交流成本,增加时间回复,人就会自找没趣.要想办成事要用利益诱之.经济学和法家相同.Munger讲的incentive,reinforcement,一般人对这个的理解不够深,随时要从incentive角度解释问题.御人要讲清楚赏罚.&amp;&amp;不要指望人贤,而要把他们修直,这就是法的必要性.没有赏罚大权,就没法办事.赏不能乱赏,罚不能乱罚.人要高深莫测,不让人知道喜好,不表露任何情绪,否则喜好就会被下面利用. &amp;&amp; 晚上吃肯德基汉堡, 好难吃而且涨到了17.5, 比起98年的价格涨了70%多了. 以前就10块钱一个. 钱的缩水可见一斑. </text:p>
          </table:table-cell>
          <table:table-cell office:value-type="float" office:value="17.5" calcext:value-type="float">
            <text:p>17.5</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67">
          <table:table-cell table:style-name="ce1" office:value-type="date" office:date-value="2018-12-20" calcext:value-type="date">
            <text:p>12/20/18</text:p>
          </table:table-cell>
          <table:table-cell table:formula="of:=WEEKDAY([.A355];2)" office:value-type="float" office:value="4" calcext:value-type="float">
            <text:p>4</text:p>
          </table:table-cell>
          <table:table-cell table:style-name="ce2" office:value-type="string" calcext:value-type="string">
            <text:p>昨天美国加息大跌, 早盘a50竟然涨回flat. 跟着yDev做. &amp;&amp;注意休息,不要太累.&amp;&amp;下午:早盘大跌, 早盘A50竟然到了flat PD不知道如何考虑的.跟紧mDev做,不要向弱手学习,像larry这样的只能做一边的. &amp;&amp; 最近抵抗力弱的原因: 吃油的, 拉肚子, 第二是每天太忙, 赶点. 第三是晚上营养不够.要做的: 1.每天下午不要太赶点 2.上完课走路太久要吃东西 3.一周要有几天车停在四季,这样比较近, 算好点钟. 4:30可以停到9:30, 所以可以4点出发. 4.太油腻,海鲜,不好消化的东西要少吃. 5.最近要以休息为主. 6.最近一个礼拜,折腾,3点游泳,4点书城,5点回来, 6点上课,9点下课,10点到家. 要来回折腾两次.定要避开皇岗华富的拥挤时段.这次身体下降的点是上周六顺德吃东西,太油腻,昨天开车回来,路上太堵,加上这两周比较累.立即作出改变.一天只折腾一趟.先游泳,然后吃饭,然后直接上课.要不就停在四季,先上课在游泳.倒车次数太多.最近几天先不游泳.以后注意一天只出行一次.不回来吃饭,出去后就都在中心城解决.2017年6月25吃了两顿,就把肠胃吃坏了,夏天一直咳嗽.这地方没给我带来什么好的.所以要不断寻求alternative.&amp;&amp;又有人在操作市场.不过任何操纵者都无法影响相对稳定的ytd.毕竟短期炒作的人需要人跟才能赚钱.&amp;&amp;注意这个地方的人鱼龙混杂,优秀的少,market就会break down,因为很大的information asymmetry.&amp;&amp;这段时间的语言班提高了utility,不过接触的人群还是层次差,乱七八糟的人多.今年大部分出去玩都不好,会吃坏肚子,尤其在昆明,消化很差,一直肚子疼,在丽江吃了地沟油的必胜客以后肠胃开始出问题.去了北京,物价高,脏乱,青岛,安检疯狂,烟台,交警疯狂,威海,小破地方,碧桂园什么城市,恶心,7月去了昆明,大理,丽江,8月去了厦门.9月以后都是在学语言.今年年初看易,年底看荣枯鉴,罗织经,韩非,和Munger的incentive一致.用权术,赏罚,来控制人.跟人保持距离,自己利益优先.重视第一感觉,相信下意识判断.什么事都预计到最差.不恃其不我畔,恃吾不可畔也,孙子:先为不可胜,以待敌之可胜.意思一样,先要能够抵御任何变故,而不是祈求不出变故.出了什么变故都能应付,都预想到了.肠胃要保护好,宁可吃清淡,不多吃肉.&amp;&amp;用牙线可以减压.这个是associative conditioning.人在用牙线的时候,一般都是吃完饭看电视,人脑会自动把用牙线和放松感联系起来.&amp;&amp;要给别人机会,但是不多给.机会都是转瞬即逝的.己方被怠慢之类的情况只允许发生一次,第一次是random,第二次就是自己的问题.&amp;&amp;保持神色如一,情绪不受周边影响,不露笑,不identify with任何group.&amp;&amp;在国内旅游完全没意义,食物垃圾,住宿垃圾,等于扔钱,有自己的房子过日子比较好. &amp;&amp;停车快6个小时才5块钱,香格里拉得30.太黑.还是四季好.旁边那个东北学渣还坐的离我近了点,想抄.</text:p>
          </table:table-cell>
          <table:table-cell office:value-type="float" office:value="40" calcext:value-type="float">
            <text:p>4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68">
          <table:table-cell table:style-name="ce1" office:value-type="date" office:date-value="2018-12-21" calcext:value-type="date">
            <text:p>12/21/18</text:p>
          </table:table-cell>
          <table:table-cell table:formula="of:=WEEKDAY([.A356];2)" office:value-type="float" office:value="5" calcext:value-type="float">
            <text:p>5</text:p>
          </table:table-cell>
          <table:table-cell table:style-name="ce2" office:value-type="string" calcext:value-type="string">
            <text:p>昨天下午去游泳,车停在四季,3:30开始听,9:30出来,才花了5快停车费,绝对的好deal.而香格里拉那个垃圾地方,停车宰人,只能停4小时,不给水,垃圾.最大程度剥削consumer surplus的地方绝对不是好地方.想起了在罗湖后面那个茶餐厅,吃的东西,质量差.叫的外卖更是垃圾,油不好.&amp;&amp;最近要保护好嗓子,说话过度对嗓子不好.&amp;&amp;多在家里吃,在外面少吃有油大的东西,吃好消化的.在这不能give benefit of the doubt.永远做最坏打算.深圳吃的很差,这点无法跟广州比.这地方根本不知道要吃什么,煲仔饭都没有.除了mall就是mall.我也不吃外卖,这个地方的缘分已尽.这地方的不信任感很强,人来自四面八方.都想捞一把走人.&amp;&amp;在广州呆了一天.现在困死了.昨晚没睡好.停车72, wayne开车不行.中先在银灯食府吃(172.5),服务差,东西不好吃.wayne点了一大堆炸的,我一口不吃.后来走到了超记吃的煲仔饭(40).之后地铁去了越秀公园和南越王博物馆(20),后来开车去了天河取眼镜,各加了25度,之后开车回来. 感觉: 1.开车太累,wayne技术不行,在深南上差点撞到电动车,反应慢,以后避免开车.2.人素质差,有高速上骑反道,到处自行车,电动车,各种停止,启动的车,浪费时间精力,避免开车出门,尽量在市内聚.1001就行.3.人多,闲人多,这些人就会周末四处走动,影响关内人的生活质量,这些人周一到五是来不了关内的.所以周末的课关外的多,工作日的课关内的多.4.珠三角人口密度太高,大部分是无效人口. 配了备用镜后,万事俱备.5.wayne现在留在深圳都是问题.每分都是精打细算.5.只在好群里出现,远离自己控制不了的群,人 6.潮汕人结婚以后都会保持距离,离这些人要远,十万八千里.7.开车危险,去广州坐火车去又快又好.在地打车就好 7.最近懒得折腾到广州,问问亮视点眼镜能不能在深圳换.可不想去广州瞎鸡巴折腾了.</text:p>
          </table:table-cell>
          <table:table-cell table:formula="of:=72+300+40" office:value-type="float" office:value="412" calcext:value-type="float">
            <text:p>412</text:p>
          </table:table-cell>
          <table:table-cell office:value-type="string" calcext:value-type="string">
            <text:p>wayne</text:p>
          </table:table-cell>
          <table:table-cell office:value-type="string" calcext:value-type="string">
            <text:p>gz</text:p>
          </table:table-cell>
          <table:table-cell table:number-columns-repeated="1004"/>
        </table:table-row>
        <table:table-row table:style-name="ro69">
          <table:table-cell table:style-name="ce1" office:value-type="date" office:date-value="2018-12-22" calcext:value-type="date">
            <text:p>12/22/18</text:p>
          </table:table-cell>
          <table:table-cell table:formula="of:=WEEKDAY([.A357];2)" office:value-type="float" office:value="6" calcext:value-type="float">
            <text:p>6</text:p>
          </table:table-cell>
          <table:table-cell table:style-name="ce2" office:value-type="string" calcext:value-type="string">
            <text:p>1.Tencent vs. apple mishedge. Index is more advantageous and suitable for big positions. 2. make global ETF report and position report. 3. 以前眼镜太重了, 只能做备用,戴着老掉,不舒服.&amp;&amp;新配这副度数太高了.4.昨天从9点多睡到今天7点多. 重申昨天的种种: 1.深圳开车不安全,不守规则的人太多. 周末休息,在群里不出现. Mindspace24 环境差,人素质低,没必要去,价格太高.在coffee shop即可.开车在城市里开,远离高速,城市间出行做火车.&amp;&amp;应该用index做spread,而不是stock.Idio risk太高.这周要做position report和etf report. &amp;&amp;这半年开销比较大, 有8万.注意控制开销. 2.chen和alan无价值,也不可持续,不需花时间.(10月份只chen见面一次,关系不稳定,alan则是从7月消失了大半年).有价值得时候多套取信息.这半年大开销(半年开销8w左右):课程:8000,眼镜:9000,酒店会员:12000,保险,18000,拔牙2500.其他:每个月5000,一共30000左右.以后避免去广州,广州停车疯狂的贵(越秀简直是抢),不值得跑去.冬至,中午吃正月水饺,那地方又涨价了,吃个水饺两个人100.烧鸡的量又少.比较扯淡.&amp;&amp;要为自己的下一步打算. &amp;&amp;远离电子产品,从没提供过positive utility.进入自然,看书,什么都比电子产品好. &amp;&amp;美股这个月全世界最bearish.&amp;&amp;从来没有电子产品从未有.花的时间和所得不对等,不划算.一天的绝大部分时间不用手机,不带手机,电梯,地铁碎片时间,把眼镜闭上冥想.戒除手机.活得越似古人越好.&amp;&amp;每天要run一个ETF report一个position report.每天观察自己的position的on/offside很重要.香港要比美国牛的多,所以又一个mishedge.</text:p>
          </table:table-cell>
          <table:table-cell office:value-type="float" office:value="100" calcext:value-type="float">
            <text:p>10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70">
          <table:table-cell table:style-name="ce1" office:value-type="date" office:date-value="2018-12-23" calcext:value-type="date">
            <text:p>12/23/18</text:p>
          </table:table-cell>
          <table:table-cell table:formula="of:=WEEKDAY([.A358];2)" office:value-type="float" office:value="7" calcext:value-type="float">
            <text:p>7</text:p>
          </table:table-cell>
          <table:table-cell table:style-name="ce2" office:value-type="string" calcext:value-type="string">
            <text:p>1.保护嗓子,最近用嗓太多不好,讲话太多.用嗓不卫生,经常大喊大叫.录音频不要追求完美.一两遍就可以了.2.减少不必要的互动,包括群里/朋友圈,保持距离 3.focus on expansion into other areas,不要一棵树上吊死 4.不断增强实际实力.现在的打卡对于阅读,写作,整体实力都有提高,这种一定要做.进步非常快.&amp;&amp;each outing costs 300gas+100过路+100parking=500. Plus risk, not worth it,esp with larry/wayne.</text:p>
          </table:table-cell>
          <table:table-cell office:value-type="float" office:value="30" calcext:value-type="float">
            <text:p>3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15">
          <table:table-cell table:style-name="ce1" office:value-type="date" office:date-value="2018-12-24" calcext:value-type="date">
            <text:p>12/24/18</text:p>
          </table:table-cell>
          <table:table-cell table:formula="of:=WEEKDAY([.A359];2)" office:value-type="float" office:value="1" calcext:value-type="float">
            <text:p>1</text:p>
          </table:table-cell>
          <table:table-cell table:style-name="ce2" office:value-type="string" calcext:value-type="string">
            <text:p>防人勿存幸念.昨天一个没预料掉,被冷空调吹到流鼻涕.肺就受了感染.这个一定要记仇.不要被某个环境相互洗脑.一开始还没感觉到是空调吹风造成,后来才感知到,那时候已经开始流鼻涕了和咳嗽了.干嘛要到一个初始的机构一周那么多次.环境很垃圾.学员素质:普遍素质较差.烂校较多.所以要diversify into other channels.像以前接触的投行那批人都没了.深圳这边基础教育质量太差,外边的机构更差,烂的情况偏多.人的素质十分低,要尽快离开这个地方. 这段时间学点语言目的是认识点人,也没啥好的. 1.去AP至少要穿两件(heattech+shirt)+一件外套 2.不考试,没意义.对人要多加警惕,表面和蔼可亲.不要太露锋芒.&amp;&amp;施小信而大诈逞.不断正常使用一个账户,偶尔走姿,比完全不用账户要好的多. 事不可绝, 言不能尽, 至亲亦戒. 佯惧实忍.晚上吃的ovamos(45),味道远没有以前好.深圳什么东西都是稍纵即逝,没有持续的能力.吃完了在九方附近想在starbuck坐坐,还被店员告知必须要消费,这么low的starbuck.没地方呆又去了罗湖书城,之后上课,上课也完全没utility.远没有日语有意思.晚上跟老王说暂停t2,调到年后上,那样起码不用高峰期瞎折腾. &amp; 上了两个礼拜.开课以后两个礼拜跟上.</text:p>
          </table:table-cell>
          <table:table-cell table:formula="of:=45+2.5" office:value-type="float" office:value="47.5" calcext:value-type="float">
            <text:p>47.5</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11">
          <table:table-cell table:style-name="ce1" office:value-type="date" office:date-value="2018-12-25" calcext:value-type="date">
            <text:p>12/25/18</text:p>
          </table:table-cell>
          <table:table-cell table:formula="of:=WEEKDAY([.A360];2)" office:value-type="float" office:value="2" calcext:value-type="float">
            <text:p>2</text:p>
          </table:table-cell>
          <table:table-cell table:style-name="ce2" office:value-type="string" calcext:value-type="string">
            <text:p>把韩语调到年后上.工作日这个课太折腾,一周折腾4趟,课上也没utility,一帮追星的脑残,调到周末,这样一周不浪费太多时间在路上, 到岗厦的commute太折腾.&amp;&amp;每天用hbank,做cover.工行可以不用.&amp;&amp;除走姿以外,不互转,不回转,只消费.&amp;&amp;之后上课的时候,6点开车到四季,坐一站地铁到会展.9:30游泳,洗澡,开车回家.3-5可以去书城,坐地铁回来.避开高峰期.自己的utility最高.任何影响到自己实际利益的东西都要消灭.&amp;&amp;那个李xx是个cheater,典型学渣.前面的smoker要远离,左前的golddigger,左面龅牙.&amp;&amp;美股走熊,杀估值.房价,都会受影响,准备适当时刻抄底北美楼市.要等到ydev是正的时候.供楼的人要杀一波才能.&amp;&amp;不断有人在下跌中做多,市场需要这些人的奉献.要鼓励这些人持续做贡献,只要这些韭菜活着,市场就一直存在.&amp;&amp;开车要速度慢,这样省油,不费神,人多反正也快不了.&amp;&amp;6点钟开车到四季,坐一站地铁去AP.&amp;&amp;考虑career expansion和meeting expansion.keep track of dev.沃尔玛买水(100).&amp;&amp;这个王老师是典型吃软不吃硬,喜欢马屁,所以知道怎么去达到自己想要的事情.</text:p>
          </table:table-cell>
          <table:table-cell office:value-type="float" office:value="100" calcext:value-type="float">
            <text:p>10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71">
          <table:table-cell table:style-name="ce1" office:value-type="date" office:date-value="2018-12-26" calcext:value-type="date">
            <text:p>12/26/18</text:p>
          </table:table-cell>
          <table:table-cell table:formula="of:=WEEKDAY([.A361];2)" office:value-type="float" office:value="3" calcext:value-type="float">
            <text:p>3</text:p>
          </table:table-cell>
          <table:table-cell table:style-name="ce2" office:value-type="string" calcext:value-type="string">
            <text:p>上来就问工作的是gold digger.职业要保持机密.经常借钱的,17年中有过几次.借钱吃饭,要红包.要寻找相似点.套路你吃意大利菜, 先问什么餐厅好,然后撒谎说被放鸽子,然后当晚以很高的频率prioritize你,完全超出一般的回复频度(处于敌方最高priority),被放鸽子后找饭友/套路吃饭,问你吃什么,并没回应套路,周日白天的时候一直在build rapport,谈论意大利菜,small talk.周一交流少,表现的比较冷淡(周日的负面反馈,23456没联系).看清对方突然热情的动机是什么,是否直呼姓名/尊称,是否互敬,长期一致,真诚度,忽冷忽热.凡事问为为什么,看清动机.看对方隐瞒了什么:包括隐瞒背景,学校,情感状况,伺机套路你请客,冷热交替,一般回复非常慢,有求于你的时候出现,这个跟chen的做法一样(10月消失).对于这种人,第一是不主动联系,第二是对方要多invest,钱,时间,精力,指定对方到达指定地点,第三是永远比别人invest少,说的少,做的少,不committ.Wayne想让你去海南,我不committ,讲了一大堆,非常少见,动机:找开车的,这边被拒绝,他是受不了的(12/30:他穷,路费高,必然放弃),拒绝对方,看是否欣然接受,不接受的都是有entitlement,无法受挫.第四:不predictable,不告知计划,行事机密,别人只能事后知.第五:己方利益最高,利益冲突时牺牲对方.第六:对方突然热络,寻找incentive, ask why.解决方法:永远比对方少一句,对方热,己不热,对方冷,己方更冷,就不会出现被牵着走的情况.弱点:1.下意识match对方节奏,对方热络自己会跟着热络,别人冷漠自己还在热络,比别人慢一拍,先分析对方为什么突然热络,远离忽冷忽热的人,永远冷于对方 2.跟女生交往时,比对方invest得多,陷入的快,最后被人利用.数据分析对方:姓名频度,联络频率一致性,第六感感性分析 3.遇事原因,提炼下意识,主观认知.精炼第六感.可看清事情.套路/临时约/冷热频繁.wayne:都是临时邀约(1小时前才会告知),对方从来不开车,对方指定见面地点,己方接送,己方负开销大头,拒绝对方会恼羞成怒.对这些临时邀约的方法:1.不主动 2.对方invest(时间,钱,精力)多于自己 3.不接送 4.说话少于对方 5.拒绝当天邀约,约到下个礼拜,99%都会取消,临时邀约的人不可能计划下个礼拜的时间,连第二天都计划不了,这些人自视甚高,拒绝他们,会受伤很久,有效果.吸取以前的教训.my,冷处理,利用她即可.jess sun:不来往即可,负utility.inke:money based:不给钱,自会消失(0 money exchange).alan:不主动,多拒绝,少见面.chen:指定他的地点.Wayne:取消临时约,改成次日约,增加invest.其他人:神秘,信息,计划均属于绝密,不投入钱,精力,时间,always ask why(见微知著) 查-&gt;谋-&gt;动,考察行为而非语言.学韩语的追星的比较多,学日语的呆萌的人比较多.</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72">
          <table:table-cell table:style-name="ce1" office:value-type="date" office:date-value="2018-12-27" calcext:value-type="date">
            <text:p>12/27/18</text:p>
          </table:table-cell>
          <table:table-cell table:formula="of:=WEEKDAY([.A362];2)" office:value-type="float" office:value="4" calcext:value-type="float">
            <text:p>4</text:p>
          </table:table-cell>
          <table:table-cell table:style-name="ce2" office:value-type="string" calcext:value-type="string">
            <text:p>昨天停课,没有utility的事情要避免.上午不做任何social media,中午交作业.1.law school2.各国游学.定个短期计划, 韩语,日语, 法语要过.lsat要考,这些可以锻炼大脑.明年九月申请法学院. &amp;&amp;今天高开1.5%,要不断有人去填补这个万人坑,一天改变不了下行的趋势.持续关注mDev的情况.逐渐增加做空仓位.&amp;&amp;下午去官湖.晚上在中心城吃牛肉面(wayne65).wayne已经放弃,在找副业,老婆也在找副业,larry对市场形成了bias,无法保持neutral,总觉得要涨,这样思考是错误的. &amp;今天眼睛很累,昨天看视频韩语太上眼睛,这几天注意休息. &amp;&amp;不关我事的事不用理,能点赞不要留言,尽量避免暴露自己和他人互动.晚上上完课下次坐地铁,走路还要10多分钟,等地铁效率较高.&amp;&amp;万事没啥进展. &amp;&amp;新闻着力渲染美股反弹的幅度,殊不知波动性增大绝不是好事,这种跌过程中的暴涨是轧空,而是跌的开始. &amp;&amp;加油300 (1.16补记, 这天下跌彻底把larry摧毁,韭菜根都拔掉了)</text:p>
          </table:table-cell>
          <table:table-cell office:value-type="float" office:value="300" calcext:value-type="float">
            <text:p>300</text:p>
          </table:table-cell>
          <table:table-cell office:value-type="string" calcext:value-type="string">
            <text:p>wayne</text:p>
          </table:table-cell>
          <table:table-cell office:value-type="string" calcext:value-type="string">
            <text:p>sz</text:p>
          </table:table-cell>
          <table:table-cell table:number-columns-repeated="1004"/>
        </table:table-row>
        <table:table-row table:style-name="ro73">
          <table:table-cell table:style-name="ce1" office:value-type="date" office:date-value="2018-12-28" calcext:value-type="date">
            <text:p>12/28/18</text:p>
          </table:table-cell>
          <table:table-cell table:formula="of:=WEEKDAY([.A363];2)" office:value-type="float" office:value="5" calcext:value-type="float">
            <text:p>5</text:p>
          </table:table-cell>
          <table:table-cell table:style-name="ce2" office:value-type="string" calcext:value-type="string">
            <text:p>愚蠢的人减少接触.尤其是脑中有很明显的bias的.永远只和最高层的人交流,跟下面的人要保持距离,神秘,不透露任何信息,绷,不苟言笑,就事论事.高层一般态度更好,底下的人一般只会拍马屁,办事直接找到顶上,让下面的人不知道你跟顶上是啥关系,上关系搞好自然下面就搞定了,下面喜欢狐假虎威.凡事保持绝密.&amp;&amp;有些人飘忽不定,这些人要远离.没必要浪费时间.自己utility第一,没有utility的人就不讲话就可以了,远离各种套路,钓鱼,哭穷.对于套路不做任何反应,以不变应万变.&amp;&amp;许氏不给转人民币,他们手里有很多人民币现金,不便于存,所以卖人民币价格很便宜.(市场0.878,他价格0.885)如果他只能给现金的话,就换不了多少,存钱取钱的成本也太高了,所以没有白吃的午餐. &amp;&amp; Trading problem: not wait until strength/weakness shown.欲得先弃.虚与实取.明修栈道暗度陈仓,做事永远找名义去掩盖.自己要留有后路,要想清楚所有可能发生的情况和处理对策(无论发生什么都有处理方法,而不是祈祷不会发生).不能拒绝的事先答应,拖之缓之,消其势也.&amp;&amp;韩语T2用了欲得先弃的方法,放弃上课,得到了xx的一个关注.&amp;&amp;防人勿存幸念,不恃其遂我愿,恃我之不可欺.&amp;&amp;对下:交接靡密,机心信隐.&amp;&amp;刚认识要慢慢熟识,千万不要快.&amp;&amp;晚上游泳回来,关外的人,车总是占着关内的资源.避开这些人是提高生活质量关键.晚上9点以后市里才好点.集中这个时候活动.补锅法:先抑后扬.厚黑学的精髓:名义要正,里子要黑.对下级要绷,要严肃,要满腹经纶,不让他人放肆.&amp;&amp;这一段错的地方在于跟T1的人走得太近,内里毫无权术.要深不可测,这其一.情不可密,保持距离.不容忍放肆,惩罚不好的行为.</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74">
          <table:table-cell table:style-name="ce1" office:value-type="date" office:date-value="2018-12-29" calcext:value-type="date">
            <text:p>12/29/18</text:p>
          </table:table-cell>
          <table:table-cell table:formula="of:=WEEKDAY([.A364];2)" office:value-type="float" office:value="6" calcext:value-type="float">
            <text:p>6</text:p>
          </table:table-cell>
          <table:table-cell table:style-name="ce2" office:value-type="string" calcext:value-type="string">
            <text:p>延续昨天:形象建设.亲近人会放肆.要绷+权术,别跟人熟的太快,保持一定距离.周泽未渥,交情不够,还不到推心置腹的程度.一旦推心置腹,反效果.事宜缓不宜急.如果太快很容易造成夹生.情感要慢慢培养.跟下属太熟,非犯则篡.对下保持距离,永远比对方慢热,保持距离,敬人于千里之外,深不可测,不私交.只跟领导人物保持好关系,下面的关系自然解决.&amp;&amp; 早晨去了广州,书店都城关了,去的太古汇都城,竟然用的泡沫所料餐具,广州4度,回来人爆满,东站,深圳站,人满为患.今天全年最后一个工作日.广州书店看了韩非子相关,当当上有打折,买一套韩非.看了喻中读韩非,讲了韩非工于谋国,拙于谋身.最后还是死于秦狱.主要是保韩被李斯利用了.&amp;&amp;看手机完全没有utility,微信提供不了足够的信息量.&amp;&amp;人多只能买到二等座,挤,在车上睡了一会.走路到处有挡路的.大城市都是男少女多,因为男有责任买房,基本看不到中年男的在深圳.大多数男的都是来挣快钱然后回老家.他们也不可能去学习,一般人没钱也没时间也没精力.&amp;&amp;重点还是拓展兴趣,充实,有持续性的兴趣点.之前是看直播,后来觉得没意思,碎片时间多,但是用手机实在不爽. 学各种技能,例如做饭,烘焙,学语言,高尔夫,乐器,音乐,读书.火车:200,水10, 中午饭:30. Wayne没跟过来,因为坐火车要花钱.在这些人逐渐削减开支,生意越来越差的背景下,不要支持深圳的餐饮行业.只鼓励做的好的,不要去做的差的. &amp;&amp;昨天去广州这趟就是送眼镜, 毫无意义,吃的很差,冷,头疼,火车挤,还堵的厉害,这种错误不要犯.</text:p>
          </table:table-cell>
          <table:table-cell table:formula="of:=200+10+30" office:value-type="float" office:value="240" calcext:value-type="float">
            <text:p>240</text:p>
          </table:table-cell>
          <table:table-cell office:value-type="string" calcext:value-type="string">
            <text:p>self</text:p>
          </table:table-cell>
          <table:table-cell office:value-type="string" calcext:value-type="string">
            <text:p>gz</text:p>
          </table:table-cell>
          <table:table-cell table:number-columns-repeated="1004"/>
        </table:table-row>
        <table:table-row table:style-name="ro4">
          <table:table-cell table:style-name="ce1" office:value-type="date" office:date-value="2018-12-30" calcext:value-type="date">
            <text:p>12/30/18</text:p>
          </table:table-cell>
          <table:table-cell table:formula="of:=WEEKDAY([.A365];2)" office:value-type="float" office:value="7" calcext:value-type="float">
            <text:p>7</text:p>
          </table:table-cell>
          <table:table-cell table:style-name="ce2" office:value-type="string" calcext:value-type="string">
            <text:p>这段时间走姿还在继续.已经走了85. 把港币都换成美金,还有20%左右的assets是港币.港币有currency risk, 对hk长期毫无信心. 空闲,上厕所,电梯,红绿灯,休息眼睛.一切用whatsapp比较安全.assets安全性很重要.永远谋身.不要得罪人,泄露ID,让人察觉任何变化.一切神鬼莫测.敬以待人,做事绝密.事以密成,语以泄败.少跟larry出去,利异,incentive完全不一样. &amp;&amp;总结了今年和去年的事情. 生活质量不是很高.旅游毫无意义.山东感冒,云南损肠胃. &amp;&amp; 剪头发(35)</text:p>
          </table:table-cell>
          <table:table-cell office:value-type="float" office:value="35" calcext:value-type="float">
            <text:p>35</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75">
          <table:table-cell table:style-name="ce1" office:value-type="date" office:date-value="2018-12-31" calcext:value-type="date">
            <text:p>12/31/18</text:p>
          </table:table-cell>
          <table:table-cell table:formula="of:=WEEKDAY([.A366];2)" office:value-type="float" office:value="1" calcext:value-type="float">
            <text:p>1</text:p>
          </table:table-cell>
          <table:table-cell table:style-name="ce2" office:value-type="string" calcext:value-type="string">
            <text:p>lily去海口.早晨3:50送她到华联大厦. 非要带香肠,强致癌物.去年换家具那个柜子是强致癌,导致我咳嗽了好几个月,去北大医院拍肺ct. 烤面包也致癌. 面包稍微热一点就够了. 家庭装修的甲醛污染也要重视.&amp;&amp;要建立新的圈子.在国外. 尤其各种国家的朋友.不断学习新东西,投资自己,对他人不投资.上次聊天(11月25)导致车头被撞,后来证明毫无意义.&amp;&amp;APLUS是15年12月才成立的,注册资本才50w,毕竟小地方,没啥人才,也吸引不到啥正经人,追星追剧的多,考试的少,追星by definition脑残.要把精力放到做正事上,搞投资公司.移民城市,人口流动性大构成复杂,族群信任度低,历史上骗子众多.长期在外国公司,跟法国人接触的多.跟中国人接触的比较少.去年被骗子坑不少回,湖北的,广东的,江西的,在这长期生活就是会被骗,要脱离这个环境,因为骗子没法赚大钱.本科毕业学校是重要的,那是人前十八年自身,家教的综合体现.国外生活的人单纯,尤其移民,家里条件好就不会去算计别人.要身处最好的环境. 中国骗子多,不防骗在这就生存不了,导致人的高度不信任.消费主义,急功近利,出卖良心,地沟油(丽江吃坏肚子),甲醛家具.北美西岸适合居住.保险改成全球cover.煲仔饭的锅巴是致癌的,少吃. &amp;&amp;今天香港开市,最后一天,中国人有开门红和闭门红的讲法,所以大部分期待今天为红,但总是事与愿违.增加核心竞争力,在任何市场状态下都可盈利.朋友频临破产被驱赶出sz的边缘,生死存亡的危机时刻,每月净资产下降,这个对他们来说是苦痛的挣扎状态,跟前几年的狂妄状态比,收敛很多.吸取他们的教训,不要得意忘形,狂妄自大,顺境要想逆境,人随时都要有退路和最差选择,不能把自己手脚捆绑起来. 逆境的时候要多学习多思考,尤其是读古书,对于看清世事帮助大.&amp;&amp;多学习技能,对自己来说语言简单,那就把语言学好. 熟练掌握中,英,广,法,日,韩, 6种语言.伺机学西班牙语,葡萄牙语.拉美的国家宽容度较高,北美出问题要去拉美避难,比如阿桑奇.这些语言己都有很强的基础,稍微一学就会进步颇多.&amp;&amp; 今天开车,走路速度降下来,昨天骑单车速度降下来,生活质量更好.要比别人都慢. 2.上洗手间不带手机,等电梯不看手机,严格控制手机时间.休息眼睛,反省当天做的好坏的地方. &amp;&amp;晚上做的烤鸡.很简单,20分钟就烤好,别烤糊,跟着两个烤面包片,简单.&amp;&amp;中午吃的面点王排骨面(40),然后去家乐福买的鸡和牛奶(50).Conan的video看的笑死了,youtube,品城记+教韩语(talk to me in korean)+recipe都很好看. 多学点做饭,为了以后回加拿大用.网上的学习资源很多.&amp;&amp;万事要慢,说,开车,走路,做事,慢热,不要急).了解人act on incentives.这就是赏罚的意义.给自己设立赏罚目标也很重要.这是影响behavior的重要一步.现在学好韩语以后回北美找个korean wife.</text:p>
          </table:table-cell>
          <table:table-cell office:value-type="float" office:value="90" calcext:value-type="float">
            <text:p>90</text:p>
          </table:table-cell>
          <table:table-cell office:value-type="string" calcext:value-type="string">
            <text:p>self</text:p>
          </table:table-cell>
          <table:table-cell office:value-type="string" calcext:value-type="string">
            <text:p>sz</text:p>
          </table:table-cell>
          <table:table-cell table:number-columns-repeated="1004"/>
        </table:table-row>
        <table:table-row table:style-name="ro73">
          <table:table-cell table:style-name="ce1" office:value-type="string" calcext:value-type="string">
            <text:p>2018回顾</text:p>
          </table:table-cell>
          <table:table-cell/>
          <table:table-cell table:style-name="ce2" office:value-type="string" calcext:value-type="string">
            <text:p>今年走了很多地方,意义不大,吃的东西大同小异,到处是地沟油,哪都不放心.重点考虑哪有朋友,环境好,生活质量高,有好吃的.朋友不能太穷,否则也不会一起活动.酒店游泳会员对今年的生活质量提高大.今年涉猎了易经,韩非,处世7经,巴菲特,芒格心理学的研究.10月份开始上课对国内人有了更深的了解,包括互信少,骗钱套路多,一开是我还是很善良的,后来也渐渐了解的得心应手了.在广东,湖北骗子身上学了很多. 明年:在国内旅游这种事可以不做,到处都一样. 少吃地沟油.(青岛李先生,丽江必胜客).今年脱离直播的负面影响,0 spending.(相对于17年的进步). 对自己投资较多,旅游,加强语言,运动.明年继续拓宽社交面,认识更多人,多上课学习,认识同兴趣人的同时还可以学知识,非常好.大部分时间放在读书,思考,洞察人性上.如何用权术,反套路,治下,赏罚,等.今年的缺点: 1.待人接物没有足够手腕,热络太快,不够沉稳,太动声色,没有控权,导致非畔则乱.今年的进步: 知道天恩难测,不断走姿.防人勿存幸念,不恃人不我畔,而恃吾之不可畔,永远做最坏打算.1224被人害咳嗽.整个大环境逐渐恶化.不倚靠任何人,事,财,只依靠自己的能力,权术,谋略. &amp;&amp;深圳的低层次和草莽决定了其信任市场的崩坏,高层次人才少,教育恶劣,骗子大把,人无底线谋利.既然不在这工作就要速离.将来要涉及到装修污染,医疗,环境污染,抽烟人群,入学问题,哪个都够你喝一壶的.今年11月份开始走姿以后,基本就是把重心迁回北美,更好的环境和没有污染.在北美要融入主流社会,跟华人少接触.2019: 培养更多兴趣爱好.高尔夫.网球.语言学习,宠物. 2018年滑冰,游泳,航拍比较多.到北美之后要温哥华&amp;加州两处setup.都准备弄公司,发展起来.</text:p>
          </table:table-cell>
          <table:table-cell table:number-columns-repeated="1007"/>
        </table:table-row>
        <table:table-row table:style-name="ro2" table:number-rows-repeated="33">
          <table:table-cell table:number-columns-repeated="2"/>
          <table:table-cell table:style-name="ce2"/>
          <table:table-cell table:number-columns-repeated="1007"/>
        </table:table-row>
        <table:table-row table:style-name="ro1" table:number-rows-repeated="1048175">
          <table:table-cell table:number-columns-repeated="1010"/>
        </table:table-row>
        <table:table-row table:style-name="ro1">
          <table:table-cell table:number-columns-repeated="1010"/>
        </table:table-row>
        <table:named-expressions>
          <table:named-range table:name="_xlnm._FilterDatabase" table:base-cell-address="$'2018'.$A$1" table:cell-range-address="$'2018'.$A$1:.$F$367"/>
        </table:named-expressions>
      </table:table>
      <table:named-expressions/>
      <table:database-ranges>
        <table:database-range table:name="__Anonymous_Sheet_DB__0" table:target-range-address="'2018'.A1:'2018'.F367"/>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P0" style:volatile="true">
      <number:month/>
      <number:text>月</number:text>
      <number:day/>
      <number:text>日</number:text>
    </number:date-style>
    <number:text-style style:name="N125">
      <number:text-content/>
      <style:map style:condition="value()&lt;=1.79769313486232E+308" style:apply-style-name="N125P0"/>
    </number:text-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09:10:57.633199739</meta:creation-date>
    <dc:date>2019-03-01T09:12:26.424379236</dc:date>
    <meta:editing-duration>PT1M33S</meta:editing-duration>
    <meta:editing-cycles>3</meta:editing-cycles>
    <meta:generator>LibreOffice/6.0.7.3$Linux_X86_64 LibreOffice_project/00m0$Build-3</meta:generator>
    <meta:document-statistic meta:table-count="1" meta:cell-count="1389" meta:object-count="0"/>
  </office:meta>
</office:document-meta>
</file>